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547in"/>
    </style:style>
    <style:style style:name="co3" style:family="table-column">
      <style:table-column-properties fo:break-before="auto" style:column-width="1.5646in"/>
    </style:style>
    <style:style style:name="co4" style:family="table-column">
      <style:table-column-properties fo:break-before="auto" style:column-width="1.1138in"/>
    </style:style>
    <style:style style:name="co5" style:family="table-column">
      <style:table-column-properties fo:break-before="auto" style:column-width="1.5425in"/>
    </style:style>
    <style:style style:name="co6" style:family="table-column">
      <style:table-column-properties fo:break-before="auto" style:column-width="1.761in"/>
    </style:style>
    <style:style style:name="co7" style:family="table-column">
      <style:table-column-properties fo:break-before="auto" style:column-width="1.2618in"/>
    </style:style>
    <style:style style:name="co8" style:family="table-column">
      <style:table-column-properties fo:break-before="auto" style:column-width="0.7756in"/>
    </style:style>
    <style:style style:name="co9" style:family="table-column">
      <style:table-column-properties fo:break-before="auto" style:column-width="0.711in"/>
    </style:style>
    <style:style style:name="co10" style:family="table-column">
      <style:table-column-properties fo:break-before="auto" style:column-width="2.2902in"/>
    </style:style>
    <style:style style:name="ro1" style:family="table-row">
      <style:table-row-properties style:row-height="0.178in" fo:break-before="auto" style:use-optimal-row-height="true"/>
    </style:style>
    <style:style style:name="ro2" style:family="table-row">
      <style:table-row-properties style:row-height="1.2126in" fo:break-before="auto" style:use-optimal-row-height="false"/>
    </style:style>
    <style:style style:name="ro3" style:family="table-row">
      <style:table-row-properties style:row-height="2.4055in" fo:break-before="auto" style:use-optimal-row-height="true"/>
    </style:style>
    <style:style style:name="ro4" style:family="table-row">
      <style:table-row-properties style:row-height="1.3638in" fo:break-before="auto" style:use-optimal-row-height="true"/>
    </style:style>
    <style:style style:name="ro5" style:family="table-row">
      <style:table-row-properties style:row-height="0.4709in" fo:break-before="auto" style:use-optimal-row-height="true"/>
    </style:style>
    <style:style style:name="ro6" style:family="table-row">
      <style:table-row-properties style:row-height="1.0661in" fo:break-before="auto" style:use-optimal-row-height="true"/>
    </style:style>
    <style:style style:name="ro7" style:family="table-row">
      <style:table-row-properties style:row-height="0.6193in" fo:break-before="auto" style:use-optimal-row-height="true"/>
    </style:style>
    <style:style style:name="ro8" style:family="table-row">
      <style:table-row-properties style:row-height="1.661in" fo:break-before="auto" style:use-optimal-row-height="true"/>
    </style:style>
    <style:style style:name="ro9" style:family="table-row">
      <style:table-row-properties style:row-height="0.1783in" fo:break-before="auto" style:use-optimal-row-height="true"/>
    </style:style>
    <style:style style:name="ro10" style:family="table-row">
      <style:table-row-properties style:row-height="0.322in" fo:break-before="auto" style:use-optimal-row-height="true"/>
    </style:style>
    <style:style style:name="ro11" style:family="table-row">
      <style:table-row-properties style:row-height="0.32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end" fo:margin-left="0in"/>
    </style:style>
    <style:style style:name="ce8" style:family="table-cell" style:parent-style-name="Default">
      <style:table-cell-properties style:text-align-source="fix" style:repeat-content="false"/>
      <style:paragraph-properties fo:text-align="end" fo:margin-left="0in"/>
    </style:style>
    <style:style style:name="ce9" style:family="table-cell" style:parent-style-name="Default">
      <style:text-properties style:font-name="Liberation Sans"/>
    </style:style>
    <style:style style:name="ce10" style:family="table-cell" style:parent-style-name="Default">
      <style:table-cell-properties fo:wrap-option="wrap" style:vertical-align="top"/>
      <style:text-properties style:font-name="Liberation Sans"/>
    </style:style>
    <style:style style:name="ce11" style:family="table-cell" style:parent-style-name="Default">
      <style:table-cell-properties fo:wrap-option="wrap"/>
      <style:text-properties style:font-name="Liberation Sans"/>
    </style:style>
    <style:style style:name="ce12" style:family="table-cell" style:parent-style-name="Default" style:data-style-name="N0">
      <style:text-properties style:font-name="Liberation Sans"/>
    </style:style>
    <style:style style:name="ce13" style:family="table-cell" style:parent-style-name="Default">
      <style:table-cell-properties fo:wrap-option="wrap" style:vertical-align="top"/>
    </style:style>
    <style:style style:name="ce14" style:family="table-cell" style:parent-style-name="Default">
      <style:table-cell-properties style:text-align-source="fix" style:repeat-content="false"/>
      <style:paragraph-properties fo:text-align="start" fo:margin-left="0in"/>
    </style:style>
    <style:style style:name="ce15" style:family="table-cell" style:parent-style-name="Default">
      <style:table-cell-properties style:text-align-source="fix" style:repeat-content="false"/>
      <style:paragraph-properties fo:text-align="center" fo:margin-left="0in"/>
    </style:style>
    <style:style style:name="ce16" style:family="table-cell" style:parent-style-name="Default">
      <style:table-cell-properties style:text-align-source="fix" style:repeat-content="false" fo:wrap-option="wrap" style:vertical-align="top"/>
      <style:paragraph-properties fo:text-align="center" fo:margin-left="0in"/>
    </style:style>
    <style:style style:name="ce17" style:family="table-cell" style:parent-style-name="Default" style:data-style-name="N0">
      <style:table-cell-properties style:text-align-source="fix" style:repeat-content="false"/>
      <style:paragraph-properties fo:text-align="center" fo:margin-left="0in"/>
    </style:style>
    <style:style style:name="ce18" style:family="table-cell" style:parent-style-name="Default">
      <style:table-cell-properties fo:wrap-option="no-wrap"/>
      <style:text-properties style:font-name="Liberation Sans"/>
    </style:style>
    <style:style style:name="ce19" style:family="table-cell" style:parent-style-name="Default">
      <style:table-cell-properties style:text-align-source="fix" style:repeat-content="false" fo:wrap-option="wrap" style:vertical-align="top"/>
      <style:paragraph-properties fo:text-align="end" fo:margin-left="0in"/>
    </style:style>
    <style:style style:name="ce20"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Units.$C$3:.$C$46])" table:allow-empty-cell="true" table:display-list="unsorted" table:base-cell-address="Words.V2">
          <table:error-message table:message-type="stop" table:display="true"/>
        </table:content-validation>
      </table:content-validations>
      <table:table table:name="Units" table:style-name="ta1">
        <office:forms form:automatic-focus="false" form:apply-design-mode="false"/>
        <table:table-column table:style-name="co1" table:default-cell-style-name="ce1"/>
        <table:table-column table:style-name="co1" table:number-columns-repeated="29" table:default-cell-style-name="Default"/>
        <table:table-row table:style-name="ro1">
          <table:table-cell table:number-columns-repeated="2"/>
          <table:table-cell table:style-name="ce4" table:number-columns-repeated="2"/>
          <table:table-cell table:number-columns-repeated="26"/>
        </table:table-row>
        <table:table-row table:style-name="ro1">
          <table:table-cell/>
          <table:table-cell table:style-name="ce4" office:value-type="string" calcext:value-type="string">
            <text:p>Phoneme</text:p>
          </table:table-cell>
          <table:table-cell table:style-name="ce4" office:value-type="string" calcext:value-type="string">
            <text:p>IPA Symbol</text:p>
          </table:table-cell>
          <table:table-cell table:style-name="ce4" office:value-type="string" calcext:value-type="string">
            <text:p>Voiced?</text:p>
          </table:table-cell>
          <table:table-cell/>
          <table:table-cell table:style-name="ce1" office:value-type="string" calcext:value-type="string">
            <text:p>Graphemes</text:p>
          </table:table-cell>
          <table:table-cell table:number-columns-repeated="12"/>
          <table:table-cell table:style-name="ce1" office:value-type="string" calcext:value-type="string">
            <text:p>Examples</text:p>
          </table:table-cell>
          <table:table-cell table:number-columns-repeated="2"/>
          <table:table-cell table:content-validation-name="val1" table:number-columns-repeated="6"/>
          <table:table-cell table:number-columns-repeated="3"/>
        </table:table-row>
        <table:table-row table:style-name="ro1">
          <table:table-cell table:style-name="ce2" office:value-type="string" calcext:value-type="string">
            <text:p>Consonants</text:p>
          </table:table-cell>
          <table:table-cell table:style-name="ce5" office:value-type="float" office:value="1" calcext:value-type="float">
            <text:p>1</text:p>
          </table:table-cell>
          <table:table-cell table:style-name="ce5" office:value-type="string" calcext:value-type="string">
            <text:p>b</text:p>
          </table:table-cell>
          <table:table-cell table:style-name="ce5" office:value-type="string" calcext:value-type="string">
            <text:p>Yes</text:p>
          </table:table-cell>
          <table:table-cell/>
          <table:table-cell office:value-type="string" calcext:value-type="string">
            <text:p>b</text:p>
          </table:table-cell>
          <table:table-cell office:value-type="string" calcext:value-type="string">
            <text:p><text:s/>bb</text:p>
          </table:table-cell>
          <table:table-cell table:number-columns-repeated="11"/>
          <table:table-cell office:value-type="string" calcext:value-type="string">
            <text:p>bug</text:p>
          </table:table-cell>
          <table:table-cell office:value-type="string" calcext:value-type="string">
            <text:p><text:s/>bubble</text:p>
          </table:table-cell>
          <table:table-cell/>
          <table:table-cell table:content-validation-name="val1" table:number-columns-repeated="6"/>
          <table:table-cell table:number-columns-repeated="3"/>
        </table:table-row>
        <table:table-row table:style-name="ro1">
          <table:table-cell/>
          <table:table-cell table:style-name="ce5" office:value-type="float" office:value="2" calcext:value-type="float">
            <text:p>2</text:p>
          </table:table-cell>
          <table:table-cell table:style-name="ce5" office:value-type="string" calcext:value-type="string">
            <text:p>d</text:p>
          </table:table-cell>
          <table:table-cell table:style-name="ce5" office:value-type="string" calcext:value-type="string">
            <text:p>Yes</text:p>
          </table:table-cell>
          <table:table-cell/>
          <table:table-cell office:value-type="string" calcext:value-type="string">
            <text:p>d</text:p>
          </table:table-cell>
          <table:table-cell office:value-type="string" calcext:value-type="string">
            <text:p><text:s/>dd</text:p>
          </table:table-cell>
          <table:table-cell office:value-type="string" calcext:value-type="string">
            <text:p><text:s/>ed</text:p>
          </table:table-cell>
          <table:table-cell table:number-columns-repeated="10"/>
          <table:table-cell office:value-type="string" calcext:value-type="string">
            <text:p>dad</text:p>
          </table:table-cell>
          <table:table-cell office:value-type="string" calcext:value-type="string">
            <text:p><text:s/>add</text:p>
          </table:table-cell>
          <table:table-cell office:value-type="string" calcext:value-type="string">
            <text:p><text:s/>milled</text:p>
          </table:table-cell>
          <table:table-cell table:content-validation-name="val1" table:number-columns-repeated="6"/>
          <table:table-cell table:number-columns-repeated="3"/>
        </table:table-row>
        <table:table-row table:style-name="ro1">
          <table:table-cell/>
          <table:table-cell table:style-name="ce5" office:value-type="float" office:value="3" calcext:value-type="float">
            <text:p>3</text:p>
          </table:table-cell>
          <table:table-cell table:style-name="ce5" office:value-type="string" calcext:value-type="string">
            <text:p>f</text:p>
          </table:table-cell>
          <table:table-cell table:style-name="ce5" office:value-type="string" calcext:value-type="string">
            <text:p>No</text:p>
          </table:table-cell>
          <table:table-cell/>
          <table:table-cell office:value-type="string" calcext:value-type="string">
            <text:p>f</text:p>
          </table:table-cell>
          <table:table-cell office:value-type="string" calcext:value-type="string">
            <text:p><text:s/>ff</text:p>
          </table:table-cell>
          <table:table-cell office:value-type="string" calcext:value-type="string">
            <text:p><text:s/>ph</text:p>
          </table:table-cell>
          <table:table-cell office:value-type="string" calcext:value-type="string">
            <text:p><text:s/>gh</text:p>
          </table:table-cell>
          <table:table-cell office:value-type="string" calcext:value-type="string">
            <text:p><text:s/>lf</text:p>
          </table:table-cell>
          <table:table-cell office:value-type="string" calcext:value-type="string">
            <text:p><text:s/>ft</text:p>
          </table:table-cell>
          <table:table-cell table:number-columns-repeated="7"/>
          <table:table-cell office:value-type="string" calcext:value-type="string">
            <text:p>fat</text:p>
          </table:table-cell>
          <table:table-cell office:value-type="string" calcext:value-type="string">
            <text:p><text:s/>cliff</text:p>
          </table:table-cell>
          <table:table-cell office:value-type="string" calcext:value-type="string">
            <text:p><text:s/>phone</text:p>
          </table:table-cell>
          <table:table-cell table:content-validation-name="val1" office:value-type="string" calcext:value-type="string">
            <text:p><text:s/>enough</text:p>
          </table:table-cell>
          <table:table-cell table:content-validation-name="val1" office:value-type="string" calcext:value-type="string">
            <text:p><text:s/>half</text:p>
          </table:table-cell>
          <table:table-cell table:content-validation-name="val1" office:value-type="string" calcext:value-type="string">
            <text:p><text:s/>often</text:p>
          </table:table-cell>
          <table:table-cell table:content-validation-name="val1" table:number-columns-repeated="3"/>
          <table:table-cell table:number-columns-repeated="3"/>
        </table:table-row>
        <table:table-row table:style-name="ro1">
          <table:table-cell/>
          <table:table-cell table:style-name="ce5" office:value-type="float" office:value="4" calcext:value-type="float">
            <text:p>4</text:p>
          </table:table-cell>
          <table:table-cell table:style-name="ce5" office:value-type="string" calcext:value-type="string">
            <text:p>g</text:p>
          </table:table-cell>
          <table:table-cell table:style-name="ce5" office:value-type="string" calcext:value-type="string">
            <text:p>Yes</text:p>
          </table:table-cell>
          <table:table-cell/>
          <table:table-cell office:value-type="string" calcext:value-type="string">
            <text:p>g</text:p>
          </table:table-cell>
          <table:table-cell office:value-type="string" calcext:value-type="string">
            <text:p><text:s/>gg</text:p>
          </table:table-cell>
          <table:table-cell office:value-type="string" calcext:value-type="string">
            <text:p><text:s/>gh</text:p>
          </table:table-cell>
          <table:table-cell office:value-type="string" calcext:value-type="string">
            <text:p>gu</text:p>
          </table:table-cell>
          <table:table-cell office:value-type="string" calcext:value-type="string">
            <text:p>gue</text:p>
          </table:table-cell>
          <table:table-cell table:number-columns-repeated="8"/>
          <table:table-cell office:value-type="string" calcext:value-type="string">
            <text:p>gun</text:p>
          </table:table-cell>
          <table:table-cell office:value-type="string" calcext:value-type="string">
            <text:p><text:s/>egg</text:p>
          </table:table-cell>
          <table:table-cell office:value-type="string" calcext:value-type="string">
            <text:p><text:s/>ghost</text:p>
          </table:table-cell>
          <table:table-cell table:content-validation-name="val1" office:value-type="string" calcext:value-type="string">
            <text:p><text:s/>guest</text:p>
          </table:table-cell>
          <table:table-cell table:content-validation-name="val1" office:value-type="string" calcext:value-type="string">
            <text:p><text:s/>prologue</text:p>
          </table:table-cell>
          <table:table-cell table:content-validation-name="val1" table:number-columns-repeated="4"/>
          <table:table-cell table:number-columns-repeated="3"/>
        </table:table-row>
        <table:table-row table:style-name="ro1">
          <table:table-cell/>
          <table:table-cell table:style-name="ce5" office:value-type="float" office:value="5" calcext:value-type="float">
            <text:p>5</text:p>
          </table:table-cell>
          <table:table-cell table:style-name="ce5" office:value-type="string" calcext:value-type="string">
            <text:p>h</text:p>
          </table:table-cell>
          <table:table-cell table:style-name="ce5" office:value-type="string" calcext:value-type="string">
            <text:p>No</text:p>
          </table:table-cell>
          <table:table-cell/>
          <table:table-cell office:value-type="string" calcext:value-type="string">
            <text:p>h</text:p>
          </table:table-cell>
          <table:table-cell office:value-type="string" calcext:value-type="string">
            <text:p><text:s/>wh</text:p>
          </table:table-cell>
          <table:table-cell table:number-columns-repeated="11"/>
          <table:table-cell office:value-type="string" calcext:value-type="string">
            <text:p>hop</text:p>
          </table:table-cell>
          <table:table-cell office:value-type="string" calcext:value-type="string">
            <text:p><text:s/>who</text:p>
          </table:table-cell>
          <table:table-cell/>
          <table:table-cell table:content-validation-name="val1" table:number-columns-repeated="6"/>
          <table:table-cell table:number-columns-repeated="3"/>
        </table:table-row>
        <table:table-row table:style-name="ro1">
          <table:table-cell/>
          <table:table-cell table:style-name="ce5" office:value-type="float" office:value="6" calcext:value-type="float">
            <text:p>6</text:p>
          </table:table-cell>
          <table:table-cell table:style-name="ce5" office:value-type="string" calcext:value-type="string">
            <text:p>dʒ</text:p>
          </table:table-cell>
          <table:table-cell table:style-name="ce5" office:value-type="string" calcext:value-type="string">
            <text:p>Yes</text:p>
          </table:table-cell>
          <table:table-cell/>
          <table:table-cell office:value-type="string" calcext:value-type="string">
            <text:p>j</text:p>
          </table:table-cell>
          <table:table-cell office:value-type="string" calcext:value-type="string">
            <text:p><text:s/>ge</text:p>
          </table:table-cell>
          <table:table-cell office:value-type="string" calcext:value-type="string">
            <text:p><text:s/>g</text:p>
          </table:table-cell>
          <table:table-cell office:value-type="string" calcext:value-type="string">
            <text:p><text:s/>dge</text:p>
          </table:table-cell>
          <table:table-cell office:value-type="string" calcext:value-type="string">
            <text:p><text:s/>di</text:p>
          </table:table-cell>
          <table:table-cell office:value-type="string" calcext:value-type="string">
            <text:p><text:s/>gg</text:p>
          </table:table-cell>
          <table:table-cell table:number-columns-repeated="7"/>
          <table:table-cell office:value-type="string" calcext:value-type="string">
            <text:p>jam</text:p>
          </table:table-cell>
          <table:table-cell office:value-type="string" calcext:value-type="string">
            <text:p><text:s/>wage</text:p>
          </table:table-cell>
          <table:table-cell office:value-type="string" calcext:value-type="string">
            <text:p><text:s/>giraffe</text:p>
          </table:table-cell>
          <table:table-cell table:content-validation-name="val1" office:value-type="string" calcext:value-type="string">
            <text:p><text:s/>edge</text:p>
          </table:table-cell>
          <table:table-cell table:content-validation-name="val1" office:value-type="string" calcext:value-type="string">
            <text:p><text:s/>soldier</text:p>
          </table:table-cell>
          <table:table-cell table:content-validation-name="val1" office:value-type="string" calcext:value-type="string">
            <text:p><text:s/>exaggerate</text:p>
          </table:table-cell>
          <table:table-cell table:content-validation-name="val1" table:number-columns-repeated="3"/>
          <table:table-cell table:number-columns-repeated="3"/>
        </table:table-row>
        <table:table-row table:style-name="ro1">
          <table:table-cell/>
          <table:table-cell table:style-name="ce5" office:value-type="float" office:value="7" calcext:value-type="float">
            <text:p>7</text:p>
          </table:table-cell>
          <table:table-cell table:style-name="ce5" office:value-type="string" calcext:value-type="string">
            <text:p>k</text:p>
          </table:table-cell>
          <table:table-cell table:style-name="ce5" office:value-type="string" calcext:value-type="string">
            <text:p>No</text:p>
          </table:table-cell>
          <table:table-cell/>
          <table:table-cell office:value-type="string" calcext:value-type="string">
            <text:p>k</text:p>
          </table:table-cell>
          <table:table-cell office:value-type="string" calcext:value-type="string">
            <text:p><text:s/>c</text:p>
          </table:table-cell>
          <table:table-cell office:value-type="string" calcext:value-type="string">
            <text:p><text:s/>ch</text:p>
          </table:table-cell>
          <table:table-cell office:value-type="string" calcext:value-type="string">
            <text:p><text:s/>cc</text:p>
          </table:table-cell>
          <table:table-cell office:value-type="string" calcext:value-type="string">
            <text:p><text:s/>lk</text:p>
          </table:table-cell>
          <table:table-cell office:value-type="string" calcext:value-type="string">
            <text:p><text:s/>qu </text:p>
          </table:table-cell>
          <table:table-cell office:value-type="string" calcext:value-type="string">
            <text:p>q(u)</text:p>
          </table:table-cell>
          <table:table-cell office:value-type="string" calcext:value-type="string">
            <text:p>ck</text:p>
          </table:table-cell>
          <table:table-cell office:value-type="string" calcext:value-type="string">
            <text:p><text:s/>x</text:p>
          </table:table-cell>
          <table:table-cell table:number-columns-repeated="4"/>
          <table:table-cell office:value-type="string" calcext:value-type="string">
            <text:p>kit</text:p>
          </table:table-cell>
          <table:table-cell office:value-type="string" calcext:value-type="string">
            <text:p><text:s/>cat</text:p>
          </table:table-cell>
          <table:table-cell office:value-type="string" calcext:value-type="string">
            <text:p><text:s/>chris</text:p>
          </table:table-cell>
          <table:table-cell table:content-validation-name="val1" office:value-type="string" calcext:value-type="string">
            <text:p><text:s/>accent</text:p>
          </table:table-cell>
          <table:table-cell table:content-validation-name="val1" office:value-type="string" calcext:value-type="string">
            <text:p><text:s/>folk</text:p>
          </table:table-cell>
          <table:table-cell table:content-validation-name="val1" office:value-type="string" calcext:value-type="string">
            <text:p><text:s/>bouquet</text:p>
          </table:table-cell>
          <table:table-cell table:content-validation-name="val1" office:value-type="string" calcext:value-type="string">
            <text:p><text:s/>queen</text:p>
          </table:table-cell>
          <table:table-cell table:content-validation-name="val1" office:value-type="string" calcext:value-type="string">
            <text:p><text:s/>rack</text:p>
          </table:table-cell>
          <table:table-cell table:content-validation-name="val1" office:value-type="string" calcext:value-type="string">
            <text:p><text:s/>box</text:p>
          </table:table-cell>
          <table:table-cell table:number-columns-repeated="3"/>
        </table:table-row>
        <table:table-row table:style-name="ro1">
          <table:table-cell/>
          <table:table-cell table:style-name="ce5" office:value-type="float" office:value="8" calcext:value-type="float">
            <text:p>8</text:p>
          </table:table-cell>
          <table:table-cell table:style-name="ce5" office:value-type="string" calcext:value-type="string">
            <text:p>l</text:p>
          </table:table-cell>
          <table:table-cell table:style-name="ce5" office:value-type="string" calcext:value-type="string">
            <text:p>Yes</text:p>
          </table:table-cell>
          <table:table-cell/>
          <table:table-cell office:value-type="string" calcext:value-type="string">
            <text:p>l</text:p>
          </table:table-cell>
          <table:table-cell office:value-type="string" calcext:value-type="string">
            <text:p><text:s/>ll</text:p>
          </table:table-cell>
          <table:table-cell table:number-columns-repeated="11"/>
          <table:table-cell office:value-type="string" calcext:value-type="string">
            <text:p>live</text:p>
          </table:table-cell>
          <table:table-cell office:value-type="string" calcext:value-type="string">
            <text:p><text:s/>well</text:p>
          </table:table-cell>
          <table:table-cell/>
          <table:table-cell table:content-validation-name="val1" table:number-columns-repeated="6"/>
          <table:table-cell table:number-columns-repeated="3"/>
        </table:table-row>
        <table:table-row table:style-name="ro1">
          <table:table-cell/>
          <table:table-cell table:style-name="ce5" office:value-type="float" office:value="9" calcext:value-type="float">
            <text:p>9</text:p>
          </table:table-cell>
          <table:table-cell table:style-name="ce5" office:value-type="string" calcext:value-type="string">
            <text:p>m</text:p>
          </table:table-cell>
          <table:table-cell table:style-name="ce5" office:value-type="string" calcext:value-type="string">
            <text:p>Yes</text:p>
          </table:table-cell>
          <table:table-cell/>
          <table:table-cell office:value-type="string" calcext:value-type="string">
            <text:p>m</text:p>
          </table:table-cell>
          <table:table-cell office:value-type="string" calcext:value-type="string">
            <text:p><text:s/>mm</text:p>
          </table:table-cell>
          <table:table-cell office:value-type="string" calcext:value-type="string">
            <text:p><text:s/>mb</text:p>
          </table:table-cell>
          <table:table-cell office:value-type="string" calcext:value-type="string">
            <text:p><text:s/>mn</text:p>
          </table:table-cell>
          <table:table-cell office:value-type="string" calcext:value-type="string">
            <text:p><text:s/>lm</text:p>
          </table:table-cell>
          <table:table-cell table:number-columns-repeated="8"/>
          <table:table-cell office:value-type="string" calcext:value-type="string">
            <text:p>man</text:p>
          </table:table-cell>
          <table:table-cell office:value-type="string" calcext:value-type="string">
            <text:p><text:s/>summer</text:p>
          </table:table-cell>
          <table:table-cell office:value-type="string" calcext:value-type="string">
            <text:p><text:s/>comb</text:p>
          </table:table-cell>
          <table:table-cell table:content-validation-name="val1" office:value-type="string" calcext:value-type="string">
            <text:p><text:s/>column</text:p>
          </table:table-cell>
          <table:table-cell table:content-validation-name="val1" office:value-type="string" calcext:value-type="string">
            <text:p><text:s/>palm</text:p>
          </table:table-cell>
          <table:table-cell table:content-validation-name="val1" table:number-columns-repeated="4"/>
          <table:table-cell table:number-columns-repeated="3"/>
        </table:table-row>
        <table:table-row table:style-name="ro1">
          <table:table-cell/>
          <table:table-cell table:style-name="ce5" office:value-type="float" office:value="10" calcext:value-type="float">
            <text:p>10</text:p>
          </table:table-cell>
          <table:table-cell table:style-name="ce5" office:value-type="string" calcext:value-type="string">
            <text:p>n</text:p>
          </table:table-cell>
          <table:table-cell table:style-name="ce5" office:value-type="string" calcext:value-type="string">
            <text:p>Yes</text:p>
          </table:table-cell>
          <table:table-cell/>
          <table:table-cell office:value-type="string" calcext:value-type="string">
            <text:p>n</text:p>
          </table:table-cell>
          <table:table-cell office:value-type="string" calcext:value-type="string">
            <text:p><text:s/>nn</text:p>
          </table:table-cell>
          <table:table-cell office:value-type="string" calcext:value-type="string">
            <text:p>kn</text:p>
          </table:table-cell>
          <table:table-cell office:value-type="string" calcext:value-type="string">
            <text:p><text:s/>gn</text:p>
          </table:table-cell>
          <table:table-cell office:value-type="string" calcext:value-type="string">
            <text:p><text:s/>pn</text:p>
          </table:table-cell>
          <table:table-cell office:value-type="string" calcext:value-type="string">
            <text:p><text:s/>mn</text:p>
          </table:table-cell>
          <table:table-cell table:number-columns-repeated="7"/>
          <table:table-cell office:value-type="string" calcext:value-type="string">
            <text:p>net</text:p>
          </table:table-cell>
          <table:table-cell office:value-type="string" calcext:value-type="string">
            <text:p><text:s/>funny</text:p>
          </table:table-cell>
          <table:table-cell office:value-type="string" calcext:value-type="string">
            <text:p><text:s/>know</text:p>
          </table:table-cell>
          <table:table-cell table:content-validation-name="val1" office:value-type="string" calcext:value-type="string">
            <text:p><text:s/>gnat</text:p>
          </table:table-cell>
          <table:table-cell table:content-validation-name="val1" office:value-type="string" calcext:value-type="string">
            <text:p><text:s/>pneumonic</text:p>
          </table:table-cell>
          <table:table-cell table:content-validation-name="val1" office:value-type="string" calcext:value-type="string">
            <text:p><text:s/>mnemonic</text:p>
          </table:table-cell>
          <table:table-cell table:content-validation-name="val1" table:number-columns-repeated="3"/>
          <table:table-cell table:number-columns-repeated="3"/>
        </table:table-row>
        <table:table-row table:style-name="ro1">
          <table:table-cell/>
          <table:table-cell table:style-name="ce5" office:value-type="float" office:value="11" calcext:value-type="float">
            <text:p>11</text:p>
          </table:table-cell>
          <table:table-cell table:style-name="ce5" office:value-type="string" calcext:value-type="string">
            <text:p>p</text:p>
          </table:table-cell>
          <table:table-cell table:style-name="ce5" office:value-type="string" calcext:value-type="string">
            <text:p>No</text:p>
          </table:table-cell>
          <table:table-cell/>
          <table:table-cell office:value-type="string" calcext:value-type="string">
            <text:p>p</text:p>
          </table:table-cell>
          <table:table-cell office:value-type="string" calcext:value-type="string">
            <text:p><text:s/>pp</text:p>
          </table:table-cell>
          <table:table-cell table:number-columns-repeated="11"/>
          <table:table-cell office:value-type="string" calcext:value-type="string">
            <text:p>pin</text:p>
          </table:table-cell>
          <table:table-cell office:value-type="string" calcext:value-type="string">
            <text:p><text:s/>dippy</text:p>
          </table:table-cell>
          <table:table-cell/>
          <table:table-cell table:content-validation-name="val1" table:number-columns-repeated="6"/>
          <table:table-cell table:number-columns-repeated="3"/>
        </table:table-row>
        <table:table-row table:style-name="ro1">
          <table:table-cell/>
          <table:table-cell table:style-name="ce5" office:value-type="float" office:value="12" calcext:value-type="float">
            <text:p>12</text:p>
          </table:table-cell>
          <table:table-cell table:style-name="ce5" office:value-type="string" calcext:value-type="string">
            <text:p>r</text:p>
          </table:table-cell>
          <table:table-cell table:style-name="ce5" office:value-type="string" calcext:value-type="string">
            <text:p>Yes</text:p>
          </table:table-cell>
          <table:table-cell/>
          <table:table-cell office:value-type="string" calcext:value-type="string">
            <text:p>r</text:p>
          </table:table-cell>
          <table:table-cell office:value-type="string" calcext:value-type="string">
            <text:p><text:s/>rr</text:p>
          </table:table-cell>
          <table:table-cell office:value-type="string" calcext:value-type="string">
            <text:p><text:s/>wr</text:p>
          </table:table-cell>
          <table:table-cell office:value-type="string" calcext:value-type="string">
            <text:p><text:s/>rh</text:p>
          </table:table-cell>
          <table:table-cell table:number-columns-repeated="9"/>
          <table:table-cell office:value-type="string" calcext:value-type="string">
            <text:p>run</text:p>
          </table:table-cell>
          <table:table-cell office:value-type="string" calcext:value-type="string">
            <text:p><text:s/>carrot</text:p>
          </table:table-cell>
          <table:table-cell office:value-type="string" calcext:value-type="string">
            <text:p><text:s/>wrench</text:p>
          </table:table-cell>
          <table:table-cell table:content-validation-name="val1" office:value-type="string" calcext:value-type="string">
            <text:p><text:s/>rhyme</text:p>
          </table:table-cell>
          <table:table-cell table:content-validation-name="val1" table:number-columns-repeated="5"/>
          <table:table-cell table:number-columns-repeated="3"/>
        </table:table-row>
        <table:table-row table:style-name="ro1">
          <table:table-cell/>
          <table:table-cell table:style-name="ce5" office:value-type="float" office:value="13" calcext:value-type="float">
            <text:p>13</text:p>
          </table:table-cell>
          <table:table-cell table:style-name="ce5" office:value-type="string" calcext:value-type="string">
            <text:p>s</text:p>
          </table:table-cell>
          <table:table-cell table:style-name="ce5" office:value-type="string" calcext:value-type="string">
            <text:p>No</text:p>
          </table:table-cell>
          <table:table-cell/>
          <table:table-cell office:value-type="string" calcext:value-type="string">
            <text:p>s</text:p>
          </table:table-cell>
          <table:table-cell office:value-type="string" calcext:value-type="string">
            <text:p><text:s/>ss</text:p>
          </table:table-cell>
          <table:table-cell office:value-type="string" calcext:value-type="string">
            <text:p><text:s/>c</text:p>
          </table:table-cell>
          <table:table-cell office:value-type="string" calcext:value-type="string">
            <text:p><text:s/>sc</text:p>
          </table:table-cell>
          <table:table-cell office:value-type="string" calcext:value-type="string">
            <text:p><text:s/>ps</text:p>
          </table:table-cell>
          <table:table-cell office:value-type="string" calcext:value-type="string">
            <text:p><text:s/>st</text:p>
          </table:table-cell>
          <table:table-cell office:value-type="string" calcext:value-type="string">
            <text:p><text:s/>ce</text:p>
          </table:table-cell>
          <table:table-cell office:value-type="string" calcext:value-type="string">
            <text:p><text:s/>se</text:p>
          </table:table-cell>
          <table:table-cell table:number-columns-repeated="5"/>
          <table:table-cell office:value-type="string" calcext:value-type="string">
            <text:p>sit</text:p>
          </table:table-cell>
          <table:table-cell office:value-type="string" calcext:value-type="string">
            <text:p><text:s/>less</text:p>
          </table:table-cell>
          <table:table-cell office:value-type="string" calcext:value-type="string">
            <text:p><text:s/>circle</text:p>
          </table:table-cell>
          <table:table-cell table:content-validation-name="val1" office:value-type="string" calcext:value-type="string">
            <text:p><text:s/>scene</text:p>
          </table:table-cell>
          <table:table-cell table:content-validation-name="val1" office:value-type="string" calcext:value-type="string">
            <text:p><text:s/>psycho</text:p>
          </table:table-cell>
          <table:table-cell table:content-validation-name="val1" office:value-type="string" calcext:value-type="string">
            <text:p><text:s/>listen</text:p>
          </table:table-cell>
          <table:table-cell table:content-validation-name="val1" office:value-type="string" calcext:value-type="string">
            <text:p><text:s/>pace</text:p>
          </table:table-cell>
          <table:table-cell table:content-validation-name="val1" office:value-type="string" calcext:value-type="string">
            <text:p><text:s/>course</text:p>
          </table:table-cell>
          <table:table-cell table:content-validation-name="val1"/>
          <table:table-cell table:number-columns-repeated="3"/>
        </table:table-row>
        <table:table-row table:style-name="ro1">
          <table:table-cell/>
          <table:table-cell table:style-name="ce5" office:value-type="float" office:value="14" calcext:value-type="float">
            <text:p>14</text:p>
          </table:table-cell>
          <table:table-cell table:style-name="ce5" office:value-type="string" calcext:value-type="string">
            <text:p>t</text:p>
          </table:table-cell>
          <table:table-cell table:style-name="ce5" office:value-type="string" calcext:value-type="string">
            <text:p>No</text:p>
          </table:table-cell>
          <table:table-cell/>
          <table:table-cell office:value-type="string" calcext:value-type="string">
            <text:p>t</text:p>
          </table:table-cell>
          <table:table-cell office:value-type="string" calcext:value-type="string">
            <text:p><text:s/>tt</text:p>
          </table:table-cell>
          <table:table-cell office:value-type="string" calcext:value-type="string">
            <text:p><text:s/>th</text:p>
          </table:table-cell>
          <table:table-cell office:value-type="string" calcext:value-type="string">
            <text:p><text:s/>ed</text:p>
          </table:table-cell>
          <table:table-cell table:number-columns-repeated="9"/>
          <table:table-cell office:value-type="string" calcext:value-type="string">
            <text:p>tip</text:p>
          </table:table-cell>
          <table:table-cell office:value-type="string" calcext:value-type="string">
            <text:p><text:s/>matter</text:p>
          </table:table-cell>
          <table:table-cell office:value-type="string" calcext:value-type="string">
            <text:p><text:s/>thomas</text:p>
          </table:table-cell>
          <table:table-cell table:content-validation-name="val1" office:value-type="string" calcext:value-type="string">
            <text:p><text:s/>ripped</text:p>
          </table:table-cell>
          <table:table-cell table:content-validation-name="val1" table:number-columns-repeated="5"/>
          <table:table-cell table:number-columns-repeated="3"/>
        </table:table-row>
        <table:table-row table:style-name="ro1">
          <table:table-cell/>
          <table:table-cell table:style-name="ce5" office:value-type="float" office:value="15" calcext:value-type="float">
            <text:p>15</text:p>
          </table:table-cell>
          <table:table-cell table:style-name="ce5" office:value-type="string" calcext:value-type="string">
            <text:p>v</text:p>
          </table:table-cell>
          <table:table-cell table:style-name="ce5" office:value-type="string" calcext:value-type="string">
            <text:p>Yes</text:p>
          </table:table-cell>
          <table:table-cell/>
          <table:table-cell office:value-type="string" calcext:value-type="string">
            <text:p>v</text:p>
          </table:table-cell>
          <table:table-cell office:value-type="string" calcext:value-type="string">
            <text:p><text:s/>f</text:p>
          </table:table-cell>
          <table:table-cell office:value-type="string" calcext:value-type="string">
            <text:p><text:s/>ph</text:p>
          </table:table-cell>
          <table:table-cell office:value-type="string" calcext:value-type="string">
            <text:p><text:s/>ve</text:p>
          </table:table-cell>
          <table:table-cell table:number-columns-repeated="9"/>
          <table:table-cell office:value-type="string" calcext:value-type="string">
            <text:p>vine</text:p>
          </table:table-cell>
          <table:table-cell office:value-type="string" calcext:value-type="string">
            <text:p><text:s/>of</text:p>
          </table:table-cell>
          <table:table-cell office:value-type="string" calcext:value-type="string">
            <text:p><text:s/>stephen</text:p>
          </table:table-cell>
          <table:table-cell table:content-validation-name="val1" office:value-type="string" calcext:value-type="string">
            <text:p><text:s/>five</text:p>
          </table:table-cell>
          <table:table-cell table:content-validation-name="val1" table:number-columns-repeated="5"/>
          <table:table-cell table:number-columns-repeated="3"/>
        </table:table-row>
        <table:table-row table:style-name="ro1">
          <table:table-cell/>
          <table:table-cell table:style-name="ce5" office:value-type="float" office:value="16" calcext:value-type="float">
            <text:p>16</text:p>
          </table:table-cell>
          <table:table-cell table:style-name="ce5" office:value-type="string" calcext:value-type="string">
            <text:p>w</text:p>
          </table:table-cell>
          <table:table-cell table:style-name="ce5" office:value-type="string" calcext:value-type="string">
            <text:p>Yes</text:p>
          </table:table-cell>
          <table:table-cell/>
          <table:table-cell office:value-type="string" calcext:value-type="string">
            <text:p>w</text:p>
          </table:table-cell>
          <table:table-cell office:value-type="string" calcext:value-type="string">
            <text:p><text:s/>wh</text:p>
          </table:table-cell>
          <table:table-cell office:value-type="string" calcext:value-type="string">
            <text:p><text:s/>u</text:p>
          </table:table-cell>
          <table:table-cell office:value-type="string" calcext:value-type="string">
            <text:p><text:s/>o</text:p>
          </table:table-cell>
          <table:table-cell table:number-columns-repeated="9"/>
          <table:table-cell office:value-type="string" calcext:value-type="string">
            <text:p>wit</text:p>
          </table:table-cell>
          <table:table-cell office:value-type="string" calcext:value-type="string">
            <text:p><text:s/>why</text:p>
          </table:table-cell>
          <table:table-cell office:value-type="string" calcext:value-type="string">
            <text:p><text:s/>quick</text:p>
          </table:table-cell>
          <table:table-cell table:content-validation-name="val1" office:value-type="string" calcext:value-type="string">
            <text:p><text:s/>choir</text:p>
          </table:table-cell>
          <table:table-cell table:content-validation-name="val1" table:number-columns-repeated="5"/>
          <table:table-cell table:number-columns-repeated="3"/>
        </table:table-row>
        <table:table-row table:style-name="ro1">
          <table:table-cell/>
          <table:table-cell table:style-name="ce5" office:value-type="float" office:value="17" calcext:value-type="float">
            <text:p>17</text:p>
          </table:table-cell>
          <table:table-cell table:style-name="ce5" office:value-type="string" calcext:value-type="string">
            <text:p>z</text:p>
          </table:table-cell>
          <table:table-cell table:style-name="ce5" office:value-type="string" calcext:value-type="string">
            <text:p>Yes</text:p>
          </table:table-cell>
          <table:table-cell/>
          <table:table-cell office:value-type="string" calcext:value-type="string">
            <text:p>z</text:p>
          </table:table-cell>
          <table:table-cell office:value-type="string" calcext:value-type="string">
            <text:p><text:s/>zz</text:p>
          </table:table-cell>
          <table:table-cell office:value-type="string" calcext:value-type="string">
            <text:p><text:s/>s</text:p>
          </table:table-cell>
          <table:table-cell office:value-type="string" calcext:value-type="string">
            <text:p><text:s/>ss</text:p>
          </table:table-cell>
          <table:table-cell office:value-type="string" calcext:value-type="string">
            <text:p><text:s/>x</text:p>
          </table:table-cell>
          <table:table-cell office:value-type="string" calcext:value-type="string">
            <text:p><text:s/>ze</text:p>
          </table:table-cell>
          <table:table-cell office:value-type="string" calcext:value-type="string">
            <text:p><text:s/>se</text:p>
          </table:table-cell>
          <table:table-cell table:number-columns-repeated="6"/>
          <table:table-cell office:value-type="string" calcext:value-type="string">
            <text:p>zed</text:p>
          </table:table-cell>
          <table:table-cell office:value-type="string" calcext:value-type="string">
            <text:p><text:s/>buzz</text:p>
          </table:table-cell>
          <table:table-cell office:value-type="string" calcext:value-type="string">
            <text:p><text:s/>his</text:p>
          </table:table-cell>
          <table:table-cell table:content-validation-name="val1" office:value-type="string" calcext:value-type="string">
            <text:p><text:s/>scissors</text:p>
          </table:table-cell>
          <table:table-cell table:content-validation-name="val1" office:value-type="string" calcext:value-type="string">
            <text:p><text:s/>xylophone</text:p>
          </table:table-cell>
          <table:table-cell table:content-validation-name="val1" office:value-type="string" calcext:value-type="string">
            <text:p><text:s/>craze</text:p>
          </table:table-cell>
          <table:table-cell table:content-validation-name="val1" table:number-columns-repeated="3"/>
          <table:table-cell table:number-columns-repeated="3"/>
        </table:table-row>
        <table:table-row table:style-name="ro1">
          <table:table-cell/>
          <table:table-cell table:style-name="ce5" office:value-type="float" office:value="18" calcext:value-type="float">
            <text:p>18</text:p>
          </table:table-cell>
          <table:table-cell table:style-name="ce5" office:value-type="string" calcext:value-type="string">
            <text:p>ʒ</text:p>
          </table:table-cell>
          <table:table-cell table:style-name="ce5" office:value-type="string" calcext:value-type="string">
            <text:p>Yes</text:p>
          </table:table-cell>
          <table:table-cell/>
          <table:table-cell office:value-type="string" calcext:value-type="string">
            <text:p>s</text:p>
          </table:table-cell>
          <table:table-cell office:value-type="string" calcext:value-type="string">
            <text:p><text:s/>si</text:p>
          </table:table-cell>
          <table:table-cell office:value-type="string" calcext:value-type="string">
            <text:p><text:s/>z</text:p>
          </table:table-cell>
          <table:table-cell table:number-columns-repeated="10"/>
          <table:table-cell office:value-type="string" calcext:value-type="string">
            <text:p>treasure</text:p>
          </table:table-cell>
          <table:table-cell office:value-type="string" calcext:value-type="string">
            <text:p><text:s/>division</text:p>
          </table:table-cell>
          <table:table-cell office:value-type="string" calcext:value-type="string">
            <text:p><text:s/>azure</text:p>
          </table:table-cell>
          <table:table-cell table:content-validation-name="val1" table:number-columns-repeated="6"/>
          <table:table-cell table:number-columns-repeated="3"/>
        </table:table-row>
        <table:table-row table:style-name="ro1">
          <table:table-cell/>
          <table:table-cell table:style-name="ce5" office:value-type="float" office:value="19" calcext:value-type="float">
            <text:p>19</text:p>
          </table:table-cell>
          <table:table-cell table:style-name="ce5" office:value-type="string" calcext:value-type="string">
            <text:p>tʃ</text:p>
          </table:table-cell>
          <table:table-cell table:style-name="ce5" office:value-type="string" calcext:value-type="string">
            <text:p>No</text:p>
          </table:table-cell>
          <table:table-cell/>
          <table:table-cell office:value-type="string" calcext:value-type="string">
            <text:p>ch</text:p>
          </table:table-cell>
          <table:table-cell office:value-type="string" calcext:value-type="string">
            <text:p><text:s/>tch</text:p>
          </table:table-cell>
          <table:table-cell office:value-type="string" calcext:value-type="string">
            <text:p><text:s/>tu</text:p>
          </table:table-cell>
          <table:table-cell office:value-type="string" calcext:value-type="string">
            <text:p><text:s/>te</text:p>
          </table:table-cell>
          <table:table-cell table:number-columns-repeated="9"/>
          <table:table-cell office:value-type="string" calcext:value-type="string">
            <text:p>chip</text:p>
          </table:table-cell>
          <table:table-cell office:value-type="string" calcext:value-type="string">
            <text:p><text:s/>watch</text:p>
          </table:table-cell>
          <table:table-cell office:value-type="string" calcext:value-type="string">
            <text:p><text:s/>future</text:p>
          </table:table-cell>
          <table:table-cell table:content-validation-name="val1" office:value-type="string" calcext:value-type="string">
            <text:p><text:s/>righteous</text:p>
          </table:table-cell>
          <table:table-cell table:content-validation-name="val1" table:number-columns-repeated="5"/>
          <table:table-cell table:number-columns-repeated="3"/>
        </table:table-row>
        <table:table-row table:style-name="ro1">
          <table:table-cell/>
          <table:table-cell table:style-name="ce5" office:value-type="float" office:value="20" calcext:value-type="float">
            <text:p>20</text:p>
          </table:table-cell>
          <table:table-cell table:style-name="ce5" office:value-type="string" calcext:value-type="string">
            <text:p>ʃ</text:p>
          </table:table-cell>
          <table:table-cell table:style-name="ce5" office:value-type="string" calcext:value-type="string">
            <text:p>No</text:p>
          </table:table-cell>
          <table:table-cell/>
          <table:table-cell office:value-type="string" calcext:value-type="string">
            <text:p>sh</text:p>
          </table:table-cell>
          <table:table-cell office:value-type="string" calcext:value-type="string">
            <text:p><text:s/>ce</text:p>
          </table:table-cell>
          <table:table-cell office:value-type="string" calcext:value-type="string">
            <text:p><text:s/>s</text:p>
          </table:table-cell>
          <table:table-cell office:value-type="string" calcext:value-type="string">
            <text:p><text:s/>ci</text:p>
          </table:table-cell>
          <table:table-cell office:value-type="string" calcext:value-type="string">
            <text:p><text:s/>si</text:p>
          </table:table-cell>
          <table:table-cell office:value-type="string" calcext:value-type="string">
            <text:p><text:s/>ch</text:p>
          </table:table-cell>
          <table:table-cell office:value-type="string" calcext:value-type="string">
            <text:p><text:s/>sci</text:p>
          </table:table-cell>
          <table:table-cell office:value-type="string" calcext:value-type="string">
            <text:p><text:s/>ti</text:p>
          </table:table-cell>
          <table:table-cell table:number-columns-repeated="5"/>
          <table:table-cell office:value-type="string" calcext:value-type="string">
            <text:p>sham</text:p>
          </table:table-cell>
          <table:table-cell office:value-type="string" calcext:value-type="string">
            <text:p><text:s/>ocean</text:p>
          </table:table-cell>
          <table:table-cell office:value-type="string" calcext:value-type="string">
            <text:p><text:s/>sure</text:p>
          </table:table-cell>
          <table:table-cell office:value-type="string" calcext:value-type="string">
            <text:p><text:s/>special</text:p>
          </table:table-cell>
          <table:table-cell office:value-type="string" calcext:value-type="string">
            <text:p><text:s/>pension</text:p>
          </table:table-cell>
          <table:table-cell office:value-type="string" calcext:value-type="string">
            <text:p><text:s/>machine</text:p>
          </table:table-cell>
          <table:table-cell office:value-type="string" calcext:value-type="string">
            <text:p><text:s/>conscience</text:p>
          </table:table-cell>
          <table:table-cell office:value-type="string" calcext:value-type="string">
            <text:p><text:s/>station</text:p>
          </table:table-cell>
          <table:table-cell table:number-columns-repeated="4"/>
        </table:table-row>
        <table:table-row table:style-name="ro1">
          <table:table-cell/>
          <table:table-cell table:style-name="ce5" office:value-type="float" office:value="21" calcext:value-type="float">
            <text:p>21</text:p>
          </table:table-cell>
          <table:table-cell table:style-name="ce5" office:value-type="string" calcext:value-type="string">
            <text:p>θ</text:p>
          </table:table-cell>
          <table:table-cell table:style-name="ce5" office:value-type="string" calcext:value-type="string">
            <text:p>No</text:p>
          </table:table-cell>
          <table:table-cell/>
          <table:table-cell office:value-type="string" calcext:value-type="string">
            <text:p>th</text:p>
          </table:table-cell>
          <table:table-cell table:number-columns-repeated="12"/>
          <table:table-cell office:value-type="string" calcext:value-type="string">
            <text:p>thongs</text:p>
          </table:table-cell>
          <table:table-cell table:number-columns-repeated="11"/>
        </table:table-row>
        <table:table-row table:style-name="ro1">
          <table:table-cell/>
          <table:table-cell table:style-name="ce5" office:value-type="float" office:value="22" calcext:value-type="float">
            <text:p>22</text:p>
          </table:table-cell>
          <table:table-cell table:style-name="ce5" office:value-type="string" calcext:value-type="string">
            <text:p>ð</text:p>
          </table:table-cell>
          <table:table-cell table:style-name="ce5" office:value-type="string" calcext:value-type="string">
            <text:p>Yes</text:p>
          </table:table-cell>
          <table:table-cell/>
          <table:table-cell office:value-type="string" calcext:value-type="string">
            <text:p>th</text:p>
          </table:table-cell>
          <table:table-cell table:number-columns-repeated="12"/>
          <table:table-cell office:value-type="string" calcext:value-type="string">
            <text:p>leather</text:p>
          </table:table-cell>
          <table:table-cell table:number-columns-repeated="11"/>
        </table:table-row>
        <table:table-row table:style-name="ro1">
          <table:table-cell/>
          <table:table-cell table:style-name="ce5" office:value-type="float" office:value="23" calcext:value-type="float">
            <text:p>23</text:p>
          </table:table-cell>
          <table:table-cell table:style-name="ce5" office:value-type="string" calcext:value-type="string">
            <text:p>ŋ</text:p>
          </table:table-cell>
          <table:table-cell table:style-name="ce5" office:value-type="string" calcext:value-type="string">
            <text:p>Yes</text:p>
          </table:table-cell>
          <table:table-cell/>
          <table:table-cell office:value-type="string" calcext:value-type="string">
            <text:p>ng</text:p>
          </table:table-cell>
          <table:table-cell office:value-type="string" calcext:value-type="string">
            <text:p><text:s/>n</text:p>
          </table:table-cell>
          <table:table-cell office:value-type="string" calcext:value-type="string">
            <text:p><text:s/>ngue</text:p>
          </table:table-cell>
          <table:table-cell table:number-columns-repeated="10"/>
          <table:table-cell office:value-type="string" calcext:value-type="string">
            <text:p>ring</text:p>
          </table:table-cell>
          <table:table-cell office:value-type="string" calcext:value-type="string">
            <text:p><text:s/>pink</text:p>
          </table:table-cell>
          <table:table-cell office:value-type="string" calcext:value-type="string">
            <text:p><text:s/>tongue</text:p>
          </table:table-cell>
          <table:table-cell table:number-columns-repeated="9"/>
        </table:table-row>
        <table:table-row table:style-name="ro1">
          <table:table-cell/>
          <table:table-cell table:style-name="ce5" office:value-type="float" office:value="24" calcext:value-type="float">
            <text:p>24</text:p>
          </table:table-cell>
          <table:table-cell table:style-name="ce5" office:value-type="string" calcext:value-type="string">
            <text:p>j</text:p>
          </table:table-cell>
          <table:table-cell table:style-name="ce5" office:value-type="string" calcext:value-type="string">
            <text:p>Yes</text:p>
          </table:table-cell>
          <table:table-cell/>
          <table:table-cell office:value-type="string" calcext:value-type="string">
            <text:p>y</text:p>
          </table:table-cell>
          <table:table-cell office:value-type="string" calcext:value-type="string">
            <text:p><text:s/>i</text:p>
          </table:table-cell>
          <table:table-cell office:value-type="string" calcext:value-type="string">
            <text:p><text:s/>j</text:p>
          </table:table-cell>
          <table:table-cell table:number-columns-repeated="10"/>
          <table:table-cell office:value-type="string" calcext:value-type="string">
            <text:p>you</text:p>
          </table:table-cell>
          <table:table-cell office:value-type="string" calcext:value-type="string">
            <text:p><text:s/>onion</text:p>
          </table:table-cell>
          <table:table-cell office:value-type="string" calcext:value-type="string">
            <text:p><text:s/>hallelujah</text:p>
          </table:table-cell>
          <table:table-cell table:number-columns-repeated="9"/>
        </table:table-row>
        <table:table-row table:style-name="ro1">
          <table:table-cell table:style-name="ce3" office:value-type="string" calcext:value-type="string">
            <text:p>Vowels</text:p>
          </table:table-cell>
          <table:table-cell table:style-name="ce5" office:value-type="float" office:value="25" calcext:value-type="float">
            <text:p>25</text:p>
          </table:table-cell>
          <table:table-cell table:style-name="ce5" office:value-type="string" calcext:value-type="string">
            <text:p>æ</text:p>
          </table:table-cell>
          <table:table-cell table:number-columns-repeated="2"/>
          <table:table-cell office:value-type="string" calcext:value-type="string">
            <text:p>a</text:p>
          </table:table-cell>
          <table:table-cell office:value-type="string" calcext:value-type="string">
            <text:p><text:s/>ai</text:p>
          </table:table-cell>
          <table:table-cell office:value-type="string" calcext:value-type="string">
            <text:p><text:s/>au</text:p>
          </table:table-cell>
          <table:table-cell office:value-type="string" calcext:value-type="string">
            <text:p><text:s/></text:p>
          </table:table-cell>
          <table:table-cell table:number-columns-repeated="9"/>
          <table:table-cell office:value-type="string" calcext:value-type="string">
            <text:p>cat</text:p>
          </table:table-cell>
          <table:table-cell office:value-type="string" calcext:value-type="string">
            <text:p><text:s/>plaid</text:p>
          </table:table-cell>
          <table:table-cell office:value-type="string" calcext:value-type="string">
            <text:p><text:s/>laugh</text:p>
          </table:table-cell>
          <table:table-cell table:number-columns-repeated="9"/>
        </table:table-row>
        <table:table-row table:style-name="ro1">
          <table:table-cell/>
          <table:table-cell table:style-name="ce5" office:value-type="float" office:value="26" calcext:value-type="float">
            <text:p>26</text:p>
          </table:table-cell>
          <table:table-cell table:style-name="ce5" office:value-type="string" calcext:value-type="string">
            <text:p>eɪ</text:p>
          </table:table-cell>
          <table:table-cell table:number-columns-repeated="2"/>
          <table:table-cell office:value-type="string" calcext:value-type="string">
            <text:p>a</text:p>
          </table:table-cell>
          <table:table-cell office:value-type="string" calcext:value-type="string">
            <text:p><text:s/>ai</text:p>
          </table:table-cell>
          <table:table-cell office:value-type="string" calcext:value-type="string">
            <text:p><text:s/>eigh</text:p>
          </table:table-cell>
          <table:table-cell office:value-type="string" calcext:value-type="string">
            <text:p><text:s/>aigh</text:p>
          </table:table-cell>
          <table:table-cell office:value-type="string" calcext:value-type="string">
            <text:p><text:s/>ay</text:p>
          </table:table-cell>
          <table:table-cell office:value-type="string" calcext:value-type="string">
            <text:p><text:s/>er</text:p>
          </table:table-cell>
          <table:table-cell office:value-type="string" calcext:value-type="string">
            <text:p><text:s/>et</text:p>
          </table:table-cell>
          <table:table-cell office:value-type="string" calcext:value-type="string">
            <text:p><text:s/>ei</text:p>
          </table:table-cell>
          <table:table-cell office:value-type="string" calcext:value-type="string">
            <text:p><text:s/>au</text:p>
          </table:table-cell>
          <table:table-cell office:value-type="string" calcext:value-type="string">
            <text:p><text:s/>a_e</text:p>
          </table:table-cell>
          <table:table-cell office:value-type="string" calcext:value-type="string">
            <text:p><text:s/>ea</text:p>
          </table:table-cell>
          <table:table-cell office:value-type="string" calcext:value-type="string">
            <text:p><text:s/>ey</text:p>
          </table:table-cell>
          <table:table-cell/>
          <table:table-cell office:value-type="string" calcext:value-type="string">
            <text:p>bay</text:p>
          </table:table-cell>
          <table:table-cell office:value-type="string" calcext:value-type="string">
            <text:p><text:s/>maid</text:p>
          </table:table-cell>
          <table:table-cell office:value-type="string" calcext:value-type="string">
            <text:p><text:s/>weigh</text:p>
          </table:table-cell>
          <table:table-cell office:value-type="string" calcext:value-type="string">
            <text:p><text:s/>straight</text:p>
          </table:table-cell>
          <table:table-cell office:value-type="string" calcext:value-type="string">
            <text:p><text:s/>pay</text:p>
          </table:table-cell>
          <table:table-cell office:value-type="string" calcext:value-type="string">
            <text:p><text:s/>foyer</text:p>
          </table:table-cell>
          <table:table-cell office:value-type="string" calcext:value-type="string">
            <text:p><text:s/>filet</text:p>
          </table:table-cell>
          <table:table-cell office:value-type="string" calcext:value-type="string">
            <text:p><text:s/>eight</text:p>
          </table:table-cell>
          <table:table-cell office:value-type="string" calcext:value-type="string">
            <text:p><text:s/>gauge</text:p>
          </table:table-cell>
          <table:table-cell office:value-type="string" calcext:value-type="string">
            <text:p><text:s/>mate</text:p>
          </table:table-cell>
          <table:table-cell office:value-type="string" calcext:value-type="string">
            <text:p><text:s/>break</text:p>
          </table:table-cell>
          <table:table-cell office:value-type="string" calcext:value-type="string">
            <text:p><text:s/>they</text:p>
          </table:table-cell>
        </table:table-row>
        <table:table-row table:style-name="ro1">
          <table:table-cell/>
          <table:table-cell table:style-name="ce5" office:value-type="float" office:value="27" calcext:value-type="float">
            <text:p>27</text:p>
          </table:table-cell>
          <table:table-cell table:style-name="ce5" office:value-type="string" calcext:value-type="string">
            <text:p>ɛ</text:p>
          </table:table-cell>
          <table:table-cell table:number-columns-repeated="2"/>
          <table:table-cell office:value-type="string" calcext:value-type="string">
            <text:p>e</text:p>
          </table:table-cell>
          <table:table-cell office:value-type="string" calcext:value-type="string">
            <text:p><text:s/>ea</text:p>
          </table:table-cell>
          <table:table-cell office:value-type="string" calcext:value-type="string">
            <text:p><text:s/>u</text:p>
          </table:table-cell>
          <table:table-cell office:value-type="string" calcext:value-type="string">
            <text:p><text:s/>ie</text:p>
          </table:table-cell>
          <table:table-cell office:value-type="string" calcext:value-type="string">
            <text:p><text:s/>ai</text:p>
          </table:table-cell>
          <table:table-cell office:value-type="string" calcext:value-type="string">
            <text:p><text:s/>a</text:p>
          </table:table-cell>
          <table:table-cell office:value-type="string" calcext:value-type="string">
            <text:p><text:s/>eo</text:p>
          </table:table-cell>
          <table:table-cell office:value-type="string" calcext:value-type="string">
            <text:p><text:s/>ei</text:p>
          </table:table-cell>
          <table:table-cell office:value-type="string" calcext:value-type="string">
            <text:p><text:s/>ae</text:p>
          </table:table-cell>
          <table:table-cell table:number-columns-repeated="4"/>
          <table:table-cell office:value-type="string" calcext:value-type="string">
            <text:p>end</text:p>
          </table:table-cell>
          <table:table-cell office:value-type="string" calcext:value-type="string">
            <text:p><text:s/>bread</text:p>
          </table:table-cell>
          <table:table-cell office:value-type="string" calcext:value-type="string">
            <text:p><text:s/>bury</text:p>
          </table:table-cell>
          <table:table-cell office:value-type="string" calcext:value-type="string">
            <text:p><text:s/>friend</text:p>
          </table:table-cell>
          <table:table-cell office:value-type="string" calcext:value-type="string">
            <text:p><text:s/>said</text:p>
          </table:table-cell>
          <table:table-cell office:value-type="string" calcext:value-type="string">
            <text:p><text:s/>many</text:p>
          </table:table-cell>
          <table:table-cell office:value-type="string" calcext:value-type="string">
            <text:p><text:s/>leopard</text:p>
          </table:table-cell>
          <table:table-cell office:value-type="string" calcext:value-type="string">
            <text:p><text:s/>heifer</text:p>
          </table:table-cell>
          <table:table-cell office:value-type="string" calcext:value-type="string">
            <text:p><text:s/>aesthetic</text:p>
          </table:table-cell>
          <table:table-cell table:number-columns-repeated="3"/>
        </table:table-row>
        <table:table-row table:style-name="ro1">
          <table:table-cell/>
          <table:table-cell table:style-name="ce5" office:value-type="float" office:value="28" calcext:value-type="float">
            <text:p>28</text:p>
          </table:table-cell>
          <table:table-cell table:style-name="ce5" office:value-type="string" calcext:value-type="string">
            <text:p>i:</text:p>
          </table:table-cell>
          <table:table-cell table:number-columns-repeated="2"/>
          <table:table-cell office:value-type="string" calcext:value-type="string">
            <text:p>e</text:p>
          </table:table-cell>
          <table:table-cell office:value-type="string" calcext:value-type="string">
            <text:p><text:s/>ee</text:p>
          </table:table-cell>
          <table:table-cell office:value-type="string" calcext:value-type="string">
            <text:p><text:s/>ea</text:p>
          </table:table-cell>
          <table:table-cell office:value-type="string" calcext:value-type="string">
            <text:p><text:s/>y</text:p>
          </table:table-cell>
          <table:table-cell office:value-type="string" calcext:value-type="string">
            <text:p><text:s/>ey</text:p>
          </table:table-cell>
          <table:table-cell office:value-type="string" calcext:value-type="string">
            <text:p><text:s/>oe</text:p>
          </table:table-cell>
          <table:table-cell office:value-type="string" calcext:value-type="string">
            <text:p><text:s/>ie</text:p>
          </table:table-cell>
          <table:table-cell office:value-type="string" calcext:value-type="string">
            <text:p><text:s/>i</text:p>
          </table:table-cell>
          <table:table-cell office:value-type="string" calcext:value-type="string">
            <text:p><text:s/>ei</text:p>
          </table:table-cell>
          <table:table-cell office:value-type="string" calcext:value-type="string">
            <text:p><text:s/>eo</text:p>
          </table:table-cell>
          <table:table-cell office:value-type="string" calcext:value-type="string">
            <text:p><text:s/>ay</text:p>
          </table:table-cell>
          <table:table-cell table:number-columns-repeated="2"/>
          <table:table-cell office:value-type="string" calcext:value-type="string">
            <text:p>be</text:p>
          </table:table-cell>
          <table:table-cell office:value-type="string" calcext:value-type="string">
            <text:p><text:s/>bee</text:p>
          </table:table-cell>
          <table:table-cell office:value-type="string" calcext:value-type="string">
            <text:p><text:s/>meat</text:p>
          </table:table-cell>
          <table:table-cell office:value-type="string" calcext:value-type="string">
            <text:p><text:s/>lady</text:p>
          </table:table-cell>
          <table:table-cell office:value-type="string" calcext:value-type="string">
            <text:p><text:s/>key</text:p>
          </table:table-cell>
          <table:table-cell office:value-type="string" calcext:value-type="string">
            <text:p><text:s/>phoenix</text:p>
          </table:table-cell>
          <table:table-cell office:value-type="string" calcext:value-type="string">
            <text:p><text:s/>grief</text:p>
          </table:table-cell>
          <table:table-cell office:value-type="string" calcext:value-type="string">
            <text:p><text:s/>ski</text:p>
          </table:table-cell>
          <table:table-cell office:value-type="string" calcext:value-type="string">
            <text:p><text:s/>deceive</text:p>
          </table:table-cell>
          <table:table-cell office:value-type="string" calcext:value-type="string">
            <text:p><text:s/>people</text:p>
          </table:table-cell>
          <table:table-cell office:value-type="string" calcext:value-type="string">
            <text:p><text:s/>quay</text:p>
          </table:table-cell>
          <table:table-cell/>
        </table:table-row>
        <table:table-row table:style-name="ro1">
          <table:table-cell/>
          <table:table-cell table:style-name="ce5" office:value-type="float" office:value="29" calcext:value-type="float">
            <text:p>29</text:p>
          </table:table-cell>
          <table:table-cell table:style-name="ce5" office:value-type="string" calcext:value-type="string">
            <text:p>ɪ</text:p>
          </table:table-cell>
          <table:table-cell table:number-columns-repeated="2"/>
          <table:table-cell office:value-type="string" calcext:value-type="string">
            <text:p>i</text:p>
          </table:table-cell>
          <table:table-cell office:value-type="string" calcext:value-type="string">
            <text:p><text:s/>e</text:p>
          </table:table-cell>
          <table:table-cell office:value-type="string" calcext:value-type="string">
            <text:p><text:s/>o</text:p>
          </table:table-cell>
          <table:table-cell office:value-type="string" calcext:value-type="string">
            <text:p><text:s/>u</text:p>
          </table:table-cell>
          <table:table-cell office:value-type="string" calcext:value-type="string">
            <text:p><text:s/>ui</text:p>
          </table:table-cell>
          <table:table-cell office:value-type="string" calcext:value-type="string">
            <text:p><text:s/>y</text:p>
          </table:table-cell>
          <table:table-cell office:value-type="string" calcext:value-type="string">
            <text:p><text:s/>ie</text:p>
          </table:table-cell>
          <table:table-cell table:number-columns-repeated="6"/>
          <table:table-cell office:value-type="string" calcext:value-type="string">
            <text:p>it</text:p>
          </table:table-cell>
          <table:table-cell office:value-type="string" calcext:value-type="string">
            <text:p><text:s/>england</text:p>
          </table:table-cell>
          <table:table-cell office:value-type="string" calcext:value-type="string">
            <text:p><text:s/>women</text:p>
          </table:table-cell>
          <table:table-cell office:value-type="string" calcext:value-type="string">
            <text:p><text:s/>busy</text:p>
          </table:table-cell>
          <table:table-cell office:value-type="string" calcext:value-type="string">
            <text:p><text:s/>guild</text:p>
          </table:table-cell>
          <table:table-cell office:value-type="string" calcext:value-type="string">
            <text:p><text:s/>gym</text:p>
          </table:table-cell>
          <table:table-cell office:value-type="string" calcext:value-type="string">
            <text:p><text:s/>sieve</text:p>
          </table:table-cell>
          <table:table-cell table:number-columns-repeated="5"/>
        </table:table-row>
        <table:table-row table:style-name="ro1">
          <table:table-cell/>
          <table:table-cell table:style-name="ce5" office:value-type="float" office:value="30" calcext:value-type="float">
            <text:p>30</text:p>
          </table:table-cell>
          <table:table-cell table:style-name="ce5" office:value-type="string" calcext:value-type="string">
            <text:p>aɪ</text:p>
          </table:table-cell>
          <table:table-cell table:number-columns-repeated="2"/>
          <table:table-cell office:value-type="string" calcext:value-type="string">
            <text:p>i</text:p>
          </table:table-cell>
          <table:table-cell office:value-type="string" calcext:value-type="string">
            <text:p><text:s/>y</text:p>
          </table:table-cell>
          <table:table-cell office:value-type="string" calcext:value-type="string">
            <text:p><text:s/>igh</text:p>
          </table:table-cell>
          <table:table-cell office:value-type="string" calcext:value-type="string">
            <text:p><text:s/>ie</text:p>
          </table:table-cell>
          <table:table-cell office:value-type="string" calcext:value-type="string">
            <text:p><text:s/>uy</text:p>
          </table:table-cell>
          <table:table-cell office:value-type="string" calcext:value-type="string">
            <text:p><text:s/>ye</text:p>
          </table:table-cell>
          <table:table-cell office:value-type="string" calcext:value-type="string">
            <text:p><text:s/>ai</text:p>
          </table:table-cell>
          <table:table-cell office:value-type="string" calcext:value-type="string">
            <text:p><text:s/>is</text:p>
          </table:table-cell>
          <table:table-cell office:value-type="string" calcext:value-type="string">
            <text:p><text:s/>eigh</text:p>
          </table:table-cell>
          <table:table-cell office:value-type="string" calcext:value-type="string">
            <text:p><text:s/>i_e</text:p>
          </table:table-cell>
          <table:table-cell table:number-columns-repeated="3"/>
          <table:table-cell office:value-type="string" calcext:value-type="string">
            <text:p>spider</text:p>
          </table:table-cell>
          <table:table-cell office:value-type="string" calcext:value-type="string">
            <text:p><text:s/>sky</text:p>
          </table:table-cell>
          <table:table-cell office:value-type="string" calcext:value-type="string">
            <text:p><text:s/>night</text:p>
          </table:table-cell>
          <table:table-cell office:value-type="string" calcext:value-type="string">
            <text:p><text:s/>pie</text:p>
          </table:table-cell>
          <table:table-cell office:value-type="string" calcext:value-type="string">
            <text:p><text:s/>guy</text:p>
          </table:table-cell>
          <table:table-cell office:value-type="string" calcext:value-type="string">
            <text:p><text:s/>stye</text:p>
          </table:table-cell>
          <table:table-cell office:value-type="string" calcext:value-type="string">
            <text:p><text:s/>aisle</text:p>
          </table:table-cell>
          <table:table-cell office:value-type="string" calcext:value-type="string">
            <text:p><text:s/>island</text:p>
          </table:table-cell>
          <table:table-cell office:value-type="string" calcext:value-type="string">
            <text:p><text:s/>height</text:p>
          </table:table-cell>
          <table:table-cell office:value-type="string" calcext:value-type="string">
            <text:p><text:s/>kite</text:p>
          </table:table-cell>
          <table:table-cell table:number-columns-repeated="2"/>
        </table:table-row>
        <table:table-row table:style-name="ro1">
          <table:table-cell/>
          <table:table-cell table:style-name="ce5" office:value-type="float" office:value="31" calcext:value-type="float">
            <text:p>31</text:p>
          </table:table-cell>
          <table:table-cell table:style-name="ce5" office:value-type="string" calcext:value-type="string">
            <text:p>ɒ</text:p>
          </table:table-cell>
          <table:table-cell table:number-columns-repeated="2"/>
          <table:table-cell office:value-type="string" calcext:value-type="string">
            <text:p>a</text:p>
          </table:table-cell>
          <table:table-cell office:value-type="string" calcext:value-type="string">
            <text:p><text:s/>ho</text:p>
          </table:table-cell>
          <table:table-cell office:value-type="string" calcext:value-type="string">
            <text:p><text:s/>au</text:p>
          </table:table-cell>
          <table:table-cell office:value-type="string" calcext:value-type="string">
            <text:p><text:s/>aw</text:p>
          </table:table-cell>
          <table:table-cell office:value-type="string" calcext:value-type="string">
            <text:p><text:s/>ough</text:p>
          </table:table-cell>
          <table:table-cell table:number-columns-repeated="8"/>
          <table:table-cell office:value-type="string" calcext:value-type="string">
            <text:p>swan</text:p>
          </table:table-cell>
          <table:table-cell office:value-type="string" calcext:value-type="string">
            <text:p><text:s/>honest</text:p>
          </table:table-cell>
          <table:table-cell office:value-type="string" calcext:value-type="string">
            <text:p><text:s/>maul</text:p>
          </table:table-cell>
          <table:table-cell office:value-type="string" calcext:value-type="string">
            <text:p><text:s/>slaw</text:p>
          </table:table-cell>
          <table:table-cell office:value-type="string" calcext:value-type="string">
            <text:p><text:s/>fought</text:p>
          </table:table-cell>
          <table:table-cell table:number-columns-repeated="7"/>
        </table:table-row>
        <table:table-row table:style-name="ro1">
          <table:table-cell/>
          <table:table-cell table:style-name="ce5" office:value-type="float" office:value="32" calcext:value-type="float">
            <text:p>32</text:p>
          </table:table-cell>
          <table:table-cell table:style-name="ce5" office:value-type="string" calcext:value-type="string">
            <text:p>oʊ</text:p>
          </table:table-cell>
          <table:table-cell table:number-columns-repeated="2"/>
          <table:table-cell office:value-type="string" calcext:value-type="string">
            <text:p>o</text:p>
          </table:table-cell>
          <table:table-cell office:value-type="string" calcext:value-type="string">
            <text:p><text:s/>oa</text:p>
          </table:table-cell>
          <table:table-cell office:value-type="string" calcext:value-type="string">
            <text:p><text:s/>o_e</text:p>
          </table:table-cell>
          <table:table-cell office:value-type="string" calcext:value-type="string">
            <text:p><text:s/>oe</text:p>
          </table:table-cell>
          <table:table-cell office:value-type="string" calcext:value-type="string">
            <text:p><text:s/>ow</text:p>
          </table:table-cell>
          <table:table-cell office:value-type="string" calcext:value-type="string">
            <text:p><text:s/>ough</text:p>
          </table:table-cell>
          <table:table-cell office:value-type="string" calcext:value-type="string">
            <text:p><text:s/>eau</text:p>
          </table:table-cell>
          <table:table-cell office:value-type="string" calcext:value-type="string">
            <text:p><text:s/>oo</text:p>
          </table:table-cell>
          <table:table-cell office:value-type="string" calcext:value-type="string">
            <text:p><text:s/>ew</text:p>
          </table:table-cell>
          <table:table-cell table:number-columns-repeated="4"/>
          <table:table-cell office:value-type="string" calcext:value-type="string">
            <text:p>open</text:p>
          </table:table-cell>
          <table:table-cell office:value-type="string" calcext:value-type="string">
            <text:p><text:s/>moat</text:p>
          </table:table-cell>
          <table:table-cell office:value-type="string" calcext:value-type="string">
            <text:p><text:s/>bone</text:p>
          </table:table-cell>
          <table:table-cell office:value-type="string" calcext:value-type="string">
            <text:p><text:s/>toe</text:p>
          </table:table-cell>
          <table:table-cell office:value-type="string" calcext:value-type="string">
            <text:p><text:s/>sow</text:p>
          </table:table-cell>
          <table:table-cell office:value-type="string" calcext:value-type="string">
            <text:p><text:s/>dough</text:p>
          </table:table-cell>
          <table:table-cell office:value-type="string" calcext:value-type="string">
            <text:p><text:s/>beau</text:p>
          </table:table-cell>
          <table:table-cell office:value-type="string" calcext:value-type="string">
            <text:p><text:s/>brooch</text:p>
          </table:table-cell>
          <table:table-cell office:value-type="string" calcext:value-type="string">
            <text:p><text:s/>sew</text:p>
          </table:table-cell>
          <table:table-cell table:number-columns-repeated="3"/>
        </table:table-row>
        <table:table-row table:style-name="ro1">
          <table:table-cell/>
          <table:table-cell table:style-name="ce5" office:value-type="float" office:value="33" calcext:value-type="float">
            <text:p>33</text:p>
          </table:table-cell>
          <table:table-cell table:style-name="ce5" office:value-type="string" calcext:value-type="string">
            <text:p>ʊ</text:p>
          </table:table-cell>
          <table:table-cell table:number-columns-repeated="2"/>
          <table:table-cell office:value-type="string" calcext:value-type="string">
            <text:p>o</text:p>
          </table:table-cell>
          <table:table-cell office:value-type="string" calcext:value-type="string">
            <text:p><text:s/>oo</text:p>
          </table:table-cell>
          <table:table-cell office:value-type="string" calcext:value-type="string">
            <text:p><text:s/>u</text:p>
          </table:table-cell>
          <table:table-cell office:value-type="string" calcext:value-type="string">
            <text:p>ou</text:p>
          </table:table-cell>
          <table:table-cell table:number-columns-repeated="9"/>
          <table:table-cell office:value-type="string" calcext:value-type="string">
            <text:p>wolf</text:p>
          </table:table-cell>
          <table:table-cell office:value-type="string" calcext:value-type="string">
            <text:p><text:s/>look</text:p>
          </table:table-cell>
          <table:table-cell office:value-type="string" calcext:value-type="string">
            <text:p><text:s/>bush</text:p>
          </table:table-cell>
          <table:table-cell office:value-type="string" calcext:value-type="string">
            <text:p><text:s/>would</text:p>
          </table:table-cell>
          <table:table-cell table:number-columns-repeated="8"/>
        </table:table-row>
        <table:table-row table:style-name="ro1">
          <table:table-cell/>
          <table:table-cell table:style-name="ce5" office:value-type="float" office:value="34" calcext:value-type="float">
            <text:p>34</text:p>
          </table:table-cell>
          <table:table-cell table:style-name="ce5" office:value-type="string" calcext:value-type="string">
            <text:p>ʌ</text:p>
          </table:table-cell>
          <table:table-cell table:number-columns-repeated="2"/>
          <table:table-cell office:value-type="string" calcext:value-type="string">
            <text:p>u</text:p>
          </table:table-cell>
          <table:table-cell office:value-type="string" calcext:value-type="string">
            <text:p><text:s/>o</text:p>
          </table:table-cell>
          <table:table-cell office:value-type="string" calcext:value-type="string">
            <text:p><text:s/>oo</text:p>
          </table:table-cell>
          <table:table-cell office:value-type="string" calcext:value-type="string">
            <text:p><text:s/>ou</text:p>
          </table:table-cell>
          <table:table-cell table:number-columns-repeated="9"/>
          <table:table-cell office:value-type="string" calcext:value-type="string">
            <text:p>lug</text:p>
          </table:table-cell>
          <table:table-cell office:value-type="string" calcext:value-type="string">
            <text:p><text:s/>monkey</text:p>
          </table:table-cell>
          <table:table-cell office:value-type="string" calcext:value-type="string">
            <text:p><text:s/>blood</text:p>
          </table:table-cell>
          <table:table-cell office:value-type="string" calcext:value-type="string">
            <text:p><text:s/>double</text:p>
          </table:table-cell>
          <table:table-cell table:number-columns-repeated="8"/>
        </table:table-row>
        <table:table-row table:style-name="ro1">
          <table:table-cell/>
          <table:table-cell table:style-name="ce5" office:value-type="float" office:value="35" calcext:value-type="float">
            <text:p>35</text:p>
          </table:table-cell>
          <table:table-cell table:style-name="ce5" office:value-type="string" calcext:value-type="string">
            <text:p>u:</text:p>
          </table:table-cell>
          <table:table-cell table:number-columns-repeated="2"/>
          <table:table-cell office:value-type="string" calcext:value-type="string">
            <text:p>o</text:p>
          </table:table-cell>
          <table:table-cell office:value-type="string" calcext:value-type="string">
            <text:p><text:s/>oo</text:p>
          </table:table-cell>
          <table:table-cell office:value-type="string" calcext:value-type="string">
            <text:p><text:s/>ew</text:p>
          </table:table-cell>
          <table:table-cell office:value-type="string" calcext:value-type="string">
            <text:p><text:s/>ue</text:p>
          </table:table-cell>
          <table:table-cell office:value-type="string" calcext:value-type="string">
            <text:p><text:s/>u_e</text:p>
          </table:table-cell>
          <table:table-cell office:value-type="string" calcext:value-type="string">
            <text:p><text:s/>oe</text:p>
          </table:table-cell>
          <table:table-cell office:value-type="string" calcext:value-type="string">
            <text:p><text:s/>ough</text:p>
          </table:table-cell>
          <table:table-cell office:value-type="string" calcext:value-type="string">
            <text:p><text:s/>ui</text:p>
          </table:table-cell>
          <table:table-cell office:value-type="string" calcext:value-type="string">
            <text:p><text:s/>oew</text:p>
          </table:table-cell>
          <table:table-cell office:value-type="string" calcext:value-type="string">
            <text:p><text:s/>ou</text:p>
          </table:table-cell>
          <table:table-cell table:number-columns-repeated="3"/>
          <table:table-cell office:value-type="string" calcext:value-type="string">
            <text:p>who</text:p>
          </table:table-cell>
          <table:table-cell office:value-type="string" calcext:value-type="string">
            <text:p><text:s/>loon</text:p>
          </table:table-cell>
          <table:table-cell office:value-type="string" calcext:value-type="string">
            <text:p><text:s/>dew</text:p>
          </table:table-cell>
          <table:table-cell office:value-type="string" calcext:value-type="string">
            <text:p><text:s/>blue</text:p>
          </table:table-cell>
          <table:table-cell office:value-type="string" calcext:value-type="string">
            <text:p><text:s/>flute</text:p>
          </table:table-cell>
          <table:table-cell office:value-type="string" calcext:value-type="string">
            <text:p><text:s/>shoe</text:p>
          </table:table-cell>
          <table:table-cell office:value-type="string" calcext:value-type="string">
            <text:p><text:s/>through</text:p>
          </table:table-cell>
          <table:table-cell office:value-type="string" calcext:value-type="string">
            <text:p><text:s/>fruit</text:p>
          </table:table-cell>
          <table:table-cell office:value-type="string" calcext:value-type="string">
            <text:p><text:s/>manoeuvre</text:p>
          </table:table-cell>
          <table:table-cell office:value-type="string" calcext:value-type="string">
            <text:p><text:s/>group</text:p>
          </table:table-cell>
          <table:table-cell table:number-columns-repeated="2"/>
        </table:table-row>
        <table:table-row table:style-name="ro1">
          <table:table-cell/>
          <table:table-cell table:style-name="ce5" office:value-type="float" office:value="36" calcext:value-type="float">
            <text:p>36</text:p>
          </table:table-cell>
          <table:table-cell table:style-name="ce5" office:value-type="string" calcext:value-type="string">
            <text:p>ɔɪ</text:p>
          </table:table-cell>
          <table:table-cell table:number-columns-repeated="2"/>
          <table:table-cell office:value-type="string" calcext:value-type="string">
            <text:p>oi</text:p>
          </table:table-cell>
          <table:table-cell office:value-type="string" calcext:value-type="string">
            <text:p><text:s/>oy</text:p>
          </table:table-cell>
          <table:table-cell office:value-type="string" calcext:value-type="string">
            <text:p><text:s/>uoy</text:p>
          </table:table-cell>
          <table:table-cell table:number-columns-repeated="10"/>
          <table:table-cell office:value-type="string" calcext:value-type="string">
            <text:p>join</text:p>
          </table:table-cell>
          <table:table-cell office:value-type="string" calcext:value-type="string">
            <text:p><text:s/>boy</text:p>
          </table:table-cell>
          <table:table-cell office:value-type="string" calcext:value-type="string">
            <text:p><text:s/>buoy</text:p>
          </table:table-cell>
          <table:table-cell table:number-columns-repeated="9"/>
        </table:table-row>
        <table:table-row table:style-name="ro1">
          <table:table-cell/>
          <table:table-cell table:style-name="ce5" office:value-type="float" office:value="37" calcext:value-type="float">
            <text:p>37</text:p>
          </table:table-cell>
          <table:table-cell table:style-name="ce5" office:value-type="string" calcext:value-type="string">
            <text:p>aʊ</text:p>
          </table:table-cell>
          <table:table-cell table:number-columns-repeated="2"/>
          <table:table-cell office:value-type="string" calcext:value-type="string">
            <text:p>ow</text:p>
          </table:table-cell>
          <table:table-cell office:value-type="string" calcext:value-type="string">
            <text:p><text:s/>ou</text:p>
          </table:table-cell>
          <table:table-cell office:value-type="string" calcext:value-type="string">
            <text:p><text:s/>ough</text:p>
          </table:table-cell>
          <table:table-cell table:number-columns-repeated="10"/>
          <table:table-cell office:value-type="string" calcext:value-type="string">
            <text:p>now</text:p>
          </table:table-cell>
          <table:table-cell office:value-type="string" calcext:value-type="string">
            <text:p><text:s/>shout</text:p>
          </table:table-cell>
          <table:table-cell office:value-type="string" calcext:value-type="string">
            <text:p><text:s/>bough</text:p>
          </table:table-cell>
          <table:table-cell table:number-columns-repeated="9"/>
        </table:table-row>
        <table:table-row table:style-name="ro1">
          <table:table-cell/>
          <table:table-cell table:style-name="ce5" office:value-type="float" office:value="38" calcext:value-type="float">
            <text:p>38</text:p>
          </table:table-cell>
          <table:table-cell table:style-name="ce5" office:value-type="string" calcext:value-type="string">
            <text:p>ə</text:p>
          </table:table-cell>
          <table:table-cell table:number-columns-repeated="2"/>
          <table:table-cell office:value-type="string" calcext:value-type="string">
            <text:p>a</text:p>
          </table:table-cell>
          <table:table-cell office:value-type="string" calcext:value-type="string">
            <text:p><text:s/>er</text:p>
          </table:table-cell>
          <table:table-cell office:value-type="string" calcext:value-type="string">
            <text:p><text:s/>i</text:p>
          </table:table-cell>
          <table:table-cell office:value-type="string" calcext:value-type="string">
            <text:p><text:s/>ar</text:p>
          </table:table-cell>
          <table:table-cell office:value-type="string" calcext:value-type="string">
            <text:p><text:s/>our</text:p>
          </table:table-cell>
          <table:table-cell office:value-type="string" calcext:value-type="string">
            <text:p><text:s/>ur</text:p>
          </table:table-cell>
          <table:table-cell office:value-type="string" calcext:value-type="string">
            <text:p>e</text:p>
          </table:table-cell>
          <table:table-cell table:number-columns-repeated="6"/>
          <table:table-cell office:value-type="string" calcext:value-type="string">
            <text:p>about</text:p>
          </table:table-cell>
          <table:table-cell office:value-type="string" calcext:value-type="string">
            <text:p><text:s/>ladder</text:p>
          </table:table-cell>
          <table:table-cell office:value-type="string" calcext:value-type="string">
            <text:p><text:s/>pencil</text:p>
          </table:table-cell>
          <table:table-cell office:value-type="string" calcext:value-type="string">
            <text:p><text:s/>dollar</text:p>
          </table:table-cell>
          <table:table-cell office:value-type="string" calcext:value-type="string">
            <text:p><text:s/>honour</text:p>
          </table:table-cell>
          <table:table-cell office:value-type="string" calcext:value-type="string">
            <text:p><text:s/>augur</text:p>
          </table:table-cell>
          <table:table-cell office:value-type="string" calcext:value-type="string">
            <text:p>the</text:p>
          </table:table-cell>
          <table:table-cell table:number-columns-repeated="5"/>
        </table:table-row>
        <table:table-row table:style-name="ro1">
          <table:table-cell/>
          <table:table-cell table:style-name="ce5" office:value-type="float" office:value="39" calcext:value-type="float">
            <text:p>39</text:p>
          </table:table-cell>
          <table:table-cell table:style-name="ce5" office:value-type="string" calcext:value-type="string">
            <text:p>eəʳ</text:p>
          </table:table-cell>
          <table:table-cell table:number-columns-repeated="2"/>
          <table:table-cell office:value-type="string" calcext:value-type="string">
            <text:p>air</text:p>
          </table:table-cell>
          <table:table-cell office:value-type="string" calcext:value-type="string">
            <text:p><text:s/>are</text:p>
          </table:table-cell>
          <table:table-cell office:value-type="string" calcext:value-type="string">
            <text:p><text:s/>ear</text:p>
          </table:table-cell>
          <table:table-cell office:value-type="string" calcext:value-type="string">
            <text:p><text:s/>ere</text:p>
          </table:table-cell>
          <table:table-cell office:value-type="string" calcext:value-type="string">
            <text:p><text:s/>eir</text:p>
          </table:table-cell>
          <table:table-cell office:value-type="string" calcext:value-type="string">
            <text:p><text:s/>ayer</text:p>
          </table:table-cell>
          <table:table-cell table:number-columns-repeated="7"/>
          <table:table-cell office:value-type="string" calcext:value-type="string">
            <text:p>chair</text:p>
          </table:table-cell>
          <table:table-cell office:value-type="string" calcext:value-type="string">
            <text:p><text:s/>dare</text:p>
          </table:table-cell>
          <table:table-cell office:value-type="string" calcext:value-type="string">
            <text:p><text:s/>pear</text:p>
          </table:table-cell>
          <table:table-cell office:value-type="string" calcext:value-type="string">
            <text:p><text:s/>where</text:p>
          </table:table-cell>
          <table:table-cell office:value-type="string" calcext:value-type="string">
            <text:p><text:s/>their</text:p>
          </table:table-cell>
          <table:table-cell office:value-type="string" calcext:value-type="string">
            <text:p><text:s/>prayer</text:p>
          </table:table-cell>
          <table:table-cell table:number-columns-repeated="6"/>
        </table:table-row>
        <table:table-row table:style-name="ro1">
          <table:table-cell/>
          <table:table-cell table:style-name="ce5" office:value-type="float" office:value="40" calcext:value-type="float">
            <text:p>40</text:p>
          </table:table-cell>
          <table:table-cell table:style-name="ce5" office:value-type="string" calcext:value-type="string">
            <text:p>ɑ:</text:p>
          </table:table-cell>
          <table:table-cell table:number-columns-repeated="2"/>
          <table:table-cell office:value-type="string" calcext:value-type="string">
            <text:p>a</text:p>
          </table:table-cell>
          <table:table-cell table:number-columns-repeated="12"/>
          <table:table-cell office:value-type="string" calcext:value-type="string">
            <text:p>arm</text:p>
          </table:table-cell>
          <table:table-cell table:number-columns-repeated="11"/>
        </table:table-row>
        <table:table-row table:style-name="ro1">
          <table:table-cell/>
          <table:table-cell table:style-name="ce5" office:value-type="float" office:value="41" calcext:value-type="float">
            <text:p>41</text:p>
          </table:table-cell>
          <table:table-cell table:style-name="ce5" office:value-type="string" calcext:value-type="string">
            <text:p>ɜ:ʳ</text:p>
          </table:table-cell>
          <table:table-cell table:number-columns-repeated="2"/>
          <table:table-cell office:value-type="string" calcext:value-type="string">
            <text:p>ir</text:p>
          </table:table-cell>
          <table:table-cell office:value-type="string" calcext:value-type="string">
            <text:p><text:s/>er</text:p>
          </table:table-cell>
          <table:table-cell office:value-type="string" calcext:value-type="string">
            <text:p><text:s/>ur</text:p>
          </table:table-cell>
          <table:table-cell office:value-type="string" calcext:value-type="string">
            <text:p><text:s/>ear</text:p>
          </table:table-cell>
          <table:table-cell office:value-type="string" calcext:value-type="string">
            <text:p><text:s/>or</text:p>
          </table:table-cell>
          <table:table-cell office:value-type="string" calcext:value-type="string">
            <text:p><text:s/>our</text:p>
          </table:table-cell>
          <table:table-cell office:value-type="string" calcext:value-type="string">
            <text:p><text:s/>yr</text:p>
          </table:table-cell>
          <table:table-cell table:number-columns-repeated="6"/>
          <table:table-cell office:value-type="string" calcext:value-type="string">
            <text:p>bird</text:p>
          </table:table-cell>
          <table:table-cell office:value-type="string" calcext:value-type="string">
            <text:p><text:s/>term</text:p>
          </table:table-cell>
          <table:table-cell office:value-type="string" calcext:value-type="string">
            <text:p><text:s/>burn</text:p>
          </table:table-cell>
          <table:table-cell office:value-type="string" calcext:value-type="string">
            <text:p><text:s/>pearl</text:p>
          </table:table-cell>
          <table:table-cell office:value-type="string" calcext:value-type="string">
            <text:p><text:s/>word</text:p>
          </table:table-cell>
          <table:table-cell office:value-type="string" calcext:value-type="string">
            <text:p><text:s/>journey</text:p>
          </table:table-cell>
          <table:table-cell office:value-type="string" calcext:value-type="string">
            <text:p><text:s/>myrtle</text:p>
          </table:table-cell>
          <table:table-cell table:number-columns-repeated="5"/>
        </table:table-row>
        <table:table-row table:style-name="ro1">
          <table:table-cell/>
          <table:table-cell table:style-name="ce5" office:value-type="float" office:value="42" calcext:value-type="float">
            <text:p>42</text:p>
          </table:table-cell>
          <table:table-cell table:style-name="ce5" office:value-type="string" calcext:value-type="string">
            <text:p>ɔ:</text:p>
          </table:table-cell>
          <table:table-cell table:number-columns-repeated="2"/>
          <table:table-cell office:value-type="string" calcext:value-type="string">
            <text:p>aw</text:p>
          </table:table-cell>
          <table:table-cell office:value-type="string" calcext:value-type="string">
            <text:p><text:s/>a</text:p>
          </table:table-cell>
          <table:table-cell office:value-type="string" calcext:value-type="string">
            <text:p><text:s/>or</text:p>
          </table:table-cell>
          <table:table-cell office:value-type="string" calcext:value-type="string">
            <text:p><text:s/>oor</text:p>
          </table:table-cell>
          <table:table-cell office:value-type="string" calcext:value-type="string">
            <text:p><text:s/>ore</text:p>
          </table:table-cell>
          <table:table-cell office:value-type="string" calcext:value-type="string">
            <text:p><text:s/>oar</text:p>
          </table:table-cell>
          <table:table-cell office:value-type="string" calcext:value-type="string">
            <text:p><text:s/>our</text:p>
          </table:table-cell>
          <table:table-cell office:value-type="string" calcext:value-type="string">
            <text:p><text:s/>augh</text:p>
          </table:table-cell>
          <table:table-cell office:value-type="string" calcext:value-type="string">
            <text:p><text:s/>ar</text:p>
          </table:table-cell>
          <table:table-cell office:value-type="string" calcext:value-type="string">
            <text:p><text:s/>ough</text:p>
          </table:table-cell>
          <table:table-cell office:value-type="string" calcext:value-type="string">
            <text:p><text:s/>au</text:p>
          </table:table-cell>
          <table:table-cell table:number-columns-repeated="2"/>
          <table:table-cell office:value-type="string" calcext:value-type="string">
            <text:p>paw</text:p>
          </table:table-cell>
          <table:table-cell office:value-type="string" calcext:value-type="string">
            <text:p><text:s/>ball</text:p>
          </table:table-cell>
          <table:table-cell office:value-type="string" calcext:value-type="string">
            <text:p><text:s/>fork</text:p>
          </table:table-cell>
          <table:table-cell office:value-type="string" calcext:value-type="string">
            <text:p><text:s/>poor</text:p>
          </table:table-cell>
          <table:table-cell office:value-type="string" calcext:value-type="string">
            <text:p><text:s/>fore</text:p>
          </table:table-cell>
          <table:table-cell office:value-type="string" calcext:value-type="string">
            <text:p><text:s/>board</text:p>
          </table:table-cell>
          <table:table-cell office:value-type="string" calcext:value-type="string">
            <text:p><text:s/>four</text:p>
          </table:table-cell>
          <table:table-cell office:value-type="string" calcext:value-type="string">
            <text:p><text:s/>taught</text:p>
          </table:table-cell>
          <table:table-cell office:value-type="string" calcext:value-type="string">
            <text:p><text:s/>war</text:p>
          </table:table-cell>
          <table:table-cell office:value-type="string" calcext:value-type="string">
            <text:p><text:s/>bought</text:p>
          </table:table-cell>
          <table:table-cell office:value-type="string" calcext:value-type="string">
            <text:p><text:s/>sauce</text:p>
          </table:table-cell>
          <table:table-cell/>
        </table:table-row>
        <table:table-row table:style-name="ro1">
          <table:table-cell/>
          <table:table-cell table:style-name="ce5" office:value-type="float" office:value="43" calcext:value-type="float">
            <text:p>43</text:p>
          </table:table-cell>
          <table:table-cell table:style-name="ce5" office:value-type="string" calcext:value-type="string">
            <text:p>ɪəʳ</text:p>
          </table:table-cell>
          <table:table-cell table:number-columns-repeated="2"/>
          <table:table-cell office:value-type="string" calcext:value-type="string">
            <text:p>ear</text:p>
          </table:table-cell>
          <table:table-cell office:value-type="string" calcext:value-type="string">
            <text:p><text:s/>eer</text:p>
          </table:table-cell>
          <table:table-cell office:value-type="string" calcext:value-type="string">
            <text:p><text:s/>ere</text:p>
          </table:table-cell>
          <table:table-cell office:value-type="string" calcext:value-type="string">
            <text:p><text:s/>ier</text:p>
          </table:table-cell>
          <table:table-cell table:number-columns-repeated="9"/>
          <table:table-cell office:value-type="string" calcext:value-type="string">
            <text:p>ear</text:p>
          </table:table-cell>
          <table:table-cell office:value-type="string" calcext:value-type="string">
            <text:p><text:s/>steer</text:p>
          </table:table-cell>
          <table:table-cell office:value-type="string" calcext:value-type="string">
            <text:p><text:s/>here</text:p>
          </table:table-cell>
          <table:table-cell office:value-type="string" calcext:value-type="string">
            <text:p><text:s/>tier</text:p>
          </table:table-cell>
          <table:table-cell table:number-columns-repeated="8"/>
        </table:table-row>
        <table:table-row table:style-name="ro1">
          <table:table-cell/>
          <table:table-cell table:style-name="ce5" office:value-type="float" office:value="44" calcext:value-type="float">
            <text:p>44</text:p>
          </table:table-cell>
          <table:table-cell table:style-name="ce5" office:value-type="string" calcext:value-type="string">
            <text:p>ʊəʳ</text:p>
          </table:table-cell>
          <table:table-cell table:number-columns-repeated="2"/>
          <table:table-cell office:value-type="string" calcext:value-type="string">
            <text:p>ure</text:p>
          </table:table-cell>
          <table:table-cell office:value-type="string" calcext:value-type="string">
            <text:p><text:s/>our</text:p>
          </table:table-cell>
          <table:table-cell table:number-columns-repeated="11"/>
          <table:table-cell office:value-type="string" calcext:value-type="string">
            <text:p>cure</text:p>
          </table:table-cell>
          <table:table-cell office:value-type="string" calcext:value-type="string">
            <text:p><text:s/>tourist</text:p>
          </table:table-cell>
          <table:table-cell table:number-columns-repeated="10"/>
        </table:table-row>
        <table:table-row table:style-name="ro1">
          <table:table-cell office:value-type="string" calcext:value-type="string">
            <text:p>UFLI</text:p>
          </table:table-cell>
          <table:table-cell/>
          <table:table-cell table:style-name="ce5" office:value-type="string" calcext:value-type="string">
            <text:p>ă</text:p>
          </table:table-cell>
          <table:table-cell table:number-columns-repeated="27"/>
        </table:table-row>
        <table:table-row table:style-name="ro1">
          <table:table-cell table:number-columns-repeated="2"/>
          <table:table-cell table:style-name="ce6" office:value-type="string" calcext:value-type="string">
            <text:p>ā</text:p>
          </table:table-cell>
          <table:table-cell table:number-columns-repeated="27"/>
        </table:table-row>
        <table:table-row table:style-name="ro1">
          <table:table-cell table:number-columns-repeated="3"/>
          <table:table-cell office:value-type="string" calcext:value-type="string">
            <text:p>capital</text:p>
          </table:table-cell>
          <table:table-cell table:number-columns-repeated="26"/>
        </table:table-row>
        <table:table-row table:style-name="ro1">
          <table:table-cell table:number-columns-repeated="3"/>
          <table:table-cell office:value-type="string" calcext:value-type="string">
            <text:p>capital</text:p>
          </table:table-cell>
          <table:table-cell table:number-columns-repeated="26"/>
        </table:table-row>
        <table:table-row table:style-name="ro1">
          <table:table-cell table:number-columns-repeated="3"/>
          <table:table-cell office:value-type="string" calcext:value-type="string">
            <text:p>e lower</text:p>
          </table:table-cell>
          <table:table-cell table:number-columns-repeated="26"/>
        </table:table-row>
        <table:table-row table:style-name="ro1">
          <table:table-cell table:number-columns-repeated="3"/>
          <table:table-cell office:value-type="string" calcext:value-type="string">
            <text:p>e lower</text:p>
          </table:table-cell>
          <table:table-cell table:number-columns-repeated="26"/>
        </table:table-row>
        <table:table-row table:style-name="ro1">
          <table:table-cell table:number-columns-repeated="3"/>
          <table:table-cell office:value-type="string" calcext:value-type="string">
            <text:p>e upper</text:p>
          </table:table-cell>
          <table:table-cell table:number-columns-repeated="26"/>
        </table:table-row>
        <table:table-row table:style-name="ro1">
          <table:table-cell table:number-columns-repeated="3"/>
          <table:table-cell office:value-type="string" calcext:value-type="string">
            <text:p>e upper</text:p>
          </table:table-cell>
          <table:table-cell table:number-columns-repeated="26"/>
        </table:table-row>
        <table:table-row table:style-name="ro1">
          <table:table-cell table:number-columns-repeated="2"/>
          <table:table-cell table:style-name="ce5" office:value-type="string" calcext:value-type="string">
            <text:p>ĭ</text:p>
          </table:table-cell>
          <table:table-cell office:value-type="string" calcext:value-type="string">
            <text:p>I lower</text:p>
          </table:table-cell>
          <table:table-cell table:number-columns-repeated="26"/>
        </table:table-row>
        <table:table-row table:style-name="ro1">
          <table:table-cell table:number-columns-repeated="3"/>
          <table:table-cell office:value-type="string" calcext:value-type="string">
            <text:p>I lower</text:p>
          </table:table-cell>
          <table:table-cell table:number-columns-repeated="26"/>
        </table:table-row>
        <table:table-row table:style-name="ro1">
          <table:table-cell table:number-columns-repeated="2"/>
          <table:table-cell table:style-name="ce5" office:value-type="string" calcext:value-type="string">
            <text:p>Ĭ</text:p>
          </table:table-cell>
          <table:table-cell office:value-type="string" calcext:value-type="string">
            <text:p>I upper</text:p>
          </table:table-cell>
          <table:table-cell table:number-columns-repeated="26"/>
        </table:table-row>
        <table:table-row table:style-name="ro1">
          <table:table-cell table:number-columns-repeated="3"/>
          <table:table-cell office:value-type="string" calcext:value-type="string">
            <text:p>I upper</text:p>
          </table:table-cell>
          <table:table-cell table:number-columns-repeated="26"/>
        </table:table-row>
        <table:table-row table:style-name="ro1" table:number-rows-repeated="1048517">
          <table:table-cell table:number-columns-repeated="30"/>
        </table:table-row>
        <table:table-row table:style-name="ro1">
          <table:table-cell table:number-columns-repeated="30"/>
        </table:table-row>
      </table:table>
      <table:table table:name="Words" table:style-name="ta1">
        <office:forms form:automatic-focus="false" form:apply-design-mode="false"/>
        <table:table-column table:style-name="co1" table:number-columns-repeated="3" table:default-cell-style-name="Default"/>
        <table:table-column table:style-name="co2" table:number-columns-repeated="2" table:default-cell-style-name="Default"/>
        <table:table-column table:style-name="co1" table:number-columns-repeated="8" table:default-cell-style-name="Default"/>
        <table:table-column table:style-name="co3" table:default-cell-style-name="Default"/>
        <table:table-column table:style-name="co1" table:number-columns-repeated="5" table:default-cell-style-name="Default"/>
        <table:table-column table:style-name="co4" table:number-columns-repeated="2" table:default-cell-style-name="Default"/>
        <table:table-column table:style-name="co1" table:number-columns-repeated="13" table:default-cell-style-name="Default"/>
        <table:table-row table:style-name="ro1">
          <table:table-cell office:value-type="string" calcext:value-type="string">
            <text:p>Word</text:p>
          </table:table-cell>
          <table:table-cell office:value-type="string" calcext:value-type="string">
            <text:p>Duplicate?</text:p>
          </table:table-cell>
          <table:table-cell office:value-type="string" calcext:value-type="string">
            <text:p>Irregular?</text:p>
          </table:table-cell>
          <table:table-cell office:value-type="string" calcext:value-type="string">
            <text:p>Temporarily Irregular?</text:p>
          </table:table-cell>
          <table:table-cell office:value-type="string" calcext:value-type="string">
            <text:p>Composite Letters</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office:value-type="string" calcext:value-type="string">
            <text:p>Letter 6</text:p>
          </table:table-cell>
          <table:table-cell office:value-type="string" calcext:value-type="string">
            <text:p>Letter 7</text:p>
          </table:table-cell>
          <table:table-cell office:value-type="string" calcext:value-type="string">
            <text:p>Letter 8</text:p>
          </table:table-cell>
          <table:table-cell office:value-type="string" calcext:value-type="string">
            <text:p>Composite Graphemes</text:p>
          </table:table-cell>
          <table:table-cell office:value-type="string" calcext:value-type="string">
            <text:p>Graph. 1</text:p>
          </table:table-cell>
          <table:table-cell office:value-type="string" calcext:value-type="string">
            <text:p>Graph. 2</text:p>
          </table:table-cell>
          <table:table-cell office:value-type="string" calcext:value-type="string">
            <text:p>Graph. 3</text:p>
          </table:table-cell>
          <table:table-cell office:value-type="string" calcext:value-type="string">
            <text:p>Graph. 4</text:p>
          </table:table-cell>
          <table:table-cell office:value-type="string" calcext:value-type="string">
            <text:p>Graph. 5</text:p>
          </table:table-cell>
          <table:table-cell office:value-type="string" calcext:value-type="string">
            <text:p>Graph. 6</text:p>
          </table:table-cell>
          <table:table-cell office:value-type="string" calcext:value-type="string">
            <text:p>Composite IPA3</text:p>
          </table:table-cell>
          <table:table-cell office:value-type="string" calcext:value-type="string">
            <text:p>IPA3 1</text:p>
          </table:table-cell>
          <table:table-cell office:value-type="string" calcext:value-type="string">
            <text:p>IPA3 2</text:p>
          </table:table-cell>
          <table:table-cell office:value-type="string" calcext:value-type="string">
            <text:p>IPA3 3</text:p>
          </table:table-cell>
          <table:table-cell office:value-type="string" calcext:value-type="string">
            <text:p>IPA3 4</text:p>
          </table:table-cell>
          <table:table-cell office:value-type="string" calcext:value-type="string">
            <text:p>IPA3 5</text:p>
          </table:table-cell>
          <table:table-cell office:value-type="string" calcext:value-type="string">
            <text:p>IPA3 6</text:p>
          </table:table-cell>
          <table:table-cell office:value-type="string" calcext:value-type="string">
            <text:p>Composite UFLI</text:p>
          </table:table-cell>
          <table:table-cell office:value-type="string" calcext:value-type="string">
            <text:p>UFLI 1</text:p>
          </table:table-cell>
          <table:table-cell office:value-type="string" calcext:value-type="string">
            <text:p>UFLI 2</text:p>
          </table:table-cell>
          <table:table-cell office:value-type="string" calcext:value-type="string">
            <text:p>UFLI 3</text:p>
          </table:table-cell>
          <table:table-cell office:value-type="string" calcext:value-type="string">
            <text:p>UFLI 4</text:p>
          </table:table-cell>
          <table:table-cell office:value-type="string" calcext:value-type="string">
            <text:p>UFLI 5</text:p>
          </table:table-cell>
          <table:table-cell office:value-type="string" calcext:value-type="string">
            <text:p>UFLI 6</text:p>
          </table:table-cell>
        </table:table-row>
        <table:table-row table:style-name="ro1">
          <table:table-cell office:value-type="string" calcext:value-type="string">
            <text:p>and</text:p>
          </table:table-cell>
          <table:table-cell table:formula="of:=IF(COUNTIF([.$A2:.$A250];[.$A2])&gt;0;COUNTIF([.$A2:.$A250];[.$A2]);&quot;&quot;)" office:value-type="float" office:value="1" calcext:value-type="float">
            <text:p>1</text:p>
          </table:table-cell>
          <table:table-cell table:number-columns-repeated="2" office:value-type="float" office:value="1" calcext:value-type="float">
            <text:p>1</text:p>
          </table:table-cell>
          <table:table-cell table:formula="of:=COM.MICROSOFT.TEXTJOIN(&quot;&quot;;1;[.F2:.M2])" office:value-type="string" office:string-value="and" calcext:value-type="string">
            <text:p>and</text:p>
          </table:table-cell>
          <table:table-cell office:value-type="string" calcext:value-type="string">
            <text:p>a</text:p>
          </table:table-cell>
          <table:table-cell office:value-type="string" calcext:value-type="string">
            <text:p>n</text:p>
          </table:table-cell>
          <table:table-cell office:value-type="string" calcext:value-type="string">
            <text:p>d</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2:.S2])" office:value-type="string" office:string-value="and" calcext:value-type="string">
            <text:p>and</text:p>
          </table:table-cell>
          <table:table-cell table:formula="of:=[$Units.F27]" office:value-type="string" office:string-value="a" calcext:value-type="string">
            <text:p>a</text:p>
          </table:table-cell>
          <table:table-cell table:formula="of:=[$Units.F12]" office:value-type="string" office:string-value="n" calcext:value-type="string">
            <text:p>n</text:p>
          </table:table-cell>
          <table:table-cell table:formula="of:=[$Units.F4]" office:value-type="string" office:string-value="d" calcext:value-type="string">
            <text:p>d</text:p>
          </table:table-cell>
          <table:table-cell table:formula="of:=&quot;&quot;">
            <text:p/>
          </table:table-cell>
          <table:table-cell table:formula="of:=&quot;&quot;">
            <text:p/>
          </table:table-cell>
          <table:table-cell table:formula="of:=&quot;&quot;">
            <text:p/>
          </table:table-cell>
          <table:table-cell table:formula="of:=COM.MICROSOFT.TEXTJOIN(&quot;&quot;;1;[.V2:.AA2])" office:value-type="string" office:string-value="ænd" calcext:value-type="string">
            <text:p>ænd</text:p>
          </table:table-cell>
          <table:table-cell table:formula="of:=[$Units.C27]" office:value-type="string" office:string-value="æ" calcext:value-type="string">
            <text:p>æ</text:p>
          </table:table-cell>
          <table:table-cell table:formula="of:=[$Units.C12]" office:value-type="string" office:string-value="n" calcext:value-type="string">
            <text:p>n</text:p>
          </table:table-cell>
          <table:table-cell table:formula="of:=[$Units.C4]" office:value-type="string" office:string-value="d" calcext:value-type="string">
            <text:p>d</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at</text:p>
          </table:table-cell>
          <table:table-cell table:formula="of:=IF(COUNTIF([.$A3:.$A251];[.$A3])&gt;0;COUNTIF([.$A3:.$A251];[.$A3]);&quot;&quot;)" office:value-type="float" office:value="1" calcext:value-type="float">
            <text:p>1</text:p>
          </table:table-cell>
          <table:table-cell table:number-columns-repeated="2" office:value-type="float" office:value="0" calcext:value-type="float">
            <text:p>0</text:p>
          </table:table-cell>
          <table:table-cell table:formula="of:=COM.MICROSOFT.TEXTJOIN(&quot;&quot;;1;[.F3:.M3])" office:value-type="string" office:string-value="at" calcext:value-type="string">
            <text:p>at</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3:.S3])" office:value-type="string" office:string-value="at" calcext:value-type="string">
            <text:p>at</text:p>
          </table:table-cell>
          <table:table-cell table:formula="of:=&quot;&quot;">
            <text:p/>
          </table:table-cell>
          <table:table-cell table:formula="of:=[$Units.F27]" office:value-type="string" office:string-value="a" calcext:value-type="string">
            <text:p>a</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V3:.AA3])" office:value-type="string" office:string-value="æt" calcext:value-type="string">
            <text:p>æt</text:p>
          </table:table-cell>
          <table:table-cell table:formula="of:=[$Units.C27]" office:value-type="string" office:string-value="æ" calcext:value-type="string">
            <text:p>æ</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fit</text:p>
          </table:table-cell>
          <table:table-cell table:formula="of:=IF(COUNTIF([.$A4:.$A252];[.$A4])&gt;0;COUNTIF([.$A4:.$A252];[.$A4]);&quot;&quot;)" office:value-type="float" office:value="1" calcext:value-type="float">
            <text:p>1</text:p>
          </table:table-cell>
          <table:table-cell table:number-columns-repeated="2" office:value-type="float" office:value="0" calcext:value-type="float">
            <text:p>0</text:p>
          </table:table-cell>
          <table:table-cell table:formula="of:=COM.MICROSOFT.TEXTJOIN(&quot;&quot;;1;[.F4:.M4])" office:value-type="string" office:string-value="fit" calcext:value-type="string">
            <text:p>fit</text:p>
          </table:table-cell>
          <table:table-cell office:value-type="string" calcext:value-type="string">
            <text:p>f</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4:.S4])" office:value-type="string" office:string-value="fit" calcext:value-type="string">
            <text:p>fit</text:p>
          </table:table-cell>
          <table:table-cell table:formula="of:=[$Units.F5]" office:value-type="string" office:string-value="f" calcext:value-type="string">
            <text:p>f</text:p>
          </table:table-cell>
          <table:table-cell table:formula="of:=[$Units.F31]" office:value-type="string" office:string-value="i" calcext:value-type="string">
            <text:p>i</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V4:.AA4])" office:value-type="string" office:string-value="fɪt" calcext:value-type="string">
            <text:p>fɪt</text:p>
          </table:table-cell>
          <table:table-cell table:formula="of:=[$Units.C5]" office:value-type="string" office:string-value="f" calcext:value-type="string">
            <text:p>f</text:p>
          </table:table-cell>
          <table:table-cell table:formula="of:=[$Units.C31]" office:value-type="string" office:string-value="ɪ" calcext:value-type="string">
            <text:p>ɪ</text:p>
          </table:table-cell>
          <table:table-cell table:formula="of:=[$Units.C16]" office:value-type="string" office:string-value="t" calcext:value-type="string">
            <text:p>t</text:p>
          </table:table-cell>
          <table:table-cell table:number-columns-repeated="10"/>
        </table:table-row>
        <table:table-row table:style-name="ro1">
          <table:table-cell table:formula="of:=LOWER(&quot;i&quot;)" office:value-type="string" office:string-value="i" calcext:value-type="string">
            <text:p>i</text:p>
          </table:table-cell>
          <table:table-cell table:formula="of:=IF(COUNTIF([.$A5:.$A253];[.$A5])&gt;0;COUNTIF([.$A5:.$A253];[.$A5]);&quot;&quot;)" office:value-type="float" office:value="1" calcext:value-type="float">
            <text:p>1</text:p>
          </table:table-cell>
          <table:table-cell table:number-columns-repeated="2" office:value-type="float" office:value="1" calcext:value-type="float">
            <text:p>1</text:p>
          </table:table-cell>
          <table:table-cell table:formula="of:=COM.MICROSOFT.TEXTJOIN(&quot;&quot;;1;[.F5:.M5])" office:value-type="string" office:string-value="i" calcext:value-type="string">
            <text:p>i</text:p>
          </table:table-cell>
          <table:table-cell table:formula="of:=LOWER(&quot;i&quot;)" office:value-type="string" office:string-value="i" calcext:value-type="string">
            <text:p>i</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5:.S5])" office:value-type="string" office:string-value="i" calcext:value-type="string">
            <text:p>i</text:p>
          </table:table-cell>
          <table:table-cell table:formula="of:=[$Units.F32]" office:value-type="string" office:string-value="i" calcext:value-type="string">
            <text:p>i</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V5:.AA5])" office:value-type="string" office:string-value="aɪ" calcext:value-type="string">
            <text:p>aɪ</text:p>
          </table:table-cell>
          <table:table-cell table:formula="of:=[$Units.C32]" office:value-type="string" office:string-value="aɪ" calcext:value-type="string">
            <text:p>aɪ</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if</text:p>
          </table:table-cell>
          <table:table-cell table:formula="of:=IF(COUNTIF([.$A6:.$A254];[.$A6])&gt;0;COUNTIF([.$A6:.$A254];[.$A6]);&quot;&quot;)" office:value-type="float" office:value="1" calcext:value-type="float">
            <text:p>1</text:p>
          </table:table-cell>
          <table:table-cell table:number-columns-repeated="2" office:value-type="float" office:value="0" calcext:value-type="float">
            <text:p>0</text:p>
          </table:table-cell>
          <table:table-cell table:formula="of:=COM.MICROSOFT.TEXTJOIN(&quot;&quot;;1;[.F6:.M6])" office:value-type="string" office:string-value="if" calcext:value-type="string">
            <text:p>if</text:p>
          </table:table-cell>
          <table:table-cell table:formula="of:=LOWER(&quot;i&quot;)" office:value-type="string" office:string-value="i" calcext:value-type="string">
            <text:p>i</text:p>
          </table:table-cell>
          <table:table-cell office:value-type="string" calcext:value-type="string">
            <text:p>f</text:p>
          </table:table-cell>
          <table:table-cell table:number-columns-repeated="6"/>
          <table:table-cell table:formula="of:=COM.MICROSOFT.TEXTJOIN(&quot;&quot;;1;[.O6:.S6])" office:value-type="string" office:string-value="if" calcext:value-type="string">
            <text:p>if</text:p>
          </table:table-cell>
          <table:table-cell table:formula="of:=&quot;&quot;">
            <text:p/>
          </table:table-cell>
          <table:table-cell table:formula="of:=[$Units.F31]" office:value-type="string" office:string-value="i" calcext:value-type="string">
            <text:p>i</text:p>
          </table:table-cell>
          <table:table-cell table:formula="of:=[$Units.F5]" office:value-type="string" office:string-value="f" calcext:value-type="string">
            <text:p>f</text:p>
          </table:table-cell>
          <table:table-cell table:formula="of:=&quot;&quot;">
            <text:p/>
          </table:table-cell>
          <table:table-cell table:formula="of:=&quot;&quot;">
            <text:p/>
          </table:table-cell>
          <table:table-cell table:formula="of:=&quot;&quot;">
            <text:p/>
          </table:table-cell>
          <table:table-cell table:formula="of:=COM.MICROSOFT.TEXTJOIN(&quot;&quot;;1;[.V6:.AA6])" office:value-type="string" office:string-value="ɪf" calcext:value-type="string">
            <text:p>ɪf</text:p>
          </table:table-cell>
          <table:table-cell table:formula="of:=[$Units.C31]" office:value-type="string" office:string-value="ɪ" calcext:value-type="string">
            <text:p>ɪ</text:p>
          </table:table-cell>
          <table:table-cell table:formula="of:=[$Units.C5]" office:value-type="string" office:string-value="f" calcext:value-type="string">
            <text:p>f</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it</text:p>
          </table:table-cell>
          <table:table-cell table:formula="of:=IF(COUNTIF([.$A7:.$A255];[.$A7])&gt;0;COUNTIF([.$A7:.$A255];[.$A7]);&quot;&quot;)" office:value-type="float" office:value="1" calcext:value-type="float">
            <text:p>1</text:p>
          </table:table-cell>
          <table:table-cell table:number-columns-repeated="2" office:value-type="float" office:value="0" calcext:value-type="float">
            <text:p>0</text:p>
          </table:table-cell>
          <table:table-cell table:formula="of:=COM.MICROSOFT.TEXTJOIN(&quot;&quot;;1;[.F7:.M7])" office:value-type="string" office:string-value="it" calcext:value-type="string">
            <text:p>it</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7:.S7])" office:value-type="string" office:string-value="it" calcext:value-type="string">
            <text:p>it</text:p>
          </table:table-cell>
          <table:table-cell table:formula="of:=&quot;&quot;">
            <text:p/>
          </table:table-cell>
          <table:table-cell table:formula="of:=[$Units.F31]" office:value-type="string" office:string-value="i" calcext:value-type="string">
            <text:p>i</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V7:.AA7])" office:value-type="string" office:string-value="ɪt" calcext:value-type="string">
            <text:p>ɪt</text:p>
          </table:table-cell>
          <table:table-cell table:formula="of:=[$Units.C31]" office:value-type="string" office:string-value="ɪ" calcext:value-type="string">
            <text:p>ɪ</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map</text:p>
          </table:table-cell>
          <table:table-cell table:formula="of:=IF(COUNTIF([.$A8:.$A256];[.$A8])&gt;0;COUNTIF([.$A8:.$A256];[.$A8]);&quot;&quot;)" office:value-type="float" office:value="1" calcext:value-type="float">
            <text:p>1</text:p>
          </table:table-cell>
          <table:table-cell table:number-columns-repeated="2" office:value-type="float" office:value="0" calcext:value-type="float">
            <text:p>0</text:p>
          </table:table-cell>
          <table:table-cell table:formula="of:=COM.MICROSOFT.TEXTJOIN(&quot;&quot;;1;[.F8:.M8])" office:value-type="string" office:string-value="map" calcext:value-type="string">
            <text:p>map</text:p>
          </table:table-cell>
          <table:table-cell office:value-type="string" calcext:value-type="string">
            <text:p>m</text:p>
          </table:table-cell>
          <table:table-cell office:value-type="string" calcext:value-type="string">
            <text:p>a</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8:.S8])" office:value-type="string" office:string-value="map" calcext:value-type="string">
            <text:p>map</text:p>
          </table:table-cell>
          <table:table-cell table:formula="of:=[$Units.F11]" office:value-type="string" office:string-value="m" calcext:value-type="string">
            <text:p>m</text:p>
          </table:table-cell>
          <table:table-cell table:formula="of:=[$Units.F27]" office:value-type="string" office:string-value="a" calcext:value-type="string">
            <text:p>a</text:p>
          </table:table-cell>
          <table:table-cell table:formula="of:=[$Units.F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formula="of:=COM.MICROSOFT.TEXTJOIN(&quot;&quot;;1;[.V8:.AA8])" office:value-type="string" office:string-value="mæp" calcext:value-type="string">
            <text:p>mæp</text:p>
          </table:table-cell>
          <table:table-cell table:formula="of:=[$Units.C11]" office:value-type="string" office:string-value="m" calcext:value-type="string">
            <text:p>m</text:p>
          </table:table-cell>
          <table:table-cell table:formula="of:=[$Units.C27]" office:value-type="string" office:string-value="æ" calcext:value-type="string">
            <text:p>æ</text:p>
          </table:table-cell>
          <table:table-cell table:formula="of:=[$Units.C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mat</text:p>
          </table:table-cell>
          <table:table-cell table:formula="of:=IF(COUNTIF([.$A9:.$A257];[.$A9])&gt;0;COUNTIF([.$A9:.$A257];[.$A9]);&quot;&quot;)" office:value-type="float" office:value="1" calcext:value-type="float">
            <text:p>1</text:p>
          </table:table-cell>
          <table:table-cell table:number-columns-repeated="2" office:value-type="float" office:value="0" calcext:value-type="float">
            <text:p>0</text:p>
          </table:table-cell>
          <table:table-cell table:formula="of:=COM.MICROSOFT.TEXTJOIN(&quot;&quot;;1;[.F9:.M9])" office:value-type="string" office:string-value="mat" calcext:value-type="string">
            <text:p>mat</text:p>
          </table:table-cell>
          <table:table-cell office:value-type="string" calcext:value-type="string">
            <text:p>m</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9:.S9])" office:value-type="string" office:string-value="mat" calcext:value-type="string">
            <text:p>mat</text:p>
          </table:table-cell>
          <table:table-cell table:formula="of:=[$Units.F11]" office:value-type="string" office:string-value="m" calcext:value-type="string">
            <text:p>m</text:p>
          </table:table-cell>
          <table:table-cell table:formula="of:=[$Units.F27]" office:value-type="string" office:string-value="a" calcext:value-type="string">
            <text:p>a</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V9:.AA9])" office:value-type="string" office:string-value="mæt" calcext:value-type="string">
            <text:p>mæt</text:p>
          </table:table-cell>
          <table:table-cell table:formula="of:=[$Units.C11]" office:value-type="string" office:string-value="m" calcext:value-type="string">
            <text:p>m</text:p>
          </table:table-cell>
          <table:table-cell table:formula="of:=[$Units.C27]" office:value-type="string" office:string-value="æ" calcext:value-type="string">
            <text:p>æ</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pat</text:p>
          </table:table-cell>
          <table:table-cell table:formula="of:=IF(COUNTIF([.$A10:.$A258];[.$A10])&gt;0;COUNTIF([.$A10:.$A258];[.$A10]);&quot;&quot;)" office:value-type="float" office:value="1" calcext:value-type="float">
            <text:p>1</text:p>
          </table:table-cell>
          <table:table-cell table:number-columns-repeated="2" office:value-type="float" office:value="0" calcext:value-type="float">
            <text:p>0</text:p>
          </table:table-cell>
          <table:table-cell table:formula="of:=COM.MICROSOFT.TEXTJOIN(&quot;&quot;;1;[.F10:.M10])" office:value-type="string" office:string-value="pat" calcext:value-type="string">
            <text:p>pat</text:p>
          </table:table-cell>
          <table:table-cell office:value-type="string" calcext:value-type="string">
            <text:p>p</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10:.S10])" office:value-type="string" office:string-value="pat" calcext:value-type="string">
            <text:p>pat</text:p>
          </table:table-cell>
          <table:table-cell table:formula="of:=[$Units.F13]" office:value-type="string" office:string-value="p" calcext:value-type="string">
            <text:p>p</text:p>
          </table:table-cell>
          <table:table-cell table:formula="of:=[$Units.F27]" office:value-type="string" office:string-value="a" calcext:value-type="string">
            <text:p>a</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V10:.AA10])" office:value-type="string" office:string-value="pæt" calcext:value-type="string">
            <text:p>pæt</text:p>
          </table:table-cell>
          <table:table-cell table:formula="of:=[$Units.C13]" office:value-type="string" office:string-value="p" calcext:value-type="string">
            <text:p>p</text:p>
          </table:table-cell>
          <table:table-cell table:formula="of:=[$Units.C27]" office:value-type="string" office:string-value="æ" calcext:value-type="string">
            <text:p>æ</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pim</text:p>
          </table:table-cell>
          <table:table-cell table:formula="of:=IF(COUNTIF([.$A11:.$A259];[.$A11])&gt;0;COUNTIF([.$A11:.$A259];[.$A11]);&quot;&quot;)" office:value-type="float" office:value="1" calcext:value-type="float">
            <text:p>1</text:p>
          </table:table-cell>
          <table:table-cell table:number-columns-repeated="2" office:value-type="float" office:value="0" calcext:value-type="float">
            <text:p>0</text:p>
          </table:table-cell>
          <table:table-cell table:formula="of:=COM.MICROSOFT.TEXTJOIN(&quot;&quot;;1;[.F11:.M11])" office:value-type="string" office:string-value="pim" calcext:value-type="string">
            <text:p>pim</text:p>
          </table:table-cell>
          <table:table-cell office:value-type="string" calcext:value-type="string">
            <text:p>p</text:p>
          </table:table-cell>
          <table:table-cell table:formula="of:=LOWER(&quot;i&quot;)" office:value-type="string" office:string-value="i" calcext:value-type="string">
            <text:p>i</text:p>
          </table:table-cell>
          <table:table-cell office:value-type="string" calcext:value-type="string">
            <text:p>m</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11:.S11])" office:value-type="string" office:string-value="pim" calcext:value-type="string">
            <text:p>pim</text:p>
          </table:table-cell>
          <table:table-cell table:formula="of:=[$Units.F13]" office:value-type="string" office:string-value="p" calcext:value-type="string">
            <text:p>p</text:p>
          </table:table-cell>
          <table:table-cell table:formula="of:=[$Units.F31]" office:value-type="string" office:string-value="i" calcext:value-type="string">
            <text:p>i</text:p>
          </table:table-cell>
          <table:table-cell table:formula="of:=[$Units.F11]" office:value-type="string" office:string-value="m" calcext:value-type="string">
            <text:p>m</text:p>
          </table:table-cell>
          <table:table-cell table:formula="of:=&quot;&quot;">
            <text:p/>
          </table:table-cell>
          <table:table-cell table:formula="of:=&quot;&quot;">
            <text:p/>
          </table:table-cell>
          <table:table-cell table:formula="of:=&quot;&quot;">
            <text:p/>
          </table:table-cell>
          <table:table-cell table:formula="of:=COM.MICROSOFT.TEXTJOIN(&quot;&quot;;1;[.V11:.AA11])" office:value-type="string" office:string-value="pɪm" calcext:value-type="string">
            <text:p>pɪm</text:p>
          </table:table-cell>
          <table:table-cell table:formula="of:=[$Units.C13]" office:value-type="string" office:string-value="p" calcext:value-type="string">
            <text:p>p</text:p>
          </table:table-cell>
          <table:table-cell table:formula="of:=[$Units.C31]" office:value-type="string" office:string-value="ɪ" calcext:value-type="string">
            <text:p>ɪ</text:p>
          </table:table-cell>
          <table:table-cell table:formula="of:=[$Units.C11]" office:value-type="string" office:string-value="m" calcext:value-type="string">
            <text:p>m</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pit</text:p>
          </table:table-cell>
          <table:table-cell table:formula="of:=IF(COUNTIF([.$A12:.$A260];[.$A12])&gt;0;COUNTIF([.$A12:.$A260];[.$A12]);&quot;&quot;)" office:value-type="float" office:value="1" calcext:value-type="float">
            <text:p>1</text:p>
          </table:table-cell>
          <table:table-cell table:number-columns-repeated="2" office:value-type="float" office:value="0" calcext:value-type="float">
            <text:p>0</text:p>
          </table:table-cell>
          <table:table-cell table:formula="of:=COM.MICROSOFT.TEXTJOIN(&quot;&quot;;1;[.F12:.M12])" office:value-type="string" office:string-value="pit" calcext:value-type="string">
            <text:p>pit</text:p>
          </table:table-cell>
          <table:table-cell office:value-type="string" calcext:value-type="string">
            <text:p>p</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12:.S12])" office:value-type="string" office:string-value="pit" calcext:value-type="string">
            <text:p>pit</text:p>
          </table:table-cell>
          <table:table-cell table:formula="of:=[$Units.F13]" office:value-type="string" office:string-value="p" calcext:value-type="string">
            <text:p>p</text:p>
          </table:table-cell>
          <table:table-cell table:formula="of:=[$Units.F31]" office:value-type="string" office:string-value="i" calcext:value-type="string">
            <text:p>i</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V12:.AA12])" office:value-type="string" office:string-value="pɪt" calcext:value-type="string">
            <text:p>pɪt</text:p>
          </table:table-cell>
          <table:table-cell table:formula="of:=[$Units.C13]" office:value-type="string" office:string-value="p" calcext:value-type="string">
            <text:p>p</text:p>
          </table:table-cell>
          <table:table-cell table:formula="of:=[$Units.C31]" office:value-type="string" office:string-value="ɪ" calcext:value-type="string">
            <text:p>ɪ</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sap</text:p>
          </table:table-cell>
          <table:table-cell table:formula="of:=IF(COUNTIF([.$A13:.$A261];[.$A13])&gt;0;COUNTIF([.$A13:.$A261];[.$A13]);&quot;&quot;)" office:value-type="float" office:value="1" calcext:value-type="float">
            <text:p>1</text:p>
          </table:table-cell>
          <table:table-cell table:number-columns-repeated="2" office:value-type="float" office:value="0" calcext:value-type="float">
            <text:p>0</text:p>
          </table:table-cell>
          <table:table-cell table:formula="of:=COM.MICROSOFT.TEXTJOIN(&quot;&quot;;1;[.F13:.M13])" office:value-type="string" office:string-value="sap" calcext:value-type="string">
            <text:p>sap</text:p>
          </table:table-cell>
          <table:table-cell office:value-type="string" calcext:value-type="string">
            <text:p>s</text:p>
          </table:table-cell>
          <table:table-cell office:value-type="string" calcext:value-type="string">
            <text:p>a</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13:.S13])" office:value-type="string" office:string-value="sap" calcext:value-type="string">
            <text:p>sap</text:p>
          </table:table-cell>
          <table:table-cell table:formula="of:=[$Units.F15]" office:value-type="string" office:string-value="s" calcext:value-type="string">
            <text:p>s</text:p>
          </table:table-cell>
          <table:table-cell table:formula="of:=[$Units.F27]" office:value-type="string" office:string-value="a" calcext:value-type="string">
            <text:p>a</text:p>
          </table:table-cell>
          <table:table-cell table:formula="of:=[$Units.F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formula="of:=COM.MICROSOFT.TEXTJOIN(&quot;&quot;;1;[.V13:.AA13])" office:value-type="string" office:string-value="sæp" calcext:value-type="string">
            <text:p>sæp</text:p>
          </table:table-cell>
          <table:table-cell table:formula="of:=[$Units.C15]" office:value-type="string" office:string-value="s" calcext:value-type="string">
            <text:p>s</text:p>
          </table:table-cell>
          <table:table-cell table:formula="of:=[$Units.C27]" office:value-type="string" office:string-value="æ" calcext:value-type="string">
            <text:p>æ</text:p>
          </table:table-cell>
          <table:table-cell table:formula="of:=[$Units.C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sat</text:p>
          </table:table-cell>
          <table:table-cell table:formula="of:=IF(COUNTIF([.$A14:.$A262];[.$A14])&gt;0;COUNTIF([.$A14:.$A262];[.$A14]);&quot;&quot;)" office:value-type="float" office:value="1" calcext:value-type="float">
            <text:p>1</text:p>
          </table:table-cell>
          <table:table-cell table:number-columns-repeated="2" office:value-type="float" office:value="0" calcext:value-type="float">
            <text:p>0</text:p>
          </table:table-cell>
          <table:table-cell table:formula="of:=COM.MICROSOFT.TEXTJOIN(&quot;&quot;;1;[.F14:.M14])" office:value-type="string" office:string-value="sat" calcext:value-type="string">
            <text:p>sat</text:p>
          </table:table-cell>
          <table:table-cell office:value-type="string" calcext:value-type="string">
            <text:p>s</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14:.S14])" office:value-type="string" office:string-value="sat" calcext:value-type="string">
            <text:p>sat</text:p>
          </table:table-cell>
          <table:table-cell table:formula="of:=[$Units.F15]" office:value-type="string" office:string-value="s" calcext:value-type="string">
            <text:p>s</text:p>
          </table:table-cell>
          <table:table-cell table:formula="of:=[$Units.F27]" office:value-type="string" office:string-value="a" calcext:value-type="string">
            <text:p>a</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V14:.AA14])" office:value-type="string" office:string-value="sæt" calcext:value-type="string">
            <text:p>sæt</text:p>
          </table:table-cell>
          <table:table-cell table:formula="of:=[$Units.C15]" office:value-type="string" office:string-value="s" calcext:value-type="string">
            <text:p>s</text:p>
          </table:table-cell>
          <table:table-cell table:formula="of:=[$Units.C27]" office:value-type="string" office:string-value="æ" calcext:value-type="string">
            <text:p>æ</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sip</text:p>
          </table:table-cell>
          <table:table-cell table:formula="of:=IF(COUNTIF([.$A15:.$A263];[.$A15])&gt;0;COUNTIF([.$A15:.$A263];[.$A15]);&quot;&quot;)" office:value-type="float" office:value="1" calcext:value-type="float">
            <text:p>1</text:p>
          </table:table-cell>
          <table:table-cell table:number-columns-repeated="2" office:value-type="float" office:value="0" calcext:value-type="float">
            <text:p>0</text:p>
          </table:table-cell>
          <table:table-cell table:formula="of:=COM.MICROSOFT.TEXTJOIN(&quot;&quot;;1;[.F15:.M15])" office:value-type="string" office:string-value="sip" calcext:value-type="string">
            <text:p>sip</text:p>
          </table:table-cell>
          <table:table-cell office:value-type="string" calcext:value-type="string">
            <text:p>s</text:p>
          </table:table-cell>
          <table:table-cell table:formula="of:=LOWER(&quot;i&quot;)" office:value-type="string" office:string-value="i" calcext:value-type="string">
            <text:p>i</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15:.S15])" office:value-type="string" office:string-value="sip" calcext:value-type="string">
            <text:p>sip</text:p>
          </table:table-cell>
          <table:table-cell table:formula="of:=[$Units.F15]" office:value-type="string" office:string-value="s" calcext:value-type="string">
            <text:p>s</text:p>
          </table:table-cell>
          <table:table-cell table:formula="of:=[$Units.F31]" office:value-type="string" office:string-value="i" calcext:value-type="string">
            <text:p>i</text:p>
          </table:table-cell>
          <table:table-cell table:formula="of:=[$Units.F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formula="of:=COM.MICROSOFT.TEXTJOIN(&quot;&quot;;1;[.V15:.AA15])" office:value-type="string" office:string-value="sɪp" calcext:value-type="string">
            <text:p>sɪp</text:p>
          </table:table-cell>
          <table:table-cell table:formula="of:=[$Units.C15]" office:value-type="string" office:string-value="s" calcext:value-type="string">
            <text:p>s</text:p>
          </table:table-cell>
          <table:table-cell table:formula="of:=[$Units.C31]" office:value-type="string" office:string-value="ɪ" calcext:value-type="string">
            <text:p>ɪ</text:p>
          </table:table-cell>
          <table:table-cell table:formula="of:=[$Units.C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sit</text:p>
          </table:table-cell>
          <table:table-cell table:formula="of:=IF(COUNTIF([.$A16:.$A264];[.$A16])&gt;0;COUNTIF([.$A16:.$A264];[.$A16]);&quot;&quot;)" office:value-type="float" office:value="1" calcext:value-type="float">
            <text:p>1</text:p>
          </table:table-cell>
          <table:table-cell table:number-columns-repeated="2" office:value-type="float" office:value="0" calcext:value-type="float">
            <text:p>0</text:p>
          </table:table-cell>
          <table:table-cell table:formula="of:=COM.MICROSOFT.TEXTJOIN(&quot;&quot;;1;[.F16:.M16])" office:value-type="string" office:string-value="sit" calcext:value-type="string">
            <text:p>sit</text:p>
          </table:table-cell>
          <table:table-cell office:value-type="string" calcext:value-type="string">
            <text:p>s</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16:.S16])" office:value-type="string" office:string-value="sit" calcext:value-type="string">
            <text:p>sit</text:p>
          </table:table-cell>
          <table:table-cell table:formula="of:=[$Units.F15]" office:value-type="string" office:string-value="s" calcext:value-type="string">
            <text:p>s</text:p>
          </table:table-cell>
          <table:table-cell table:formula="of:=[$Units.F31]" office:value-type="string" office:string-value="i" calcext:value-type="string">
            <text:p>i</text:p>
          </table:table-cell>
          <table:table-cell table:formula="of:=[$Units.F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formula="of:=COM.MICROSOFT.TEXTJOIN(&quot;&quot;;1;[.V16:.AA16])" office:value-type="string" office:string-value="sɪt" calcext:value-type="string">
            <text:p>sɪt</text:p>
          </table:table-cell>
          <table:table-cell table:formula="of:=[$Units.C15]" office:value-type="string" office:string-value="s" calcext:value-type="string">
            <text:p>s</text:p>
          </table:table-cell>
          <table:table-cell table:formula="of:=[$Units.C31]" office:value-type="string" office:string-value="ɪ" calcext:value-type="string">
            <text:p>ɪ</text:p>
          </table:table-cell>
          <table:table-cell table:formula="of:=[$Units.C16]" office:value-type="string" office:string-value="t" calcext:value-type="string">
            <text:p>t</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tack</text:p>
          </table:table-cell>
          <table:table-cell table:formula="of:=IF(COUNTIF([.$A17:.$A265];[.$A17])&gt;0;COUNTIF([.$A17:.$A265];[.$A17]);&quot;&quot;)" office:value-type="float" office:value="1" calcext:value-type="float">
            <text:p>1</text:p>
          </table:table-cell>
          <table:table-cell table:number-columns-repeated="2" office:value-type="float" office:value="0" calcext:value-type="float">
            <text:p>0</text:p>
          </table:table-cell>
          <table:table-cell table:formula="of:=COM.MICROSOFT.TEXTJOIN(&quot;&quot;;1;[.F17:.M17])" office:value-type="string" office:string-value="tack" calcext:value-type="string">
            <text:p>tack</text:p>
          </table:table-cell>
          <table:table-cell office:value-type="string" calcext:value-type="string">
            <text:p>t</text:p>
          </table:table-cell>
          <table:table-cell office:value-type="string" calcext:value-type="string">
            <text:p>a</text:p>
          </table:table-cell>
          <table:table-cell office:value-type="string" calcext:value-type="string">
            <text:p>c</text:p>
          </table:table-cell>
          <table:table-cell office:value-type="string" calcext:value-type="string">
            <text:p>k</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17:.S17])" office:value-type="string" office:string-value="tack" calcext:value-type="string">
            <text:p>tack</text:p>
          </table:table-cell>
          <table:table-cell table:formula="of:=[$Units.F16]" office:value-type="string" office:string-value="t" calcext:value-type="string">
            <text:p>t</text:p>
          </table:table-cell>
          <table:table-cell table:formula="of:=[$Units.F27]" office:value-type="string" office:string-value="a" calcext:value-type="string">
            <text:p>a</text:p>
          </table:table-cell>
          <table:table-cell table:formula="of:=[$Units.M9]" office:value-type="string" office:string-value="ck" calcext:value-type="string">
            <text:p>ck</text:p>
          </table:table-cell>
          <table:table-cell table:formula="of:=&quot;&quot;">
            <text:p/>
          </table:table-cell>
          <table:table-cell table:formula="of:=&quot;&quot;">
            <text:p/>
          </table:table-cell>
          <table:table-cell table:formula="of:=&quot;&quot;">
            <text:p/>
          </table:table-cell>
          <table:table-cell table:formula="of:=COM.MICROSOFT.TEXTJOIN(&quot;&quot;;1;[.V17:.AA17])" office:value-type="string" office:string-value="tæk" calcext:value-type="string">
            <text:p>tæk</text:p>
          </table:table-cell>
          <table:table-cell table:formula="of:=[$Units.C16]" office:value-type="string" office:string-value="t" calcext:value-type="string">
            <text:p>t</text:p>
          </table:table-cell>
          <table:table-cell table:formula="of:=[$Units.C27]" office:value-type="string" office:string-value="æ" calcext:value-type="string">
            <text:p>æ</text:p>
          </table:table-cell>
          <table:table-cell table:formula="of:=[$Units.C9]" office:value-type="string" office:string-value="k" calcext:value-type="string">
            <text:p>k</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tap</text:p>
          </table:table-cell>
          <table:table-cell table:formula="of:=IF(COUNTIF([.$A18:.$A266];[.$A18])&gt;0;COUNTIF([.$A18:.$A266];[.$A18]);&quot;&quot;)" office:value-type="float" office:value="1" calcext:value-type="float">
            <text:p>1</text:p>
          </table:table-cell>
          <table:table-cell table:number-columns-repeated="2" office:value-type="float" office:value="0" calcext:value-type="float">
            <text:p>0</text:p>
          </table:table-cell>
          <table:table-cell table:formula="of:=COM.MICROSOFT.TEXTJOIN(&quot;&quot;;1;[.F18:.M18])" office:value-type="string" office:string-value="tap" calcext:value-type="string">
            <text:p>tap</text:p>
          </table:table-cell>
          <table:table-cell office:value-type="string" calcext:value-type="string">
            <text:p>t</text:p>
          </table:table-cell>
          <table:table-cell office:value-type="string" calcext:value-type="string">
            <text:p>a</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18:.S18])" office:value-type="string" office:string-value="tap" calcext:value-type="string">
            <text:p>tap</text:p>
          </table:table-cell>
          <table:table-cell table:formula="of:=[$Units.F16]" office:value-type="string" office:string-value="t" calcext:value-type="string">
            <text:p>t</text:p>
          </table:table-cell>
          <table:table-cell table:formula="of:=[$Units.F27]" office:value-type="string" office:string-value="a" calcext:value-type="string">
            <text:p>a</text:p>
          </table:table-cell>
          <table:table-cell table:formula="of:=[$Units.F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formula="of:=COM.MICROSOFT.TEXTJOIN(&quot;&quot;;1;[.V18:.AA18])" office:value-type="string" office:string-value="tæp" calcext:value-type="string">
            <text:p>tæp</text:p>
          </table:table-cell>
          <table:table-cell table:formula="of:=[$Units.C16]" office:value-type="string" office:string-value="t" calcext:value-type="string">
            <text:p>t</text:p>
          </table:table-cell>
          <table:table-cell table:formula="of:=[$Units.C27]" office:value-type="string" office:string-value="æ" calcext:value-type="string">
            <text:p>æ</text:p>
          </table:table-cell>
          <table:table-cell table:formula="of:=[$Units.C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the</text:p>
          </table:table-cell>
          <table:table-cell table:formula="of:=IF(COUNTIF([.$A19:.$A267];[.$A19])&gt;0;COUNTIF([.$A19:.$A267];[.$A19]);&quot;&quot;)"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formula="of:=COM.MICROSOFT.TEXTJOIN(&quot;&quot;;1;[.F19:.M19])" office:value-type="string" office:string-value="the" calcext:value-type="string">
            <text:p>the</text:p>
          </table:table-cell>
          <table:table-cell office:value-type="string" calcext:value-type="string">
            <text:p>t</text:p>
          </table:table-cell>
          <table:table-cell office:value-type="string" calcext:value-type="string">
            <text:p>h</text:p>
          </table:table-cell>
          <table:table-cell office:value-type="string" calcext:value-type="string">
            <text:p>e</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19:.S19])" office:value-type="string" office:string-value="the" calcext:value-type="string">
            <text:p>the</text:p>
          </table:table-cell>
          <table:table-cell table:formula="of:=[$Units.F24]" office:value-type="string" office:string-value="th" calcext:value-type="string">
            <text:p>th</text:p>
          </table:table-cell>
          <table:table-cell table:formula="of:=[$Units.L40]" office:value-type="string" office:string-value="e" calcext:value-type="string">
            <text:p>e</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V19:.AA19])" office:value-type="string" office:string-value="ðə" calcext:value-type="string">
            <text:p>ðə</text:p>
          </table:table-cell>
          <table:table-cell table:formula="of:=[$Units.C24]" office:value-type="string" office:string-value="ð" calcext:value-type="string">
            <text:p>ð</text:p>
          </table:table-cell>
          <table:table-cell table:formula="of:=[$Units.C40]" office:value-type="string" office:string-value="ə" calcext:value-type="string">
            <text:p>ə</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Tim</text:p>
          </table:table-cell>
          <table:table-cell table:formula="of:=IF(COUNTIF([.$A20:.$A268];[.$A20])&gt;0;COUNTIF([.$A20:.$A268];[.$A20]);&quot;&quot;)" office:value-type="float" office:value="1" calcext:value-type="float">
            <text:p>1</text:p>
          </table:table-cell>
          <table:table-cell table:number-columns-repeated="2" office:value-type="float" office:value="0" calcext:value-type="float">
            <text:p>0</text:p>
          </table:table-cell>
          <table:table-cell table:formula="of:=COM.MICROSOFT.TEXTJOIN(&quot;&quot;;1;[.F20:.M20])" office:value-type="string" office:string-value="Tim" calcext:value-type="string">
            <text:p>Tim</text:p>
          </table:table-cell>
          <table:table-cell office:value-type="string" calcext:value-type="string">
            <text:p>T</text:p>
          </table:table-cell>
          <table:table-cell table:formula="of:=LOWER(&quot;i&quot;)" office:value-type="string" office:string-value="i" calcext:value-type="string">
            <text:p>i</text:p>
          </table:table-cell>
          <table:table-cell office:value-type="string" calcext:value-type="string">
            <text:p>m</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20:.S20])" office:value-type="string" office:string-value="tim" calcext:value-type="string">
            <text:p>tim</text:p>
          </table:table-cell>
          <table:table-cell table:formula="of:=[$Units.F16]" office:value-type="string" office:string-value="t" calcext:value-type="string">
            <text:p>t</text:p>
          </table:table-cell>
          <table:table-cell table:formula="of:=[$Units.F31]" office:value-type="string" office:string-value="i" calcext:value-type="string">
            <text:p>i</text:p>
          </table:table-cell>
          <table:table-cell table:formula="of:=[$Units.F11]" office:value-type="string" office:string-value="m" calcext:value-type="string">
            <text:p>m</text:p>
          </table:table-cell>
          <table:table-cell table:formula="of:=&quot;&quot;">
            <text:p/>
          </table:table-cell>
          <table:table-cell table:formula="of:=&quot;&quot;">
            <text:p/>
          </table:table-cell>
          <table:table-cell table:formula="of:=&quot;&quot;">
            <text:p/>
          </table:table-cell>
          <table:table-cell table:formula="of:=COM.MICROSOFT.TEXTJOIN(&quot;&quot;;1;[.V20:.AA20])" office:value-type="string" office:string-value="tɪm" calcext:value-type="string">
            <text:p>tɪm</text:p>
          </table:table-cell>
          <table:table-cell table:formula="of:=[$Units.C16]" office:value-type="string" office:string-value="t" calcext:value-type="string">
            <text:p>t</text:p>
          </table:table-cell>
          <table:table-cell table:formula="of:=[$Units.C31]" office:value-type="string" office:string-value="ɪ" calcext:value-type="string">
            <text:p>ɪ</text:p>
          </table:table-cell>
          <table:table-cell table:formula="of:=[$Units.C11]" office:value-type="string" office:string-value="m" calcext:value-type="string">
            <text:p>m</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office:value-type="string" calcext:value-type="string">
            <text:p>tip</text:p>
          </table:table-cell>
          <table:table-cell table:formula="of:=IF(COUNTIF([.$A21:.$A269];[.$A21])&gt;0;COUNTIF([.$A21:.$A269];[.$A21]);&quot;&quot;)" office:value-type="float" office:value="1" calcext:value-type="float">
            <text:p>1</text:p>
          </table:table-cell>
          <table:table-cell table:number-columns-repeated="2" office:value-type="float" office:value="0" calcext:value-type="float">
            <text:p>0</text:p>
          </table:table-cell>
          <table:table-cell table:formula="of:=COM.MICROSOFT.TEXTJOIN(&quot;&quot;;1;[.F21:.M21])" office:value-type="string" office:string-value="tip" calcext:value-type="string">
            <text:p>tip</text:p>
          </table:table-cell>
          <table:table-cell office:value-type="string" calcext:value-type="string">
            <text:p>t</text:p>
          </table:table-cell>
          <table:table-cell table:formula="of:=LOWER(&quot;i&quot;)" office:value-type="string" office:string-value="i" calcext:value-type="string">
            <text:p>i</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O21:.S21])" office:value-type="string" office:string-value="tip" calcext:value-type="string">
            <text:p>tip</text:p>
          </table:table-cell>
          <table:table-cell table:formula="of:=[$Units.F16]" office:value-type="string" office:string-value="t" calcext:value-type="string">
            <text:p>t</text:p>
          </table:table-cell>
          <table:table-cell table:formula="of:=[$Units.F31]" office:value-type="string" office:string-value="i" calcext:value-type="string">
            <text:p>i</text:p>
          </table:table-cell>
          <table:table-cell table:formula="of:=[$Units.F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formula="of:=COM.MICROSOFT.TEXTJOIN(&quot;&quot;;1;[.V21:.AA21])" office:value-type="string" office:string-value="tɪp" calcext:value-type="string">
            <text:p>tɪp</text:p>
          </table:table-cell>
          <table:table-cell table:formula="of:=[$Units.C16]" office:value-type="string" office:string-value="t" calcext:value-type="string">
            <text:p>t</text:p>
          </table:table-cell>
          <table:table-cell table:formula="of:=[$Units.C31]" office:value-type="string" office:string-value="ɪ" calcext:value-type="string">
            <text:p>ɪ</text:p>
          </table:table-cell>
          <table:table-cell table:formula="of:=[$Units.C13]" office:value-type="string" office:string-value="p" calcext:value-type="string">
            <text:p>p</text:p>
          </table:table-cell>
          <table:table-cell table:formula="of:=&quot;&quot;">
            <text:p/>
          </table:table-cell>
          <table:table-cell table:formula="of:=&quot;&quot;">
            <text:p/>
          </table:table-cell>
          <table:table-cell table:formula="of:=&quot;&quot;">
            <text:p/>
          </table:table-cell>
          <table:table-cell table:number-columns-repeated="7"/>
        </table:table-row>
        <table:table-row table:style-name="ro1">
          <table:table-cell/>
          <table:table-cell table:formula="of:=IF(COUNTIF([.$A22:.$A270];[.$A22])&gt;0;COUNTIF([.$A22:.$A270];[.$A22]);&quot;&quot;)">
            <text:p/>
          </table:table-cell>
          <table:table-cell table:number-columns-repeated="2"/>
          <table:table-cell table:formula="of:=COM.MICROSOFT.TEXTJOIN(&quot;&quot;;1;[.F22:.M22])">
            <text:p/>
          </table:table-cell>
          <table:table-cell table:number-columns-repeated="8"/>
          <table:table-cell table:formula="of:=COM.MICROSOFT.TEXTJOIN(&quot;&quot;;1;[.O22:.S22])">
            <text:p/>
          </table:table-cell>
          <table:table-cell table:number-columns-repeated="6"/>
          <table:table-cell table:formula="of:=COM.MICROSOFT.TEXTJOIN(&quot;&quot;;1;[.V22:.AA22])">
            <text:p/>
          </table:table-cell>
          <table:table-cell table:number-columns-repeated="13"/>
        </table:table-row>
        <table:table-row table:style-name="ro1">
          <table:table-cell/>
          <table:table-cell table:formula="of:=IF(COUNTIF([.$A23:.$A271];[.$A23])&gt;0;COUNTIF([.$A23:.$A271];[.$A23]);&quot;&quot;)">
            <text:p/>
          </table:table-cell>
          <table:table-cell table:number-columns-repeated="2"/>
          <table:table-cell table:formula="of:=COM.MICROSOFT.TEXTJOIN(&quot;&quot;;1;[.F23:.M23])">
            <text:p/>
          </table:table-cell>
          <table:table-cell table:number-columns-repeated="8"/>
          <table:table-cell table:formula="of:=COM.MICROSOFT.TEXTJOIN(&quot;&quot;;1;[.O23:.S23])">
            <text:p/>
          </table:table-cell>
          <table:table-cell table:number-columns-repeated="6"/>
          <table:table-cell table:formula="of:=COM.MICROSOFT.TEXTJOIN(&quot;&quot;;1;[.V23:.AA23])">
            <text:p/>
          </table:table-cell>
          <table:table-cell table:number-columns-repeated="13"/>
        </table:table-row>
        <table:table-row table:style-name="ro1">
          <table:table-cell/>
          <table:table-cell table:formula="of:=IF(COUNTIF([.$A24:.$A272];[.$A24])&gt;0;COUNTIF([.$A24:.$A272];[.$A24]);&quot;&quot;)">
            <text:p/>
          </table:table-cell>
          <table:table-cell table:number-columns-repeated="2"/>
          <table:table-cell table:formula="of:=COM.MICROSOFT.TEXTJOIN(&quot;&quot;;1;[.F24:.M24])">
            <text:p/>
          </table:table-cell>
          <table:table-cell table:number-columns-repeated="8"/>
          <table:table-cell table:formula="of:=COM.MICROSOFT.TEXTJOIN(&quot;&quot;;1;[.O24:.S24])">
            <text:p/>
          </table:table-cell>
          <table:table-cell table:number-columns-repeated="6"/>
          <table:table-cell table:formula="of:=COM.MICROSOFT.TEXTJOIN(&quot;&quot;;1;[.V24:.AA24])">
            <text:p/>
          </table:table-cell>
          <table:table-cell table:number-columns-repeated="13"/>
        </table:table-row>
        <table:table-row table:style-name="ro1">
          <table:table-cell/>
          <table:table-cell table:formula="of:=IF(COUNTIF([.$A25:.$A273];[.$A25])&gt;0;COUNTIF([.$A25:.$A273];[.$A25]);&quot;&quot;)">
            <text:p/>
          </table:table-cell>
          <table:table-cell table:number-columns-repeated="2"/>
          <table:table-cell table:formula="of:=COM.MICROSOFT.TEXTJOIN(&quot;&quot;;1;[.F25:.M25])">
            <text:p/>
          </table:table-cell>
          <table:table-cell table:number-columns-repeated="8"/>
          <table:table-cell table:formula="of:=COM.MICROSOFT.TEXTJOIN(&quot;&quot;;1;[.O25:.S25])">
            <text:p/>
          </table:table-cell>
          <table:table-cell table:number-columns-repeated="6"/>
          <table:table-cell table:formula="of:=COM.MICROSOFT.TEXTJOIN(&quot;&quot;;1;[.V25:.AA25])">
            <text:p/>
          </table:table-cell>
          <table:table-cell table:number-columns-repeated="13"/>
        </table:table-row>
        <table:table-row table:style-name="ro1">
          <table:table-cell/>
          <table:table-cell table:formula="of:=IF(COUNTIF([.$A26:.$A274];[.$A26])&gt;0;COUNTIF([.$A26:.$A274];[.$A26]);&quot;&quot;)">
            <text:p/>
          </table:table-cell>
          <table:table-cell table:number-columns-repeated="2"/>
          <table:table-cell table:formula="of:=COM.MICROSOFT.TEXTJOIN(&quot;&quot;;1;[.F26:.M26])">
            <text:p/>
          </table:table-cell>
          <table:table-cell table:number-columns-repeated="8"/>
          <table:table-cell table:formula="of:=COM.MICROSOFT.TEXTJOIN(&quot;&quot;;1;[.O26:.S26])">
            <text:p/>
          </table:table-cell>
          <table:table-cell table:number-columns-repeated="6"/>
          <table:table-cell table:formula="of:=COM.MICROSOFT.TEXTJOIN(&quot;&quot;;1;[.V26:.AA26])">
            <text:p/>
          </table:table-cell>
          <table:table-cell table:number-columns-repeated="13"/>
        </table:table-row>
        <table:table-row table:style-name="ro1">
          <table:table-cell/>
          <table:table-cell table:formula="of:=IF(COUNTIF([.$A27:.$A275];[.$A27])&gt;0;COUNTIF([.$A27:.$A275];[.$A27]);&quot;&quot;)">
            <text:p/>
          </table:table-cell>
          <table:table-cell table:number-columns-repeated="2"/>
          <table:table-cell table:formula="of:=COM.MICROSOFT.TEXTJOIN(&quot;&quot;;1;[.F27:.M27])">
            <text:p/>
          </table:table-cell>
          <table:table-cell table:number-columns-repeated="8"/>
          <table:table-cell table:formula="of:=COM.MICROSOFT.TEXTJOIN(&quot;&quot;;1;[.O27:.S27])">
            <text:p/>
          </table:table-cell>
          <table:table-cell table:number-columns-repeated="6"/>
          <table:table-cell table:formula="of:=COM.MICROSOFT.TEXTJOIN(&quot;&quot;;1;[.V27:.AA27])">
            <text:p/>
          </table:table-cell>
          <table:table-cell table:number-columns-repeated="13"/>
        </table:table-row>
        <table:table-row table:style-name="ro1">
          <table:table-cell/>
          <table:table-cell table:formula="of:=IF(COUNTIF([.$A28:.$A276];[.$A28])&gt;0;COUNTIF([.$A28:.$A276];[.$A28]);&quot;&quot;)">
            <text:p/>
          </table:table-cell>
          <table:table-cell table:number-columns-repeated="2"/>
          <table:table-cell table:formula="of:=COM.MICROSOFT.TEXTJOIN(&quot;&quot;;1;[.F28:.M28])">
            <text:p/>
          </table:table-cell>
          <table:table-cell table:number-columns-repeated="8"/>
          <table:table-cell table:formula="of:=COM.MICROSOFT.TEXTJOIN(&quot;&quot;;1;[.O28:.S28])">
            <text:p/>
          </table:table-cell>
          <table:table-cell table:number-columns-repeated="6"/>
          <table:table-cell table:formula="of:=COM.MICROSOFT.TEXTJOIN(&quot;&quot;;1;[.V28:.AA28])">
            <text:p/>
          </table:table-cell>
          <table:table-cell table:number-columns-repeated="13"/>
        </table:table-row>
        <table:table-row table:style-name="ro1">
          <table:table-cell/>
          <table:table-cell table:formula="of:=IF(COUNTIF([.$A29:.$A277];[.$A29])&gt;0;COUNTIF([.$A29:.$A277];[.$A29]);&quot;&quot;)">
            <text:p/>
          </table:table-cell>
          <table:table-cell table:number-columns-repeated="2"/>
          <table:table-cell table:formula="of:=COM.MICROSOFT.TEXTJOIN(&quot;&quot;;1;[.F29:.M29])">
            <text:p/>
          </table:table-cell>
          <table:table-cell table:number-columns-repeated="8"/>
          <table:table-cell table:formula="of:=COM.MICROSOFT.TEXTJOIN(&quot;&quot;;1;[.O29:.S29])">
            <text:p/>
          </table:table-cell>
          <table:table-cell table:number-columns-repeated="6"/>
          <table:table-cell table:formula="of:=COM.MICROSOFT.TEXTJOIN(&quot;&quot;;1;[.V29:.AA29])">
            <text:p/>
          </table:table-cell>
          <table:table-cell table:number-columns-repeated="13"/>
        </table:table-row>
        <table:table-row table:style-name="ro1">
          <table:table-cell/>
          <table:table-cell table:formula="of:=IF(COUNTIF([.$A30:.$A278];[.$A30])&gt;0;COUNTIF([.$A30:.$A278];[.$A30]);&quot;&quot;)">
            <text:p/>
          </table:table-cell>
          <table:table-cell table:number-columns-repeated="2"/>
          <table:table-cell table:formula="of:=COM.MICROSOFT.TEXTJOIN(&quot;&quot;;1;[.F30:.M30])">
            <text:p/>
          </table:table-cell>
          <table:table-cell table:number-columns-repeated="8"/>
          <table:table-cell table:formula="of:=COM.MICROSOFT.TEXTJOIN(&quot;&quot;;1;[.O30:.S30])">
            <text:p/>
          </table:table-cell>
          <table:table-cell table:number-columns-repeated="6"/>
          <table:table-cell table:formula="of:=COM.MICROSOFT.TEXTJOIN(&quot;&quot;;1;[.V30:.AA30])">
            <text:p/>
          </table:table-cell>
          <table:table-cell table:number-columns-repeated="13"/>
        </table:table-row>
        <table:table-row table:style-name="ro1">
          <table:table-cell/>
          <table:table-cell table:formula="of:=IF(COUNTIF([.$A31:.$A279];[.$A31])&gt;0;COUNTIF([.$A31:.$A279];[.$A31]);&quot;&quot;)">
            <text:p/>
          </table:table-cell>
          <table:table-cell table:number-columns-repeated="2"/>
          <table:table-cell table:formula="of:=COM.MICROSOFT.TEXTJOIN(&quot;&quot;;1;[.F31:.M31])">
            <text:p/>
          </table:table-cell>
          <table:table-cell table:number-columns-repeated="8"/>
          <table:table-cell table:formula="of:=COM.MICROSOFT.TEXTJOIN(&quot;&quot;;1;[.O31:.S31])">
            <text:p/>
          </table:table-cell>
          <table:table-cell table:number-columns-repeated="6"/>
          <table:table-cell table:formula="of:=COM.MICROSOFT.TEXTJOIN(&quot;&quot;;1;[.V31:.AA31])">
            <text:p/>
          </table:table-cell>
          <table:table-cell table:number-columns-repeated="13"/>
        </table:table-row>
        <table:table-row table:style-name="ro1">
          <table:table-cell/>
          <table:table-cell table:formula="of:=IF(COUNTIF([.$A32:.$A280];[.$A32])&gt;0;COUNTIF([.$A32:.$A280];[.$A32]);&quot;&quot;)">
            <text:p/>
          </table:table-cell>
          <table:table-cell table:number-columns-repeated="2"/>
          <table:table-cell table:formula="of:=COM.MICROSOFT.TEXTJOIN(&quot;&quot;;1;[.F32:.M32])">
            <text:p/>
          </table:table-cell>
          <table:table-cell table:number-columns-repeated="8"/>
          <table:table-cell table:formula="of:=COM.MICROSOFT.TEXTJOIN(&quot;&quot;;1;[.O32:.S32])">
            <text:p/>
          </table:table-cell>
          <table:table-cell table:number-columns-repeated="20"/>
        </table:table-row>
        <table:table-row table:style-name="ro1">
          <table:table-cell/>
          <table:table-cell table:formula="of:=IF(COUNTIF([.$A33:.$A281];[.$A33])&gt;0;COUNTIF([.$A33:.$A281];[.$A33]);&quot;&quot;)">
            <text:p/>
          </table:table-cell>
          <table:table-cell table:number-columns-repeated="2"/>
          <table:table-cell table:formula="of:=COM.MICROSOFT.TEXTJOIN(&quot;&quot;;1;[.F33:.M33])">
            <text:p/>
          </table:table-cell>
          <table:table-cell table:number-columns-repeated="8"/>
          <table:table-cell table:formula="of:=COM.MICROSOFT.TEXTJOIN(&quot;&quot;;1;[.O33:.S33])">
            <text:p/>
          </table:table-cell>
          <table:table-cell table:number-columns-repeated="20"/>
        </table:table-row>
        <table:table-row table:style-name="ro1">
          <table:table-cell/>
          <table:table-cell table:formula="of:=IF(COUNTIF([.$A34:.$A282];[.$A34])&gt;0;COUNTIF([.$A34:.$A282];[.$A34]);&quot;&quot;)">
            <text:p/>
          </table:table-cell>
          <table:table-cell table:number-columns-repeated="2"/>
          <table:table-cell table:formula="of:=COM.MICROSOFT.TEXTJOIN(&quot;&quot;;1;[.F34:.M34])">
            <text:p/>
          </table:table-cell>
          <table:table-cell table:number-columns-repeated="8"/>
          <table:table-cell table:formula="of:=COM.MICROSOFT.TEXTJOIN(&quot;&quot;;1;[.O34:.S34])">
            <text:p/>
          </table:table-cell>
          <table:table-cell table:number-columns-repeated="20"/>
        </table:table-row>
        <table:table-row table:style-name="ro1">
          <table:table-cell/>
          <table:table-cell table:formula="of:=IF(COUNTIF([.$A35:.$A283];[.$A35])&gt;0;COUNTIF([.$A35:.$A283];[.$A35]);&quot;&quot;)">
            <text:p/>
          </table:table-cell>
          <table:table-cell table:number-columns-repeated="2"/>
          <table:table-cell table:formula="of:=COM.MICROSOFT.TEXTJOIN(&quot;&quot;;1;[.F35:.M35])">
            <text:p/>
          </table:table-cell>
          <table:table-cell table:number-columns-repeated="29"/>
        </table:table-row>
        <table:table-row table:style-name="ro1">
          <table:table-cell/>
          <table:table-cell table:formula="of:=IF(COUNTIF([.$A36:.$A284];[.$A36])&gt;0;COUNTIF([.$A36:.$A284];[.$A36]);&quot;&quot;)">
            <text:p/>
          </table:table-cell>
          <table:table-cell table:number-columns-repeated="2"/>
          <table:table-cell table:formula="of:=COM.MICROSOFT.TEXTJOIN(&quot;&quot;;1;[.F36:.M36])">
            <text:p/>
          </table:table-cell>
          <table:table-cell table:number-columns-repeated="29"/>
        </table:table-row>
        <table:table-row table:style-name="ro1">
          <table:table-cell/>
          <table:table-cell table:formula="of:=IF(COUNTIF([.$A37:.$A285];[.$A37])&gt;0;COUNTIF([.$A37:.$A285];[.$A37]);&quot;&quot;)">
            <text:p/>
          </table:table-cell>
          <table:table-cell table:number-columns-repeated="2"/>
          <table:table-cell table:formula="of:=COM.MICROSOFT.TEXTJOIN(&quot;&quot;;1;[.F37:.M37])">
            <text:p/>
          </table:table-cell>
          <table:table-cell table:number-columns-repeated="29"/>
        </table:table-row>
        <table:table-row table:style-name="ro1">
          <table:table-cell/>
          <table:table-cell table:formula="of:=IF(COUNTIF([.$A38:.$A286];[.$A38])&gt;0;COUNTIF([.$A38:.$A286];[.$A38]);&quot;&quot;)">
            <text:p/>
          </table:table-cell>
          <table:table-cell table:number-columns-repeated="2"/>
          <table:table-cell table:formula="of:=COM.MICROSOFT.TEXTJOIN(&quot;&quot;;1;[.F38:.M38])">
            <text:p/>
          </table:table-cell>
          <table:table-cell table:number-columns-repeated="29"/>
        </table:table-row>
        <table:table-row table:style-name="ro1">
          <table:table-cell/>
          <table:table-cell table:formula="of:=IF(COUNTIF([.$A39:.$A287];[.$A39])&gt;0;COUNTIF([.$A39:.$A287];[.$A39]);&quot;&quot;)">
            <text:p/>
          </table:table-cell>
          <table:table-cell table:number-columns-repeated="2"/>
          <table:table-cell table:formula="of:=COM.MICROSOFT.TEXTJOIN(&quot;&quot;;1;[.F39:.M39])">
            <text:p/>
          </table:table-cell>
          <table:table-cell table:number-columns-repeated="29"/>
        </table:table-row>
        <table:table-row table:style-name="ro1">
          <table:table-cell/>
          <table:table-cell table:formula="of:=IF(COUNTIF([.$A40:.$A288];[.$A40])&gt;0;COUNTIF([.$A40:.$A288];[.$A40]);&quot;&quot;)">
            <text:p/>
          </table:table-cell>
          <table:table-cell table:number-columns-repeated="2"/>
          <table:table-cell table:formula="of:=COM.MICROSOFT.TEXTJOIN(&quot;&quot;;1;[.F40:.M40])">
            <text:p/>
          </table:table-cell>
          <table:table-cell table:number-columns-repeated="29"/>
        </table:table-row>
        <table:table-row table:style-name="ro1">
          <table:table-cell/>
          <table:table-cell table:formula="of:=IF(COUNTIF([.$A41:.$A289];[.$A41])&gt;0;COUNTIF([.$A41:.$A289];[.$A41]);&quot;&quot;)">
            <text:p/>
          </table:table-cell>
          <table:table-cell table:number-columns-repeated="2"/>
          <table:table-cell table:formula="of:=COM.MICROSOFT.TEXTJOIN(&quot;&quot;;1;[.F41:.M41])">
            <text:p/>
          </table:table-cell>
          <table:table-cell table:number-columns-repeated="29"/>
        </table:table-row>
        <table:table-row table:style-name="ro1">
          <table:table-cell/>
          <table:table-cell table:formula="of:=IF(COUNTIF([.$A42:.$A290];[.$A42])&gt;0;COUNTIF([.$A42:.$A290];[.$A42]);&quot;&quot;)">
            <text:p/>
          </table:table-cell>
          <table:table-cell table:number-columns-repeated="2"/>
          <table:table-cell table:formula="of:=COM.MICROSOFT.TEXTJOIN(&quot;&quot;;1;[.F42:.M42])">
            <text:p/>
          </table:table-cell>
          <table:table-cell table:number-columns-repeated="29"/>
        </table:table-row>
        <table:table-row table:style-name="ro1">
          <table:table-cell/>
          <table:table-cell table:formula="of:=IF(COUNTIF([.$A43:.$A291];[.$A43])&gt;0;COUNTIF([.$A43:.$A291];[.$A43]);&quot;&quot;)">
            <text:p/>
          </table:table-cell>
          <table:table-cell table:number-columns-repeated="2"/>
          <table:table-cell table:formula="of:=COM.MICROSOFT.TEXTJOIN(&quot;&quot;;1;[.F43:.M43])">
            <text:p/>
          </table:table-cell>
          <table:table-cell table:number-columns-repeated="29"/>
        </table:table-row>
        <table:table-row table:style-name="ro1">
          <table:table-cell/>
          <table:table-cell table:formula="of:=IF(COUNTIF([.$A44:.$A292];[.$A44])&gt;0;COUNTIF([.$A44:.$A292];[.$A44]);&quot;&quot;)">
            <text:p/>
          </table:table-cell>
          <table:table-cell table:number-columns-repeated="2"/>
          <table:table-cell table:formula="of:=COM.MICROSOFT.TEXTJOIN(&quot;&quot;;1;[.F44:.M44])">
            <text:p/>
          </table:table-cell>
          <table:table-cell table:number-columns-repeated="29"/>
        </table:table-row>
        <table:table-row table:style-name="ro1">
          <table:table-cell/>
          <table:table-cell table:formula="of:=IF(COUNTIF([.$A45:.$A293];[.$A45])&gt;0;COUNTIF([.$A45:.$A293];[.$A45]);&quot;&quot;)">
            <text:p/>
          </table:table-cell>
          <table:table-cell table:number-columns-repeated="2"/>
          <table:table-cell table:formula="of:=COM.MICROSOFT.TEXTJOIN(&quot;&quot;;1;[.F45:.M45])">
            <text:p/>
          </table:table-cell>
          <table:table-cell table:number-columns-repeated="29"/>
        </table:table-row>
        <table:table-row table:style-name="ro1">
          <table:table-cell/>
          <table:table-cell table:formula="of:=IF(COUNTIF([.$A46:.$A294];[.$A46])&gt;0;COUNTIF([.$A46:.$A294];[.$A46]);&quot;&quot;)">
            <text:p/>
          </table:table-cell>
          <table:table-cell table:number-columns-repeated="2"/>
          <table:table-cell table:formula="of:=COM.MICROSOFT.TEXTJOIN(&quot;&quot;;1;[.F46:.M46])">
            <text:p/>
          </table:table-cell>
          <table:table-cell table:number-columns-repeated="29"/>
        </table:table-row>
        <table:table-row table:style-name="ro1">
          <table:table-cell/>
          <table:table-cell table:formula="of:=IF(COUNTIF([.$A47:.$A295];[.$A47])&gt;0;COUNTIF([.$A47:.$A295];[.$A47]);&quot;&quot;)">
            <text:p/>
          </table:table-cell>
          <table:table-cell table:number-columns-repeated="2"/>
          <table:table-cell table:formula="of:=COM.MICROSOFT.TEXTJOIN(&quot;&quot;;1;[.F47:.M47])">
            <text:p/>
          </table:table-cell>
          <table:table-cell table:number-columns-repeated="29"/>
        </table:table-row>
        <table:table-row table:style-name="ro1">
          <table:table-cell/>
          <table:table-cell table:formula="of:=IF(COUNTIF([.$A48:.$A296];[.$A48])&gt;0;COUNTIF([.$A48:.$A296];[.$A48]);&quot;&quot;)">
            <text:p/>
          </table:table-cell>
          <table:table-cell table:number-columns-repeated="2"/>
          <table:table-cell table:formula="of:=COM.MICROSOFT.TEXTJOIN(&quot;&quot;;1;[.F48:.M48])">
            <text:p/>
          </table:table-cell>
          <table:table-cell table:number-columns-repeated="29"/>
        </table:table-row>
        <table:table-row table:style-name="ro1">
          <table:table-cell/>
          <table:table-cell table:formula="of:=IF(COUNTIF([.$A49:.$A297];[.$A49])&gt;0;COUNTIF([.$A49:.$A297];[.$A49]);&quot;&quot;)">
            <text:p/>
          </table:table-cell>
          <table:table-cell table:number-columns-repeated="2"/>
          <table:table-cell table:formula="of:=COM.MICROSOFT.TEXTJOIN(&quot;&quot;;1;[.F49:.M49])">
            <text:p/>
          </table:table-cell>
          <table:table-cell table:number-columns-repeated="29"/>
        </table:table-row>
        <table:table-row table:style-name="ro1">
          <table:table-cell/>
          <table:table-cell table:formula="of:=IF(COUNTIF([.$A50:.$A298];[.$A50])&gt;0;COUNTIF([.$A50:.$A298];[.$A50]);&quot;&quot;)">
            <text:p/>
          </table:table-cell>
          <table:table-cell table:number-columns-repeated="2"/>
          <table:table-cell table:formula="of:=COM.MICROSOFT.TEXTJOIN(&quot;&quot;;1;[.F50:.M50])">
            <text:p/>
          </table:table-cell>
          <table:table-cell table:number-columns-repeated="29"/>
        </table:table-row>
        <table:table-row table:style-name="ro1">
          <table:table-cell/>
          <table:table-cell table:formula="of:=IF(COUNTIF([.$A51:.$A299];[.$A51])&gt;0;COUNTIF([.$A51:.$A299];[.$A51]);&quot;&quot;)">
            <text:p/>
          </table:table-cell>
          <table:table-cell table:number-columns-repeated="2"/>
          <table:table-cell table:formula="of:=COM.MICROSOFT.TEXTJOIN(&quot;&quot;;1;[.F51:.M51])">
            <text:p/>
          </table:table-cell>
          <table:table-cell table:number-columns-repeated="29"/>
        </table:table-row>
        <table:table-row table:style-name="ro1">
          <table:table-cell/>
          <table:table-cell table:formula="of:=IF(COUNTIF([.$A52:.$A300];[.$A52])&gt;0;COUNTIF([.$A52:.$A300];[.$A52]);&quot;&quot;)">
            <text:p/>
          </table:table-cell>
          <table:table-cell table:number-columns-repeated="2"/>
          <table:table-cell table:formula="of:=COM.MICROSOFT.TEXTJOIN(&quot;&quot;;1;[.F52:.M52])">
            <text:p/>
          </table:table-cell>
          <table:table-cell table:number-columns-repeated="29"/>
        </table:table-row>
        <table:table-row table:style-name="ro1">
          <table:table-cell/>
          <table:table-cell table:formula="of:=IF(COUNTIF([.$A53:.$A301];[.$A53])&gt;0;COUNTIF([.$A53:.$A301];[.$A53]);&quot;&quot;)">
            <text:p/>
          </table:table-cell>
          <table:table-cell table:number-columns-repeated="2"/>
          <table:table-cell table:formula="of:=COM.MICROSOFT.TEXTJOIN(&quot;&quot;;1;[.F53:.M53])">
            <text:p/>
          </table:table-cell>
          <table:table-cell table:number-columns-repeated="29"/>
        </table:table-row>
        <table:table-row table:style-name="ro1">
          <table:table-cell/>
          <table:table-cell table:formula="of:=IF(COUNTIF([.$A54:.$A302];[.$A54])&gt;0;COUNTIF([.$A54:.$A302];[.$A54]);&quot;&quot;)">
            <text:p/>
          </table:table-cell>
          <table:table-cell table:number-columns-repeated="2"/>
          <table:table-cell table:formula="of:=COM.MICROSOFT.TEXTJOIN(&quot;&quot;;1;[.F54:.M54])">
            <text:p/>
          </table:table-cell>
          <table:table-cell table:number-columns-repeated="29"/>
        </table:table-row>
        <table:table-row table:style-name="ro1">
          <table:table-cell/>
          <table:table-cell table:formula="of:=IF(COUNTIF([.$A55:.$A303];[.$A55])&gt;0;COUNTIF([.$A55:.$A303];[.$A55]);&quot;&quot;)">
            <text:p/>
          </table:table-cell>
          <table:table-cell table:number-columns-repeated="2"/>
          <table:table-cell table:formula="of:=COM.MICROSOFT.TEXTJOIN(&quot;&quot;;1;[.F55:.M55])">
            <text:p/>
          </table:table-cell>
          <table:table-cell table:number-columns-repeated="29"/>
        </table:table-row>
        <table:table-row table:style-name="ro1">
          <table:table-cell/>
          <table:table-cell table:formula="of:=IF(COUNTIF([.$A56:.$A304];[.$A56])&gt;0;COUNTIF([.$A56:.$A304];[.$A56]);&quot;&quot;)">
            <text:p/>
          </table:table-cell>
          <table:table-cell table:number-columns-repeated="2"/>
          <table:table-cell table:formula="of:=COM.MICROSOFT.TEXTJOIN(&quot;&quot;;1;[.F56:.M56])">
            <text:p/>
          </table:table-cell>
          <table:table-cell table:number-columns-repeated="29"/>
        </table:table-row>
        <table:table-row table:style-name="ro1">
          <table:table-cell/>
          <table:table-cell table:formula="of:=IF(COUNTIF([.$A57:.$A305];[.$A57])&gt;0;COUNTIF([.$A57:.$A305];[.$A57]);&quot;&quot;)">
            <text:p/>
          </table:table-cell>
          <table:table-cell table:number-columns-repeated="2"/>
          <table:table-cell table:formula="of:=COM.MICROSOFT.TEXTJOIN(&quot;&quot;;1;[.F57:.M57])">
            <text:p/>
          </table:table-cell>
          <table:table-cell table:number-columns-repeated="29"/>
        </table:table-row>
        <table:table-row table:style-name="ro1">
          <table:table-cell/>
          <table:table-cell table:formula="of:=IF(COUNTIF([.$A58:.$A306];[.$A58])&gt;0;COUNTIF([.$A58:.$A306];[.$A58]);&quot;&quot;)">
            <text:p/>
          </table:table-cell>
          <table:table-cell table:number-columns-repeated="2"/>
          <table:table-cell table:formula="of:=COM.MICROSOFT.TEXTJOIN(&quot;&quot;;1;[.F58:.M58])">
            <text:p/>
          </table:table-cell>
          <table:table-cell table:number-columns-repeated="29"/>
        </table:table-row>
        <table:table-row table:style-name="ro1">
          <table:table-cell/>
          <table:table-cell table:formula="of:=IF(COUNTIF([.$A59:.$A307];[.$A59])&gt;0;COUNTIF([.$A59:.$A307];[.$A59]);&quot;&quot;)">
            <text:p/>
          </table:table-cell>
          <table:table-cell table:number-columns-repeated="2"/>
          <table:table-cell table:formula="of:=COM.MICROSOFT.TEXTJOIN(&quot;&quot;;1;[.F59:.M59])">
            <text:p/>
          </table:table-cell>
          <table:table-cell table:number-columns-repeated="29"/>
        </table:table-row>
        <table:table-row table:style-name="ro1">
          <table:table-cell/>
          <table:table-cell table:formula="of:=IF(COUNTIF([.$A60:.$A308];[.$A60])&gt;0;COUNTIF([.$A60:.$A308];[.$A60]);&quot;&quot;)">
            <text:p/>
          </table:table-cell>
          <table:table-cell table:number-columns-repeated="2"/>
          <table:table-cell table:formula="of:=COM.MICROSOFT.TEXTJOIN(&quot;&quot;;1;[.F60:.M60])">
            <text:p/>
          </table:table-cell>
          <table:table-cell table:number-columns-repeated="29"/>
        </table:table-row>
        <table:table-row table:style-name="ro1">
          <table:table-cell/>
          <table:table-cell table:formula="of:=IF(COUNTIF([.$A61:.$A309];[.$A61])&gt;0;COUNTIF([.$A61:.$A309];[.$A61]);&quot;&quot;)">
            <text:p/>
          </table:table-cell>
          <table:table-cell table:number-columns-repeated="2"/>
          <table:table-cell table:formula="of:=COM.MICROSOFT.TEXTJOIN(&quot;&quot;;1;[.F61:.M61])">
            <text:p/>
          </table:table-cell>
          <table:table-cell table:number-columns-repeated="29"/>
        </table:table-row>
        <table:table-row table:style-name="ro1">
          <table:table-cell/>
          <table:table-cell table:formula="of:=IF(COUNTIF([.$A62:.$A310];[.$A62])&gt;0;COUNTIF([.$A62:.$A310];[.$A62]);&quot;&quot;)">
            <text:p/>
          </table:table-cell>
          <table:table-cell table:number-columns-repeated="2"/>
          <table:table-cell table:formula="of:=COM.MICROSOFT.TEXTJOIN(&quot;&quot;;1;[.F62:.M62])">
            <text:p/>
          </table:table-cell>
          <table:table-cell table:number-columns-repeated="29"/>
        </table:table-row>
        <table:table-row table:style-name="ro1">
          <table:table-cell/>
          <table:table-cell table:formula="of:=IF(COUNTIF([.$A63:.$A311];[.$A63])&gt;0;COUNTIF([.$A63:.$A311];[.$A63]);&quot;&quot;)">
            <text:p/>
          </table:table-cell>
          <table:table-cell table:number-columns-repeated="2"/>
          <table:table-cell table:formula="of:=COM.MICROSOFT.TEXTJOIN(&quot;&quot;;1;[.F63:.M63])">
            <text:p/>
          </table:table-cell>
          <table:table-cell table:number-columns-repeated="29"/>
        </table:table-row>
        <table:table-row table:style-name="ro1">
          <table:table-cell/>
          <table:table-cell table:formula="of:=IF(COUNTIF([.$A64:.$A312];[.$A64])&gt;0;COUNTIF([.$A64:.$A312];[.$A64]);&quot;&quot;)">
            <text:p/>
          </table:table-cell>
          <table:table-cell table:number-columns-repeated="2"/>
          <table:table-cell table:formula="of:=COM.MICROSOFT.TEXTJOIN(&quot;&quot;;1;[.F64:.M64])">
            <text:p/>
          </table:table-cell>
          <table:table-cell table:number-columns-repeated="29"/>
        </table:table-row>
        <table:table-row table:style-name="ro1">
          <table:table-cell/>
          <table:table-cell table:formula="of:=IF(COUNTIF([.$A65:.$A313];[.$A65])&gt;0;COUNTIF([.$A65:.$A313];[.$A65]);&quot;&quot;)">
            <text:p/>
          </table:table-cell>
          <table:table-cell table:number-columns-repeated="2"/>
          <table:table-cell table:formula="of:=COM.MICROSOFT.TEXTJOIN(&quot;&quot;;1;[.F65:.M65])">
            <text:p/>
          </table:table-cell>
          <table:table-cell table:number-columns-repeated="29"/>
        </table:table-row>
        <table:table-row table:style-name="ro1">
          <table:table-cell/>
          <table:table-cell table:formula="of:=IF(COUNTIF([.$A66:.$A314];[.$A66])&gt;0;COUNTIF([.$A66:.$A314];[.$A66]);&quot;&quot;)">
            <text:p/>
          </table:table-cell>
          <table:table-cell table:number-columns-repeated="2"/>
          <table:table-cell table:formula="of:=COM.MICROSOFT.TEXTJOIN(&quot;&quot;;1;[.F66:.M66])">
            <text:p/>
          </table:table-cell>
          <table:table-cell table:number-columns-repeated="29"/>
        </table:table-row>
        <table:table-row table:style-name="ro1">
          <table:table-cell/>
          <table:table-cell table:formula="of:=IF(COUNTIF([.$A67:.$A315];[.$A67])&gt;0;COUNTIF([.$A67:.$A315];[.$A67]);&quot;&quot;)">
            <text:p/>
          </table:table-cell>
          <table:table-cell table:number-columns-repeated="2"/>
          <table:table-cell table:formula="of:=COM.MICROSOFT.TEXTJOIN(&quot;&quot;;1;[.F67:.M67])">
            <text:p/>
          </table:table-cell>
          <table:table-cell table:number-columns-repeated="29"/>
        </table:table-row>
        <table:table-row table:style-name="ro1">
          <table:table-cell/>
          <table:table-cell table:formula="of:=IF(COUNTIF([.$A68:.$A316];[.$A68])&gt;0;COUNTIF([.$A68:.$A316];[.$A68]);&quot;&quot;)">
            <text:p/>
          </table:table-cell>
          <table:table-cell table:number-columns-repeated="2"/>
          <table:table-cell table:formula="of:=COM.MICROSOFT.TEXTJOIN(&quot;&quot;;1;[.F68:.M68])">
            <text:p/>
          </table:table-cell>
          <table:table-cell table:number-columns-repeated="29"/>
        </table:table-row>
        <table:table-row table:style-name="ro1">
          <table:table-cell/>
          <table:table-cell table:formula="of:=IF(COUNTIF([.$A69:.$A317];[.$A69])&gt;0;COUNTIF([.$A69:.$A317];[.$A69]);&quot;&quot;)">
            <text:p/>
          </table:table-cell>
          <table:table-cell table:number-columns-repeated="2"/>
          <table:table-cell table:formula="of:=COM.MICROSOFT.TEXTJOIN(&quot;&quot;;1;[.F69:.M69])">
            <text:p/>
          </table:table-cell>
          <table:table-cell table:number-columns-repeated="29"/>
        </table:table-row>
        <table:table-row table:style-name="ro1">
          <table:table-cell/>
          <table:table-cell table:formula="of:=IF(COUNTIF([.$A70:.$A318];[.$A70])&gt;0;COUNTIF([.$A70:.$A318];[.$A70]);&quot;&quot;)">
            <text:p/>
          </table:table-cell>
          <table:table-cell table:number-columns-repeated="2"/>
          <table:table-cell table:formula="of:=COM.MICROSOFT.TEXTJOIN(&quot;&quot;;1;[.F70:.M70])">
            <text:p/>
          </table:table-cell>
          <table:table-cell table:number-columns-repeated="29"/>
        </table:table-row>
        <table:table-row table:style-name="ro1">
          <table:table-cell/>
          <table:table-cell table:formula="of:=IF(COUNTIF([.$A71:.$A319];[.$A71])&gt;0;COUNTIF([.$A71:.$A319];[.$A71]);&quot;&quot;)">
            <text:p/>
          </table:table-cell>
          <table:table-cell table:number-columns-repeated="2"/>
          <table:table-cell table:formula="of:=COM.MICROSOFT.TEXTJOIN(&quot;&quot;;1;[.F71:.M71])">
            <text:p/>
          </table:table-cell>
          <table:table-cell table:number-columns-repeated="29"/>
        </table:table-row>
        <table:table-row table:style-name="ro1">
          <table:table-cell/>
          <table:table-cell table:formula="of:=IF(COUNTIF([.$A72:.$A320];[.$A72])&gt;0;COUNTIF([.$A72:.$A320];[.$A72]);&quot;&quot;)">
            <text:p/>
          </table:table-cell>
          <table:table-cell table:number-columns-repeated="2"/>
          <table:table-cell table:formula="of:=COM.MICROSOFT.TEXTJOIN(&quot;&quot;;1;[.F72:.M72])">
            <text:p/>
          </table:table-cell>
          <table:table-cell table:number-columns-repeated="29"/>
        </table:table-row>
        <table:table-row table:style-name="ro1">
          <table:table-cell/>
          <table:table-cell table:formula="of:=IF(COUNTIF([.$A73:.$A321];[.$A73])&gt;0;COUNTIF([.$A73:.$A321];[.$A73]);&quot;&quot;)">
            <text:p/>
          </table:table-cell>
          <table:table-cell table:number-columns-repeated="2"/>
          <table:table-cell table:formula="of:=COM.MICROSOFT.TEXTJOIN(&quot;&quot;;1;[.F73:.M73])">
            <text:p/>
          </table:table-cell>
          <table:table-cell table:number-columns-repeated="29"/>
        </table:table-row>
        <table:table-row table:style-name="ro1">
          <table:table-cell/>
          <table:table-cell table:formula="of:=IF(COUNTIF([.$A74:.$A322];[.$A74])&gt;0;COUNTIF([.$A74:.$A322];[.$A74]);&quot;&quot;)">
            <text:p/>
          </table:table-cell>
          <table:table-cell table:number-columns-repeated="2"/>
          <table:table-cell table:formula="of:=COM.MICROSOFT.TEXTJOIN(&quot;&quot;;1;[.F74:.M74])">
            <text:p/>
          </table:table-cell>
          <table:table-cell table:number-columns-repeated="29"/>
        </table:table-row>
        <table:table-row table:style-name="ro1">
          <table:table-cell/>
          <table:table-cell table:formula="of:=IF(COUNTIF([.$A75:.$A323];[.$A75])&gt;0;COUNTIF([.$A75:.$A323];[.$A75]);&quot;&quot;)">
            <text:p/>
          </table:table-cell>
          <table:table-cell table:number-columns-repeated="2"/>
          <table:table-cell table:formula="of:=COM.MICROSOFT.TEXTJOIN(&quot;&quot;;1;[.F75:.M75])">
            <text:p/>
          </table:table-cell>
          <table:table-cell table:number-columns-repeated="29"/>
        </table:table-row>
        <table:table-row table:style-name="ro1">
          <table:table-cell/>
          <table:table-cell table:formula="of:=IF(COUNTIF([.$A76:.$A324];[.$A76])&gt;0;COUNTIF([.$A76:.$A324];[.$A76]);&quot;&quot;)">
            <text:p/>
          </table:table-cell>
          <table:table-cell table:number-columns-repeated="2"/>
          <table:table-cell table:formula="of:=COM.MICROSOFT.TEXTJOIN(&quot;&quot;;1;[.F76:.M76])">
            <text:p/>
          </table:table-cell>
          <table:table-cell table:number-columns-repeated="29"/>
        </table:table-row>
        <table:table-row table:style-name="ro1">
          <table:table-cell/>
          <table:table-cell table:formula="of:=IF(COUNTIF([.$A77:.$A325];[.$A77])&gt;0;COUNTIF([.$A77:.$A325];[.$A77]);&quot;&quot;)">
            <text:p/>
          </table:table-cell>
          <table:table-cell table:number-columns-repeated="2"/>
          <table:table-cell table:formula="of:=COM.MICROSOFT.TEXTJOIN(&quot;&quot;;1;[.F77:.M77])">
            <text:p/>
          </table:table-cell>
          <table:table-cell table:number-columns-repeated="29"/>
        </table:table-row>
        <table:table-row table:style-name="ro1">
          <table:table-cell/>
          <table:table-cell table:formula="of:=IF(COUNTIF([.$A78:.$A326];[.$A78])&gt;0;COUNTIF([.$A78:.$A326];[.$A78]);&quot;&quot;)">
            <text:p/>
          </table:table-cell>
          <table:table-cell table:number-columns-repeated="2"/>
          <table:table-cell table:formula="of:=COM.MICROSOFT.TEXTJOIN(&quot;&quot;;1;[.F78:.M78])">
            <text:p/>
          </table:table-cell>
          <table:table-cell table:number-columns-repeated="29"/>
        </table:table-row>
        <table:table-row table:style-name="ro1">
          <table:table-cell/>
          <table:table-cell table:formula="of:=IF(COUNTIF([.$A79:.$A327];[.$A79])&gt;0;COUNTIF([.$A79:.$A327];[.$A79]);&quot;&quot;)">
            <text:p/>
          </table:table-cell>
          <table:table-cell table:number-columns-repeated="2"/>
          <table:table-cell table:formula="of:=COM.MICROSOFT.TEXTJOIN(&quot;&quot;;1;[.F79:.M79])">
            <text:p/>
          </table:table-cell>
          <table:table-cell table:number-columns-repeated="29"/>
        </table:table-row>
        <table:table-row table:style-name="ro1">
          <table:table-cell/>
          <table:table-cell table:formula="of:=IF(COUNTIF([.$A80:.$A328];[.$A80])&gt;0;COUNTIF([.$A80:.$A328];[.$A80]);&quot;&quot;)">
            <text:p/>
          </table:table-cell>
          <table:table-cell table:number-columns-repeated="2"/>
          <table:table-cell table:formula="of:=COM.MICROSOFT.TEXTJOIN(&quot;&quot;;1;[.F80:.M80])">
            <text:p/>
          </table:table-cell>
          <table:table-cell table:number-columns-repeated="29"/>
        </table:table-row>
        <table:table-row table:style-name="ro1">
          <table:table-cell/>
          <table:table-cell table:formula="of:=IF(COUNTIF([.$A81:.$A329];[.$A81])&gt;0;COUNTIF([.$A81:.$A329];[.$A81]);&quot;&quot;)">
            <text:p/>
          </table:table-cell>
          <table:table-cell table:number-columns-repeated="2"/>
          <table:table-cell table:formula="of:=COM.MICROSOFT.TEXTJOIN(&quot;&quot;;1;[.F81:.M81])">
            <text:p/>
          </table:table-cell>
          <table:table-cell table:number-columns-repeated="29"/>
        </table:table-row>
        <table:table-row table:style-name="ro1">
          <table:table-cell/>
          <table:table-cell table:formula="of:=IF(COUNTIF([.$A82:.$A330];[.$A82])&gt;0;COUNTIF([.$A82:.$A330];[.$A82]);&quot;&quot;)">
            <text:p/>
          </table:table-cell>
          <table:table-cell table:number-columns-repeated="2"/>
          <table:table-cell table:formula="of:=COM.MICROSOFT.TEXTJOIN(&quot;&quot;;1;[.F82:.M82])">
            <text:p/>
          </table:table-cell>
          <table:table-cell table:number-columns-repeated="29"/>
        </table:table-row>
        <table:table-row table:style-name="ro1">
          <table:table-cell/>
          <table:table-cell table:formula="of:=IF(COUNTIF([.$A83:.$A331];[.$A83])&gt;0;COUNTIF([.$A83:.$A331];[.$A83]);&quot;&quot;)">
            <text:p/>
          </table:table-cell>
          <table:table-cell table:number-columns-repeated="2"/>
          <table:table-cell table:formula="of:=COM.MICROSOFT.TEXTJOIN(&quot;&quot;;1;[.F83:.M83])">
            <text:p/>
          </table:table-cell>
          <table:table-cell table:number-columns-repeated="29"/>
        </table:table-row>
        <table:table-row table:style-name="ro1">
          <table:table-cell/>
          <table:table-cell table:formula="of:=IF(COUNTIF([.$A84:.$A332];[.$A84])&gt;0;COUNTIF([.$A84:.$A332];[.$A84]);&quot;&quot;)">
            <text:p/>
          </table:table-cell>
          <table:table-cell table:number-columns-repeated="2"/>
          <table:table-cell table:formula="of:=COM.MICROSOFT.TEXTJOIN(&quot;&quot;;1;[.F84:.M84])">
            <text:p/>
          </table:table-cell>
          <table:table-cell table:number-columns-repeated="29"/>
        </table:table-row>
        <table:table-row table:style-name="ro1">
          <table:table-cell/>
          <table:table-cell table:formula="of:=IF(COUNTIF([.$A85:.$A333];[.$A85])&gt;0;COUNTIF([.$A85:.$A333];[.$A85]);&quot;&quot;)">
            <text:p/>
          </table:table-cell>
          <table:table-cell table:number-columns-repeated="2"/>
          <table:table-cell table:formula="of:=COM.MICROSOFT.TEXTJOIN(&quot;&quot;;1;[.F85:.M85])">
            <text:p/>
          </table:table-cell>
          <table:table-cell table:number-columns-repeated="29"/>
        </table:table-row>
        <table:table-row table:style-name="ro1">
          <table:table-cell/>
          <table:table-cell table:formula="of:=IF(COUNTIF([.$A86:.$A334];[.$A86])&gt;0;COUNTIF([.$A86:.$A334];[.$A86]);&quot;&quot;)">
            <text:p/>
          </table:table-cell>
          <table:table-cell table:number-columns-repeated="2"/>
          <table:table-cell table:formula="of:=COM.MICROSOFT.TEXTJOIN(&quot;&quot;;1;[.F86:.M86])">
            <text:p/>
          </table:table-cell>
          <table:table-cell table:number-columns-repeated="29"/>
        </table:table-row>
        <table:table-row table:style-name="ro1">
          <table:table-cell/>
          <table:table-cell table:formula="of:=IF(COUNTIF([.$A87:.$A335];[.$A87])&gt;0;COUNTIF([.$A87:.$A335];[.$A87]);&quot;&quot;)">
            <text:p/>
          </table:table-cell>
          <table:table-cell table:number-columns-repeated="2"/>
          <table:table-cell table:formula="of:=COM.MICROSOFT.TEXTJOIN(&quot;&quot;;1;[.F87:.M87])">
            <text:p/>
          </table:table-cell>
          <table:table-cell table:number-columns-repeated="29"/>
        </table:table-row>
        <table:table-row table:style-name="ro1">
          <table:table-cell/>
          <table:table-cell table:formula="of:=IF(COUNTIF([.$A88:.$A336];[.$A88])&gt;0;COUNTIF([.$A88:.$A336];[.$A88]);&quot;&quot;)">
            <text:p/>
          </table:table-cell>
          <table:table-cell table:number-columns-repeated="2"/>
          <table:table-cell table:formula="of:=COM.MICROSOFT.TEXTJOIN(&quot;&quot;;1;[.F88:.M88])">
            <text:p/>
          </table:table-cell>
          <table:table-cell table:number-columns-repeated="29"/>
        </table:table-row>
        <table:table-row table:style-name="ro1">
          <table:table-cell/>
          <table:table-cell table:formula="of:=IF(COUNTIF([.$A89:.$A337];[.$A89])&gt;0;COUNTIF([.$A89:.$A337];[.$A89]);&quot;&quot;)">
            <text:p/>
          </table:table-cell>
          <table:table-cell table:number-columns-repeated="2"/>
          <table:table-cell table:formula="of:=COM.MICROSOFT.TEXTJOIN(&quot;&quot;;1;[.F89:.M89])">
            <text:p/>
          </table:table-cell>
          <table:table-cell table:number-columns-repeated="29"/>
        </table:table-row>
        <table:table-row table:style-name="ro1">
          <table:table-cell/>
          <table:table-cell table:formula="of:=IF(COUNTIF([.$A90:.$A338];[.$A90])&gt;0;COUNTIF([.$A90:.$A338];[.$A90]);&quot;&quot;)">
            <text:p/>
          </table:table-cell>
          <table:table-cell table:number-columns-repeated="2"/>
          <table:table-cell table:formula="of:=COM.MICROSOFT.TEXTJOIN(&quot;&quot;;1;[.F90:.M90])">
            <text:p/>
          </table:table-cell>
          <table:table-cell table:number-columns-repeated="29"/>
        </table:table-row>
        <table:table-row table:style-name="ro1">
          <table:table-cell/>
          <table:table-cell table:formula="of:=IF(COUNTIF([.$A91:.$A339];[.$A91])&gt;0;COUNTIF([.$A91:.$A339];[.$A91]);&quot;&quot;)">
            <text:p/>
          </table:table-cell>
          <table:table-cell table:number-columns-repeated="2"/>
          <table:table-cell table:formula="of:=COM.MICROSOFT.TEXTJOIN(&quot;&quot;;1;[.F91:.M91])">
            <text:p/>
          </table:table-cell>
          <table:table-cell table:number-columns-repeated="29"/>
        </table:table-row>
        <table:table-row table:style-name="ro1">
          <table:table-cell/>
          <table:table-cell table:formula="of:=IF(COUNTIF([.$A92:.$A340];[.$A92])&gt;0;COUNTIF([.$A92:.$A340];[.$A92]);&quot;&quot;)">
            <text:p/>
          </table:table-cell>
          <table:table-cell table:number-columns-repeated="2"/>
          <table:table-cell table:formula="of:=COM.MICROSOFT.TEXTJOIN(&quot;&quot;;1;[.F92:.M92])">
            <text:p/>
          </table:table-cell>
          <table:table-cell table:number-columns-repeated="29"/>
        </table:table-row>
        <table:table-row table:style-name="ro1">
          <table:table-cell/>
          <table:table-cell table:formula="of:=IF(COUNTIF([.$A93:.$A341];[.$A93])&gt;0;COUNTIF([.$A93:.$A341];[.$A93]);&quot;&quot;)">
            <text:p/>
          </table:table-cell>
          <table:table-cell table:number-columns-repeated="2"/>
          <table:table-cell table:formula="of:=COM.MICROSOFT.TEXTJOIN(&quot;&quot;;1;[.F93:.M93])">
            <text:p/>
          </table:table-cell>
          <table:table-cell table:number-columns-repeated="29"/>
        </table:table-row>
        <table:table-row table:style-name="ro1">
          <table:table-cell/>
          <table:table-cell table:formula="of:=IF(COUNTIF([.$A94:.$A342];[.$A94])&gt;0;COUNTIF([.$A94:.$A342];[.$A94]);&quot;&quot;)">
            <text:p/>
          </table:table-cell>
          <table:table-cell table:number-columns-repeated="2"/>
          <table:table-cell table:formula="of:=COM.MICROSOFT.TEXTJOIN(&quot;&quot;;1;[.F94:.M94])">
            <text:p/>
          </table:table-cell>
          <table:table-cell table:number-columns-repeated="29"/>
        </table:table-row>
        <table:table-row table:style-name="ro1">
          <table:table-cell/>
          <table:table-cell table:formula="of:=IF(COUNTIF([.$A95:.$A343];[.$A95])&gt;0;COUNTIF([.$A95:.$A343];[.$A95]);&quot;&quot;)">
            <text:p/>
          </table:table-cell>
          <table:table-cell table:number-columns-repeated="2"/>
          <table:table-cell table:formula="of:=COM.MICROSOFT.TEXTJOIN(&quot;&quot;;1;[.F95:.M95])">
            <text:p/>
          </table:table-cell>
          <table:table-cell table:number-columns-repeated="29"/>
        </table:table-row>
        <table:table-row table:style-name="ro1">
          <table:table-cell/>
          <table:table-cell table:formula="of:=IF(COUNTIF([.$A96:.$A344];[.$A96])&gt;0;COUNTIF([.$A96:.$A344];[.$A96]);&quot;&quot;)">
            <text:p/>
          </table:table-cell>
          <table:table-cell table:number-columns-repeated="2"/>
          <table:table-cell table:formula="of:=COM.MICROSOFT.TEXTJOIN(&quot;&quot;;1;[.F96:.M96])">
            <text:p/>
          </table:table-cell>
          <table:table-cell table:number-columns-repeated="29"/>
        </table:table-row>
        <table:table-row table:style-name="ro1">
          <table:table-cell/>
          <table:table-cell table:formula="of:=IF(COUNTIF([.$A97:.$A345];[.$A97])&gt;0;COUNTIF([.$A97:.$A345];[.$A97]);&quot;&quot;)">
            <text:p/>
          </table:table-cell>
          <table:table-cell table:number-columns-repeated="2"/>
          <table:table-cell table:formula="of:=COM.MICROSOFT.TEXTJOIN(&quot;&quot;;1;[.F97:.M97])">
            <text:p/>
          </table:table-cell>
          <table:table-cell table:number-columns-repeated="29"/>
        </table:table-row>
        <table:table-row table:style-name="ro1">
          <table:table-cell/>
          <table:table-cell table:formula="of:=IF(COUNTIF([.$A98:.$A346];[.$A98])&gt;0;COUNTIF([.$A98:.$A346];[.$A98]);&quot;&quot;)">
            <text:p/>
          </table:table-cell>
          <table:table-cell table:number-columns-repeated="2"/>
          <table:table-cell table:formula="of:=COM.MICROSOFT.TEXTJOIN(&quot;&quot;;1;[.F98:.M98])">
            <text:p/>
          </table:table-cell>
          <table:table-cell table:number-columns-repeated="29"/>
        </table:table-row>
        <table:table-row table:style-name="ro1">
          <table:table-cell/>
          <table:table-cell table:formula="of:=IF(COUNTIF([.$A99:.$A347];[.$A99])&gt;0;COUNTIF([.$A99:.$A347];[.$A99]);&quot;&quot;)">
            <text:p/>
          </table:table-cell>
          <table:table-cell table:number-columns-repeated="2"/>
          <table:table-cell table:formula="of:=COM.MICROSOFT.TEXTJOIN(&quot;&quot;;1;[.F99:.M99])">
            <text:p/>
          </table:table-cell>
          <table:table-cell table:number-columns-repeated="29"/>
        </table:table-row>
        <table:table-row table:style-name="ro1">
          <table:table-cell/>
          <table:table-cell table:formula="of:=IF(COUNTIF([.$A100:.$A348];[.$A100])&gt;0;COUNTIF([.$A100:.$A348];[.$A100]);&quot;&quot;)">
            <text:p/>
          </table:table-cell>
          <table:table-cell table:number-columns-repeated="2"/>
          <table:table-cell table:formula="of:=COM.MICROSOFT.TEXTJOIN(&quot;&quot;;1;[.F100:.M100])">
            <text:p/>
          </table:table-cell>
          <table:table-cell table:number-columns-repeated="29"/>
        </table:table-row>
        <table:table-row table:style-name="ro1">
          <table:table-cell/>
          <table:table-cell table:formula="of:=IF(COUNTIF([.$A101:.$A349];[.$A101])&gt;0;COUNTIF([.$A101:.$A349];[.$A101]);&quot;&quot;)">
            <text:p/>
          </table:table-cell>
          <table:table-cell table:number-columns-repeated="2"/>
          <table:table-cell table:formula="of:=COM.MICROSOFT.TEXTJOIN(&quot;&quot;;1;[.F101:.M101])">
            <text:p/>
          </table:table-cell>
          <table:table-cell table:number-columns-repeated="29"/>
        </table:table-row>
        <table:table-row table:style-name="ro1">
          <table:table-cell/>
          <table:table-cell table:formula="of:=IF(COUNTIF([.$A102:.$A350];[.$A102])&gt;0;COUNTIF([.$A102:.$A350];[.$A102]);&quot;&quot;)">
            <text:p/>
          </table:table-cell>
          <table:table-cell table:number-columns-repeated="2"/>
          <table:table-cell table:formula="of:=COM.MICROSOFT.TEXTJOIN(&quot;&quot;;1;[.F102:.M102])">
            <text:p/>
          </table:table-cell>
          <table:table-cell table:number-columns-repeated="29"/>
        </table:table-row>
        <table:table-row table:style-name="ro1">
          <table:table-cell/>
          <table:table-cell table:formula="of:=IF(COUNTIF([.$A103:.$A351];[.$A103])&gt;0;COUNTIF([.$A103:.$A351];[.$A103]);&quot;&quot;)">
            <text:p/>
          </table:table-cell>
          <table:table-cell table:number-columns-repeated="2"/>
          <table:table-cell table:formula="of:=COM.MICROSOFT.TEXTJOIN(&quot;&quot;;1;[.F103:.M103])">
            <text:p/>
          </table:table-cell>
          <table:table-cell table:number-columns-repeated="29"/>
        </table:table-row>
        <table:table-row table:style-name="ro1">
          <table:table-cell/>
          <table:table-cell table:formula="of:=IF(COUNTIF([.$A104:.$A352];[.$A104])&gt;0;COUNTIF([.$A104:.$A352];[.$A104]);&quot;&quot;)">
            <text:p/>
          </table:table-cell>
          <table:table-cell table:number-columns-repeated="2"/>
          <table:table-cell table:formula="of:=COM.MICROSOFT.TEXTJOIN(&quot;&quot;;1;[.F104:.M104])">
            <text:p/>
          </table:table-cell>
          <table:table-cell table:number-columns-repeated="29"/>
        </table:table-row>
        <table:table-row table:style-name="ro1">
          <table:table-cell/>
          <table:table-cell table:formula="of:=IF(COUNTIF([.$A105:.$A353];[.$A105])&gt;0;COUNTIF([.$A105:.$A353];[.$A105]);&quot;&quot;)">
            <text:p/>
          </table:table-cell>
          <table:table-cell table:number-columns-repeated="2"/>
          <table:table-cell table:formula="of:=COM.MICROSOFT.TEXTJOIN(&quot;&quot;;1;[.F105:.M105])">
            <text:p/>
          </table:table-cell>
          <table:table-cell table:number-columns-repeated="29"/>
        </table:table-row>
        <table:table-row table:style-name="ro1">
          <table:table-cell/>
          <table:table-cell table:formula="of:=IF(COUNTIF([.$A106:.$A354];[.$A106])&gt;0;COUNTIF([.$A106:.$A354];[.$A106]);&quot;&quot;)">
            <text:p/>
          </table:table-cell>
          <table:table-cell table:number-columns-repeated="2"/>
          <table:table-cell table:formula="of:=COM.MICROSOFT.TEXTJOIN(&quot;&quot;;1;[.F106:.M106])">
            <text:p/>
          </table:table-cell>
          <table:table-cell table:number-columns-repeated="29"/>
        </table:table-row>
        <table:table-row table:style-name="ro1">
          <table:table-cell/>
          <table:table-cell table:formula="of:=IF(COUNTIF([.$A107:.$A355];[.$A107])&gt;0;COUNTIF([.$A107:.$A355];[.$A107]);&quot;&quot;)">
            <text:p/>
          </table:table-cell>
          <table:table-cell table:number-columns-repeated="2"/>
          <table:table-cell table:formula="of:=COM.MICROSOFT.TEXTJOIN(&quot;&quot;;1;[.F107:.M107])">
            <text:p/>
          </table:table-cell>
          <table:table-cell table:number-columns-repeated="29"/>
        </table:table-row>
        <table:table-row table:style-name="ro1">
          <table:table-cell/>
          <table:table-cell table:formula="of:=IF(COUNTIF([.$A108:.$A356];[.$A108])&gt;0;COUNTIF([.$A108:.$A356];[.$A108]);&quot;&quot;)">
            <text:p/>
          </table:table-cell>
          <table:table-cell table:number-columns-repeated="2"/>
          <table:table-cell table:formula="of:=COM.MICROSOFT.TEXTJOIN(&quot;&quot;;1;[.F108:.M108])">
            <text:p/>
          </table:table-cell>
          <table:table-cell table:number-columns-repeated="29"/>
        </table:table-row>
        <table:table-row table:style-name="ro1">
          <table:table-cell/>
          <table:table-cell table:formula="of:=IF(COUNTIF([.$A109:.$A357];[.$A109])&gt;0;COUNTIF([.$A109:.$A357];[.$A109]);&quot;&quot;)">
            <text:p/>
          </table:table-cell>
          <table:table-cell table:number-columns-repeated="2"/>
          <table:table-cell table:formula="of:=COM.MICROSOFT.TEXTJOIN(&quot;&quot;;1;[.F109:.M109])">
            <text:p/>
          </table:table-cell>
          <table:table-cell table:number-columns-repeated="29"/>
        </table:table-row>
        <table:table-row table:style-name="ro1">
          <table:table-cell/>
          <table:table-cell table:formula="of:=IF(COUNTIF([.$A110:.$A358];[.$A110])&gt;0;COUNTIF([.$A110:.$A358];[.$A110]);&quot;&quot;)">
            <text:p/>
          </table:table-cell>
          <table:table-cell table:number-columns-repeated="2"/>
          <table:table-cell table:formula="of:=COM.MICROSOFT.TEXTJOIN(&quot;&quot;;1;[.F110:.M110])">
            <text:p/>
          </table:table-cell>
          <table:table-cell table:number-columns-repeated="29"/>
        </table:table-row>
        <table:table-row table:style-name="ro1">
          <table:table-cell/>
          <table:table-cell table:formula="of:=IF(COUNTIF([.$A111:.$A359];[.$A111])&gt;0;COUNTIF([.$A111:.$A359];[.$A111]);&quot;&quot;)">
            <text:p/>
          </table:table-cell>
          <table:table-cell table:number-columns-repeated="2"/>
          <table:table-cell table:formula="of:=COM.MICROSOFT.TEXTJOIN(&quot;&quot;;1;[.F111:.M111])">
            <text:p/>
          </table:table-cell>
          <table:table-cell table:number-columns-repeated="29"/>
        </table:table-row>
        <table:table-row table:style-name="ro1">
          <table:table-cell/>
          <table:table-cell table:formula="of:=IF(COUNTIF([.$A112:.$A360];[.$A112])&gt;0;COUNTIF([.$A112:.$A360];[.$A112]);&quot;&quot;)">
            <text:p/>
          </table:table-cell>
          <table:table-cell table:number-columns-repeated="2"/>
          <table:table-cell table:formula="of:=COM.MICROSOFT.TEXTJOIN(&quot;&quot;;1;[.F112:.M112])">
            <text:p/>
          </table:table-cell>
          <table:table-cell table:number-columns-repeated="29"/>
        </table:table-row>
        <table:table-row table:style-name="ro1">
          <table:table-cell/>
          <table:table-cell table:formula="of:=IF(COUNTIF([.$A113:.$A361];[.$A113])&gt;0;COUNTIF([.$A113:.$A361];[.$A113]);&quot;&quot;)">
            <text:p/>
          </table:table-cell>
          <table:table-cell table:number-columns-repeated="2"/>
          <table:table-cell table:formula="of:=COM.MICROSOFT.TEXTJOIN(&quot;&quot;;1;[.F113:.M113])">
            <text:p/>
          </table:table-cell>
          <table:table-cell table:number-columns-repeated="29"/>
        </table:table-row>
        <table:table-row table:style-name="ro1">
          <table:table-cell/>
          <table:table-cell table:formula="of:=IF(COUNTIF([.$A114:.$A362];[.$A114])&gt;0;COUNTIF([.$A114:.$A362];[.$A114]);&quot;&quot;)">
            <text:p/>
          </table:table-cell>
          <table:table-cell table:number-columns-repeated="2"/>
          <table:table-cell table:formula="of:=COM.MICROSOFT.TEXTJOIN(&quot;&quot;;1;[.F114:.M114])">
            <text:p/>
          </table:table-cell>
          <table:table-cell table:number-columns-repeated="29"/>
        </table:table-row>
        <table:table-row table:style-name="ro1">
          <table:table-cell/>
          <table:table-cell table:formula="of:=IF(COUNTIF([.$A115:.$A363];[.$A115])&gt;0;COUNTIF([.$A115:.$A363];[.$A115]);&quot;&quot;)">
            <text:p/>
          </table:table-cell>
          <table:table-cell table:number-columns-repeated="2"/>
          <table:table-cell table:formula="of:=COM.MICROSOFT.TEXTJOIN(&quot;&quot;;1;[.F115:.M115])">
            <text:p/>
          </table:table-cell>
          <table:table-cell table:number-columns-repeated="29"/>
        </table:table-row>
        <table:table-row table:style-name="ro1">
          <table:table-cell/>
          <table:table-cell table:formula="of:=IF(COUNTIF([.$A116:.$A364];[.$A116])&gt;0;COUNTIF([.$A116:.$A364];[.$A116]);&quot;&quot;)">
            <text:p/>
          </table:table-cell>
          <table:table-cell table:number-columns-repeated="2"/>
          <table:table-cell table:formula="of:=COM.MICROSOFT.TEXTJOIN(&quot;&quot;;1;[.F116:.M116])">
            <text:p/>
          </table:table-cell>
          <table:table-cell table:number-columns-repeated="29"/>
        </table:table-row>
        <table:table-row table:style-name="ro1">
          <table:table-cell/>
          <table:table-cell table:formula="of:=IF(COUNTIF([.$A117:.$A365];[.$A117])&gt;0;COUNTIF([.$A117:.$A365];[.$A117]);&quot;&quot;)">
            <text:p/>
          </table:table-cell>
          <table:table-cell table:number-columns-repeated="2"/>
          <table:table-cell table:formula="of:=COM.MICROSOFT.TEXTJOIN(&quot;&quot;;1;[.F117:.M117])">
            <text:p/>
          </table:table-cell>
          <table:table-cell table:number-columns-repeated="29"/>
        </table:table-row>
        <table:table-row table:style-name="ro1">
          <table:table-cell/>
          <table:table-cell table:formula="of:=IF(COUNTIF([.$A118:.$A366];[.$A118])&gt;0;COUNTIF([.$A118:.$A366];[.$A118]);&quot;&quot;)">
            <text:p/>
          </table:table-cell>
          <table:table-cell table:number-columns-repeated="2"/>
          <table:table-cell table:formula="of:=COM.MICROSOFT.TEXTJOIN(&quot;&quot;;1;[.F118:.M118])">
            <text:p/>
          </table:table-cell>
          <table:table-cell table:number-columns-repeated="29"/>
        </table:table-row>
        <table:table-row table:style-name="ro1">
          <table:table-cell/>
          <table:table-cell table:formula="of:=IF(COUNTIF([.$A119:.$A367];[.$A119])&gt;0;COUNTIF([.$A119:.$A367];[.$A119]);&quot;&quot;)">
            <text:p/>
          </table:table-cell>
          <table:table-cell table:number-columns-repeated="2"/>
          <table:table-cell table:formula="of:=COM.MICROSOFT.TEXTJOIN(&quot;&quot;;1;[.F119:.M119])">
            <text:p/>
          </table:table-cell>
          <table:table-cell table:number-columns-repeated="29"/>
        </table:table-row>
        <table:table-row table:style-name="ro1">
          <table:table-cell/>
          <table:table-cell table:formula="of:=IF(COUNTIF([.$A120:.$A368];[.$A120])&gt;0;COUNTIF([.$A120:.$A368];[.$A120]);&quot;&quot;)">
            <text:p/>
          </table:table-cell>
          <table:table-cell table:number-columns-repeated="2"/>
          <table:table-cell table:formula="of:=COM.MICROSOFT.TEXTJOIN(&quot;&quot;;1;[.F120:.M120])">
            <text:p/>
          </table:table-cell>
          <table:table-cell table:number-columns-repeated="29"/>
        </table:table-row>
        <table:table-row table:style-name="ro1">
          <table:table-cell/>
          <table:table-cell table:formula="of:=IF(COUNTIF([.$A121:.$A369];[.$A121])&gt;0;COUNTIF([.$A121:.$A369];[.$A121]);&quot;&quot;)">
            <text:p/>
          </table:table-cell>
          <table:table-cell table:number-columns-repeated="2"/>
          <table:table-cell table:formula="of:=COM.MICROSOFT.TEXTJOIN(&quot;&quot;;1;[.F121:.M121])">
            <text:p/>
          </table:table-cell>
          <table:table-cell table:number-columns-repeated="29"/>
        </table:table-row>
        <table:table-row table:style-name="ro1">
          <table:table-cell/>
          <table:table-cell table:formula="of:=IF(COUNTIF([.$A122:.$A370];[.$A122])&gt;0;COUNTIF([.$A122:.$A370];[.$A122]);&quot;&quot;)">
            <text:p/>
          </table:table-cell>
          <table:table-cell table:number-columns-repeated="2"/>
          <table:table-cell table:formula="of:=COM.MICROSOFT.TEXTJOIN(&quot;&quot;;1;[.F122:.M122])">
            <text:p/>
          </table:table-cell>
          <table:table-cell table:number-columns-repeated="29"/>
        </table:table-row>
        <table:table-row table:style-name="ro1">
          <table:table-cell/>
          <table:table-cell table:formula="of:=IF(COUNTIF([.$A123:.$A371];[.$A123])&gt;0;COUNTIF([.$A123:.$A371];[.$A123]);&quot;&quot;)">
            <text:p/>
          </table:table-cell>
          <table:table-cell table:number-columns-repeated="2"/>
          <table:table-cell table:formula="of:=COM.MICROSOFT.TEXTJOIN(&quot;&quot;;1;[.F123:.M123])">
            <text:p/>
          </table:table-cell>
          <table:table-cell table:number-columns-repeated="29"/>
        </table:table-row>
        <table:table-row table:style-name="ro1">
          <table:table-cell/>
          <table:table-cell table:formula="of:=IF(COUNTIF([.$A124:.$A372];[.$A124])&gt;0;COUNTIF([.$A124:.$A372];[.$A124]);&quot;&quot;)">
            <text:p/>
          </table:table-cell>
          <table:table-cell table:number-columns-repeated="2"/>
          <table:table-cell table:formula="of:=COM.MICROSOFT.TEXTJOIN(&quot;&quot;;1;[.F124:.M124])">
            <text:p/>
          </table:table-cell>
          <table:table-cell table:number-columns-repeated="29"/>
        </table:table-row>
        <table:table-row table:style-name="ro1">
          <table:table-cell/>
          <table:table-cell table:formula="of:=IF(COUNTIF([.$A125:.$A373];[.$A125])&gt;0;COUNTIF([.$A125:.$A373];[.$A125]);&quot;&quot;)">
            <text:p/>
          </table:table-cell>
          <table:table-cell table:number-columns-repeated="2"/>
          <table:table-cell table:formula="of:=COM.MICROSOFT.TEXTJOIN(&quot;&quot;;1;[.F125:.M125])">
            <text:p/>
          </table:table-cell>
          <table:table-cell table:number-columns-repeated="29"/>
        </table:table-row>
        <table:table-row table:style-name="ro1">
          <table:table-cell/>
          <table:table-cell table:formula="of:=IF(COUNTIF([.$A126:.$A374];[.$A126])&gt;0;COUNTIF([.$A126:.$A374];[.$A126]);&quot;&quot;)">
            <text:p/>
          </table:table-cell>
          <table:table-cell table:number-columns-repeated="2"/>
          <table:table-cell table:formula="of:=COM.MICROSOFT.TEXTJOIN(&quot;&quot;;1;[.F126:.M126])">
            <text:p/>
          </table:table-cell>
          <table:table-cell table:number-columns-repeated="29"/>
        </table:table-row>
        <table:table-row table:style-name="ro1">
          <table:table-cell/>
          <table:table-cell table:formula="of:=IF(COUNTIF([.$A127:.$A375];[.$A127])&gt;0;COUNTIF([.$A127:.$A375];[.$A127]);&quot;&quot;)">
            <text:p/>
          </table:table-cell>
          <table:table-cell table:number-columns-repeated="2"/>
          <table:table-cell table:formula="of:=COM.MICROSOFT.TEXTJOIN(&quot;&quot;;1;[.F127:.M127])">
            <text:p/>
          </table:table-cell>
          <table:table-cell table:number-columns-repeated="29"/>
        </table:table-row>
        <table:table-row table:style-name="ro1">
          <table:table-cell/>
          <table:table-cell table:formula="of:=IF(COUNTIF([.$A128:.$A376];[.$A128])&gt;0;COUNTIF([.$A128:.$A376];[.$A128]);&quot;&quot;)">
            <text:p/>
          </table:table-cell>
          <table:table-cell table:number-columns-repeated="2"/>
          <table:table-cell table:formula="of:=COM.MICROSOFT.TEXTJOIN(&quot;&quot;;1;[.F128:.M128])">
            <text:p/>
          </table:table-cell>
          <table:table-cell table:number-columns-repeated="29"/>
        </table:table-row>
        <table:table-row table:style-name="ro1">
          <table:table-cell/>
          <table:table-cell table:formula="of:=IF(COUNTIF([.$A129:.$A377];[.$A129])&gt;0;COUNTIF([.$A129:.$A377];[.$A129]);&quot;&quot;)">
            <text:p/>
          </table:table-cell>
          <table:table-cell table:number-columns-repeated="2"/>
          <table:table-cell table:formula="of:=COM.MICROSOFT.TEXTJOIN(&quot;&quot;;1;[.F129:.M129])">
            <text:p/>
          </table:table-cell>
          <table:table-cell table:number-columns-repeated="29"/>
        </table:table-row>
        <table:table-row table:style-name="ro1">
          <table:table-cell/>
          <table:table-cell table:formula="of:=IF(COUNTIF([.$A130:.$A378];[.$A130])&gt;0;COUNTIF([.$A130:.$A378];[.$A130]);&quot;&quot;)">
            <text:p/>
          </table:table-cell>
          <table:table-cell table:number-columns-repeated="2"/>
          <table:table-cell table:formula="of:=COM.MICROSOFT.TEXTJOIN(&quot;&quot;;1;[.F130:.M130])">
            <text:p/>
          </table:table-cell>
          <table:table-cell table:number-columns-repeated="29"/>
        </table:table-row>
        <table:table-row table:style-name="ro1">
          <table:table-cell/>
          <table:table-cell table:formula="of:=IF(COUNTIF([.$A131:.$A379];[.$A131])&gt;0;COUNTIF([.$A131:.$A379];[.$A131]);&quot;&quot;)">
            <text:p/>
          </table:table-cell>
          <table:table-cell table:number-columns-repeated="2"/>
          <table:table-cell table:formula="of:=COM.MICROSOFT.TEXTJOIN(&quot;&quot;;1;[.F131:.M131])">
            <text:p/>
          </table:table-cell>
          <table:table-cell table:number-columns-repeated="29"/>
        </table:table-row>
        <table:table-row table:style-name="ro1">
          <table:table-cell/>
          <table:table-cell table:formula="of:=IF(COUNTIF([.$A132:.$A380];[.$A132])&gt;0;COUNTIF([.$A132:.$A380];[.$A132]);&quot;&quot;)">
            <text:p/>
          </table:table-cell>
          <table:table-cell table:number-columns-repeated="2"/>
          <table:table-cell table:formula="of:=COM.MICROSOFT.TEXTJOIN(&quot;&quot;;1;[.F132:.M132])">
            <text:p/>
          </table:table-cell>
          <table:table-cell table:number-columns-repeated="29"/>
        </table:table-row>
        <table:table-row table:style-name="ro1">
          <table:table-cell/>
          <table:table-cell table:formula="of:=IF(COUNTIF([.$A133:.$A381];[.$A133])&gt;0;COUNTIF([.$A133:.$A381];[.$A133]);&quot;&quot;)">
            <text:p/>
          </table:table-cell>
          <table:table-cell table:number-columns-repeated="2"/>
          <table:table-cell table:formula="of:=COM.MICROSOFT.TEXTJOIN(&quot;&quot;;1;[.F133:.M133])">
            <text:p/>
          </table:table-cell>
          <table:table-cell table:number-columns-repeated="29"/>
        </table:table-row>
        <table:table-row table:style-name="ro1">
          <table:table-cell/>
          <table:table-cell table:formula="of:=IF(COUNTIF([.$A134:.$A382];[.$A134])&gt;0;COUNTIF([.$A134:.$A382];[.$A134]);&quot;&quot;)">
            <text:p/>
          </table:table-cell>
          <table:table-cell table:number-columns-repeated="2"/>
          <table:table-cell table:formula="of:=COM.MICROSOFT.TEXTJOIN(&quot;&quot;;1;[.F134:.M134])">
            <text:p/>
          </table:table-cell>
          <table:table-cell table:number-columns-repeated="29"/>
        </table:table-row>
        <table:table-row table:style-name="ro1">
          <table:table-cell/>
          <table:table-cell table:formula="of:=IF(COUNTIF([.$A135:.$A383];[.$A135])&gt;0;COUNTIF([.$A135:.$A383];[.$A135]);&quot;&quot;)">
            <text:p/>
          </table:table-cell>
          <table:table-cell table:number-columns-repeated="2"/>
          <table:table-cell table:formula="of:=COM.MICROSOFT.TEXTJOIN(&quot;&quot;;1;[.F135:.M135])">
            <text:p/>
          </table:table-cell>
          <table:table-cell table:number-columns-repeated="29"/>
        </table:table-row>
        <table:table-row table:style-name="ro1">
          <table:table-cell/>
          <table:table-cell table:formula="of:=IF(COUNTIF([.$A136:.$A384];[.$A136])&gt;0;COUNTIF([.$A136:.$A384];[.$A136]);&quot;&quot;)">
            <text:p/>
          </table:table-cell>
          <table:table-cell table:number-columns-repeated="2"/>
          <table:table-cell table:formula="of:=COM.MICROSOFT.TEXTJOIN(&quot;&quot;;1;[.F136:.M136])">
            <text:p/>
          </table:table-cell>
          <table:table-cell table:number-columns-repeated="29"/>
        </table:table-row>
        <table:table-row table:style-name="ro1">
          <table:table-cell/>
          <table:table-cell table:formula="of:=IF(COUNTIF([.$A137:.$A385];[.$A137])&gt;0;COUNTIF([.$A137:.$A385];[.$A137]);&quot;&quot;)">
            <text:p/>
          </table:table-cell>
          <table:table-cell table:number-columns-repeated="2"/>
          <table:table-cell table:formula="of:=COM.MICROSOFT.TEXTJOIN(&quot;&quot;;1;[.F137:.M137])">
            <text:p/>
          </table:table-cell>
          <table:table-cell table:number-columns-repeated="29"/>
        </table:table-row>
        <table:table-row table:style-name="ro1">
          <table:table-cell/>
          <table:table-cell table:formula="of:=IF(COUNTIF([.$A138:.$A386];[.$A138])&gt;0;COUNTIF([.$A138:.$A386];[.$A138]);&quot;&quot;)">
            <text:p/>
          </table:table-cell>
          <table:table-cell table:number-columns-repeated="2"/>
          <table:table-cell table:formula="of:=COM.MICROSOFT.TEXTJOIN(&quot;&quot;;1;[.F138:.M138])">
            <text:p/>
          </table:table-cell>
          <table:table-cell table:number-columns-repeated="29"/>
        </table:table-row>
        <table:table-row table:style-name="ro1">
          <table:table-cell/>
          <table:table-cell table:formula="of:=IF(COUNTIF([.$A139:.$A387];[.$A139])&gt;0;COUNTIF([.$A139:.$A387];[.$A139]);&quot;&quot;)">
            <text:p/>
          </table:table-cell>
          <table:table-cell table:number-columns-repeated="2"/>
          <table:table-cell table:formula="of:=COM.MICROSOFT.TEXTJOIN(&quot;&quot;;1;[.F139:.M139])">
            <text:p/>
          </table:table-cell>
          <table:table-cell table:number-columns-repeated="29"/>
        </table:table-row>
        <table:table-row table:style-name="ro1">
          <table:table-cell/>
          <table:table-cell table:formula="of:=IF(COUNTIF([.$A140:.$A388];[.$A140])&gt;0;COUNTIF([.$A140:.$A388];[.$A140]);&quot;&quot;)">
            <text:p/>
          </table:table-cell>
          <table:table-cell table:number-columns-repeated="2"/>
          <table:table-cell table:formula="of:=COM.MICROSOFT.TEXTJOIN(&quot;&quot;;1;[.F140:.M140])">
            <text:p/>
          </table:table-cell>
          <table:table-cell table:number-columns-repeated="29"/>
        </table:table-row>
        <table:table-row table:style-name="ro1">
          <table:table-cell/>
          <table:table-cell table:formula="of:=IF(COUNTIF([.$A141:.$A389];[.$A141])&gt;0;COUNTIF([.$A141:.$A389];[.$A141]);&quot;&quot;)">
            <text:p/>
          </table:table-cell>
          <table:table-cell table:number-columns-repeated="2"/>
          <table:table-cell table:formula="of:=COM.MICROSOFT.TEXTJOIN(&quot;&quot;;1;[.F141:.M141])">
            <text:p/>
          </table:table-cell>
          <table:table-cell table:number-columns-repeated="29"/>
        </table:table-row>
        <table:table-row table:style-name="ro1">
          <table:table-cell/>
          <table:table-cell table:formula="of:=IF(COUNTIF([.$A142:.$A390];[.$A142])&gt;0;COUNTIF([.$A142:.$A390];[.$A142]);&quot;&quot;)">
            <text:p/>
          </table:table-cell>
          <table:table-cell table:number-columns-repeated="2"/>
          <table:table-cell table:formula="of:=COM.MICROSOFT.TEXTJOIN(&quot;&quot;;1;[.F142:.M142])">
            <text:p/>
          </table:table-cell>
          <table:table-cell table:number-columns-repeated="29"/>
        </table:table-row>
        <table:table-row table:style-name="ro1">
          <table:table-cell/>
          <table:table-cell table:formula="of:=IF(COUNTIF([.$A143:.$A391];[.$A143])&gt;0;COUNTIF([.$A143:.$A391];[.$A143]);&quot;&quot;)">
            <text:p/>
          </table:table-cell>
          <table:table-cell table:number-columns-repeated="2"/>
          <table:table-cell table:formula="of:=COM.MICROSOFT.TEXTJOIN(&quot;&quot;;1;[.F143:.M143])">
            <text:p/>
          </table:table-cell>
          <table:table-cell table:number-columns-repeated="29"/>
        </table:table-row>
        <table:table-row table:style-name="ro1">
          <table:table-cell/>
          <table:table-cell table:formula="of:=IF(COUNTIF([.$A144:.$A392];[.$A144])&gt;0;COUNTIF([.$A144:.$A392];[.$A144]);&quot;&quot;)">
            <text:p/>
          </table:table-cell>
          <table:table-cell table:number-columns-repeated="2"/>
          <table:table-cell table:formula="of:=COM.MICROSOFT.TEXTJOIN(&quot;&quot;;1;[.F144:.M144])">
            <text:p/>
          </table:table-cell>
          <table:table-cell table:number-columns-repeated="29"/>
        </table:table-row>
        <table:table-row table:style-name="ro1">
          <table:table-cell/>
          <table:table-cell table:formula="of:=IF(COUNTIF([.$A145:.$A393];[.$A145])&gt;0;COUNTIF([.$A145:.$A393];[.$A145]);&quot;&quot;)">
            <text:p/>
          </table:table-cell>
          <table:table-cell table:number-columns-repeated="2"/>
          <table:table-cell table:formula="of:=COM.MICROSOFT.TEXTJOIN(&quot;&quot;;1;[.F145:.M145])">
            <text:p/>
          </table:table-cell>
          <table:table-cell table:number-columns-repeated="29"/>
        </table:table-row>
        <table:table-row table:style-name="ro1">
          <table:table-cell/>
          <table:table-cell table:formula="of:=IF(COUNTIF([.$A146:.$A394];[.$A146])&gt;0;COUNTIF([.$A146:.$A394];[.$A146]);&quot;&quot;)">
            <text:p/>
          </table:table-cell>
          <table:table-cell table:number-columns-repeated="2"/>
          <table:table-cell table:formula="of:=COM.MICROSOFT.TEXTJOIN(&quot;&quot;;1;[.F146:.M146])">
            <text:p/>
          </table:table-cell>
          <table:table-cell table:number-columns-repeated="29"/>
        </table:table-row>
        <table:table-row table:style-name="ro1">
          <table:table-cell/>
          <table:table-cell table:formula="of:=IF(COUNTIF([.$A147:.$A395];[.$A147])&gt;0;COUNTIF([.$A147:.$A395];[.$A147]);&quot;&quot;)">
            <text:p/>
          </table:table-cell>
          <table:table-cell table:number-columns-repeated="2"/>
          <table:table-cell table:formula="of:=COM.MICROSOFT.TEXTJOIN(&quot;&quot;;1;[.F147:.M147])">
            <text:p/>
          </table:table-cell>
          <table:table-cell table:number-columns-repeated="29"/>
        </table:table-row>
        <table:table-row table:style-name="ro1">
          <table:table-cell/>
          <table:table-cell table:formula="of:=IF(COUNTIF([.$A148:.$A396];[.$A148])&gt;0;COUNTIF([.$A148:.$A396];[.$A148]);&quot;&quot;)">
            <text:p/>
          </table:table-cell>
          <table:table-cell table:number-columns-repeated="2"/>
          <table:table-cell table:formula="of:=COM.MICROSOFT.TEXTJOIN(&quot;&quot;;1;[.F148:.M148])">
            <text:p/>
          </table:table-cell>
          <table:table-cell table:number-columns-repeated="29"/>
        </table:table-row>
        <table:table-row table:style-name="ro1">
          <table:table-cell/>
          <table:table-cell table:formula="of:=IF(COUNTIF([.$A149:.$A397];[.$A149])&gt;0;COUNTIF([.$A149:.$A397];[.$A149]);&quot;&quot;)">
            <text:p/>
          </table:table-cell>
          <table:table-cell table:number-columns-repeated="2"/>
          <table:table-cell table:formula="of:=COM.MICROSOFT.TEXTJOIN(&quot;&quot;;1;[.F149:.M149])">
            <text:p/>
          </table:table-cell>
          <table:table-cell table:number-columns-repeated="29"/>
        </table:table-row>
        <table:table-row table:style-name="ro1">
          <table:table-cell/>
          <table:table-cell table:formula="of:=IF(COUNTIF([.$A150:.$A398];[.$A150])&gt;0;COUNTIF([.$A150:.$A398];[.$A150]);&quot;&quot;)">
            <text:p/>
          </table:table-cell>
          <table:table-cell table:number-columns-repeated="2"/>
          <table:table-cell table:formula="of:=COM.MICROSOFT.TEXTJOIN(&quot;&quot;;1;[.F150:.M150])">
            <text:p/>
          </table:table-cell>
          <table:table-cell table:number-columns-repeated="29"/>
        </table:table-row>
        <table:table-row table:style-name="ro1">
          <table:table-cell/>
          <table:table-cell table:formula="of:=IF(COUNTIF([.$A151:.$A399];[.$A151])&gt;0;COUNTIF([.$A151:.$A399];[.$A151]);&quot;&quot;)">
            <text:p/>
          </table:table-cell>
          <table:table-cell table:number-columns-repeated="2"/>
          <table:table-cell table:formula="of:=COM.MICROSOFT.TEXTJOIN(&quot;&quot;;1;[.F151:.M151])">
            <text:p/>
          </table:table-cell>
          <table:table-cell table:number-columns-repeated="29"/>
        </table:table-row>
        <table:table-row table:style-name="ro1">
          <table:table-cell/>
          <table:table-cell table:formula="of:=IF(COUNTIF([.$A152:.$A400];[.$A152])&gt;0;COUNTIF([.$A152:.$A400];[.$A152]);&quot;&quot;)">
            <text:p/>
          </table:table-cell>
          <table:table-cell table:number-columns-repeated="2"/>
          <table:table-cell table:formula="of:=COM.MICROSOFT.TEXTJOIN(&quot;&quot;;1;[.F152:.M152])">
            <text:p/>
          </table:table-cell>
          <table:table-cell table:number-columns-repeated="29"/>
        </table:table-row>
        <table:table-row table:style-name="ro1">
          <table:table-cell/>
          <table:table-cell table:formula="of:=IF(COUNTIF([.$A153:.$A401];[.$A153])&gt;0;COUNTIF([.$A153:.$A401];[.$A153]);&quot;&quot;)">
            <text:p/>
          </table:table-cell>
          <table:table-cell table:number-columns-repeated="2"/>
          <table:table-cell table:formula="of:=COM.MICROSOFT.TEXTJOIN(&quot;&quot;;1;[.F153:.M153])">
            <text:p/>
          </table:table-cell>
          <table:table-cell table:number-columns-repeated="29"/>
        </table:table-row>
        <table:table-row table:style-name="ro1">
          <table:table-cell/>
          <table:table-cell table:formula="of:=IF(COUNTIF([.$A154:.$A402];[.$A154])&gt;0;COUNTIF([.$A154:.$A402];[.$A154]);&quot;&quot;)">
            <text:p/>
          </table:table-cell>
          <table:table-cell table:number-columns-repeated="2"/>
          <table:table-cell table:formula="of:=COM.MICROSOFT.TEXTJOIN(&quot;&quot;;1;[.F154:.M154])">
            <text:p/>
          </table:table-cell>
          <table:table-cell table:number-columns-repeated="29"/>
        </table:table-row>
        <table:table-row table:style-name="ro1">
          <table:table-cell/>
          <table:table-cell table:formula="of:=IF(COUNTIF([.$A155:.$A403];[.$A155])&gt;0;COUNTIF([.$A155:.$A403];[.$A155]);&quot;&quot;)">
            <text:p/>
          </table:table-cell>
          <table:table-cell table:number-columns-repeated="2"/>
          <table:table-cell table:formula="of:=COM.MICROSOFT.TEXTJOIN(&quot;&quot;;1;[.F155:.M155])">
            <text:p/>
          </table:table-cell>
          <table:table-cell table:number-columns-repeated="29"/>
        </table:table-row>
        <table:table-row table:style-name="ro1">
          <table:table-cell/>
          <table:table-cell table:formula="of:=IF(COUNTIF([.$A156:.$A404];[.$A156])&gt;0;COUNTIF([.$A156:.$A404];[.$A156]);&quot;&quot;)">
            <text:p/>
          </table:table-cell>
          <table:table-cell table:number-columns-repeated="2"/>
          <table:table-cell table:formula="of:=COM.MICROSOFT.TEXTJOIN(&quot;&quot;;1;[.F156:.M156])">
            <text:p/>
          </table:table-cell>
          <table:table-cell table:number-columns-repeated="29"/>
        </table:table-row>
        <table:table-row table:style-name="ro1">
          <table:table-cell/>
          <table:table-cell table:formula="of:=IF(COUNTIF([.$A157:.$A405];[.$A157])&gt;0;COUNTIF([.$A157:.$A405];[.$A157]);&quot;&quot;)">
            <text:p/>
          </table:table-cell>
          <table:table-cell table:number-columns-repeated="2"/>
          <table:table-cell table:formula="of:=COM.MICROSOFT.TEXTJOIN(&quot;&quot;;1;[.F157:.M157])">
            <text:p/>
          </table:table-cell>
          <table:table-cell table:number-columns-repeated="29"/>
        </table:table-row>
        <table:table-row table:style-name="ro1">
          <table:table-cell/>
          <table:table-cell table:formula="of:=IF(COUNTIF([.$A158:.$A406];[.$A158])&gt;0;COUNTIF([.$A158:.$A406];[.$A158]);&quot;&quot;)">
            <text:p/>
          </table:table-cell>
          <table:table-cell table:number-columns-repeated="2"/>
          <table:table-cell table:formula="of:=COM.MICROSOFT.TEXTJOIN(&quot;&quot;;1;[.F158:.M158])">
            <text:p/>
          </table:table-cell>
          <table:table-cell table:number-columns-repeated="29"/>
        </table:table-row>
        <table:table-row table:style-name="ro1">
          <table:table-cell/>
          <table:table-cell table:formula="of:=IF(COUNTIF([.$A159:.$A407];[.$A159])&gt;0;COUNTIF([.$A159:.$A407];[.$A159]);&quot;&quot;)">
            <text:p/>
          </table:table-cell>
          <table:table-cell table:number-columns-repeated="2"/>
          <table:table-cell table:formula="of:=COM.MICROSOFT.TEXTJOIN(&quot;&quot;;1;[.F159:.M159])">
            <text:p/>
          </table:table-cell>
          <table:table-cell table:number-columns-repeated="29"/>
        </table:table-row>
        <table:table-row table:style-name="ro1">
          <table:table-cell/>
          <table:table-cell table:formula="of:=IF(COUNTIF([.$A160:.$A408];[.$A160])&gt;0;COUNTIF([.$A160:.$A408];[.$A160]);&quot;&quot;)">
            <text:p/>
          </table:table-cell>
          <table:table-cell table:number-columns-repeated="2"/>
          <table:table-cell table:formula="of:=COM.MICROSOFT.TEXTJOIN(&quot;&quot;;1;[.F160:.M160])">
            <text:p/>
          </table:table-cell>
          <table:table-cell table:number-columns-repeated="29"/>
        </table:table-row>
        <table:table-row table:style-name="ro1">
          <table:table-cell/>
          <table:table-cell table:formula="of:=IF(COUNTIF([.$A161:.$A409];[.$A161])&gt;0;COUNTIF([.$A161:.$A409];[.$A161]);&quot;&quot;)">
            <text:p/>
          </table:table-cell>
          <table:table-cell table:number-columns-repeated="2"/>
          <table:table-cell table:formula="of:=COM.MICROSOFT.TEXTJOIN(&quot;&quot;;1;[.F161:.M161])">
            <text:p/>
          </table:table-cell>
          <table:table-cell table:number-columns-repeated="29"/>
        </table:table-row>
        <table:table-row table:style-name="ro1">
          <table:table-cell/>
          <table:table-cell table:formula="of:=IF(COUNTIF([.$A162:.$A410];[.$A162])&gt;0;COUNTIF([.$A162:.$A410];[.$A162]);&quot;&quot;)">
            <text:p/>
          </table:table-cell>
          <table:table-cell table:number-columns-repeated="2"/>
          <table:table-cell table:formula="of:=COM.MICROSOFT.TEXTJOIN(&quot;&quot;;1;[.F162:.M162])">
            <text:p/>
          </table:table-cell>
          <table:table-cell table:number-columns-repeated="29"/>
        </table:table-row>
        <table:table-row table:style-name="ro1">
          <table:table-cell/>
          <table:table-cell table:formula="of:=IF(COUNTIF([.$A163:.$A411];[.$A163])&gt;0;COUNTIF([.$A163:.$A411];[.$A163]);&quot;&quot;)">
            <text:p/>
          </table:table-cell>
          <table:table-cell table:number-columns-repeated="2"/>
          <table:table-cell table:formula="of:=COM.MICROSOFT.TEXTJOIN(&quot;&quot;;1;[.F163:.M163])">
            <text:p/>
          </table:table-cell>
          <table:table-cell table:number-columns-repeated="29"/>
        </table:table-row>
        <table:table-row table:style-name="ro1">
          <table:table-cell/>
          <table:table-cell table:formula="of:=IF(COUNTIF([.$A164:.$A412];[.$A164])&gt;0;COUNTIF([.$A164:.$A412];[.$A164]);&quot;&quot;)">
            <text:p/>
          </table:table-cell>
          <table:table-cell table:number-columns-repeated="2"/>
          <table:table-cell table:formula="of:=COM.MICROSOFT.TEXTJOIN(&quot;&quot;;1;[.F164:.M164])">
            <text:p/>
          </table:table-cell>
          <table:table-cell table:number-columns-repeated="29"/>
        </table:table-row>
        <table:table-row table:style-name="ro1">
          <table:table-cell/>
          <table:table-cell table:formula="of:=IF(COUNTIF([.$A165:.$A413];[.$A165])&gt;0;COUNTIF([.$A165:.$A413];[.$A165]);&quot;&quot;)">
            <text:p/>
          </table:table-cell>
          <table:table-cell table:number-columns-repeated="2"/>
          <table:table-cell table:formula="of:=COM.MICROSOFT.TEXTJOIN(&quot;&quot;;1;[.F165:.M165])">
            <text:p/>
          </table:table-cell>
          <table:table-cell table:number-columns-repeated="29"/>
        </table:table-row>
        <table:table-row table:style-name="ro1">
          <table:table-cell/>
          <table:table-cell table:formula="of:=IF(COUNTIF([.$A166:.$A414];[.$A166])&gt;0;COUNTIF([.$A166:.$A414];[.$A166]);&quot;&quot;)">
            <text:p/>
          </table:table-cell>
          <table:table-cell table:number-columns-repeated="2"/>
          <table:table-cell table:formula="of:=COM.MICROSOFT.TEXTJOIN(&quot;&quot;;1;[.F166:.M166])">
            <text:p/>
          </table:table-cell>
          <table:table-cell table:number-columns-repeated="29"/>
        </table:table-row>
        <table:table-row table:style-name="ro1">
          <table:table-cell/>
          <table:table-cell table:formula="of:=IF(COUNTIF([.$A167:.$A415];[.$A167])&gt;0;COUNTIF([.$A167:.$A415];[.$A167]);&quot;&quot;)">
            <text:p/>
          </table:table-cell>
          <table:table-cell table:number-columns-repeated="2"/>
          <table:table-cell table:formula="of:=COM.MICROSOFT.TEXTJOIN(&quot;&quot;;1;[.F167:.M167])">
            <text:p/>
          </table:table-cell>
          <table:table-cell table:number-columns-repeated="29"/>
        </table:table-row>
        <table:table-row table:style-name="ro1">
          <table:table-cell/>
          <table:table-cell table:formula="of:=IF(COUNTIF([.$A168:.$A416];[.$A168])&gt;0;COUNTIF([.$A168:.$A416];[.$A168]);&quot;&quot;)">
            <text:p/>
          </table:table-cell>
          <table:table-cell table:number-columns-repeated="2"/>
          <table:table-cell table:formula="of:=COM.MICROSOFT.TEXTJOIN(&quot;&quot;;1;[.F168:.M168])">
            <text:p/>
          </table:table-cell>
          <table:table-cell table:number-columns-repeated="29"/>
        </table:table-row>
        <table:table-row table:style-name="ro1">
          <table:table-cell/>
          <table:table-cell table:formula="of:=IF(COUNTIF([.$A169:.$A417];[.$A169])&gt;0;COUNTIF([.$A169:.$A417];[.$A169]);&quot;&quot;)">
            <text:p/>
          </table:table-cell>
          <table:table-cell table:number-columns-repeated="2"/>
          <table:table-cell table:formula="of:=COM.MICROSOFT.TEXTJOIN(&quot;&quot;;1;[.F169:.M169])">
            <text:p/>
          </table:table-cell>
          <table:table-cell table:number-columns-repeated="29"/>
        </table:table-row>
        <table:table-row table:style-name="ro1">
          <table:table-cell/>
          <table:table-cell table:formula="of:=IF(COUNTIF([.$A170:.$A418];[.$A170])&gt;0;COUNTIF([.$A170:.$A418];[.$A170]);&quot;&quot;)">
            <text:p/>
          </table:table-cell>
          <table:table-cell table:number-columns-repeated="2"/>
          <table:table-cell table:formula="of:=COM.MICROSOFT.TEXTJOIN(&quot;&quot;;1;[.F170:.M170])">
            <text:p/>
          </table:table-cell>
          <table:table-cell table:number-columns-repeated="29"/>
        </table:table-row>
        <table:table-row table:style-name="ro1">
          <table:table-cell/>
          <table:table-cell table:formula="of:=IF(COUNTIF([.$A171:.$A419];[.$A171])&gt;0;COUNTIF([.$A171:.$A419];[.$A171]);&quot;&quot;)">
            <text:p/>
          </table:table-cell>
          <table:table-cell table:number-columns-repeated="2"/>
          <table:table-cell table:formula="of:=COM.MICROSOFT.TEXTJOIN(&quot;&quot;;1;[.F171:.M171])">
            <text:p/>
          </table:table-cell>
          <table:table-cell table:number-columns-repeated="29"/>
        </table:table-row>
        <table:table-row table:style-name="ro1">
          <table:table-cell/>
          <table:table-cell table:formula="of:=IF(COUNTIF([.$A172:.$A420];[.$A172])&gt;0;COUNTIF([.$A172:.$A420];[.$A172]);&quot;&quot;)">
            <text:p/>
          </table:table-cell>
          <table:table-cell table:number-columns-repeated="2"/>
          <table:table-cell table:formula="of:=COM.MICROSOFT.TEXTJOIN(&quot;&quot;;1;[.F172:.M172])">
            <text:p/>
          </table:table-cell>
          <table:table-cell table:number-columns-repeated="29"/>
        </table:table-row>
        <table:table-row table:style-name="ro1">
          <table:table-cell/>
          <table:table-cell table:formula="of:=IF(COUNTIF([.$A173:.$A421];[.$A173])&gt;0;COUNTIF([.$A173:.$A421];[.$A173]);&quot;&quot;)">
            <text:p/>
          </table:table-cell>
          <table:table-cell table:number-columns-repeated="2"/>
          <table:table-cell table:formula="of:=COM.MICROSOFT.TEXTJOIN(&quot;&quot;;1;[.F173:.M173])">
            <text:p/>
          </table:table-cell>
          <table:table-cell table:number-columns-repeated="29"/>
        </table:table-row>
        <table:table-row table:style-name="ro1">
          <table:table-cell/>
          <table:table-cell table:formula="of:=IF(COUNTIF([.$A174:.$A422];[.$A174])&gt;0;COUNTIF([.$A174:.$A422];[.$A174]);&quot;&quot;)">
            <text:p/>
          </table:table-cell>
          <table:table-cell table:number-columns-repeated="2"/>
          <table:table-cell table:formula="of:=COM.MICROSOFT.TEXTJOIN(&quot;&quot;;1;[.F174:.M174])">
            <text:p/>
          </table:table-cell>
          <table:table-cell table:number-columns-repeated="29"/>
        </table:table-row>
        <table:table-row table:style-name="ro1">
          <table:table-cell/>
          <table:table-cell table:formula="of:=IF(COUNTIF([.$A175:.$A423];[.$A175])&gt;0;COUNTIF([.$A175:.$A423];[.$A175]);&quot;&quot;)">
            <text:p/>
          </table:table-cell>
          <table:table-cell table:number-columns-repeated="2"/>
          <table:table-cell table:formula="of:=COM.MICROSOFT.TEXTJOIN(&quot;&quot;;1;[.F175:.M175])">
            <text:p/>
          </table:table-cell>
          <table:table-cell table:number-columns-repeated="29"/>
        </table:table-row>
        <table:table-row table:style-name="ro1">
          <table:table-cell/>
          <table:table-cell table:formula="of:=IF(COUNTIF([.$A176:.$A424];[.$A176])&gt;0;COUNTIF([.$A176:.$A424];[.$A176]);&quot;&quot;)">
            <text:p/>
          </table:table-cell>
          <table:table-cell table:number-columns-repeated="2"/>
          <table:table-cell table:formula="of:=COM.MICROSOFT.TEXTJOIN(&quot;&quot;;1;[.F176:.M176])">
            <text:p/>
          </table:table-cell>
          <table:table-cell table:number-columns-repeated="29"/>
        </table:table-row>
        <table:table-row table:style-name="ro1">
          <table:table-cell/>
          <table:table-cell table:formula="of:=IF(COUNTIF([.$A177:.$A425];[.$A177])&gt;0;COUNTIF([.$A177:.$A425];[.$A177]);&quot;&quot;)">
            <text:p/>
          </table:table-cell>
          <table:table-cell table:number-columns-repeated="2"/>
          <table:table-cell table:formula="of:=COM.MICROSOFT.TEXTJOIN(&quot;&quot;;1;[.F177:.M177])">
            <text:p/>
          </table:table-cell>
          <table:table-cell table:number-columns-repeated="29"/>
        </table:table-row>
        <table:table-row table:style-name="ro1">
          <table:table-cell/>
          <table:table-cell table:formula="of:=IF(COUNTIF([.$A178:.$A426];[.$A178])&gt;0;COUNTIF([.$A178:.$A426];[.$A178]);&quot;&quot;)">
            <text:p/>
          </table:table-cell>
          <table:table-cell table:number-columns-repeated="2"/>
          <table:table-cell table:formula="of:=COM.MICROSOFT.TEXTJOIN(&quot;&quot;;1;[.F178:.M178])">
            <text:p/>
          </table:table-cell>
          <table:table-cell table:number-columns-repeated="29"/>
        </table:table-row>
        <table:table-row table:style-name="ro1">
          <table:table-cell/>
          <table:table-cell table:formula="of:=IF(COUNTIF([.$A179:.$A427];[.$A179])&gt;0;COUNTIF([.$A179:.$A427];[.$A179]);&quot;&quot;)">
            <text:p/>
          </table:table-cell>
          <table:table-cell table:number-columns-repeated="2"/>
          <table:table-cell table:formula="of:=COM.MICROSOFT.TEXTJOIN(&quot;&quot;;1;[.F179:.M179])">
            <text:p/>
          </table:table-cell>
          <table:table-cell table:number-columns-repeated="29"/>
        </table:table-row>
        <table:table-row table:style-name="ro1">
          <table:table-cell/>
          <table:table-cell table:formula="of:=IF(COUNTIF([.$A180:.$A428];[.$A180])&gt;0;COUNTIF([.$A180:.$A428];[.$A180]);&quot;&quot;)">
            <text:p/>
          </table:table-cell>
          <table:table-cell table:number-columns-repeated="2"/>
          <table:table-cell table:formula="of:=COM.MICROSOFT.TEXTJOIN(&quot;&quot;;1;[.F180:.M180])">
            <text:p/>
          </table:table-cell>
          <table:table-cell table:number-columns-repeated="29"/>
        </table:table-row>
        <table:table-row table:style-name="ro1">
          <table:table-cell/>
          <table:table-cell table:formula="of:=IF(COUNTIF([.$A181:.$A429];[.$A181])&gt;0;COUNTIF([.$A181:.$A429];[.$A181]);&quot;&quot;)">
            <text:p/>
          </table:table-cell>
          <table:table-cell table:number-columns-repeated="2"/>
          <table:table-cell table:formula="of:=COM.MICROSOFT.TEXTJOIN(&quot;&quot;;1;[.F181:.M181])">
            <text:p/>
          </table:table-cell>
          <table:table-cell table:number-columns-repeated="29"/>
        </table:table-row>
        <table:table-row table:style-name="ro1">
          <table:table-cell/>
          <table:table-cell table:formula="of:=IF(COUNTIF([.$A182:.$A430];[.$A182])&gt;0;COUNTIF([.$A182:.$A430];[.$A182]);&quot;&quot;)">
            <text:p/>
          </table:table-cell>
          <table:table-cell table:number-columns-repeated="2"/>
          <table:table-cell table:formula="of:=COM.MICROSOFT.TEXTJOIN(&quot;&quot;;1;[.F182:.M182])">
            <text:p/>
          </table:table-cell>
          <table:table-cell table:number-columns-repeated="29"/>
        </table:table-row>
        <table:table-row table:style-name="ro1">
          <table:table-cell/>
          <table:table-cell table:formula="of:=IF(COUNTIF([.$A183:.$A431];[.$A183])&gt;0;COUNTIF([.$A183:.$A431];[.$A183]);&quot;&quot;)">
            <text:p/>
          </table:table-cell>
          <table:table-cell table:number-columns-repeated="2"/>
          <table:table-cell table:formula="of:=COM.MICROSOFT.TEXTJOIN(&quot;&quot;;1;[.F183:.M183])">
            <text:p/>
          </table:table-cell>
          <table:table-cell table:number-columns-repeated="29"/>
        </table:table-row>
        <table:table-row table:style-name="ro1">
          <table:table-cell/>
          <table:table-cell table:formula="of:=IF(COUNTIF([.$A184:.$A432];[.$A184])&gt;0;COUNTIF([.$A184:.$A432];[.$A184]);&quot;&quot;)">
            <text:p/>
          </table:table-cell>
          <table:table-cell table:number-columns-repeated="2"/>
          <table:table-cell table:formula="of:=COM.MICROSOFT.TEXTJOIN(&quot;&quot;;1;[.F184:.M184])">
            <text:p/>
          </table:table-cell>
          <table:table-cell table:number-columns-repeated="29"/>
        </table:table-row>
        <table:table-row table:style-name="ro1">
          <table:table-cell/>
          <table:table-cell table:formula="of:=IF(COUNTIF([.$A185:.$A433];[.$A185])&gt;0;COUNTIF([.$A185:.$A433];[.$A185]);&quot;&quot;)">
            <text:p/>
          </table:table-cell>
          <table:table-cell table:number-columns-repeated="2"/>
          <table:table-cell table:formula="of:=COM.MICROSOFT.TEXTJOIN(&quot;&quot;;1;[.F185:.M185])">
            <text:p/>
          </table:table-cell>
          <table:table-cell table:number-columns-repeated="29"/>
        </table:table-row>
        <table:table-row table:style-name="ro1">
          <table:table-cell/>
          <table:table-cell table:formula="of:=IF(COUNTIF([.$A186:.$A434];[.$A186])&gt;0;COUNTIF([.$A186:.$A434];[.$A186]);&quot;&quot;)">
            <text:p/>
          </table:table-cell>
          <table:table-cell table:number-columns-repeated="2"/>
          <table:table-cell table:formula="of:=COM.MICROSOFT.TEXTJOIN(&quot;&quot;;1;[.F186:.M186])">
            <text:p/>
          </table:table-cell>
          <table:table-cell table:number-columns-repeated="29"/>
        </table:table-row>
        <table:table-row table:style-name="ro1">
          <table:table-cell/>
          <table:table-cell table:formula="of:=IF(COUNTIF([.$A187:.$A435];[.$A187])&gt;0;COUNTIF([.$A187:.$A435];[.$A187]);&quot;&quot;)">
            <text:p/>
          </table:table-cell>
          <table:table-cell table:number-columns-repeated="2"/>
          <table:table-cell table:formula="of:=COM.MICROSOFT.TEXTJOIN(&quot;&quot;;1;[.F187:.M187])">
            <text:p/>
          </table:table-cell>
          <table:table-cell table:number-columns-repeated="29"/>
        </table:table-row>
        <table:table-row table:style-name="ro1">
          <table:table-cell/>
          <table:table-cell table:formula="of:=IF(COUNTIF([.$A188:.$A436];[.$A188])&gt;0;COUNTIF([.$A188:.$A436];[.$A188]);&quot;&quot;)">
            <text:p/>
          </table:table-cell>
          <table:table-cell table:number-columns-repeated="2"/>
          <table:table-cell table:formula="of:=COM.MICROSOFT.TEXTJOIN(&quot;&quot;;1;[.F188:.M188])">
            <text:p/>
          </table:table-cell>
          <table:table-cell table:number-columns-repeated="29"/>
        </table:table-row>
        <table:table-row table:style-name="ro1">
          <table:table-cell/>
          <table:table-cell table:formula="of:=IF(COUNTIF([.$A189:.$A437];[.$A189])&gt;0;COUNTIF([.$A189:.$A437];[.$A189]);&quot;&quot;)">
            <text:p/>
          </table:table-cell>
          <table:table-cell table:number-columns-repeated="2"/>
          <table:table-cell table:formula="of:=COM.MICROSOFT.TEXTJOIN(&quot;&quot;;1;[.F189:.M189])">
            <text:p/>
          </table:table-cell>
          <table:table-cell table:number-columns-repeated="29"/>
        </table:table-row>
        <table:table-row table:style-name="ro1">
          <table:table-cell/>
          <table:table-cell table:formula="of:=IF(COUNTIF([.$A190:.$A438];[.$A190])&gt;0;COUNTIF([.$A190:.$A438];[.$A190]);&quot;&quot;)">
            <text:p/>
          </table:table-cell>
          <table:table-cell table:number-columns-repeated="2"/>
          <table:table-cell table:formula="of:=COM.MICROSOFT.TEXTJOIN(&quot;&quot;;1;[.F190:.M190])">
            <text:p/>
          </table:table-cell>
          <table:table-cell table:number-columns-repeated="29"/>
        </table:table-row>
        <table:table-row table:style-name="ro1">
          <table:table-cell/>
          <table:table-cell table:formula="of:=IF(COUNTIF([.$A191:.$A439];[.$A191])&gt;0;COUNTIF([.$A191:.$A439];[.$A191]);&quot;&quot;)">
            <text:p/>
          </table:table-cell>
          <table:table-cell table:number-columns-repeated="2"/>
          <table:table-cell table:formula="of:=COM.MICROSOFT.TEXTJOIN(&quot;&quot;;1;[.F191:.M191])">
            <text:p/>
          </table:table-cell>
          <table:table-cell table:number-columns-repeated="29"/>
        </table:table-row>
        <table:table-row table:style-name="ro1">
          <table:table-cell/>
          <table:table-cell table:formula="of:=IF(COUNTIF([.$A192:.$A440];[.$A192])&gt;0;COUNTIF([.$A192:.$A440];[.$A192]);&quot;&quot;)">
            <text:p/>
          </table:table-cell>
          <table:table-cell table:number-columns-repeated="2"/>
          <table:table-cell table:formula="of:=COM.MICROSOFT.TEXTJOIN(&quot;&quot;;1;[.F192:.M192])">
            <text:p/>
          </table:table-cell>
          <table:table-cell table:number-columns-repeated="29"/>
        </table:table-row>
        <table:table-row table:style-name="ro1">
          <table:table-cell/>
          <table:table-cell table:formula="of:=IF(COUNTIF([.$A193:.$A441];[.$A193])&gt;0;COUNTIF([.$A193:.$A441];[.$A193]);&quot;&quot;)">
            <text:p/>
          </table:table-cell>
          <table:table-cell table:number-columns-repeated="2"/>
          <table:table-cell table:formula="of:=COM.MICROSOFT.TEXTJOIN(&quot;&quot;;1;[.F193:.M193])">
            <text:p/>
          </table:table-cell>
          <table:table-cell table:number-columns-repeated="29"/>
        </table:table-row>
        <table:table-row table:style-name="ro1">
          <table:table-cell/>
          <table:table-cell table:formula="of:=IF(COUNTIF([.$A194:.$A442];[.$A194])&gt;0;COUNTIF([.$A194:.$A442];[.$A194]);&quot;&quot;)">
            <text:p/>
          </table:table-cell>
          <table:table-cell table:number-columns-repeated="2"/>
          <table:table-cell table:formula="of:=COM.MICROSOFT.TEXTJOIN(&quot;&quot;;1;[.F194:.M194])">
            <text:p/>
          </table:table-cell>
          <table:table-cell table:number-columns-repeated="29"/>
        </table:table-row>
        <table:table-row table:style-name="ro1">
          <table:table-cell/>
          <table:table-cell table:formula="of:=IF(COUNTIF([.$A195:.$A443];[.$A195])&gt;0;COUNTIF([.$A195:.$A443];[.$A195]);&quot;&quot;)">
            <text:p/>
          </table:table-cell>
          <table:table-cell table:number-columns-repeated="2"/>
          <table:table-cell table:formula="of:=COM.MICROSOFT.TEXTJOIN(&quot;&quot;;1;[.F195:.M195])">
            <text:p/>
          </table:table-cell>
          <table:table-cell table:number-columns-repeated="29"/>
        </table:table-row>
        <table:table-row table:style-name="ro1">
          <table:table-cell/>
          <table:table-cell table:formula="of:=IF(COUNTIF([.$A196:.$A444];[.$A196])&gt;0;COUNTIF([.$A196:.$A444];[.$A196]);&quot;&quot;)">
            <text:p/>
          </table:table-cell>
          <table:table-cell table:number-columns-repeated="2"/>
          <table:table-cell table:formula="of:=COM.MICROSOFT.TEXTJOIN(&quot;&quot;;1;[.F196:.M196])">
            <text:p/>
          </table:table-cell>
          <table:table-cell table:number-columns-repeated="29"/>
        </table:table-row>
        <table:table-row table:style-name="ro1">
          <table:table-cell/>
          <table:table-cell table:formula="of:=IF(COUNTIF([.$A197:.$A445];[.$A197])&gt;0;COUNTIF([.$A197:.$A445];[.$A197]);&quot;&quot;)">
            <text:p/>
          </table:table-cell>
          <table:table-cell table:number-columns-repeated="2"/>
          <table:table-cell table:formula="of:=COM.MICROSOFT.TEXTJOIN(&quot;&quot;;1;[.F197:.M197])">
            <text:p/>
          </table:table-cell>
          <table:table-cell table:number-columns-repeated="29"/>
        </table:table-row>
        <table:table-row table:style-name="ro1">
          <table:table-cell/>
          <table:table-cell table:formula="of:=IF(COUNTIF([.$A198:.$A446];[.$A198])&gt;0;COUNTIF([.$A198:.$A446];[.$A198]);&quot;&quot;)">
            <text:p/>
          </table:table-cell>
          <table:table-cell table:number-columns-repeated="2"/>
          <table:table-cell table:formula="of:=COM.MICROSOFT.TEXTJOIN(&quot;&quot;;1;[.F198:.M198])">
            <text:p/>
          </table:table-cell>
          <table:table-cell table:number-columns-repeated="29"/>
        </table:table-row>
        <table:table-row table:style-name="ro1">
          <table:table-cell/>
          <table:table-cell table:formula="of:=IF(COUNTIF([.$A199:.$A447];[.$A199])&gt;0;COUNTIF([.$A199:.$A447];[.$A199]);&quot;&quot;)">
            <text:p/>
          </table:table-cell>
          <table:table-cell table:number-columns-repeated="2"/>
          <table:table-cell table:formula="of:=COM.MICROSOFT.TEXTJOIN(&quot;&quot;;1;[.F199:.M199])">
            <text:p/>
          </table:table-cell>
          <table:table-cell table:number-columns-repeated="29"/>
        </table:table-row>
        <table:table-row table:style-name="ro1">
          <table:table-cell/>
          <table:table-cell table:formula="of:=IF(COUNTIF([.$A200:.$A448];[.$A200])&gt;0;COUNTIF([.$A200:.$A448];[.$A200]);&quot;&quot;)">
            <text:p/>
          </table:table-cell>
          <table:table-cell table:number-columns-repeated="2"/>
          <table:table-cell table:formula="of:=COM.MICROSOFT.TEXTJOIN(&quot;&quot;;1;[.F200:.M200])">
            <text:p/>
          </table:table-cell>
          <table:table-cell table:number-columns-repeated="29"/>
        </table:table-row>
        <table:table-row table:style-name="ro1">
          <table:table-cell/>
          <table:table-cell table:formula="of:=IF(COUNTIF([.$A201:.$A449];[.$A201])&gt;0;COUNTIF([.$A201:.$A449];[.$A201]);&quot;&quot;)">
            <text:p/>
          </table:table-cell>
          <table:table-cell table:number-columns-repeated="2"/>
          <table:table-cell table:formula="of:=COM.MICROSOFT.TEXTJOIN(&quot;&quot;;1;[.F201:.M201])">
            <text:p/>
          </table:table-cell>
          <table:table-cell table:number-columns-repeated="29"/>
        </table:table-row>
        <table:table-row table:style-name="ro1">
          <table:table-cell/>
          <table:table-cell table:formula="of:=IF(COUNTIF([.$A202:.$A450];[.$A202])&gt;0;COUNTIF([.$A202:.$A450];[.$A202]);&quot;&quot;)">
            <text:p/>
          </table:table-cell>
          <table:table-cell table:number-columns-repeated="2"/>
          <table:table-cell table:formula="of:=COM.MICROSOFT.TEXTJOIN(&quot;&quot;;1;[.F202:.M202])">
            <text:p/>
          </table:table-cell>
          <table:table-cell table:number-columns-repeated="29"/>
        </table:table-row>
        <table:table-row table:style-name="ro1">
          <table:table-cell/>
          <table:table-cell table:formula="of:=IF(COUNTIF([.$A203:.$A451];[.$A203])&gt;0;COUNTIF([.$A203:.$A451];[.$A203]);&quot;&quot;)">
            <text:p/>
          </table:table-cell>
          <table:table-cell table:number-columns-repeated="2"/>
          <table:table-cell table:formula="of:=COM.MICROSOFT.TEXTJOIN(&quot;&quot;;1;[.F203:.M203])">
            <text:p/>
          </table:table-cell>
          <table:table-cell table:number-columns-repeated="29"/>
        </table:table-row>
        <table:table-row table:style-name="ro1">
          <table:table-cell/>
          <table:table-cell table:formula="of:=IF(COUNTIF([.$A204:.$A452];[.$A204])&gt;0;COUNTIF([.$A204:.$A452];[.$A204]);&quot;&quot;)">
            <text:p/>
          </table:table-cell>
          <table:table-cell table:number-columns-repeated="2"/>
          <table:table-cell table:formula="of:=COM.MICROSOFT.TEXTJOIN(&quot;&quot;;1;[.F204:.M204])">
            <text:p/>
          </table:table-cell>
          <table:table-cell table:number-columns-repeated="29"/>
        </table:table-row>
        <table:table-row table:style-name="ro1">
          <table:table-cell/>
          <table:table-cell table:formula="of:=IF(COUNTIF([.$A205:.$A453];[.$A205])&gt;0;COUNTIF([.$A205:.$A453];[.$A205]);&quot;&quot;)">
            <text:p/>
          </table:table-cell>
          <table:table-cell table:number-columns-repeated="2"/>
          <table:table-cell table:formula="of:=COM.MICROSOFT.TEXTJOIN(&quot;&quot;;1;[.F205:.M205])">
            <text:p/>
          </table:table-cell>
          <table:table-cell table:number-columns-repeated="29"/>
        </table:table-row>
        <table:table-row table:style-name="ro1">
          <table:table-cell/>
          <table:table-cell table:formula="of:=IF(COUNTIF([.$A206:.$A454];[.$A206])&gt;0;COUNTIF([.$A206:.$A454];[.$A206]);&quot;&quot;)">
            <text:p/>
          </table:table-cell>
          <table:table-cell table:number-columns-repeated="2"/>
          <table:table-cell table:formula="of:=COM.MICROSOFT.TEXTJOIN(&quot;&quot;;1;[.F206:.M206])">
            <text:p/>
          </table:table-cell>
          <table:table-cell table:number-columns-repeated="29"/>
        </table:table-row>
        <table:table-row table:style-name="ro1">
          <table:table-cell/>
          <table:table-cell table:formula="of:=IF(COUNTIF([.$A207:.$A455];[.$A207])&gt;0;COUNTIF([.$A207:.$A455];[.$A207]);&quot;&quot;)">
            <text:p/>
          </table:table-cell>
          <table:table-cell table:number-columns-repeated="2"/>
          <table:table-cell table:formula="of:=COM.MICROSOFT.TEXTJOIN(&quot;&quot;;1;[.F207:.M207])">
            <text:p/>
          </table:table-cell>
          <table:table-cell table:number-columns-repeated="29"/>
        </table:table-row>
        <table:table-row table:style-name="ro1">
          <table:table-cell/>
          <table:table-cell table:formula="of:=IF(COUNTIF([.$A208:.$A456];[.$A208])&gt;0;COUNTIF([.$A208:.$A456];[.$A208]);&quot;&quot;)">
            <text:p/>
          </table:table-cell>
          <table:table-cell table:number-columns-repeated="2"/>
          <table:table-cell table:formula="of:=COM.MICROSOFT.TEXTJOIN(&quot;&quot;;1;[.F208:.M208])">
            <text:p/>
          </table:table-cell>
          <table:table-cell table:number-columns-repeated="29"/>
        </table:table-row>
        <table:table-row table:style-name="ro1">
          <table:table-cell/>
          <table:table-cell table:formula="of:=IF(COUNTIF([.$A209:.$A457];[.$A209])&gt;0;COUNTIF([.$A209:.$A457];[.$A209]);&quot;&quot;)">
            <text:p/>
          </table:table-cell>
          <table:table-cell table:number-columns-repeated="2"/>
          <table:table-cell table:formula="of:=COM.MICROSOFT.TEXTJOIN(&quot;&quot;;1;[.F209:.M209])">
            <text:p/>
          </table:table-cell>
          <table:table-cell table:number-columns-repeated="29"/>
        </table:table-row>
        <table:table-row table:style-name="ro1">
          <table:table-cell/>
          <table:table-cell table:formula="of:=IF(COUNTIF([.$A210:.$A458];[.$A210])&gt;0;COUNTIF([.$A210:.$A458];[.$A210]);&quot;&quot;)">
            <text:p/>
          </table:table-cell>
          <table:table-cell table:number-columns-repeated="2"/>
          <table:table-cell table:formula="of:=COM.MICROSOFT.TEXTJOIN(&quot;&quot;;1;[.F210:.M210])">
            <text:p/>
          </table:table-cell>
          <table:table-cell table:number-columns-repeated="29"/>
        </table:table-row>
        <table:table-row table:style-name="ro1">
          <table:table-cell/>
          <table:table-cell table:formula="of:=IF(COUNTIF([.$A211:.$A459];[.$A211])&gt;0;COUNTIF([.$A211:.$A459];[.$A211]);&quot;&quot;)">
            <text:p/>
          </table:table-cell>
          <table:table-cell table:number-columns-repeated="2"/>
          <table:table-cell table:formula="of:=COM.MICROSOFT.TEXTJOIN(&quot;&quot;;1;[.F211:.M211])">
            <text:p/>
          </table:table-cell>
          <table:table-cell table:number-columns-repeated="29"/>
        </table:table-row>
        <table:table-row table:style-name="ro1">
          <table:table-cell/>
          <table:table-cell table:formula="of:=IF(COUNTIF([.$A212:.$A460];[.$A212])&gt;0;COUNTIF([.$A212:.$A460];[.$A212]);&quot;&quot;)">
            <text:p/>
          </table:table-cell>
          <table:table-cell table:number-columns-repeated="2"/>
          <table:table-cell table:formula="of:=COM.MICROSOFT.TEXTJOIN(&quot;&quot;;1;[.F212:.M212])">
            <text:p/>
          </table:table-cell>
          <table:table-cell table:number-columns-repeated="29"/>
        </table:table-row>
        <table:table-row table:style-name="ro1">
          <table:table-cell/>
          <table:table-cell table:formula="of:=IF(COUNTIF([.$A213:.$A461];[.$A213])&gt;0;COUNTIF([.$A213:.$A461];[.$A213]);&quot;&quot;)">
            <text:p/>
          </table:table-cell>
          <table:table-cell table:number-columns-repeated="2"/>
          <table:table-cell table:formula="of:=COM.MICROSOFT.TEXTJOIN(&quot;&quot;;1;[.F213:.M213])">
            <text:p/>
          </table:table-cell>
          <table:table-cell table:number-columns-repeated="29"/>
        </table:table-row>
        <table:table-row table:style-name="ro1">
          <table:table-cell/>
          <table:table-cell table:formula="of:=IF(COUNTIF([.$A214:.$A462];[.$A214])&gt;0;COUNTIF([.$A214:.$A462];[.$A214]);&quot;&quot;)">
            <text:p/>
          </table:table-cell>
          <table:table-cell table:number-columns-repeated="2"/>
          <table:table-cell table:formula="of:=COM.MICROSOFT.TEXTJOIN(&quot;&quot;;1;[.F214:.M214])">
            <text:p/>
          </table:table-cell>
          <table:table-cell table:number-columns-repeated="29"/>
        </table:table-row>
        <table:table-row table:style-name="ro1">
          <table:table-cell/>
          <table:table-cell table:formula="of:=IF(COUNTIF([.$A215:.$A463];[.$A215])&gt;0;COUNTIF([.$A215:.$A463];[.$A215]);&quot;&quot;)">
            <text:p/>
          </table:table-cell>
          <table:table-cell table:number-columns-repeated="2"/>
          <table:table-cell table:formula="of:=COM.MICROSOFT.TEXTJOIN(&quot;&quot;;1;[.F215:.M215])">
            <text:p/>
          </table:table-cell>
          <table:table-cell table:number-columns-repeated="29"/>
        </table:table-row>
        <table:table-row table:style-name="ro1">
          <table:table-cell/>
          <table:table-cell table:formula="of:=IF(COUNTIF([.$A216:.$A464];[.$A216])&gt;0;COUNTIF([.$A216:.$A464];[.$A216]);&quot;&quot;)">
            <text:p/>
          </table:table-cell>
          <table:table-cell table:number-columns-repeated="2"/>
          <table:table-cell table:formula="of:=COM.MICROSOFT.TEXTJOIN(&quot;&quot;;1;[.F216:.M216])">
            <text:p/>
          </table:table-cell>
          <table:table-cell table:number-columns-repeated="29"/>
        </table:table-row>
        <table:table-row table:style-name="ro1">
          <table:table-cell/>
          <table:table-cell table:formula="of:=IF(COUNTIF([.$A217:.$A465];[.$A217])&gt;0;COUNTIF([.$A217:.$A465];[.$A217]);&quot;&quot;)">
            <text:p/>
          </table:table-cell>
          <table:table-cell table:number-columns-repeated="2"/>
          <table:table-cell table:formula="of:=COM.MICROSOFT.TEXTJOIN(&quot;&quot;;1;[.F217:.M217])">
            <text:p/>
          </table:table-cell>
          <table:table-cell table:number-columns-repeated="29"/>
        </table:table-row>
        <table:table-row table:style-name="ro1">
          <table:table-cell/>
          <table:table-cell table:formula="of:=IF(COUNTIF([.$A218:.$A466];[.$A218])&gt;0;COUNTIF([.$A218:.$A466];[.$A218]);&quot;&quot;)">
            <text:p/>
          </table:table-cell>
          <table:table-cell table:number-columns-repeated="2"/>
          <table:table-cell table:formula="of:=COM.MICROSOFT.TEXTJOIN(&quot;&quot;;1;[.F218:.M218])">
            <text:p/>
          </table:table-cell>
          <table:table-cell table:number-columns-repeated="29"/>
        </table:table-row>
        <table:table-row table:style-name="ro1">
          <table:table-cell/>
          <table:table-cell table:formula="of:=IF(COUNTIF([.$A219:.$A467];[.$A219])&gt;0;COUNTIF([.$A219:.$A467];[.$A219]);&quot;&quot;)">
            <text:p/>
          </table:table-cell>
          <table:table-cell table:number-columns-repeated="2"/>
          <table:table-cell table:formula="of:=COM.MICROSOFT.TEXTJOIN(&quot;&quot;;1;[.F219:.M219])">
            <text:p/>
          </table:table-cell>
          <table:table-cell table:number-columns-repeated="29"/>
        </table:table-row>
        <table:table-row table:style-name="ro1">
          <table:table-cell/>
          <table:table-cell table:formula="of:=IF(COUNTIF([.$A220:.$A468];[.$A220])&gt;0;COUNTIF([.$A220:.$A468];[.$A220]);&quot;&quot;)">
            <text:p/>
          </table:table-cell>
          <table:table-cell table:number-columns-repeated="2"/>
          <table:table-cell table:formula="of:=COM.MICROSOFT.TEXTJOIN(&quot;&quot;;1;[.F220:.M220])">
            <text:p/>
          </table:table-cell>
          <table:table-cell table:number-columns-repeated="29"/>
        </table:table-row>
        <table:table-row table:style-name="ro1">
          <table:table-cell/>
          <table:table-cell table:formula="of:=IF(COUNTIF([.$A221:.$A469];[.$A221])&gt;0;COUNTIF([.$A221:.$A469];[.$A221]);&quot;&quot;)">
            <text:p/>
          </table:table-cell>
          <table:table-cell table:number-columns-repeated="2"/>
          <table:table-cell table:formula="of:=COM.MICROSOFT.TEXTJOIN(&quot;&quot;;1;[.F221:.M221])">
            <text:p/>
          </table:table-cell>
          <table:table-cell table:number-columns-repeated="29"/>
        </table:table-row>
        <table:table-row table:style-name="ro1">
          <table:table-cell/>
          <table:table-cell table:formula="of:=IF(COUNTIF([.$A222:.$A470];[.$A222])&gt;0;COUNTIF([.$A222:.$A470];[.$A222]);&quot;&quot;)">
            <text:p/>
          </table:table-cell>
          <table:table-cell table:number-columns-repeated="2"/>
          <table:table-cell table:formula="of:=COM.MICROSOFT.TEXTJOIN(&quot;&quot;;1;[.F222:.M222])">
            <text:p/>
          </table:table-cell>
          <table:table-cell table:number-columns-repeated="29"/>
        </table:table-row>
        <table:table-row table:style-name="ro1">
          <table:table-cell/>
          <table:table-cell table:formula="of:=IF(COUNTIF([.$A223:.$A471];[.$A223])&gt;0;COUNTIF([.$A223:.$A471];[.$A223]);&quot;&quot;)">
            <text:p/>
          </table:table-cell>
          <table:table-cell table:number-columns-repeated="2"/>
          <table:table-cell table:formula="of:=COM.MICROSOFT.TEXTJOIN(&quot;&quot;;1;[.F223:.M223])">
            <text:p/>
          </table:table-cell>
          <table:table-cell table:number-columns-repeated="29"/>
        </table:table-row>
        <table:table-row table:style-name="ro1">
          <table:table-cell/>
          <table:table-cell table:formula="of:=IF(COUNTIF([.$A224:.$A472];[.$A224])&gt;0;COUNTIF([.$A224:.$A472];[.$A224]);&quot;&quot;)">
            <text:p/>
          </table:table-cell>
          <table:table-cell table:number-columns-repeated="2"/>
          <table:table-cell table:formula="of:=COM.MICROSOFT.TEXTJOIN(&quot;&quot;;1;[.F224:.M224])">
            <text:p/>
          </table:table-cell>
          <table:table-cell table:number-columns-repeated="29"/>
        </table:table-row>
        <table:table-row table:style-name="ro1">
          <table:table-cell/>
          <table:table-cell table:formula="of:=IF(COUNTIF([.$A225:.$A473];[.$A225])&gt;0;COUNTIF([.$A225:.$A473];[.$A225]);&quot;&quot;)">
            <text:p/>
          </table:table-cell>
          <table:table-cell table:number-columns-repeated="2"/>
          <table:table-cell table:formula="of:=COM.MICROSOFT.TEXTJOIN(&quot;&quot;;1;[.F225:.M225])">
            <text:p/>
          </table:table-cell>
          <table:table-cell table:number-columns-repeated="29"/>
        </table:table-row>
        <table:table-row table:style-name="ro1">
          <table:table-cell/>
          <table:table-cell table:formula="of:=IF(COUNTIF([.$A226:.$A474];[.$A226])&gt;0;COUNTIF([.$A226:.$A474];[.$A226]);&quot;&quot;)">
            <text:p/>
          </table:table-cell>
          <table:table-cell table:number-columns-repeated="2"/>
          <table:table-cell table:formula="of:=COM.MICROSOFT.TEXTJOIN(&quot;&quot;;1;[.F226:.M226])">
            <text:p/>
          </table:table-cell>
          <table:table-cell table:number-columns-repeated="29"/>
        </table:table-row>
        <table:table-row table:style-name="ro1">
          <table:table-cell/>
          <table:table-cell table:formula="of:=IF(COUNTIF([.$A227:.$A475];[.$A227])&gt;0;COUNTIF([.$A227:.$A475];[.$A227]);&quot;&quot;)">
            <text:p/>
          </table:table-cell>
          <table:table-cell table:number-columns-repeated="2"/>
          <table:table-cell table:formula="of:=COM.MICROSOFT.TEXTJOIN(&quot;&quot;;1;[.F227:.M227])">
            <text:p/>
          </table:table-cell>
          <table:table-cell table:number-columns-repeated="29"/>
        </table:table-row>
        <table:table-row table:style-name="ro1">
          <table:table-cell/>
          <table:table-cell table:formula="of:=IF(COUNTIF([.$A228:.$A476];[.$A228])&gt;0;COUNTIF([.$A228:.$A476];[.$A228]);&quot;&quot;)">
            <text:p/>
          </table:table-cell>
          <table:table-cell table:number-columns-repeated="2"/>
          <table:table-cell table:formula="of:=COM.MICROSOFT.TEXTJOIN(&quot;&quot;;1;[.F228:.M228])">
            <text:p/>
          </table:table-cell>
          <table:table-cell table:number-columns-repeated="29"/>
        </table:table-row>
        <table:table-row table:style-name="ro1">
          <table:table-cell/>
          <table:table-cell table:formula="of:=IF(COUNTIF([.$A229:.$A477];[.$A229])&gt;0;COUNTIF([.$A229:.$A477];[.$A229]);&quot;&quot;)">
            <text:p/>
          </table:table-cell>
          <table:table-cell table:number-columns-repeated="2"/>
          <table:table-cell table:formula="of:=COM.MICROSOFT.TEXTJOIN(&quot;&quot;;1;[.F229:.M229])">
            <text:p/>
          </table:table-cell>
          <table:table-cell table:number-columns-repeated="29"/>
        </table:table-row>
        <table:table-row table:style-name="ro1">
          <table:table-cell/>
          <table:table-cell table:formula="of:=IF(COUNTIF([.$A230:.$A478];[.$A230])&gt;0;COUNTIF([.$A230:.$A478];[.$A230]);&quot;&quot;)">
            <text:p/>
          </table:table-cell>
          <table:table-cell table:number-columns-repeated="2"/>
          <table:table-cell table:formula="of:=COM.MICROSOFT.TEXTJOIN(&quot;&quot;;1;[.F230:.M230])">
            <text:p/>
          </table:table-cell>
          <table:table-cell table:number-columns-repeated="29"/>
        </table:table-row>
        <table:table-row table:style-name="ro1">
          <table:table-cell/>
          <table:table-cell table:formula="of:=IF(COUNTIF([.$A231:.$A479];[.$A231])&gt;0;COUNTIF([.$A231:.$A479];[.$A231]);&quot;&quot;)">
            <text:p/>
          </table:table-cell>
          <table:table-cell table:number-columns-repeated="2"/>
          <table:table-cell table:formula="of:=COM.MICROSOFT.TEXTJOIN(&quot;&quot;;1;[.F231:.M231])">
            <text:p/>
          </table:table-cell>
          <table:table-cell table:number-columns-repeated="29"/>
        </table:table-row>
        <table:table-row table:style-name="ro1">
          <table:table-cell/>
          <table:table-cell table:formula="of:=IF(COUNTIF([.$A232:.$A480];[.$A232])&gt;0;COUNTIF([.$A232:.$A480];[.$A232]);&quot;&quot;)">
            <text:p/>
          </table:table-cell>
          <table:table-cell table:number-columns-repeated="2"/>
          <table:table-cell table:formula="of:=COM.MICROSOFT.TEXTJOIN(&quot;&quot;;1;[.F232:.M232])">
            <text:p/>
          </table:table-cell>
          <table:table-cell table:number-columns-repeated="29"/>
        </table:table-row>
        <table:table-row table:style-name="ro1">
          <table:table-cell/>
          <table:table-cell table:formula="of:=IF(COUNTIF([.$A233:.$A481];[.$A233])&gt;0;COUNTIF([.$A233:.$A481];[.$A233]);&quot;&quot;)">
            <text:p/>
          </table:table-cell>
          <table:table-cell table:number-columns-repeated="2"/>
          <table:table-cell table:formula="of:=COM.MICROSOFT.TEXTJOIN(&quot;&quot;;1;[.F233:.M233])">
            <text:p/>
          </table:table-cell>
          <table:table-cell table:number-columns-repeated="29"/>
        </table:table-row>
        <table:table-row table:style-name="ro1">
          <table:table-cell/>
          <table:table-cell table:formula="of:=IF(COUNTIF([.$A234:.$A482];[.$A234])&gt;0;COUNTIF([.$A234:.$A482];[.$A234]);&quot;&quot;)">
            <text:p/>
          </table:table-cell>
          <table:table-cell table:number-columns-repeated="2"/>
          <table:table-cell table:formula="of:=COM.MICROSOFT.TEXTJOIN(&quot;&quot;;1;[.F234:.M234])">
            <text:p/>
          </table:table-cell>
          <table:table-cell table:number-columns-repeated="29"/>
        </table:table-row>
        <table:table-row table:style-name="ro1">
          <table:table-cell/>
          <table:table-cell table:formula="of:=IF(COUNTIF([.$A235:.$A483];[.$A235])&gt;0;COUNTIF([.$A235:.$A483];[.$A235]);&quot;&quot;)">
            <text:p/>
          </table:table-cell>
          <table:table-cell table:number-columns-repeated="2"/>
          <table:table-cell table:formula="of:=COM.MICROSOFT.TEXTJOIN(&quot;&quot;;1;[.F235:.M235])">
            <text:p/>
          </table:table-cell>
          <table:table-cell table:number-columns-repeated="29"/>
        </table:table-row>
        <table:table-row table:style-name="ro1">
          <table:table-cell/>
          <table:table-cell table:formula="of:=IF(COUNTIF([.$A236:.$A484];[.$A236])&gt;0;COUNTIF([.$A236:.$A484];[.$A236]);&quot;&quot;)">
            <text:p/>
          </table:table-cell>
          <table:table-cell table:number-columns-repeated="2"/>
          <table:table-cell table:formula="of:=COM.MICROSOFT.TEXTJOIN(&quot;&quot;;1;[.F236:.M236])">
            <text:p/>
          </table:table-cell>
          <table:table-cell table:number-columns-repeated="29"/>
        </table:table-row>
        <table:table-row table:style-name="ro1">
          <table:table-cell/>
          <table:table-cell table:formula="of:=IF(COUNTIF([.$A237:.$A485];[.$A237])&gt;0;COUNTIF([.$A237:.$A485];[.$A237]);&quot;&quot;)">
            <text:p/>
          </table:table-cell>
          <table:table-cell table:number-columns-repeated="2"/>
          <table:table-cell table:formula="of:=COM.MICROSOFT.TEXTJOIN(&quot;&quot;;1;[.F237:.M237])">
            <text:p/>
          </table:table-cell>
          <table:table-cell table:number-columns-repeated="29"/>
        </table:table-row>
        <table:table-row table:style-name="ro1">
          <table:table-cell/>
          <table:table-cell table:formula="of:=IF(COUNTIF([.$A238:.$A486];[.$A238])&gt;0;COUNTIF([.$A238:.$A486];[.$A238]);&quot;&quot;)">
            <text:p/>
          </table:table-cell>
          <table:table-cell table:number-columns-repeated="2"/>
          <table:table-cell table:formula="of:=COM.MICROSOFT.TEXTJOIN(&quot;&quot;;1;[.F238:.M238])">
            <text:p/>
          </table:table-cell>
          <table:table-cell table:number-columns-repeated="29"/>
        </table:table-row>
        <table:table-row table:style-name="ro1">
          <table:table-cell/>
          <table:table-cell table:formula="of:=IF(COUNTIF([.$A239:.$A487];[.$A239])&gt;0;COUNTIF([.$A239:.$A487];[.$A239]);&quot;&quot;)">
            <text:p/>
          </table:table-cell>
          <table:table-cell table:number-columns-repeated="2"/>
          <table:table-cell table:formula="of:=COM.MICROSOFT.TEXTJOIN(&quot;&quot;;1;[.F239:.M239])">
            <text:p/>
          </table:table-cell>
          <table:table-cell table:number-columns-repeated="29"/>
        </table:table-row>
        <table:table-row table:style-name="ro1">
          <table:table-cell/>
          <table:table-cell table:formula="of:=IF(COUNTIF([.$A240:.$A488];[.$A240])&gt;0;COUNTIF([.$A240:.$A488];[.$A240]);&quot;&quot;)">
            <text:p/>
          </table:table-cell>
          <table:table-cell table:number-columns-repeated="2"/>
          <table:table-cell table:formula="of:=COM.MICROSOFT.TEXTJOIN(&quot;&quot;;1;[.F240:.M240])">
            <text:p/>
          </table:table-cell>
          <table:table-cell table:number-columns-repeated="29"/>
        </table:table-row>
        <table:table-row table:style-name="ro1">
          <table:table-cell/>
          <table:table-cell table:formula="of:=IF(COUNTIF([.$A241:.$A489];[.$A241])&gt;0;COUNTIF([.$A241:.$A489];[.$A241]);&quot;&quot;)">
            <text:p/>
          </table:table-cell>
          <table:table-cell table:number-columns-repeated="2"/>
          <table:table-cell table:formula="of:=COM.MICROSOFT.TEXTJOIN(&quot;&quot;;1;[.F241:.M241])">
            <text:p/>
          </table:table-cell>
          <table:table-cell table:number-columns-repeated="29"/>
        </table:table-row>
        <table:table-row table:style-name="ro1">
          <table:table-cell/>
          <table:table-cell table:formula="of:=IF(COUNTIF([.$A242:.$A490];[.$A242])&gt;0;COUNTIF([.$A242:.$A490];[.$A242]);&quot;&quot;)">
            <text:p/>
          </table:table-cell>
          <table:table-cell table:number-columns-repeated="2"/>
          <table:table-cell table:formula="of:=COM.MICROSOFT.TEXTJOIN(&quot;&quot;;1;[.F242:.M242])">
            <text:p/>
          </table:table-cell>
          <table:table-cell table:number-columns-repeated="29"/>
        </table:table-row>
        <table:table-row table:style-name="ro1">
          <table:table-cell/>
          <table:table-cell table:formula="of:=IF(COUNTIF([.$A243:.$A491];[.$A243])&gt;0;COUNTIF([.$A243:.$A491];[.$A243]);&quot;&quot;)">
            <text:p/>
          </table:table-cell>
          <table:table-cell table:number-columns-repeated="2"/>
          <table:table-cell table:formula="of:=COM.MICROSOFT.TEXTJOIN(&quot;&quot;;1;[.F243:.M243])">
            <text:p/>
          </table:table-cell>
          <table:table-cell table:number-columns-repeated="29"/>
        </table:table-row>
        <table:table-row table:style-name="ro1">
          <table:table-cell/>
          <table:table-cell table:formula="of:=IF(COUNTIF([.$A244:.$A492];[.$A244])&gt;0;COUNTIF([.$A244:.$A492];[.$A244]);&quot;&quot;)">
            <text:p/>
          </table:table-cell>
          <table:table-cell table:number-columns-repeated="2"/>
          <table:table-cell table:formula="of:=COM.MICROSOFT.TEXTJOIN(&quot;&quot;;1;[.F244:.M244])">
            <text:p/>
          </table:table-cell>
          <table:table-cell table:number-columns-repeated="29"/>
        </table:table-row>
        <table:table-row table:style-name="ro1">
          <table:table-cell/>
          <table:table-cell table:formula="of:=IF(COUNTIF([.$A245:.$A493];[.$A245])&gt;0;COUNTIF([.$A245:.$A493];[.$A245]);&quot;&quot;)">
            <text:p/>
          </table:table-cell>
          <table:table-cell table:number-columns-repeated="2"/>
          <table:table-cell table:formula="of:=COM.MICROSOFT.TEXTJOIN(&quot;&quot;;1;[.F245:.M245])">
            <text:p/>
          </table:table-cell>
          <table:table-cell table:number-columns-repeated="29"/>
        </table:table-row>
        <table:table-row table:style-name="ro1">
          <table:table-cell/>
          <table:table-cell table:formula="of:=IF(COUNTIF([.$A246:.$A494];[.$A246])&gt;0;COUNTIF([.$A246:.$A494];[.$A246]);&quot;&quot;)">
            <text:p/>
          </table:table-cell>
          <table:table-cell table:number-columns-repeated="2"/>
          <table:table-cell table:formula="of:=COM.MICROSOFT.TEXTJOIN(&quot;&quot;;1;[.F246:.M246])">
            <text:p/>
          </table:table-cell>
          <table:table-cell table:number-columns-repeated="29"/>
        </table:table-row>
        <table:table-row table:style-name="ro1">
          <table:table-cell/>
          <table:table-cell table:formula="of:=IF(COUNTIF([.$A247:.$A495];[.$A247])&gt;0;COUNTIF([.$A247:.$A495];[.$A247]);&quot;&quot;)">
            <text:p/>
          </table:table-cell>
          <table:table-cell table:number-columns-repeated="2"/>
          <table:table-cell table:formula="of:=COM.MICROSOFT.TEXTJOIN(&quot;&quot;;1;[.F247:.M247])">
            <text:p/>
          </table:table-cell>
          <table:table-cell table:number-columns-repeated="29"/>
        </table:table-row>
        <table:table-row table:style-name="ro1">
          <table:table-cell/>
          <table:table-cell table:formula="of:=IF(COUNTIF([.$A248:.$A496];[.$A248])&gt;0;COUNTIF([.$A248:.$A496];[.$A248]);&quot;&quot;)">
            <text:p/>
          </table:table-cell>
          <table:table-cell table:number-columns-repeated="2"/>
          <table:table-cell table:formula="of:=COM.MICROSOFT.TEXTJOIN(&quot;&quot;;1;[.F248:.M248])">
            <text:p/>
          </table:table-cell>
          <table:table-cell table:number-columns-repeated="29"/>
        </table:table-row>
        <table:table-row table:style-name="ro1">
          <table:table-cell/>
          <table:table-cell table:formula="of:=IF(COUNTIF([.$A249:.$A497];[.$A249])&gt;0;COUNTIF([.$A249:.$A497];[.$A249]);&quot;&quot;)">
            <text:p/>
          </table:table-cell>
          <table:table-cell table:number-columns-repeated="2"/>
          <table:table-cell table:formula="of:=COM.MICROSOFT.TEXTJOIN(&quot;&quot;;1;[.F249:.M249])">
            <text:p/>
          </table:table-cell>
          <table:table-cell table:number-columns-repeated="29"/>
        </table:table-row>
        <table:table-row table:style-name="ro1">
          <table:table-cell/>
          <table:table-cell table:formula="of:=IF(COUNTIF([.$A250:.$A498];[.$A250])&gt;0;COUNTIF([.$A250:.$A498];[.$A250]);&quot;&quot;)">
            <text:p/>
          </table:table-cell>
          <table:table-cell table:number-columns-repeated="2"/>
          <table:table-cell table:formula="of:=COM.MICROSOFT.TEXTJOIN(&quot;&quot;;1;[.F250:.M250])">
            <text:p/>
          </table:table-cell>
          <table:table-cell table:number-columns-repeated="29"/>
        </table:table-row>
      </table:table>
      <table:table table:name="Lesson 1" table:style-name="ta1">
        <office:forms form:automatic-focus="false" form:apply-design-mode="false"/>
        <table:table-column table:style-name="co5" table:default-cell-style-name="Default"/>
        <table:table-column table:style-name="co6" table:default-cell-style-name="ce9"/>
        <table:table-column table:style-name="co7" table:default-cell-style-name="ce9"/>
        <table:table-column table:style-name="co7" table:default-cell-style-name="Default"/>
        <table:table-column table:style-name="co1" table:number-columns-repeated="7" table:default-cell-style-name="ce15"/>
        <table:table-column table:style-name="co8" table:default-cell-style-name="ce15"/>
        <table:table-row table:style-name="ro1">
          <table:table-cell office:value-type="string" calcext:value-type="string">
            <text:p>First Name</text:p>
          </table:table-cell>
          <table:table-cell table:number-columns-repeated="11"/>
        </table:table-row>
        <table:table-row table:style-name="ro1">
          <table:table-cell office:value-type="string" calcext:value-type="string">
            <text:p>Last Name</text:p>
          </table:table-cell>
          <table:table-cell table:number-columns-repeated="11"/>
        </table:table-row>
        <table:table-row table:style-name="ro1">
          <table:table-cell office:value-type="string" calcext:value-type="string">
            <text:p>ID</text:p>
          </table:table-cell>
          <table:table-cell table:number-columns-repeated="11"/>
        </table:table-row>
        <table:table-row table:style-name="ro1">
          <table:table-cell office:value-type="string" calcext:value-type="string">
            <text:p>School</text:p>
          </table:table-cell>
          <table:table-cell table:number-columns-repeated="11"/>
        </table:table-row>
        <table:table-row table:style-name="ro1">
          <table:table-cell office:value-type="string" calcext:value-type="string">
            <text:p>UFLI Lesson</text:p>
          </table:table-cell>
          <table:table-cell office:value-type="float" office:value="1" calcext:value-type="float">
            <text:p>1</text:p>
          </table:table-cell>
          <table:table-cell table:number-columns-repeated="10"/>
        </table:table-row>
        <table:table-row table:style-name="ro1">
          <table:table-cell office:value-type="string" calcext:value-type="string">
            <text:p>Attempt</text:p>
          </table:table-cell>
          <table:table-cell table:number-columns-repeated="11"/>
        </table:table-row>
        <table:table-row table:style-name="ro1">
          <table:table-cell office:value-type="string" calcext:value-type="string">
            <text:p>Date</text:p>
          </table:table-cell>
          <table:table-cell table:number-columns-repeated="11"/>
        </table:table-row>
        <table:table-row table:style-name="ro1">
          <table:table-cell office:value-type="string" calcext:value-type="string">
            <text:p>Time</text:p>
          </table:table-cell>
          <table:table-cell table:number-columns-repeated="11"/>
        </table:table-row>
        <table:table-row table:style-name="ro1" table:number-rows-repeated="2">
          <table:table-cell table:number-columns-repeated="12"/>
        </table:table-row>
        <table:table-row table:style-name="ro2">
          <table:table-cell table:style-name="ce7" office:value-type="string" calcext:value-type="string">
            <text:p>Instructional Notes</text:p>
          </table:table-cell>
          <table:table-cell table:style-name="ce10" office:value-type="string" calcext:value-type="string">
            <text:p>At this point, A is being introduced only as short /ă/. A can also represent other sounds, such as long /ā/ in A_E words (Lesson 54).</text:p>
          </table:table-cell>
          <table:table-cell table:style-name="ce10"/>
          <table:table-cell table:style-name="ce13"/>
          <table:table-cell table:style-name="ce16"/>
          <table:table-cell table:number-columns-repeated="7"/>
        </table:table-row>
        <table:table-row table:style-name="ro1">
          <table:table-cell/>
          <table:table-cell table:style-name="ce10" table:number-columns-repeated="2"/>
          <table:table-cell table:style-name="ce13"/>
          <table:table-cell table:style-name="ce16"/>
          <table:table-cell table:number-columns-repeated="7"/>
        </table:table-row>
        <table:table-row table:style-name="ro1">
          <table:table-cell office:value-type="string" calcext:value-type="string">
            <text:p>1: Phonemic Awareness</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row>
        <table:table-row table:style-name="ro1">
          <table:table-cell table:number-columns-repeated="12"/>
        </table:table-row>
        <table:table-row table:style-name="ro1">
          <table:table-cell table:number-columns-repeated="2"/>
          <table:table-cell table:style-name="Default"/>
          <table:table-cell table:number-columns-repeated="9"/>
        </table:table-row>
        <table:table-row table:style-name="ro1">
          <table:table-cell table:style-name="ce8" office:value-type="string" calcext:value-type="string">
            <text:p>Blend</text:p>
          </table:table-cell>
          <table:table-cell table:formula="of:=TEXT(&quot;/ă/ /t/ (at)&quot;; &quot;@&quot;)" office:value-type="string" office:string-value="/ă/ /t/ (at)" calcext:value-type="string">
            <text:p>/ă/ /t/ (at)</text:p>
          </table:table-cell>
          <table:table-cell office:value-type="string" calcext:value-type="string">
            <text:p>at</text:p>
          </table:table-cell>
          <table:table-cell table:style-name="ce14" office:value-type="string" calcext:value-type="string">
            <text:p>IPA3 Text</text:p>
          </table:table-cell>
          <table:table-cell/>
          <table:table-cell table:style-name="ce17" table:formula="of:=LOOKUP([.$C$16];[$Words.$A$2:.$A$250];[$Words.V$2:.V$250])" office:value-type="string" office:string-value="æ" calcext:value-type="string">
            <text:p>æ</text:p>
          </table:table-cell>
          <table:table-cell table:style-name="ce17" table:formula="of:=LOOKUP([.$C$16];[$Words.$A$2:.$A$250];[$Words.W$2:.W$250])" office:value-type="string" office:string-value="t" calcext:value-type="string">
            <text:p>t</text:p>
          </table:table-cell>
          <table:table-cell table:style-name="ce17" table:formula="of:=LOOKUP([.$C$16];[$Words.$A$2:.$A$250];[$Words.X$2:.X$250])">
            <text:p/>
          </table:table-cell>
          <table:table-cell table:style-name="ce17" table:formula="of:=LOOKUP([.$C$16];[$Words.$A$2:.$A$250];[$Words.Y$2:.Y$250])">
            <text:p/>
          </table:table-cell>
          <table:table-cell table:style-name="ce17" table:formula="of:=LOOKUP([.$C$16];[$Words.$A$2:.$A$250];[$Words.Z$2:.Z$250])">
            <text:p/>
          </table:table-cell>
          <table:table-cell table:style-name="ce17" table:formula="of:=LOOKUP([.$C$16];[$Words.$A$2:.$A$250];[$Words.AA$2:.AA$250])">
            <text:p/>
          </table:table-cell>
          <table:table-cell table:style-name="ce17" table:formula="of:=LOOKUP([.$C$16];#REF!;[$Words.U$2:.U$20])" office:value-type="string" office:string-value="" calcext:value-type="error">
            <text:p>Err:504</text:p>
          </table:table-cell>
        </table:table-row>
        <table:table-row table:style-name="ro1">
          <table:table-cell table:style-name="ce8"/>
          <table:table-cell table:number-columns-repeated="11"/>
        </table:table-row>
        <table:table-row table:style-name="ro1">
          <table:table-cell table:style-name="ce8"/>
          <table:table-cell table:number-columns-repeated="2"/>
          <table:table-cell office:value-type="string" calcext:value-type="string">
            <text:p>Student Response</text:p>
          </table:table-cell>
          <table:table-cell table:number-columns-repeated="8"/>
        </table:table-row>
        <table:table-row table:style-name="ro1">
          <table:table-cell table:style-name="ce8"/>
          <table:table-cell table:number-columns-repeated="2"/>
          <table:table-cell table:style-name="ce8"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row>
        <table:table-row table:style-name="ro1">
          <table:table-cell table:style-name="ce8"/>
          <table:table-cell table:number-columns-repeated="2"/>
          <table:table-cell table:style-name="ce8" office:value-type="string" calcext:value-type="string">
            <text:p>Response</text:p>
          </table:table-cell>
          <table:table-cell table:formula="of:=IF([.E19]=1;[.E16];[.E21])">
            <text:p/>
          </table:table-cell>
          <table:table-cell table:formula="of:=IF([.F19]=1;[.F16];[.F21])" office:value-type="string" office:string-value="æ" calcext:value-type="string">
            <text:p>æ</text:p>
          </table:table-cell>
          <table:table-cell table:formula="of:=IF([.G19]=1;[.G16];[.G21])" office:value-type="string" office:string-value="t" calcext:value-type="string">
            <text:p>t</text:p>
          </table:table-cell>
          <table:table-cell table:formula="of:=IF([.H19]=1;[.H16];[.H21])">
            <text:p/>
          </table:table-cell>
          <table:table-cell table:formula="of:=IF([.I19]=1;[.I16];[.I21])">
            <text:p/>
          </table:table-cell>
          <table:table-cell table:formula="of:=IF([.J19]=1;[.J16];[.J21])">
            <text:p/>
          </table:table-cell>
          <table:table-cell table:formula="of:=IF([.K19]=1;[.K16];[.K21])">
            <text:p/>
          </table:table-cell>
          <table:table-cell table:style-name="ce17" table:formula="of:=IF([.L19]=1;COM.MICROSOFT.TEXTJOIN(;1;[.F20:.K20]);[.L21])" office:value-type="string" office:string-value="æt" calcext:value-type="string">
            <text:p>æt</text:p>
          </table:table-cell>
        </table:table-row>
        <table:table-row table:style-name="ro1">
          <table:table-cell table:style-name="ce8"/>
          <table:table-cell table:number-columns-repeated="2"/>
          <table:table-cell table:style-name="ce8"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number-rows-repeated="2">
          <table:table-cell table:style-name="ce8"/>
          <table:table-cell table:number-columns-repeated="11"/>
        </table:table-row>
        <table:table-row table:style-name="ro1">
          <table:table-cell table:style-name="ce8" office:value-type="string" calcext:value-type="string">
            <text:p>Segment</text:p>
          </table:table-cell>
          <table:table-cell table:formula="of:=TEXT(&quot;at (/ă/ /t/)&quot;; &quot;@&quot;)" office:value-type="string" office:string-value="at (/ă/ /t/)" calcext:value-type="string">
            <text:p>at (/ă/ /t/)</text:p>
          </table:table-cell>
          <table:table-cell office:value-type="string" calcext:value-type="string">
            <text:p>at</text:p>
          </table:table-cell>
          <table:table-cell office:value-type="string" calcext:value-type="string">
            <text:p>IPA3 Text</text:p>
          </table:table-cell>
          <table:table-cell table:formula="of:=LOOKUP([.$C$24];[$Words.$A$2:.$A$250];[$Words.U$2:.U$20])" office:value-type="string" office:string-value="æt" calcext:value-type="string">
            <text:p>æt</text:p>
          </table:table-cell>
          <table:table-cell table:formula="of:=LOOKUP([.$C$24];[$Words.$A$2:.$A$250];[$Words.V$2:.V$250])" office:value-type="string" office:string-value="æ" calcext:value-type="string">
            <text:p>æ</text:p>
          </table:table-cell>
          <table:table-cell table:formula="of:=LOOKUP([.$C$24];[$Words.$A$2:.$A$250];[$Words.W$2:.W$250])" office:value-type="string" office:string-value="t" calcext:value-type="string">
            <text:p>t</text:p>
          </table:table-cell>
          <table:table-cell table:formula="of:=LOOKUP([.$C$24];[$Words.$A$2:.$A$250];[$Words.X$2:.X$250])">
            <text:p/>
          </table:table-cell>
          <table:table-cell table:formula="of:=LOOKUP([.$C$24];[$Words.$A$2:.$A$250];[$Words.Y$2:.Y$250])">
            <text:p/>
          </table:table-cell>
          <table:table-cell table:formula="of:=LOOKUP([.$C$24];[$Words.$A$2:.$A$250];[$Words.Z$2:.Z$250])">
            <text:p/>
          </table:table-cell>
          <table:table-cell table:formula="of:=LOOKUP([.$C$24];[$Words.$A$2:.$A$250];[$Words.AA$2:.AA$250])">
            <text:p/>
          </table:table-cell>
          <table:table-cell/>
        </table:table-row>
        <table:table-row table:style-name="ro1">
          <table:table-cell table:style-name="ce8"/>
          <table:table-cell table:number-columns-repeated="11"/>
        </table:table-row>
        <table:table-row table:style-name="ro1">
          <table:table-cell table:style-name="ce8"/>
          <table:table-cell table:number-columns-repeated="2"/>
          <table:table-cell office:value-type="string" calcext:value-type="string">
            <text:p>Student Response</text:p>
          </table:table-cell>
          <table:table-cell table:number-columns-repeated="8"/>
        </table:table-row>
        <table:table-row table:style-name="ro1">
          <table:table-cell table:style-name="ce8"/>
          <table:table-cell table:number-columns-repeated="2"/>
          <table:table-cell table:style-name="ce8" office:value-type="string" calcext:value-type="string">
            <text:p>Correct?</text:p>
          </table:table-cell>
          <table:table-cell table:number-columns-repeated="3" office:value-type="float" office:value="1" calcext:value-type="float">
            <text:p>1</text:p>
          </table:table-cell>
          <table:table-cell table:number-columns-repeated="5"/>
        </table:table-row>
        <table:table-row table:style-name="ro1">
          <table:table-cell table:number-columns-repeated="3"/>
          <table:table-cell table:style-name="ce8" office:value-type="string" calcext:value-type="string">
            <text:p>Response</text:p>
          </table:table-cell>
          <table:table-cell table:style-name="ce17" table:formula="of:=IF([.E27]=1;COM.MICROSOFT.TEXTJOIN(;1;[.F28:.K28]);[.E29])" office:value-type="string" office:string-value="æt" calcext:value-type="string">
            <text:p>æt</text:p>
          </table:table-cell>
          <table:table-cell table:formula="of:=[.F24]" office:value-type="string" office:string-value="æ" calcext:value-type="string">
            <text:p>æ</text:p>
          </table:table-cell>
          <table:table-cell table:formula="of:=[.G24]" office:value-type="string" office:string-value="t" calcext:value-type="string">
            <text:p>t</text:p>
          </table:table-cell>
          <table:table-cell table:number-columns-repeated="5"/>
        </table:table-row>
        <table:table-row table:style-name="ro1">
          <table:table-cell table:number-columns-repeated="3"/>
          <table:table-cell table:style-name="ce8"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table-cell table:number-columns-repeated="4"/>
          <table:table-cell table:style-name="Default" table:number-columns-repeated="8"/>
        </table:table-row>
        <table:table-row table:style-name="ro1">
          <table:table-cell office:value-type="string" calcext:value-type="string">
            <text:p>2: Visual Drill</text:p>
          </table:table-cell>
          <table:table-cell office:value-type="string" calcext:value-type="string">
            <text:p>UFLI Text</text:p>
          </table:table-cell>
          <table:table-cell table:number-columns-repeated="10"/>
        </table:table-row>
        <table:table-row table:style-name="ro1">
          <table:table-cell table:number-columns-repeated="12"/>
        </table:table-row>
        <table:table-row table:style-name="ro1">
          <table:table-cell office:value-type="string" calcext:value-type="string">
            <text:p>Graphemes</text:p>
          </table:table-cell>
          <table:table-cell office:value-type="string" calcext:value-type="string">
            <text:p>Not implemented until Lesson 2 (m /m/)</text:p>
          </table:table-cell>
          <table:table-cell table:number-columns-repeated="10"/>
        </table:table-row>
        <table:table-row table:style-name="ro1">
          <table:table-cell table:number-columns-repeated="12"/>
        </table:table-row>
        <table:table-row table:style-name="ro1">
          <table:table-cell/>
          <table:table-cell table:style-name="Default" table:number-columns-repeated="2"/>
          <table:table-cell table:number-columns-repeated="9"/>
        </table:table-row>
        <table:table-row table:style-name="ro1">
          <table:table-cell office:value-type="string" calcext:value-type="string">
            <text:p>3: Auditory Drill</text:p>
          </table:table-cell>
          <table:table-cell table:number-columns-repeated="11"/>
        </table:table-row>
        <table:table-row table:style-name="ro1">
          <table:table-cell table:number-columns-repeated="12"/>
        </table:table-row>
        <table:table-row table:style-name="ro1">
          <table:table-cell office:value-type="string" calcext:value-type="string">
            <text:p>Phonemes</text:p>
          </table:table-cell>
          <table:table-cell office:value-type="string" calcext:value-type="string">
            <text:p>Not implemented until Lesson 2 (m /m/)</text:p>
          </table:table-cell>
          <table:table-cell table:number-columns-repeated="10"/>
        </table:table-row>
        <table:table-row table:style-name="ro1">
          <table:table-cell/>
          <table:table-cell table:style-name="Default" table:number-columns-repeated="2"/>
          <table:table-cell table:number-columns-repeated="9"/>
        </table:table-row>
        <table:table-row table:style-name="ro1">
          <table:table-cell table:number-columns-repeated="12"/>
        </table:table-row>
        <table:table-row table:style-name="ro1">
          <table:table-cell office:value-type="string" calcext:value-type="string">
            <text:p>4: Blending Drill</text:p>
          </table:table-cell>
          <table:table-cell table:number-columns-repeated="11"/>
        </table:table-row>
        <table:table-row table:style-name="ro1">
          <table:table-cell/>
          <table:table-cell office:value-type="string" calcext:value-type="string">
            <text:p>Not implemented until Lesson 5 (VC/CVC)</text:p>
          </table:table-cell>
          <table:table-cell table:number-columns-repeated="10"/>
        </table:table-row>
        <table:table-row table:style-name="ro1">
          <table:table-cell office:value-type="string" calcext:value-type="string">
            <text:p>Initial</text:p>
          </table:table-cell>
          <table:table-cell table:number-columns-repeated="11"/>
        </table:table-row>
        <table:table-row table:style-name="ro1">
          <table:table-cell office:value-type="string" calcext:value-type="string">
            <text:p>M</text:p>
          </table:table-cell>
          <table:table-cell table:number-columns-repeated="11"/>
        </table:table-row>
        <table:table-row table:style-name="ro1">
          <table:table-cell office:value-type="string" calcext:value-type="string">
            <text:p>Final</text:p>
          </table:table-cell>
          <table:table-cell table:number-columns-repeated="11"/>
        </table:table-row>
        <table:table-row table:style-name="ro1">
          <table:table-cell table:formula="of:=&quot;+&quot;" office:value-type="string" office:string-value="+" calcext:value-type="string">
            <text:p>+</text:p>
          </table:table-cell>
          <table:table-cell table:number-columns-repeated="11"/>
        </table:table-row>
        <table:table-row table:style-name="ro1" table:number-rows-repeated="2">
          <table:table-cell table:number-columns-repeated="12"/>
        </table:table-row>
        <table:table-row table:style-name="ro1">
          <table:table-cell office:value-type="string" calcext:value-type="string">
            <text:p>5: New Concept</text:p>
          </table:table-cell>
          <table:table-cell table:number-columns-repeated="11"/>
        </table:table-row>
        <table:table-row table:style-name="ro1">
          <table:table-cell table:number-columns-repeated="12"/>
        </table:table-row>
        <table:table-row table:style-name="ro3">
          <table:table-cell table:style-name="ce7" office:value-type="string" calcext:value-type="string">
            <text:p>Introduction</text:p>
          </table:table-cell>
          <table:table-cell table:style-name="ce11" office:value-type="string" calcext:value-type="string">
            <text:p><text:span text:style-name="T1">This is the letter A. A is a vowel. You know the name of this letter already, “a.” This is the long vowel sound. Today we are going to read words with the short vowel sound. The short vowel A spells /ă</text:span>/ like in the beginning of the word apple. The letter A can come in the middle of a word, such as the words cat and map. The letter A can also come at the beginning of a word, such as the words at and as. </text:p>
          </table:table-cell>
          <table:table-cell table:style-name="ce11"/>
          <table:table-cell table:number-columns-repeated="9"/>
        </table:table-row>
        <table:table-row table:style-name="ro1">
          <table:table-cell table:number-columns-repeated="12"/>
        </table:table-row>
        <table:table-row table:style-name="ro4">
          <table:table-cell table:style-name="ce7" office:value-type="string" calcext:value-type="string">
            <text:p>Articulatory Gesture</text:p>
          </table:table-cell>
          <table:table-cell table:style-name="ce11" office:value-type="string" calcext:value-type="string">
            <text:p><text:span text:style-name="T1">To make the short A /ă/ sound, open your mouth wide like this… (model). Be sure your voice is on. Like all vowels, /ă/ is a continuous sound that can be stretched out (use continuous hand motion). Watch me /ă/. You try /ă/.</text:span></text:p>
          </table:table-cell>
          <table:table-cell table:style-name="ce11"/>
          <table:table-cell table:number-columns-repeated="9"/>
        </table:table-row>
        <table:table-row table:style-name="ro1">
          <table:table-cell table:number-columns-repeated="12"/>
        </table:table-row>
        <table:table-row table:style-name="ro5">
          <table:table-cell table:style-name="ce7" office:value-type="string" calcext:value-type="string">
            <text:p>Sound Wall</text:p>
          </table:table-cell>
          <table:table-cell table:style-name="ce11" office:value-type="string" calcext:value-type="string">
            <text:p><text:span text:style-name="T1">Add grapheme card ‘a’ to the vowel valley under the /ă/ picture card.</text:span></text:p>
          </table:table-cell>
          <table:table-cell table:style-name="ce11"/>
          <table:table-cell table:number-columns-repeated="9"/>
        </table:table-row>
        <table:table-row table:style-name="ro1">
          <table:table-cell table:number-columns-repeated="12"/>
        </table:table-row>
        <table:table-row table:style-name="ro1">
          <table:table-cell table:style-name="ce8" office:value-type="string" calcext:value-type="string">
            <text:p>Letter Formation</text:p>
          </table:table-cell>
          <table:table-cell table:number-columns-repeated="11"/>
        </table:table-row>
        <table:table-row table:style-name="ro1">
          <table:table-cell table:number-columns-repeated="12"/>
        </table:table-row>
        <table:table-row table:style-name="ro6">
          <table:table-cell table:style-name="ce7" office:value-type="string" calcext:value-type="string">
            <text:p>Review A:</text:p>
          </table:table-cell>
          <table:table-cell table:style-name="ce11" office:value-type="string" calcext:value-type="string">
            <text:p>Start at the top. Slant down to the bottom (right to left). Hop back to the top. Slant down to the bottom the other way (left to right). Hope to the middle. Straight line across the middle.</text:p>
          </table:table-cell>
          <table:table-cell table:style-name="ce11"/>
          <table:table-cell table:number-columns-repeated="9"/>
        </table:table-row>
        <table:table-row table:style-name="ro1">
          <table:table-cell table:number-columns-repeated="12"/>
        </table:table-row>
        <table:table-row table:style-name="ro7">
          <table:table-cell table:style-name="ce7" office:value-type="string" calcext:value-type="string">
            <text:p>Introduce a:</text:p>
          </table:table-cell>
          <table:table-cell table:style-name="ce11" office:value-type="string" calcext:value-type="string">
            <text:p>Begin at the middle line. Start at the top. Curve all the way around. Straight line down to the bottom.</text:p>
          </table:table-cell>
          <table:table-cell table:style-name="ce11"/>
          <table:table-cell table:number-columns-repeated="9"/>
        </table:table-row>
        <table:table-row table:style-name="ro1">
          <table:table-cell table:number-columns-repeated="12"/>
        </table:table-row>
        <table:table-row table:style-name="ro1">
          <table:table-cell office:value-type="string" calcext:value-type="string">
            <text:p>Read</text:p>
          </table:table-cell>
          <table:table-cell office:value-type="string" calcext:value-type="string">
            <text:p>Not implemented until Lesson 4 (t /t/)</text:p>
          </table:table-cell>
          <table:table-cell table:number-columns-repeated="10"/>
        </table:table-row>
        <table:table-row table:style-name="ro1">
          <table:table-cell table:number-columns-repeated="12"/>
        </table:table-row>
        <table:table-row table:style-name="ro1">
          <table:table-cell office:value-type="string" calcext:value-type="string">
            <text:p>Spell</text:p>
          </table:table-cell>
          <table:table-cell office:value-type="string" calcext:value-type="string">
            <text:p>Not implemented until Lesson 4 (t /t/)</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6: Word Work</text:p>
          </table:table-cell>
          <table:table-cell table:number-columns-repeated="11"/>
        </table:table-row>
        <table:table-row table:style-name="ro1">
          <table:table-cell table:number-columns-repeated="12"/>
        </table:table-row>
        <table:table-row table:style-name="ro1">
          <table:table-cell office:value-type="string" calcext:value-type="string">
            <text:p>Introduction to Word Work</text:p>
          </table:table-cell>
          <table:table-cell office:value-type="string" calcext:value-type="string">
            <text:p>Practice routines for using manipulative letters. The full Word Work step begins in Lesson 5 (VC/CVC).</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7: Irregular Words</text:p>
          </table:table-cell>
          <table:table-cell table:number-columns-repeated="11"/>
        </table:table-row>
        <table:table-row table:style-name="ro1">
          <table:table-cell table:number-columns-repeated="12"/>
        </table:table-row>
        <table:table-row table:style-name="ro1">
          <table:table-cell office:value-type="string" calcext:value-type="string">
            <text:p>Review</text:p>
          </table:table-cell>
          <table:table-cell office:value-type="string" calcext:value-type="string">
            <text:p>n/a</text:p>
          </table:table-cell>
          <table:table-cell table:number-columns-repeated="10"/>
        </table:table-row>
        <table:table-row table:style-name="ro1">
          <table:table-cell table:number-columns-repeated="12"/>
        </table:table-row>
        <table:table-row table:style-name="ro1">
          <table:table-cell office:value-type="string" calcext:value-type="string">
            <text:p>Teach</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row>
        <table:table-row table:style-name="ro1">
          <table:table-cell table:number-columns-repeated="12"/>
        </table:table-row>
        <table:table-row table:style-name="ro1">
          <table:table-cell table:number-columns-repeated="2"/>
          <table:table-cell table:style-name="Default"/>
          <table:table-cell table:number-columns-repeated="9"/>
        </table:table-row>
        <table:table-row table:style-name="ro1">
          <table:table-cell/>
          <table:table-cell table:formula="of:=TEXT(&quot;the&quot;; &quot;@&quot;)" office:value-type="string" office:string-value="the" calcext:value-type="string">
            <text:p>the</text:p>
          </table:table-cell>
          <table:table-cell office:value-type="string" calcext:value-type="string">
            <text:p>the</text:p>
          </table:table-cell>
          <table:table-cell table:style-name="ce14" office:value-type="string" calcext:value-type="string">
            <text:p>IPA3 Text</text:p>
          </table:table-cell>
          <table:table-cell/>
          <table:table-cell table:style-name="ce17" table:formula="of:=LOOKUP([.$C$80];[$Words.$A$2:.$A$250];[$Words.V$2:.V$250])" office:value-type="string" office:string-value="ð" calcext:value-type="string">
            <text:p>ð</text:p>
          </table:table-cell>
          <table:table-cell table:style-name="ce17" table:formula="of:=LOOKUP([.$C$80];[$Words.$A$2:.$A$250];[$Words.W$2:.W$250])" office:value-type="string" office:string-value="ə" calcext:value-type="string">
            <text:p>ə</text:p>
          </table:table-cell>
          <table:table-cell table:style-name="ce17" table:formula="of:=LOOKUP([.$C$80];[$Words.$A$2:.$A$250];[$Words.X$2:.X$250])">
            <text:p/>
          </table:table-cell>
          <table:table-cell table:style-name="ce17" table:formula="of:=LOOKUP([.$C$80];[$Words.$A$2:.$A$250];[$Words.Y$2:.Y$250])">
            <text:p/>
          </table:table-cell>
          <table:table-cell table:style-name="ce17" table:formula="of:=LOOKUP([.$C$80];[$Words.$A$2:.$A$250];[$Words.Z$2:.Z$250])">
            <text:p/>
          </table:table-cell>
          <table:table-cell table:style-name="ce17" table:formula="of:=LOOKUP([.$C$80];[$Words.$A$2:.$A$250];[$Words.AA$2:.AA$250])">
            <text:p/>
          </table:table-cell>
          <table:table-cell table:style-name="ce17" table:formula="of:=LOOKUP([.$C$80];[$Words.$A$2:.$A$250];[$Words.U$2:.U$20])" office:value-type="string" office:string-value="ðə" calcext:value-type="string">
            <text:p>ðə</text:p>
          </table:table-cell>
        </table:table-row>
        <table:table-row table:style-name="ro1">
          <table:table-cell table:number-columns-repeated="12"/>
        </table:table-row>
        <table:table-row table:style-name="ro1">
          <table:table-cell table:number-columns-repeated="3"/>
          <table:table-cell office:value-type="string" calcext:value-type="string">
            <text:p>Student Response</text:p>
          </table:table-cell>
          <table:table-cell table:number-columns-repeated="8"/>
        </table:table-row>
        <table:table-row table:style-name="ro1">
          <table:table-cell table:number-columns-repeated="3"/>
          <table:table-cell table:style-name="ce8"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row>
        <table:table-row table:style-name="ro1">
          <table:table-cell table:number-columns-repeated="3"/>
          <table:table-cell table:style-name="ce8" office:value-type="string" calcext:value-type="string">
            <text:p>Response</text:p>
          </table:table-cell>
          <table:table-cell table:formula="of:=IF([.E83]=1;[.E80];[.E85])">
            <text:p/>
          </table:table-cell>
          <table:table-cell table:formula="of:=IF([.F83]=1;[.F80];[.F85])" office:value-type="string" office:string-value="ð" calcext:value-type="string">
            <text:p>ð</text:p>
          </table:table-cell>
          <table:table-cell table:formula="of:=IF([.G83]=1;[.G80];[.G85])" office:value-type="string" office:string-value="ə" calcext:value-type="string">
            <text:p>ə</text:p>
          </table:table-cell>
          <table:table-cell table:formula="of:=IF([.H83]=1;[.H80];[.H85])">
            <text:p/>
          </table:table-cell>
          <table:table-cell table:formula="of:=IF([.I83]=1;[.I80];[.I85])">
            <text:p/>
          </table:table-cell>
          <table:table-cell table:formula="of:=IF([.J83]=1;[.J80];[.J85])">
            <text:p/>
          </table:table-cell>
          <table:table-cell table:formula="of:=IF([.K83]=1;[.K80];[.K85])">
            <text:p/>
          </table:table-cell>
          <table:table-cell table:style-name="ce17" table:formula="of:=IF([.L83]=1;COM.MICROSOFT.TEXTJOIN(;1;[.F84:.K84]);[.L85])" office:value-type="string" office:string-value="ðə" calcext:value-type="string">
            <text:p>ðə</text:p>
          </table:table-cell>
        </table:table-row>
        <table:table-row table:style-name="ro1">
          <table:table-cell table:number-columns-repeated="3"/>
          <table:table-cell table:style-name="ce8"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number-rows-repeated="4">
          <table:table-cell table:number-columns-repeated="12"/>
        </table:table-row>
        <table:table-row table:style-name="ro1">
          <table:table-cell office:value-type="string" calcext:value-type="string">
            <text:p>8: Connected Text</text:p>
          </table:table-cell>
          <table:table-cell table:number-columns-repeated="11"/>
        </table:table-row>
        <table:table-row table:style-name="ro1">
          <table:table-cell table:number-columns-repeated="12"/>
        </table:table-row>
        <table:table-row table:style-name="ro1">
          <table:table-cell office:value-type="string" calcext:value-type="string">
            <text:p>Read</text:p>
          </table:table-cell>
          <table:table-cell office:value-type="string" calcext:value-type="string">
            <text:p>Not implemented until Lesson 5 (VC/CVC)</text:p>
          </table:table-cell>
          <table:table-cell table:number-columns-repeated="10"/>
        </table:table-row>
        <table:table-row table:style-name="ro1">
          <table:table-cell table:number-columns-repeated="12"/>
        </table:table-row>
        <table:table-row table:style-name="ro1">
          <table:table-cell office:value-type="string" calcext:value-type="string">
            <text:p>Spell</text:p>
          </table:table-cell>
          <table:table-cell office:value-type="string" calcext:value-type="string">
            <text:p>Not implemented until Lesson 5 (VC/CVC)</text:p>
          </table:table-cell>
          <table:table-cell table:number-columns-repeated="10"/>
        </table:table-row>
        <table:table-row table:style-name="ro1">
          <table:table-cell table:number-columns-repeated="12"/>
        </table:table-row>
        <table:table-row table:style-name="ro1">
          <table:table-cell office:value-type="string" calcext:value-type="string">
            <text:p>Decodable Text</text:p>
          </table:table-cell>
          <table:table-cell office:value-type="string" calcext:value-type="string">
            <text:p>Not implemented until Lesson 8 (I /ĭ/)</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Word Work Chains</text:p>
          </table:table-cell>
          <table:table-cell table:number-columns-repeated="11"/>
        </table:table-row>
        <table:table-row table:style-name="ro1">
          <table:table-cell table:number-columns-repeated="12"/>
        </table:table-row>
        <table:table-row table:style-name="ro1">
          <table:table-cell office:value-type="string" calcext:value-type="string">
            <text:p>Level</text:p>
          </table:table-cell>
          <table:table-cell office:value-type="string" calcext:value-type="string">
            <text:p>n/a</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High Frequency Words Addressed</text:p>
          </table:table-cell>
          <table:table-cell table:number-columns-repeated="11"/>
        </table:table-row>
        <table:table-row table:style-name="ro1">
          <table:table-cell table:number-columns-repeated="12"/>
        </table:table-row>
        <table:table-row table:style-name="ro1">
          <table:table-cell office:value-type="string" calcext:value-type="string">
            <text:p>Dolch</text:p>
          </table:table-cell>
          <table:table-cell table:style-name="ce12" table:formula="of:=[.C80]" office:value-type="string" office:string-value="the" calcext:value-type="string">
            <text:p>the</text:p>
          </table:table-cell>
          <table:table-cell table:number-columns-repeated="10"/>
        </table:table-row>
        <table:table-row table:style-name="ro1">
          <table:table-cell table:number-columns-repeated="12"/>
        </table:table-row>
        <table:table-row table:style-name="ro1">
          <table:table-cell office:value-type="string" calcext:value-type="string">
            <text:p>Fry</text:p>
          </table:table-cell>
          <table:table-cell table:style-name="ce12" table:formula="of:=[.C80]" office:value-type="string" office:string-value="the" calcext:value-type="string">
            <text:p>the</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Word Lists</text:p>
          </table:table-cell>
          <table:table-cell table:number-columns-repeated="11"/>
        </table:table-row>
        <table:table-row table:style-name="ro1">
          <table:table-cell/>
          <table:table-cell table:formula="of:=[.C16]" office:value-type="string" office:string-value="at" calcext:value-type="string">
            <text:p>at</text:p>
          </table:table-cell>
          <table:table-cell table:number-columns-repeated="10"/>
        </table:table-row>
        <table:table-row table:style-name="ro1">
          <table:table-cell/>
          <table:table-cell table:formula="of:=[.C80]" office:value-type="string" office:string-value="the" calcext:value-type="string">
            <text:p>the</text:p>
          </table:table-cell>
          <table:table-cell table:number-columns-repeated="10"/>
        </table:table-row>
        <table:table-row table:style-name="ro1" table:number-rows-repeated="1048462">
          <table:table-cell table:number-columns-repeated="12"/>
        </table:table-row>
        <table:table-row table:style-name="ro1">
          <table:table-cell table:number-columns-repeated="12"/>
        </table:table-row>
      </table:table>
      <table:table table:name="Lesson 5" table:style-name="ta1">
        <office:forms form:automatic-focus="false" form:apply-design-mode="false"/>
        <table:table-column table:style-name="co5" table:default-cell-style-name="Default"/>
        <table:table-column table:style-name="co6" table:default-cell-style-name="ce9"/>
        <table:table-column table:style-name="co7" table:default-cell-style-name="ce9"/>
        <table:table-column table:style-name="co7" table:default-cell-style-name="ce8"/>
        <table:table-column table:style-name="co1" table:number-columns-repeated="7" table:default-cell-style-name="ce15"/>
        <table:table-column table:style-name="co8" table:default-cell-style-name="ce15"/>
        <table:table-column table:style-name="co1" table:number-columns-repeated="99" table:default-cell-style-name="Default"/>
        <table:table-column table:style-name="co9" table:default-cell-style-name="Default"/>
        <table:table-row table:style-name="ro1">
          <table:table-cell office:value-type="string" calcext:value-type="string">
            <text:p>First Name</text:p>
          </table:table-cell>
          <table:table-cell table:number-columns-repeated="111"/>
        </table:table-row>
        <table:table-row table:style-name="ro1">
          <table:table-cell office:value-type="string" calcext:value-type="string">
            <text:p>Last Name</text:p>
          </table:table-cell>
          <table:table-cell table:number-columns-repeated="111"/>
        </table:table-row>
        <table:table-row table:style-name="ro1">
          <table:table-cell office:value-type="string" calcext:value-type="string">
            <text:p>ID</text:p>
          </table:table-cell>
          <table:table-cell table:number-columns-repeated="111"/>
        </table:table-row>
        <table:table-row table:style-name="ro1">
          <table:table-cell office:value-type="string" calcext:value-type="string">
            <text:p>School</text:p>
          </table:table-cell>
          <table:table-cell table:number-columns-repeated="111"/>
        </table:table-row>
        <table:table-row table:style-name="ro1">
          <table:table-cell office:value-type="string" calcext:value-type="string">
            <text:p>UFLI Lesson</text:p>
          </table:table-cell>
          <table:table-cell office:value-type="float" office:value="5" calcext:value-type="float">
            <text:p>5</text:p>
          </table:table-cell>
          <table:table-cell table:number-columns-repeated="110"/>
        </table:table-row>
        <table:table-row table:style-name="ro1">
          <table:table-cell office:value-type="string" calcext:value-type="string">
            <text:p>Attempt</text:p>
          </table:table-cell>
          <table:table-cell table:number-columns-repeated="111"/>
        </table:table-row>
        <table:table-row table:style-name="ro1">
          <table:table-cell office:value-type="string" calcext:value-type="string">
            <text:p>Date</text:p>
          </table:table-cell>
          <table:table-cell table:number-columns-repeated="111"/>
        </table:table-row>
        <table:table-row table:style-name="ro1">
          <table:table-cell office:value-type="string" calcext:value-type="string">
            <text:p>Time</text:p>
          </table:table-cell>
          <table:table-cell table:number-columns-repeated="111"/>
        </table:table-row>
        <table:table-row table:style-name="ro1" table:number-rows-repeated="2">
          <table:table-cell table:number-columns-repeated="112"/>
        </table:table-row>
        <table:table-row table:style-name="ro8">
          <table:table-cell table:style-name="ce7" office:value-type="string" calcext:value-type="string">
            <text:p>Instructional Notes</text:p>
          </table:table-cell>
          <table:table-cell table:style-name="ce10" office:value-type="string" calcext:value-type="string">
            <text:p>The manipulative letter tray can be used for extra practice with letter recognition, as needed. </text:p>
            <text:p/>
            <text:p>If having the full alphabet on the manipulative letter tray is overwhelming for students, reduce the number of letters displayed at one time.</text:p>
          </table:table-cell>
          <table:table-cell table:style-name="ce10"/>
          <table:table-cell table:style-name="ce19"/>
          <table:table-cell table:style-name="ce16"/>
          <table:table-cell table:number-columns-repeated="107"/>
        </table:table-row>
        <table:table-row table:style-name="ro1">
          <table:table-cell/>
          <table:table-cell table:style-name="ce10" table:number-columns-repeated="2"/>
          <table:table-cell table:style-name="ce19"/>
          <table:table-cell table:style-name="ce16"/>
          <table:table-cell table:number-columns-repeated="107"/>
        </table:table-row>
        <table:table-row table:style-name="ro1">
          <table:table-cell office:value-type="string" calcext:value-type="string">
            <text:p>1: Phonemic Awareness</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style-name="ce15" office:value-type="string" calcext:value-type="string">
            <text:p>Blend</text:p>
          </table:table-cell>
          <table:table-cell table:formula="of:=TEXT(&quot;/ă/ /t/ (at)&quot;; &quot;@&quot;)" office:value-type="string" office:string-value="/ă/ /t/ (at)" calcext:value-type="string">
            <text:p>/ă/ /t/ (at)</text:p>
          </table:table-cell>
          <table:table-cell office:value-type="string" calcext:value-type="string">
            <text:p>at</text:p>
          </table:table-cell>
          <table:table-cell office:value-type="string" calcext:value-type="string">
            <text:p>IPA3 Text</text:p>
          </table:table-cell>
          <table:table-cell/>
          <table:table-cell table:style-name="ce17" table:formula="of:=LOOKUP([.$C16];[$Words.$A$2:.$A$250];[$Words.V$2:.V$250])" office:value-type="string" office:string-value="æ" calcext:value-type="string">
            <text:p>æ</text:p>
          </table:table-cell>
          <table:table-cell table:style-name="ce17" table:formula="of:=LOOKUP([.$C16];[$Words.$A$2:.$A$250];[$Words.W$2:.W$250])" office:value-type="string" office:string-value="t" calcext:value-type="string">
            <text:p>t</text:p>
          </table:table-cell>
          <table:table-cell table:style-name="ce17" table:formula="of:=LOOKUP([.$C16];[$Words.$A$2:.$A$250];[$Words.X$2:.X$250])">
            <text:p/>
          </table:table-cell>
          <table:table-cell table:style-name="ce17" table:formula="of:=LOOKUP([.$C16];[$Words.$A$2:.$A$250];[$Words.Y$2:.Y$250])">
            <text:p/>
          </table:table-cell>
          <table:table-cell table:style-name="ce17" table:formula="of:=LOOKUP([.$C16];[$Words.$A$2:.$A$250];[$Words.Z$2:.Z$250])">
            <text:p/>
          </table:table-cell>
          <table:table-cell table:style-name="ce17" table:formula="of:=LOOKUP([.$C16];[$Words.$A$2:.$A$250];[$Words.AA$2:.AA$250])">
            <text:p/>
          </table:table-cell>
          <table:table-cell table:style-name="ce17" table:formula="of:=LOOKUP([.$C16];[$Words.$A$2:.$A$250];[$Words.U$2:.U$20])" office:value-type="string" office:string-value="æt" calcext:value-type="string">
            <text:p>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19]=1;[.E16];[.E21])">
            <text:p/>
          </table:table-cell>
          <table:table-cell table:formula="of:=IF([.F19]=1;[.F16];[.F21])" office:value-type="string" office:string-value="æ" calcext:value-type="string">
            <text:p>æ</text:p>
          </table:table-cell>
          <table:table-cell table:formula="of:=IF([.G19]=1;[.G16];[.G21])" office:value-type="string" office:string-value="t" calcext:value-type="string">
            <text:p>t</text:p>
          </table:table-cell>
          <table:table-cell table:formula="of:=IF([.H19]=1;[.H16];[.H21])">
            <text:p/>
          </table:table-cell>
          <table:table-cell table:formula="of:=IF([.I19]=1;[.I16];[.I21])">
            <text:p/>
          </table:table-cell>
          <table:table-cell table:formula="of:=IF([.J19]=1;[.J16];[.J21])">
            <text:p/>
          </table:table-cell>
          <table:table-cell table:formula="of:=IF([.K19]=1;[.K16];[.K21])">
            <text:p/>
          </table:table-cell>
          <table:table-cell table:style-name="ce17" table:formula="of:=IF([.L19]=1;[.L16];[.L21])" office:value-type="string" office:string-value="æt" calcext:value-type="string">
            <text:p>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m/ /ă/ /t/ (mat)&quot;; &quot;@&quot;)" office:value-type="string" office:string-value="/m/ /ă/ /t/ (mat)" calcext:value-type="string">
            <text:p>/m/ /ă/ /t/ (mat)</text:p>
          </table:table-cell>
          <table:table-cell office:value-type="string" calcext:value-type="string">
            <text:p>mat</text:p>
          </table:table-cell>
          <table:table-cell office:value-type="string" calcext:value-type="string">
            <text:p>IPA3 Text</text:p>
          </table:table-cell>
          <table:table-cell/>
          <table:table-cell table:style-name="ce17" table:formula="of:=LOOKUP([.$C23];[$Words.$A$2:.$A$250];[$Words.V$2:.V$250])" office:value-type="string" office:string-value="m" calcext:value-type="string">
            <text:p>m</text:p>
          </table:table-cell>
          <table:table-cell table:style-name="ce17" table:formula="of:=LOOKUP([.$C23];[$Words.$A$2:.$A$250];[$Words.W$2:.W$250])" office:value-type="string" office:string-value="æ" calcext:value-type="string">
            <text:p>æ</text:p>
          </table:table-cell>
          <table:table-cell table:style-name="ce17" table:formula="of:=LOOKUP([.$C23];[$Words.$A$2:.$A$250];[$Words.X$2:.X$250])" office:value-type="string" office:string-value="t" calcext:value-type="string">
            <text:p>t</text:p>
          </table:table-cell>
          <table:table-cell table:style-name="ce17" table:formula="of:=LOOKUP([.$C23];[$Words.$A$2:.$A$250];[$Words.Y$2:.Y$250])">
            <text:p/>
          </table:table-cell>
          <table:table-cell table:style-name="ce17" table:formula="of:=LOOKUP([.$C23];[$Words.$A$2:.$A$250];[$Words.Z$2:.Z$250])">
            <text:p/>
          </table:table-cell>
          <table:table-cell table:style-name="ce17" table:formula="of:=LOOKUP([.$C23];[$Words.$A$2:.$A$250];[$Words.AA$2:.AA$250])">
            <text:p/>
          </table:table-cell>
          <table:table-cell table:style-name="ce17" table:formula="of:=LOOKUP([.$C23];[$Words.$A$2:.$A$250];[$Words.U$2:.U$20])" office:value-type="string" office:string-value="mæt" calcext:value-type="string">
            <text:p>m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26]=1;[.E23];[.E28])">
            <text:p/>
          </table:table-cell>
          <table:table-cell table:formula="of:=IF([.F26]=1;[.F23];[.F28])" office:value-type="string" office:string-value="m" calcext:value-type="string">
            <text:p>m</text:p>
          </table:table-cell>
          <table:table-cell table:formula="of:=IF([.G26]=1;[.G23];[.G28])" office:value-type="string" office:string-value="æ" calcext:value-type="string">
            <text:p>æ</text:p>
          </table:table-cell>
          <table:table-cell table:formula="of:=IF([.H26]=1;[.H23];[.H28])" office:value-type="string" office:string-value="t" calcext:value-type="string">
            <text:p>t</text:p>
          </table:table-cell>
          <table:table-cell table:formula="of:=IF([.I26]=1;[.I23];[.I28])">
            <text:p/>
          </table:table-cell>
          <table:table-cell table:formula="of:=IF([.J26]=1;[.J23];[.J28])">
            <text:p/>
          </table:table-cell>
          <table:table-cell table:formula="of:=IF([.K26]=1;[.K23];[.K28])">
            <text:p/>
          </table:table-cell>
          <table:table-cell table:style-name="ce17" table:formula="of:=IF([.L26]=1;[.L23];[.L28])" office:value-type="string" office:string-value="mæt" calcext:value-type="string">
            <text:p>m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s/ /ă/ /p/ (sap)&quot;; &quot;@&quot;)" office:value-type="string" office:string-value="/s/ /ă/ /p/ (sap)" calcext:value-type="string">
            <text:p>/s/ /ă/ /p/ (sap)</text:p>
          </table:table-cell>
          <table:table-cell office:value-type="string" calcext:value-type="string">
            <text:p>sap</text:p>
          </table:table-cell>
          <table:table-cell office:value-type="string" calcext:value-type="string">
            <text:p>IPA3 Text</text:p>
          </table:table-cell>
          <table:table-cell/>
          <table:table-cell table:style-name="ce17" table:formula="of:=LOOKUP([.$C30];[$Words.$A$2:.$A$250];[$Words.V$2:.V$250])" office:value-type="string" office:string-value="s" calcext:value-type="string">
            <text:p>s</text:p>
          </table:table-cell>
          <table:table-cell table:style-name="ce17" table:formula="of:=LOOKUP([.$C30];[$Words.$A$2:.$A$250];[$Words.W$2:.W$250])" office:value-type="string" office:string-value="æ" calcext:value-type="string">
            <text:p>æ</text:p>
          </table:table-cell>
          <table:table-cell table:style-name="ce17" table:formula="of:=LOOKUP([.$C30];[$Words.$A$2:.$A$250];[$Words.X$2:.X$250])" office:value-type="string" office:string-value="p" calcext:value-type="string">
            <text:p>p</text:p>
          </table:table-cell>
          <table:table-cell table:style-name="ce17" table:formula="of:=LOOKUP([.$C30];[$Words.$A$2:.$A$250];[$Words.Y$2:.Y$250])">
            <text:p/>
          </table:table-cell>
          <table:table-cell table:style-name="ce17" table:formula="of:=LOOKUP([.$C30];[$Words.$A$2:.$A$250];[$Words.Z$2:.Z$250])">
            <text:p/>
          </table:table-cell>
          <table:table-cell table:style-name="ce17" table:formula="of:=LOOKUP([.$C30];[$Words.$A$2:.$A$250];[$Words.AA$2:.AA$250])">
            <text:p/>
          </table:table-cell>
          <table:table-cell table:style-name="ce17" table:formula="of:=LOOKUP([.$C30];[$Words.$A$2:.$A$250];[$Words.U$2:.U$20])" office:value-type="string" office:string-value="sæp" calcext:value-type="string">
            <text:p>sæp</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33]=1;[.E30];[.E35])">
            <text:p/>
          </table:table-cell>
          <table:table-cell table:formula="of:=IF([.F33]=1;[.F30];[.F35])" office:value-type="string" office:string-value="s" calcext:value-type="string">
            <text:p>s</text:p>
          </table:table-cell>
          <table:table-cell table:formula="of:=IF([.G33]=1;[.G30];[.G35])" office:value-type="string" office:string-value="æ" calcext:value-type="string">
            <text:p>æ</text:p>
          </table:table-cell>
          <table:table-cell table:formula="of:=IF([.H33]=1;[.H30];[.H35])" office:value-type="string" office:string-value="p" calcext:value-type="string">
            <text:p>p</text:p>
          </table:table-cell>
          <table:table-cell table:formula="of:=IF([.I33]=1;[.I30];[.I35])">
            <text:p/>
          </table:table-cell>
          <table:table-cell table:formula="of:=IF([.J33]=1;[.J30];[.J35])">
            <text:p/>
          </table:table-cell>
          <table:table-cell table:formula="of:=IF([.K33]=1;[.K30];[.K35])">
            <text:p/>
          </table:table-cell>
          <table:table-cell table:style-name="ce17" table:formula="of:=IF([.L33]=1;[.L30];[.L35])" office:value-type="string" office:string-value="sæp" calcext:value-type="string">
            <text:p>sæp</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number-rows-repeated="2">
          <table:table-cell table:style-name="ce15"/>
          <table:table-cell table:number-columns-repeated="111"/>
        </table:table-row>
        <table:table-row table:style-name="ro1">
          <table:table-cell table:style-name="ce15" office:value-type="string" calcext:value-type="string">
            <text:p>Segment</text:p>
          </table:table-cell>
          <table:table-cell table:formula="of:=TEXT(&quot;pat (/p/ /ă/ /t/)&quot;; &quot;@&quot;)" office:value-type="string" office:string-value="pat (/p/ /ă/ /t/)" calcext:value-type="string">
            <text:p>pat (/p/ /ă/ /t/)</text:p>
          </table:table-cell>
          <table:table-cell office:value-type="string" calcext:value-type="string">
            <text:p>pat</text:p>
          </table:table-cell>
          <table:table-cell office:value-type="string" calcext:value-type="string">
            <text:p>IPA3 Text</text:p>
          </table:table-cell>
          <table:table-cell table:formula="of:=LOOKUP([.$C38];[$Words.$A$2:.$A$250];[$Words.U$2:.U$20])" office:value-type="string" office:string-value="pæt" calcext:value-type="string">
            <text:p>pæt</text:p>
          </table:table-cell>
          <table:table-cell table:formula="of:=LOOKUP([.$C38];[$Words.$A$2:.$A$250];[$Words.V$2:.V$250])" office:value-type="string" office:string-value="p" calcext:value-type="string">
            <text:p>p</text:p>
          </table:table-cell>
          <table:table-cell table:formula="of:=LOOKUP([.$C38];[$Words.$A$2:.$A$250];[$Words.W$2:.W$250])" office:value-type="string" office:string-value="æ" calcext:value-type="string">
            <text:p>æ</text:p>
          </table:table-cell>
          <table:table-cell table:formula="of:=LOOKUP([.$C38];[$Words.$A$2:.$A$250];[$Words.X$2:.X$250])" office:value-type="string" office:string-value="t" calcext:value-type="string">
            <text:p>t</text:p>
          </table:table-cell>
          <table:table-cell table:formula="of:=LOOKUP([.$C38];[$Words.$A$2:.$A$250];[$Words.Y$2:.Y$250])">
            <text:p/>
          </table:table-cell>
          <table:table-cell table:formula="of:=LOOKUP([.$C38];[$Words.$A$2:.$A$250];[$Words.Z$2:.Z$250])">
            <text:p/>
          </table:table-cell>
          <table:table-cell table:formula="of:=LOOKUP([.$C38];[$Words.$A$2:.$A$250];[$Words.AA$2:.AA$250])">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41]=1;[.E38];[.E43])" office:value-type="string" office:string-value="pæt" calcext:value-type="string">
            <text:p>pæt</text:p>
          </table:table-cell>
          <table:table-cell table:formula="of:=IF([.F41]=1;[.F38];[.F43])" office:value-type="string" office:string-value="p" calcext:value-type="string">
            <text:p>p</text:p>
          </table:table-cell>
          <table:table-cell table:formula="of:=IF([.G41]=1;[.G38];[.G43])" office:value-type="string" office:string-value="æ" calcext:value-type="string">
            <text:p>æ</text:p>
          </table:table-cell>
          <table:table-cell table:formula="of:=IF([.H41]=1;[.H38];[.H43])" office:value-type="string" office:string-value="t" calcext:value-type="string">
            <text:p>t</text:p>
          </table:table-cell>
          <table:table-cell table:formula="of:=IF([.I41]=1;[.I38];[.I43])">
            <text:p/>
          </table:table-cell>
          <table:table-cell table:formula="of:=IF([.J41]=1;[.J38];[.J43])">
            <text:p/>
          </table:table-cell>
          <table:table-cell table:formula="of:=IF([.K41]=1;[.K38];[.K43])">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sat (/s/ /ă/ /t/)&quot;; &quot;@&quot;)" office:value-type="string" office:string-value="sat (/s/ /ă/ /t/)" calcext:value-type="string">
            <text:p>sat (/s/ /ă/ /t/)</text:p>
          </table:table-cell>
          <table:table-cell office:value-type="string" calcext:value-type="string">
            <text:p>sat</text:p>
          </table:table-cell>
          <table:table-cell office:value-type="string" calcext:value-type="string">
            <text:p>IPA3 Text</text:p>
          </table:table-cell>
          <table:table-cell table:formula="of:=LOOKUP([.$C45];[$Words.$A$2:.$A$250];[$Words.U$2:.U$20])" office:value-type="string" office:string-value="sæt" calcext:value-type="string">
            <text:p>sæt</text:p>
          </table:table-cell>
          <table:table-cell table:formula="of:=LOOKUP([.$C45];[$Words.$A$2:.$A$250];[$Words.V$2:.V$250])" office:value-type="string" office:string-value="s" calcext:value-type="string">
            <text:p>s</text:p>
          </table:table-cell>
          <table:table-cell table:formula="of:=LOOKUP([.$C45];[$Words.$A$2:.$A$250];[$Words.W$2:.W$250])" office:value-type="string" office:string-value="æ" calcext:value-type="string">
            <text:p>æ</text:p>
          </table:table-cell>
          <table:table-cell table:formula="of:=LOOKUP([.$C45];[$Words.$A$2:.$A$250];[$Words.X$2:.X$250])" office:value-type="string" office:string-value="t" calcext:value-type="string">
            <text:p>t</text:p>
          </table:table-cell>
          <table:table-cell table:formula="of:=LOOKUP([.$C45];[$Words.$A$2:.$A$250];[$Words.Y$2:.Y$250])">
            <text:p/>
          </table:table-cell>
          <table:table-cell table:formula="of:=LOOKUP([.$C45];[$Words.$A$2:.$A$250];[$Words.Z$2:.Z$250])">
            <text:p/>
          </table:table-cell>
          <table:table-cell table:formula="of:=LOOKUP([.$C45];[$Words.$A$2:.$A$250];[$Words.AA$2:.AA$250])">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48]=1;[.E45];[.E50])" office:value-type="string" office:string-value="sæt" calcext:value-type="string">
            <text:p>sæt</text:p>
          </table:table-cell>
          <table:table-cell table:formula="of:=IF([.F48]=1;[.F45];[.F50])" office:value-type="string" office:string-value="s" calcext:value-type="string">
            <text:p>s</text:p>
          </table:table-cell>
          <table:table-cell table:formula="of:=IF([.G48]=1;[.G45];[.G50])" office:value-type="string" office:string-value="æ" calcext:value-type="string">
            <text:p>æ</text:p>
          </table:table-cell>
          <table:table-cell table:formula="of:=IF([.H48]=1;[.H45];[.H50])" office:value-type="string" office:string-value="t" calcext:value-type="string">
            <text:p>t</text:p>
          </table:table-cell>
          <table:table-cell table:formula="of:=IF([.I48]=1;[.I45];[.I50])">
            <text:p/>
          </table:table-cell>
          <table:table-cell table:formula="of:=IF([.J48]=1;[.J45];[.J50])">
            <text:p/>
          </table:table-cell>
          <table:table-cell table:formula="of:=IF([.K48]=1;[.K45];[.K50])">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mat (/m/ /ă/ /t/)&quot;; &quot;@&quot;)" office:value-type="string" office:string-value="mat (/m/ /ă/ /t/)" calcext:value-type="string">
            <text:p>mat (/m/ /ă/ /t/)</text:p>
          </table:table-cell>
          <table:table-cell office:value-type="string" calcext:value-type="string">
            <text:p>mat</text:p>
          </table:table-cell>
          <table:table-cell office:value-type="string" calcext:value-type="string">
            <text:p>IPA3 Text</text:p>
          </table:table-cell>
          <table:table-cell table:formula="of:=LOOKUP([.$C52];[$Words.$A$2:.$A$250];[$Words.U$2:.U$20])" office:value-type="string" office:string-value="mæt" calcext:value-type="string">
            <text:p>mæt</text:p>
          </table:table-cell>
          <table:table-cell table:formula="of:=LOOKUP([.$C52];[$Words.$A$2:.$A$250];[$Words.V$2:.V$250])" office:value-type="string" office:string-value="m" calcext:value-type="string">
            <text:p>m</text:p>
          </table:table-cell>
          <table:table-cell table:formula="of:=LOOKUP([.$C52];[$Words.$A$2:.$A$250];[$Words.W$2:.W$250])" office:value-type="string" office:string-value="æ" calcext:value-type="string">
            <text:p>æ</text:p>
          </table:table-cell>
          <table:table-cell table:formula="of:=LOOKUP([.$C52];[$Words.$A$2:.$A$250];[$Words.X$2:.X$250])" office:value-type="string" office:string-value="t" calcext:value-type="string">
            <text:p>t</text:p>
          </table:table-cell>
          <table:table-cell table:style-name="Default" table:number-columns-repeated="4"/>
          <table:table-cell table:number-columns-repeated="100"/>
        </table:table-row>
        <table:table-row table:style-name="ro1">
          <table:table-cell table:style-name="ce15"/>
          <table:table-cell table:number-columns-repeated="7"/>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Student Response</text:p>
          </table:table-cell>
          <table:table-cell table:number-columns-repeated="4"/>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style-name="ce17" table:formula="of:=IF([.E55]=1;[.E52];[.E57])" office:value-type="string" office:string-value="mæt" calcext:value-type="string">
            <text:p>mæt</text:p>
          </table:table-cell>
          <table:table-cell table:formula="of:=IF([.F55]=1;[.F52];[.F57])" office:value-type="string" office:string-value="m" calcext:value-type="string">
            <text:p>m</text:p>
          </table:table-cell>
          <table:table-cell table:formula="of:=IF([.G55]=1;[.G52];[.G57])" office:value-type="string" office:string-value="æ" calcext:value-type="string">
            <text:p>æ</text:p>
          </table:table-cell>
          <table:table-cell table:formula="of:=IF([.H55]=1;[.H52];[.H57])" office:value-type="string" office:string-value="t" calcext:value-type="string">
            <text:p>t</text:p>
          </table:table-cell>
          <table:table-cell table:style-name="Default" table:number-columns-repeated="4"/>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Default" table:number-columns-repeated="4"/>
          <table:table-cell table:number-columns-repeated="100"/>
        </table:table-row>
        <table:table-row table:style-name="ro1" table:number-rows-repeated="2">
          <table:table-cell table:number-columns-repeated="4"/>
          <table:table-cell table:style-name="Default" table:number-columns-repeated="8"/>
          <table:table-cell table:number-columns-repeated="100"/>
        </table:table-row>
        <table:table-row table:style-name="ro1">
          <table:table-cell office:value-type="string" calcext:value-type="string">
            <text:p>2: Visual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Graphemes</text:p>
          </table:table-cell>
          <table:table-cell table:formula="of:=TEXT(&quot;t (/t/)&quot;; &quot;@&quot;)" office:value-type="string" office:string-value="t (/t/)" calcext:value-type="string">
            <text:p>t (/t/)</text:p>
          </table:table-cell>
          <table:table-cell table:formula="of:=[$Units.F16]" office:value-type="string" office:string-value="t" calcext:value-type="string">
            <text:p>t</text:p>
          </table:table-cell>
          <table:table-cell office:value-type="string" calcext:value-type="string">
            <text:p>IPA3 Text</text:p>
          </table:table-cell>
          <table:table-cell table:formula="of:=[$Units.C16]" office:value-type="string" office:string-value="t" calcext:value-type="string">
            <text:p>t</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65]=1;[.E62];[.E67])" office:value-type="string" office:string-value="t" calcext:value-type="string">
            <text:p>t</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s (/s/)&quot;; &quot;@&quot;)" office:value-type="string" office:string-value="s (/s/)" calcext:value-type="string">
            <text:p>s (/s/)</text:p>
          </table:table-cell>
          <table:table-cell table:formula="of:=[$Units.F15]" office:value-type="string" office:string-value="s" calcext:value-type="string">
            <text:p>s</text:p>
          </table:table-cell>
          <table:table-cell office:value-type="string" calcext:value-type="string">
            <text:p>IPA3 Text</text:p>
          </table:table-cell>
          <table:table-cell table:formula="of:=[$Units.C15]" office:value-type="string" office:string-value="s" calcext:value-type="string">
            <text:p>s</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72]=1;[.E69];[.E74])" office:value-type="string" office:string-value="s" calcext:value-type="string">
            <text:p>s</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m (/m/)&quot;; &quot;@&quot;)" office:value-type="string" office:string-value="m (/m/)" calcext:value-type="string">
            <text:p>m (/m/)</text:p>
          </table:table-cell>
          <table:table-cell table:formula="of:=[$Units.F11]" office:value-type="string" office:string-value="m" calcext:value-type="string">
            <text:p>m</text:p>
          </table:table-cell>
          <table:table-cell office:value-type="string" calcext:value-type="string">
            <text:p>IPA3 Text</text:p>
          </table:table-cell>
          <table:table-cell table:formula="of:=[$Units.C11]" office:value-type="string" office:string-value="m" calcext:value-type="string">
            <text:p>m</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79]=1;[.E76];[.E81])" office:value-type="string" office:string-value="m" calcext:value-type="string">
            <text:p>m</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a (/ă/)&quot;; &quot;@&quot;)" office:value-type="string" office:string-value="a (/ă/)" calcext:value-type="string">
            <text:p>a (/ă/)</text:p>
          </table:table-cell>
          <table:table-cell table:formula="of:=[$Units.F27]" office:value-type="string" office:string-value="a" calcext:value-type="string">
            <text:p>a</text:p>
          </table:table-cell>
          <table:table-cell office:value-type="string" calcext:value-type="string">
            <text:p>IPA3 Text</text:p>
          </table:table-cell>
          <table:table-cell table:formula="of:=[$Units.C27]" office:value-type="string" office:string-value="æ" calcext:value-type="string">
            <text:p>æ</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86]=1;[.E83];[.E88])" office:value-type="string" office:string-value="æ" calcext:value-type="string">
            <text:p>æ</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number-rows-repeated="2">
          <table:table-cell/>
          <table:table-cell table:style-name="Default"/>
          <table:table-cell table:number-columns-repeated="110"/>
        </table:table-row>
        <table:table-row table:style-name="ro1">
          <table:table-cell office:value-type="string" calcext:value-type="string">
            <text:p>3: Auditory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Phonemes</text:p>
          </table:table-cell>
          <table:table-cell table:style-name="ce18" table:formula="of:=TEXT(&quot;/t/ (t)&quot;;&quot;@&quot;)" office:value-type="string" office:string-value="/t/ (t)" calcext:value-type="string">
            <text:p>/t/ (t)</text:p>
          </table:table-cell>
          <table:table-cell table:formula="of:=[$Units.F16]" office:value-type="string" office:string-value="t" calcext:value-type="string">
            <text:p>t</text:p>
          </table:table-cell>
          <table:table-cell office:value-type="string" calcext:value-type="string">
            <text:p>Grapheme</text:p>
          </table:table-cell>
          <table:table-cell table:formula="of:=[.C93]" office:value-type="string" office:string-value="t" calcext:value-type="string">
            <text:p>t</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96]=1;[.E93];[.E98])" office:value-type="string" office:string-value="t" calcext:value-type="string">
            <text:p>t</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9">
          <table:table-cell/>
          <table:table-cell table:style-name="ce18" table:formula="of:=TEXT(&quot;/s/ (s)&quot;;&quot;@&quot;)" office:value-type="string" office:string-value="/s/ (s)" calcext:value-type="string">
            <text:p>/s/ (s)</text:p>
          </table:table-cell>
          <table:table-cell table:formula="of:=[$Units.F15]" office:value-type="string" office:string-value="s" calcext:value-type="string">
            <text:p>s</text:p>
          </table:table-cell>
          <table:table-cell office:value-type="string" calcext:value-type="string">
            <text:p>Grapheme</text:p>
          </table:table-cell>
          <table:table-cell table:formula="of:=[.C100]" office:value-type="string" office:string-value="s" calcext:value-type="string">
            <text:p>s</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03]=1;[.E100];[.E105])" office:value-type="string" office:string-value="s" calcext:value-type="string">
            <text:p>s</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m/ (m)&quot;;&quot;@&quot;)" office:value-type="string" office:string-value="/m/ (m)" calcext:value-type="string">
            <text:p>/m/ (m)</text:p>
          </table:table-cell>
          <table:table-cell table:formula="of:=[$Units.F11]" office:value-type="string" office:string-value="m" calcext:value-type="string">
            <text:p>m</text:p>
          </table:table-cell>
          <table:table-cell office:value-type="string" calcext:value-type="string">
            <text:p>Grapheme</text:p>
          </table:table-cell>
          <table:table-cell table:formula="of:=[.C107]" office:value-type="string" office:string-value="m" calcext:value-type="string">
            <text:p>m</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10]=1;[.E107];[.E112])" office:value-type="string" office:string-value="m" calcext:value-type="string">
            <text:p>m</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ă/ (a)&quot;;&quot;@&quot;)" office:value-type="string" office:string-value="/ă/ (a)" calcext:value-type="string">
            <text:p>/ă/ (a)</text:p>
          </table:table-cell>
          <table:table-cell table:formula="of:=[$Units.F27]" office:value-type="string" office:string-value="a" calcext:value-type="string">
            <text:p>a</text:p>
          </table:table-cell>
          <table:table-cell office:value-type="string" calcext:value-type="string">
            <text:p>Grapheme</text:p>
          </table:table-cell>
          <table:table-cell table:formula="of:=[.C114]" office:value-type="string" office:string-value="a" calcext:value-type="string">
            <text:p>a</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17]=1;[.E114];[.E119])" office:value-type="string" office:string-value="a" calcext:value-type="string">
            <text:p>a</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number-columns-repeated="2"/>
          <table:table-cell table:number-columns-repeated="109"/>
        </table:table-row>
        <table:table-row table:style-name="ro1">
          <table:table-cell table:number-columns-repeated="112"/>
        </table:table-row>
        <table:table-row table:style-name="ro1">
          <table:table-cell office:value-type="string" calcext:value-type="string">
            <text:p>4: Blending Drill</text:p>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25];[$Words.$A$2:.$A$250];[$Words.O$2:.O$20])" office:value-type="string" office:string-value="a" calcext:value-type="string">
            <text:p>a</text:p>
          </table:table-cell>
          <table:table-cell table:formula="of:=LOOKUP([.$C125];[$Words.$A$2:.$A$250];[$Words.P$2:.P$20])" office:value-type="string" office:string-value="n" calcext:value-type="string">
            <text:p>n</text:p>
          </table:table-cell>
          <table:table-cell table:formula="of:=LOOKUP([.$C125];[$Words.$A$2:.$A$250];[$Words.Q$2:.Q$20])" office:value-type="string" office:string-value="d" calcext:value-type="string">
            <text:p>d</text:p>
          </table:table-cell>
          <table:table-cell table:formula="of:=LOOKUP([.$C125];[$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28]=1;[.E125];[.E130])" office:value-type="string" office:string-value="a" calcext:value-type="string">
            <text:p>a</text:p>
          </table:table-cell>
          <table:table-cell table:formula="of:=IF([.F128]=1;[.F125];[.F130])" office:value-type="string" office:string-value="n" calcext:value-type="string">
            <text:p>n</text:p>
          </table:table-cell>
          <table:table-cell table:formula="of:=IF([.G128]=1;[.G125];[.G130])" office:value-type="string" office:string-value="d" calcext:value-type="string">
            <text:p>d</text:p>
          </table:table-cell>
          <table:table-cell table:formula="of:=IF([.H128]=1;[.H125];[.H130])">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5]" office:value-type="string" office:string-value="i" calcext:value-type="string">
            <text:p>i</text:p>
          </table:table-cell>
          <table:table-cell/>
          <table:table-cell table:formula="of:=LOOKUP([.$C134];[$Words.$A$2:.$A$250];[$Words.O$2:.O$20])" office:value-type="string" office:string-value="i" calcext:value-type="string">
            <text:p>i</text:p>
          </table:table-cell>
          <table:table-cell table:formula="of:=LOOKUP([.$C134];[$Words.$A$2:.$A$250];[$Words.P$2:.P$20])">
            <text:p/>
          </table:table-cell>
          <table:table-cell table:formula="of:=LOOKUP([.$C134];[$Words.$A$2:.$A$250];[$Words.Q$2:.Q$20])">
            <text:p/>
          </table:table-cell>
          <table:table-cell table:formula="of:=LOOKUP([.$C134];[$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37]=1;[.E134];[.E139])" office:value-type="string" office:string-value="i" calcext:value-type="string">
            <text:p>i</text:p>
          </table:table-cell>
          <table:table-cell table:formula="of:=IF([.F137]=1;[.F134];[.F139])">
            <text:p/>
          </table:table-cell>
          <table:table-cell table:formula="of:=IF([.G137]=1;[.G134];[.G139])">
            <text:p/>
          </table:table-cell>
          <table:table-cell table:formula="of:=IF([.H137]=1;[.H134];[.H139])">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8]" office:value-type="string" office:string-value="map" calcext:value-type="string">
            <text:p>map</text:p>
          </table:table-cell>
          <table:table-cell/>
          <table:table-cell table:formula="of:=LOOKUP([.$C143];[$Words.$A$2:.$A$250];[$Words.O$2:.O$20])" office:value-type="string" office:string-value="m" calcext:value-type="string">
            <text:p>m</text:p>
          </table:table-cell>
          <table:table-cell table:formula="of:=LOOKUP([.$C143];[$Words.$A$2:.$A$250];[$Words.P$2:.P$20])" office:value-type="string" office:string-value="a" calcext:value-type="string">
            <text:p>a</text:p>
          </table:table-cell>
          <table:table-cell table:formula="of:=LOOKUP([.$C143];[$Words.$A$2:.$A$250];[$Words.Q$2:.Q$20])" office:value-type="string" office:string-value="p" calcext:value-type="string">
            <text:p>p</text:p>
          </table:table-cell>
          <table:table-cell table:formula="of:=LOOKUP([.$C143];[$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46]=1;[.E143];[.E148])" office:value-type="string" office:string-value="m" calcext:value-type="string">
            <text:p>m</text:p>
          </table:table-cell>
          <table:table-cell table:formula="of:=IF([.F146]=1;[.F143];[.F148])" office:value-type="string" office:string-value="a" calcext:value-type="string">
            <text:p>a</text:p>
          </table:table-cell>
          <table:table-cell table:formula="of:=IF([.G146]=1;[.G143];[.G148])" office:value-type="string" office:string-value="p" calcext:value-type="string">
            <text:p>p</text:p>
          </table:table-cell>
          <table:table-cell table:formula="of:=IF([.H146]=1;[.H143];[.H148])">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52];[$Words.$A$2:.$A$250];[$Words.O$2:.O$20])" office:value-type="string" office:string-value="a" calcext:value-type="string">
            <text:p>a</text:p>
          </table:table-cell>
          <table:table-cell table:formula="of:=LOOKUP([.$C152];[$Words.$A$2:.$A$250];[$Words.P$2:.P$20])" office:value-type="string" office:string-value="n" calcext:value-type="string">
            <text:p>n</text:p>
          </table:table-cell>
          <table:table-cell table:formula="of:=LOOKUP([.$C152];[$Words.$A$2:.$A$250];[$Words.Q$2:.Q$20])" office:value-type="string" office:string-value="d" calcext:value-type="string">
            <text:p>d</text:p>
          </table:table-cell>
          <table:table-cell table:formula="of:=LOOKUP([.$C152];[$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55]=1;[.E152];[.E157])" office:value-type="string" office:string-value="a" calcext:value-type="string">
            <text:p>a</text:p>
          </table:table-cell>
          <table:table-cell table:formula="of:=IF([.F155]=1;[.F152];[.F157])" office:value-type="string" office:string-value="n" calcext:value-type="string">
            <text:p>n</text:p>
          </table:table-cell>
          <table:table-cell table:formula="of:=IF([.G155]=1;[.G152];[.G157])" office:value-type="string" office:string-value="d" calcext:value-type="string">
            <text:p>d</text:p>
          </table:table-cell>
          <table:table-cell table:formula="of:=IF([.H155]=1;[.H152];[.H157])">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4">
          <table:table-cell table:number-columns-repeated="112"/>
        </table:table-row>
        <table:table-row table:style-name="ro1">
          <table:table-cell office:value-type="string" calcext:value-type="string">
            <text:p>5: New Concept</text:p>
          </table:table-cell>
          <table:table-cell table:number-columns-repeated="111"/>
        </table:table-row>
        <table:table-row table:style-name="ro1">
          <table:table-cell table:number-columns-repeated="112"/>
        </table:table-row>
        <table:table-row table:style-name="ro10">
          <table:table-cell table:style-name="ce7" office:value-type="string" calcext:value-type="string">
            <text:p>Introduction</text:p>
          </table:table-cell>
          <table:table-cell table:style-name="ce10" office:value-type="string" calcext:value-type="string">
            <text:p>[Insert lesson 5 new concept text]</text:p>
          </table:table-cell>
          <table:table-cell table:style-name="ce11"/>
          <table:table-cell table:number-columns-repeated="109"/>
        </table:table-row>
        <table:table-row table:style-name="ro1">
          <table:table-cell table:number-columns-repeated="112"/>
        </table:table-row>
        <table:table-row table:style-name="ro1">
          <table:table-cell table:style-name="ce7" office:value-type="string" calcext:value-type="string">
            <text:p>Articulatory Gesture</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office:value-type="string" calcext:value-type="string">
            <text:p>Sound Wall</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8" office:value-type="string" calcext:value-type="string">
            <text:p>Letter Formation</text:p>
          </table:table-cell>
          <table:table-cell table:number-columns-repeated="111"/>
        </table:table-row>
        <table:table-row table:style-name="ro1">
          <table:table-cell table:number-columns-repeated="112"/>
        </table:table-row>
        <table:table-row table:style-name="ro1">
          <table:table-cell table:style-name="ce7" office:value-type="string" calcext:value-type="string">
            <text:p>Review A:</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table:table-cell table:style-name="ce11" table:number-columns-repeated="2"/>
          <table:table-cell table:number-columns-repeated="109"/>
        </table:table-row>
        <table:table-row table:style-name="ro1">
          <table:table-cell table:number-columns-repeated="112"/>
        </table:table-row>
        <table:table-row table:style-name="ro1">
          <table:table-cell office:value-type="string" calcext:value-type="string">
            <text:p>Read</text:p>
          </table:table-cell>
          <table:table-cell office:value-type="string" calcext:value-type="string">
            <text:p>Not implemented in this lesson</text:p>
          </table:table-cell>
          <table:table-cell table:number-columns-repeated="110"/>
        </table:table-row>
        <table:table-row table:style-name="ro1">
          <table:table-cell table:number-columns-repeated="112"/>
        </table:table-row>
        <table:table-row table:style-name="ro1">
          <table:table-cell office:value-type="string" calcext:value-type="string">
            <text:p>Spell</text:p>
          </table:table-cell>
          <table:table-cell office:value-type="string" calcext:value-type="string">
            <text:p>Not implemented in this lesson</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6: Word Work</text:p>
          </table:table-cell>
          <table:table-cell table:number-columns-repeated="111"/>
        </table:table-row>
        <table:table-row table:style-name="ro1">
          <table:table-cell table:number-columns-repeated="112"/>
        </table:table-row>
        <table:table-row table:style-name="ro1">
          <table:table-cell office:value-type="string" calcext:value-type="string">
            <text:p>Intro. to Word Work</text:p>
          </table:table-cell>
          <table:table-cell office:value-type="string" calcext:value-type="string">
            <text:p>[Insert lesson 6 text]</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7: Irregular Words</text:p>
          </table:table-cell>
          <table:table-cell table:number-columns-repeated="111"/>
        </table:table-row>
        <table:table-row table:style-name="ro1">
          <table:table-cell table:number-columns-repeated="112"/>
        </table:table-row>
        <table:table-row table:style-name="ro1">
          <table:table-cell office:value-type="string" calcext:value-type="string">
            <text:p>Review</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191];[$Words.$A$2:.$A$250];[$Words.U$2:.U$250])" office:value-type="string" office:string-value="aɪ" calcext:value-type="string">
            <text:p>aɪ</text:p>
          </table:table-cell>
          <table:table-cell table:style-name="ce17" table:formula="of:=LOOKUP([.$C191];[$Words.$A$2:.$A$250];[$Words.V$2:.V$250])" office:value-type="string" office:string-value="aɪ" calcext:value-type="string">
            <text:p>aɪ</text:p>
          </table:table-cell>
          <table:table-cell table:style-name="ce17" table:formula="of:=LOOKUP([.$C191];[$Words.$A$2:.$A$250];[$Words.W$2:.W$250])">
            <text:p/>
          </table:table-cell>
          <table:table-cell table:style-name="ce17" table:formula="of:=LOOKUP([.$C191];[$Words.$A$2:.$A$250];[$Words.X$2:.X$250])">
            <text:p/>
          </table:table-cell>
          <table:table-cell table:style-name="ce17" table:formula="of:=LOOKUP([.$C191];[$Words.$A$2:.$A$250];[$Words.Y$2:.Y$250])">
            <text:p/>
          </table:table-cell>
          <table:table-cell table:style-name="ce17" table:formula="of:=LOOKUP([.$C191];[$Words.$A$2:.$A$250];[$Words.Z$2:.Z$250])">
            <text:p/>
          </table:table-cell>
          <table:table-cell table:style-name="ce17" table:formula="of:=LOOKUP([.$C191];[$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194]=1;[.E191];[.E196])">
            <text:p/>
          </table:table-cell>
          <table:table-cell table:formula="of:=IF([.F194]=1;[.F191];[.F196])" office:value-type="string" office:string-value="aɪ" calcext:value-type="string">
            <text:p>aɪ</text:p>
          </table:table-cell>
          <table:table-cell table:formula="of:=IF([.G194]=1;[.G191];[.G196])">
            <text:p/>
          </table:table-cell>
          <table:table-cell table:formula="of:=IF([.H194]=1;[.H191];[.H196])">
            <text:p/>
          </table:table-cell>
          <table:table-cell table:formula="of:=IF([.I194]=1;[.I191];[.I196])">
            <text:p/>
          </table:table-cell>
          <table:table-cell table:formula="of:=IF([.J194]=1;[.J191];[.J196])">
            <text:p/>
          </table:table-cell>
          <table:table-cell table:formula="of:=IF([.K194]=1;[.K191];[.K196])">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formula="of:=TEXT(&quot;the&quot;; &quot;@&quot;)" office:value-type="string" office:string-value="the" calcext:value-type="string">
            <text:p>the</text:p>
          </table:table-cell>
          <table:table-cell office:value-type="string" calcext:value-type="string">
            <text:p>the</text:p>
          </table:table-cell>
          <table:table-cell office:value-type="string" calcext:value-type="string">
            <text:p>IPA3 Text</text:p>
          </table:table-cell>
          <table:table-cell table:style-name="ce17" table:formula="of:=LOOKUP([.$C199];[$Words.$A$2:.$A$250];[$Words.U$2:.U$250])" office:value-type="string" office:string-value="ðə" calcext:value-type="string">
            <text:p>ðə</text:p>
          </table:table-cell>
          <table:table-cell table:style-name="ce17" table:formula="of:=LOOKUP([.$C199];[$Words.$A$2:.$A$250];[$Words.V$2:.V$250])" office:value-type="string" office:string-value="ð" calcext:value-type="string">
            <text:p>ð</text:p>
          </table:table-cell>
          <table:table-cell table:style-name="ce17" table:formula="of:=LOOKUP([.$C199];[$Words.$A$2:.$A$250];[$Words.W$2:.W$250])" office:value-type="string" office:string-value="ə" calcext:value-type="string">
            <text:p>ə</text:p>
          </table:table-cell>
          <table:table-cell table:style-name="ce17" table:formula="of:=LOOKUP([.$C199];[$Words.$A$2:.$A$250];[$Words.X$2:.X$250])">
            <text:p/>
          </table:table-cell>
          <table:table-cell table:style-name="ce17" table:formula="of:=LOOKUP([.$C199];[$Words.$A$2:.$A$250];[$Words.Y$2:.Y$250])">
            <text:p/>
          </table:table-cell>
          <table:table-cell table:style-name="ce17" table:formula="of:=LOOKUP([.$C199];[$Words.$A$2:.$A$250];[$Words.Z$2:.Z$250])">
            <text:p/>
          </table:table-cell>
          <table:table-cell table:style-name="ce17" table:formula="of:=LOOKUP([.$C199];[$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02]=1;[.E199];[.E204])" office:value-type="string" office:string-value="ðə" calcext:value-type="string">
            <text:p>ðə</text:p>
          </table:table-cell>
          <table:table-cell table:formula="of:=IF([.F202]=1;[.F199];[.F204])" office:value-type="string" office:string-value="ð" calcext:value-type="string">
            <text:p>ð</text:p>
          </table:table-cell>
          <table:table-cell table:formula="of:=IF([.G202]=1;[.G199];[.G204])" office:value-type="string" office:string-value="ə" calcext:value-type="string">
            <text:p>ə</text:p>
          </table:table-cell>
          <table:table-cell table:formula="of:=IF([.H202]=1;[.H199];[.H204])">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Teach</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and&quot;; &quot;@&quot;)" office:value-type="string" office:string-value="and" calcext:value-type="string">
            <text:p>and</text:p>
          </table:table-cell>
          <table:table-cell office:value-type="string" calcext:value-type="string">
            <text:p>and</text:p>
          </table:table-cell>
          <table:table-cell office:value-type="string" calcext:value-type="string">
            <text:p>IPA3 Text</text:p>
          </table:table-cell>
          <table:table-cell table:formula="of:=LOOKUP([.$C$210];[$Words.$A$2:.$A$250];[$Words.U$2:.U$20])" office:value-type="string" office:string-value="ænd" calcext:value-type="string">
            <text:p>ænd</text:p>
          </table:table-cell>
          <table:table-cell table:style-name="ce17" table:formula="of:=LOOKUP([.$C210];[$Words.$A$2:.$A$250];[$Words.V$2:.V$250])" office:value-type="string" office:string-value="æ" calcext:value-type="string">
            <text:p>æ</text:p>
          </table:table-cell>
          <table:table-cell table:style-name="ce17" table:formula="of:=LOOKUP([.$C$210];[$Words.$A$2:.$A$250];[$Words.W$2:.W$250])" office:value-type="string" office:string-value="n" calcext:value-type="string">
            <text:p>n</text:p>
          </table:table-cell>
          <table:table-cell table:style-name="ce17" table:formula="of:=LOOKUP([.$C$210];[$Words.$A$2:.$A$250];[$Words.X$2:.X$250])" office:value-type="string" office:string-value="d" calcext:value-type="string">
            <text:p>d</text:p>
          </table:table-cell>
          <table:table-cell table:style-name="ce17" table:formula="of:=LOOKUP([.$C$210];[$Words.$A$2:.$A$250];[$Words.Y$2:.Y$250])">
            <text:p/>
          </table:table-cell>
          <table:table-cell table:style-name="ce17" table:formula="of:=LOOKUP([.$C$210];[$Words.$A$2:.$A$250];[$Words.Z$2:.Z$250])">
            <text:p/>
          </table:table-cell>
          <table:table-cell table:style-name="ce17" table:formula="of:=LOOKUP([.$C$210];[$Words.$A$2:.$A$250];[$Words.AA$2:.AA$250])">
            <text:p/>
          </table:table-cell>
          <table:table-cell table:style-name="ce17"/>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13]=1;[.E210];[.E215])" office:value-type="string" office:string-value="ænd" calcext:value-type="string">
            <text:p>ænd</text:p>
          </table:table-cell>
          <table:table-cell table:formula="of:=IF([.F213]=1;[.F210];[.F215])" office:value-type="string" office:string-value="æ" calcext:value-type="string">
            <text:p>æ</text:p>
          </table:table-cell>
          <table:table-cell table:formula="of:=IF([.G213]=1;[.G210];[.G215])" office:value-type="string" office:string-value="n" calcext:value-type="string">
            <text:p>n</text:p>
          </table:table-cell>
          <table:table-cell table:formula="of:=IF([.H213]=1;[.H210];[.H215])" office:value-type="string" office:string-value="d" calcext:value-type="string">
            <text:p>d</text:p>
          </table:table-cell>
          <table:table-cell table:formula="of:=IF([.I213]=1;[.I210];[.I215])">
            <text:p/>
          </table:table-cell>
          <table:table-cell table:formula="of:=IF([.J213]=1;[.J210];[.J215])">
            <text:p/>
          </table:table-cell>
          <table:table-cell table:formula="of:=IF([.K213]=1;[.K210];[.K215])">
            <text:p/>
          </table:table-cell>
          <table:table-cell table:style-name="ce17"/>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4">
          <table:table-cell table:number-columns-repeated="112"/>
        </table:table-row>
        <table:table-row table:style-name="ro1">
          <table:table-cell office:value-type="string" calcext:value-type="string">
            <text:p>8: Connected Text</text:p>
          </table:table-cell>
          <table:table-cell table:number-columns-repeated="111"/>
        </table:table-row>
        <table:table-row table:style-name="ro1">
          <table:table-cell table:number-columns-repeated="112"/>
        </table:table-row>
        <table:table-row table:style-name="ro1">
          <table:table-cell office:value-type="string" calcext:value-type="string">
            <text:p>Read</text:p>
          </table:table-cell>
          <table:table-cell table:style-name="Default" table:number-columns-repeated="10"/>
          <table:table-cell table:number-columns-repeated="101"/>
        </table:table-row>
        <table:table-row table:style-name="ro1">
          <table:table-cell/>
          <table:table-cell table:style-name="Default" table:number-columns-repeated="10"/>
          <table:table-cell table:number-columns-repeated="101"/>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227];[$Words.$A$2:.$A$250];[$Words.U$2:.U$250])" office:value-type="string" office:string-value="aɪ" calcext:value-type="string">
            <text:p>aɪ</text:p>
          </table:table-cell>
          <table:table-cell table:style-name="ce17" table:formula="of:=LOOKUP([.$C227];[$Words.$A$2:.$A$250];[$Words.V$2:.V$250])" office:value-type="string" office:string-value="aɪ" calcext:value-type="string">
            <text:p>aɪ</text:p>
          </table:table-cell>
          <table:table-cell table:style-name="ce17" table:formula="of:=LOOKUP([.$C227];[$Words.$A$2:.$A$250];[$Words.W$2:.W$250])">
            <text:p/>
          </table:table-cell>
          <table:table-cell table:style-name="ce17" table:formula="of:=LOOKUP([.$C227];[$Words.$A$2:.$A$250];[$Words.X$2:.X$250])">
            <text:p/>
          </table:table-cell>
          <table:table-cell table:style-name="ce17" table:formula="of:=LOOKUP([.$C227];[$Words.$A$2:.$A$250];[$Words.Y$2:.Y$250])">
            <text:p/>
          </table:table-cell>
          <table:table-cell table:style-name="ce17" table:formula="of:=LOOKUP([.$C227];[$Words.$A$2:.$A$250];[$Words.Z$2:.Z$250])">
            <text:p/>
          </table:table-cell>
          <table:table-cell table:style-name="ce17" table:formula="of:=LOOKUP([.$C227];[$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30]=1;[.E227];[.E232])">
            <text:p/>
          </table:table-cell>
          <table:table-cell table:formula="of:=IF([.F230]=1;[.F227];[.F232])" office:value-type="string" office:string-value="aɪ" calcext:value-type="string">
            <text:p>aɪ</text:p>
          </table:table-cell>
          <table:table-cell table:formula="of:=IF([.G230]=1;[.G227];[.G232])">
            <text:p/>
          </table:table-cell>
          <table:table-cell table:formula="of:=IF([.H230]=1;[.H227];[.H232])">
            <text:p/>
          </table:table-cell>
          <table:table-cell table:formula="of:=IF([.I230]=1;[.I227];[.I232])">
            <text:p/>
          </table:table-cell>
          <table:table-cell table:formula="of:=IF([.J230]=1;[.J227];[.J232])">
            <text:p/>
          </table:table-cell>
          <table:table-cell table:formula="of:=IF([.K230]=1;[.K227];[.K232])">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IPA3 Text</text:p>
          </table:table-cell>
          <table:table-cell table:style-name="ce17" table:formula="of:=LOOKUP([.$C235];[$Words.$A$2:.$A$250];[$Words.U$2:.U$250])" office:value-type="string" office:string-value="sæt" calcext:value-type="string">
            <text:p>sæt</text:p>
          </table:table-cell>
          <table:table-cell table:style-name="ce17" table:formula="of:=LOOKUP([.$C235];[$Words.$A$2:.$A$250];[$Words.V$2:.V$250])" office:value-type="string" office:string-value="s" calcext:value-type="string">
            <text:p>s</text:p>
          </table:table-cell>
          <table:table-cell table:style-name="ce17" table:formula="of:=LOOKUP([.$C235];[$Words.$A$2:.$A$250];[$Words.W$2:.W$250])" office:value-type="string" office:string-value="æ" calcext:value-type="string">
            <text:p>æ</text:p>
          </table:table-cell>
          <table:table-cell table:style-name="ce17" table:formula="of:=LOOKUP([.$C235];[$Words.$A$2:.$A$250];[$Words.X$2:.X$250])" office:value-type="string" office:string-value="t" calcext:value-type="string">
            <text:p>t</text:p>
          </table:table-cell>
          <table:table-cell table:style-name="ce17" table:formula="of:=LOOKUP([.$C235];[$Words.$A$2:.$A$250];[$Words.Y$2:.Y$250])">
            <text:p/>
          </table:table-cell>
          <table:table-cell table:style-name="ce17" table:formula="of:=LOOKUP([.$C235];[$Words.$A$2:.$A$250];[$Words.Z$2:.Z$250])">
            <text:p/>
          </table:table-cell>
          <table:table-cell table:style-name="ce17" table:formula="of:=LOOKUP([.$C235];[$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38]=1;[.E235];[.E240])" office:value-type="string" office:string-value="sæt" calcext:value-type="string">
            <text:p>sæt</text:p>
          </table:table-cell>
          <table:table-cell table:formula="of:=IF([.F238]=1;[.F235];[.F240])" office:value-type="string" office:string-value="s" calcext:value-type="string">
            <text:p>s</text:p>
          </table:table-cell>
          <table:table-cell table:formula="of:=IF([.G238]=1;[.G235];[.G240])" office:value-type="string" office:string-value="æ" calcext:value-type="string">
            <text:p>æ</text:p>
          </table:table-cell>
          <table:table-cell table:formula="of:=IF([.H238]=1;[.H235];[.H240])"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246];[$Words.$A$2:.$A$250];[$Words.U$2:.U$250])" office:value-type="string" office:string-value="aɪ" calcext:value-type="string">
            <text:p>aɪ</text:p>
          </table:table-cell>
          <table:table-cell table:style-name="ce17" table:formula="of:=LOOKUP([.$C246];[$Words.$A$2:.$A$250];[$Words.V$2:.V$250])" office:value-type="string" office:string-value="aɪ" calcext:value-type="string">
            <text:p>aɪ</text:p>
          </table:table-cell>
          <table:table-cell table:style-name="ce17" table:formula="of:=LOOKUP([.$C246];[$Words.$A$2:.$A$250];[$Words.W$2:.W$250])">
            <text:p/>
          </table:table-cell>
          <table:table-cell table:style-name="ce17" table:formula="of:=LOOKUP([.$C246];[$Words.$A$2:.$A$250];[$Words.X$2:.X$250])">
            <text:p/>
          </table:table-cell>
          <table:table-cell table:style-name="ce17" table:formula="of:=LOOKUP([.$C246];[$Words.$A$2:.$A$250];[$Words.Y$2:.Y$250])">
            <text:p/>
          </table:table-cell>
          <table:table-cell table:style-name="ce17" table:formula="of:=LOOKUP([.$C246];[$Words.$A$2:.$A$250];[$Words.Z$2:.Z$250])">
            <text:p/>
          </table:table-cell>
          <table:table-cell table:style-name="ce17" table:formula="of:=LOOKUP([.$C246];[$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49]=1;[.E246];[.E251])">
            <text:p/>
          </table:table-cell>
          <table:table-cell table:formula="of:=IF([.F249]=1;[.F246];[.F251])" office:value-type="string" office:string-value="aɪ" calcext:value-type="string">
            <text:p>aɪ</text:p>
          </table:table-cell>
          <table:table-cell table:formula="of:=IF([.G249]=1;[.G246];[.G251])">
            <text:p/>
          </table:table-cell>
          <table:table-cell table:formula="of:=IF([.H249]=1;[.H246];[.H251])">
            <text:p/>
          </table:table-cell>
          <table:table-cell table:formula="of:=IF([.I249]=1;[.I246];[.I251])">
            <text:p/>
          </table:table-cell>
          <table:table-cell table:formula="of:=IF([.J249]=1;[.J246];[.J251])">
            <text:p/>
          </table:table-cell>
          <table:table-cell table:formula="of:=IF([.K249]=1;[.K246];[.K251])">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number-columns-repeated="2" office:value-type="string" calcext:value-type="string">
            <text:p>sat</text:p>
          </table:table-cell>
          <table:table-cell office:value-type="string" calcext:value-type="string">
            <text:p>IPA3 Text</text:p>
          </table:table-cell>
          <table:table-cell table:style-name="ce17" table:formula="of:=LOOKUP([.$C254];[$Words.$A$2:.$A$250];[$Words.U$2:.U$250])" office:value-type="string" office:string-value="sæt" calcext:value-type="string">
            <text:p>sæt</text:p>
          </table:table-cell>
          <table:table-cell table:style-name="ce17" table:formula="of:=LOOKUP([.$C254];[$Words.$A$2:.$A$250];[$Words.V$2:.V$250])" office:value-type="string" office:string-value="s" calcext:value-type="string">
            <text:p>s</text:p>
          </table:table-cell>
          <table:table-cell table:style-name="ce17" table:formula="of:=LOOKUP([.$C254];[$Words.$A$2:.$A$250];[$Words.W$2:.W$250])" office:value-type="string" office:string-value="æ" calcext:value-type="string">
            <text:p>æ</text:p>
          </table:table-cell>
          <table:table-cell table:style-name="ce17" table:formula="of:=LOOKUP([.$C254];[$Words.$A$2:.$A$250];[$Words.X$2:.X$250])" office:value-type="string" office:string-value="t" calcext:value-type="string">
            <text:p>t</text:p>
          </table:table-cell>
          <table:table-cell table:style-name="ce17" table:formula="of:=LOOKUP([.$C254];[$Words.$A$2:.$A$250];[$Words.Y$2:.Y$250])">
            <text:p/>
          </table:table-cell>
          <table:table-cell table:style-name="ce17" table:formula="of:=LOOKUP([.$C254];[$Words.$A$2:.$A$250];[$Words.Z$2:.Z$250])">
            <text:p/>
          </table:table-cell>
          <table:table-cell table:style-name="ce17" table:formula="of:=LOOKUP([.$C254];[$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57]=1;[.E254];[.E259])" office:value-type="string" office:string-value="sæt" calcext:value-type="string">
            <text:p>sæt</text:p>
          </table:table-cell>
          <table:table-cell table:formula="of:=IF([.F257]=1;[.F254];[.F259])" office:value-type="string" office:string-value="s" calcext:value-type="string">
            <text:p>s</text:p>
          </table:table-cell>
          <table:table-cell table:formula="of:=IF([.G257]=1;[.G254];[.G259])" office:value-type="string" office:string-value="æ" calcext:value-type="string">
            <text:p>æ</text:p>
          </table:table-cell>
          <table:table-cell table:formula="of:=IF([.H257]=1;[.H254];[.H259])"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at</text:p>
          </table:table-cell>
          <table:table-cell office:value-type="string" calcext:value-type="string">
            <text:p>IPA3 Text</text:p>
          </table:table-cell>
          <table:table-cell table:style-name="ce17" table:formula="of:=LOOKUP([.$C262];[$Words.$A$2:.$A$250];[$Words.U$2:.U$250])" office:value-type="string" office:string-value="æt" calcext:value-type="string">
            <text:p>æt</text:p>
          </table:table-cell>
          <table:table-cell table:style-name="ce17" table:formula="of:=LOOKUP([.$C262];[$Words.$A$2:.$A$250];[$Words.V$2:.V$250])" office:value-type="string" office:string-value="æ" calcext:value-type="string">
            <text:p>æ</text:p>
          </table:table-cell>
          <table:table-cell table:style-name="ce17" table:formula="of:=LOOKUP([.$C262];[$Words.$A$2:.$A$250];[$Words.W$2:.W$250])" office:value-type="string" office:string-value="t" calcext:value-type="string">
            <text:p>t</text:p>
          </table:table-cell>
          <table:table-cell table:style-name="ce17" table:formula="of:=LOOKUP([.$C262];[$Words.$A$2:.$A$250];[$Words.X$2:.X$250])">
            <text:p/>
          </table:table-cell>
          <table:table-cell table:style-name="ce17" table:formula="of:=LOOKUP([.$C262];[$Words.$A$2:.$A$250];[$Words.Y$2:.Y$250])">
            <text:p/>
          </table:table-cell>
          <table:table-cell table:style-name="ce17" table:formula="of:=LOOKUP([.$C262];[$Words.$A$2:.$A$250];[$Words.Z$2:.Z$250])">
            <text:p/>
          </table:table-cell>
          <table:table-cell table:style-name="ce17" table:formula="of:=LOOKUP([.$C262];[$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65]=1;[.E262];[.E267])" office:value-type="string" office:string-value="æt" calcext:value-type="string">
            <text:p>æt</text:p>
          </table:table-cell>
          <table:table-cell table:formula="of:=IF([.F265]=1;[.F262];[.F267])" office:value-type="string" office:string-value="æ" calcext:value-type="string">
            <text:p>æ</text:p>
          </table:table-cell>
          <table:table-cell table:formula="of:=IF([.G265]=1;[.G262];[.G267])" office:value-type="string" office:string-value="t" calcext:value-type="string">
            <text:p>t</text:p>
          </table:table-cell>
          <table:table-cell table:formula="of:=IF([.H265]=1;[.H262];[.H267])">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the</text:p>
          </table:table-cell>
          <table:table-cell office:value-type="string" calcext:value-type="string">
            <text:p>IPA3 Text</text:p>
          </table:table-cell>
          <table:table-cell table:style-name="ce17" table:formula="of:=LOOKUP([.$C270];[$Words.$A$2:.$A$250];[$Words.U$2:.U$250])" office:value-type="string" office:string-value="ðə" calcext:value-type="string">
            <text:p>ðə</text:p>
          </table:table-cell>
          <table:table-cell table:style-name="ce17" table:formula="of:=LOOKUP([.$C270];[$Words.$A$2:.$A$250];[$Words.V$2:.V$250])" office:value-type="string" office:string-value="ð" calcext:value-type="string">
            <text:p>ð</text:p>
          </table:table-cell>
          <table:table-cell table:style-name="ce17" table:formula="of:=LOOKUP([.$C270];[$Words.$A$2:.$A$250];[$Words.W$2:.W$250])" office:value-type="string" office:string-value="ə" calcext:value-type="string">
            <text:p>ə</text:p>
          </table:table-cell>
          <table:table-cell table:style-name="ce17" table:formula="of:=LOOKUP([.$C270];[$Words.$A$2:.$A$250];[$Words.X$2:.X$250])">
            <text:p/>
          </table:table-cell>
          <table:table-cell table:style-name="ce17" table:formula="of:=LOOKUP([.$C270];[$Words.$A$2:.$A$250];[$Words.Y$2:.Y$250])">
            <text:p/>
          </table:table-cell>
          <table:table-cell table:style-name="ce17" table:formula="of:=LOOKUP([.$C270];[$Words.$A$2:.$A$250];[$Words.Z$2:.Z$250])">
            <text:p/>
          </table:table-cell>
          <table:table-cell table:style-name="ce17" table:formula="of:=LOOKUP([.$C270];[$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73]=1;[.E270];[.E275])" office:value-type="string" office:string-value="ðə" calcext:value-type="string">
            <text:p>ðə</text:p>
          </table:table-cell>
          <table:table-cell table:formula="of:=IF([.F273]=1;[.F270];[.F275])" office:value-type="string" office:string-value="ð" calcext:value-type="string">
            <text:p>ð</text:p>
          </table:table-cell>
          <table:table-cell table:formula="of:=IF([.G273]=1;[.G270];[.G275])" office:value-type="string" office:string-value="ə" calcext:value-type="string">
            <text:p>ə</text:p>
          </table:table-cell>
          <table:table-cell table:formula="of:=IF([.H273]=1;[.H270];[.H275])">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IPA3 Text</text:p>
          </table:table-cell>
          <table:table-cell table:style-name="ce17" table:formula="of:=LOOKUP([.$C278];[$Words.$A$2:.$A$250];[$Words.U$2:.U$250])" office:value-type="string" office:string-value="mæt" calcext:value-type="string">
            <text:p>mæt</text:p>
          </table:table-cell>
          <table:table-cell table:style-name="ce17" table:formula="of:=LOOKUP([.$C278];[$Words.$A$2:.$A$250];[$Words.V$2:.V$250])" office:value-type="string" office:string-value="m" calcext:value-type="string">
            <text:p>m</text:p>
          </table:table-cell>
          <table:table-cell table:style-name="ce17" table:formula="of:=LOOKUP([.$C278];[$Words.$A$2:.$A$250];[$Words.W$2:.W$250])" office:value-type="string" office:string-value="æ" calcext:value-type="string">
            <text:p>æ</text:p>
          </table:table-cell>
          <table:table-cell table:style-name="ce17" table:formula="of:=LOOKUP([.$C278];[$Words.$A$2:.$A$250];[$Words.X$2:.X$250])" office:value-type="string" office:string-value="t" calcext:value-type="string">
            <text:p>t</text:p>
          </table:table-cell>
          <table:table-cell table:style-name="ce17" table:formula="of:=LOOKUP([.$C278];[$Words.$A$2:.$A$250];[$Words.Y$2:.Y$250])">
            <text:p/>
          </table:table-cell>
          <table:table-cell table:style-name="ce17" table:formula="of:=LOOKUP([.$C278];[$Words.$A$2:.$A$250];[$Words.Z$2:.Z$250])">
            <text:p/>
          </table:table-cell>
          <table:table-cell table:style-name="ce17" table:formula="of:=LOOKUP([.$C278];[$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81]=1;[.E278];[.E283])" office:value-type="string" office:string-value="mæt" calcext:value-type="string">
            <text:p>mæt</text:p>
          </table:table-cell>
          <table:table-cell table:formula="of:=IF([.F281]=1;[.F278];[.F283])" office:value-type="string" office:string-value="m" calcext:value-type="string">
            <text:p>m</text:p>
          </table:table-cell>
          <table:table-cell table:formula="of:=IF([.G281]=1;[.G278];[.G283])" office:value-type="string" office:string-value="æ" calcext:value-type="string">
            <text:p>æ</text:p>
          </table:table-cell>
          <table:table-cell table:formula="of:=IF([.H281]=1;[.H278];[.H283])"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Spell</text:p>
          </table:table-cell>
          <table:table-cell table:number-columns-repeated="111"/>
        </table:table-row>
        <table:table-row table:style-name="ro1" table:number-rows-repeated="2">
          <table:table-cell table:number-columns-repeated="112"/>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Grapheme</text:p>
          </table:table-cell>
          <table:table-cell table:style-name="ce17" table:formula="of:=LOOKUP([.$C292];[$Words.$A$2:.$A$250];[$Words.N$2:.N$250])" office:value-type="string" office:string-value="i" calcext:value-type="string">
            <text:p>i</text:p>
          </table:table-cell>
          <table:table-cell table:style-name="ce17" table:formula="of:=LOOKUP([.$C292];[$Words.$A$2:.$A$250];[$Words.O$2:.O$250])" office:value-type="string" office:string-value="i" calcext:value-type="string">
            <text:p>i</text:p>
          </table:table-cell>
          <table:table-cell table:style-name="ce17" table:formula="of:=LOOKUP([.$C292];[$Words.$A$2:.$A$250];[$Words.P$2:.P$250])">
            <text:p/>
          </table:table-cell>
          <table:table-cell table:style-name="ce17" table:formula="of:=LOOKUP([.$C292];[$Words.$A$2:.$A$250];[$Words.Q$2:.Q$250])">
            <text:p/>
          </table:table-cell>
          <table:table-cell table:style-name="ce17" table:formula="of:=LOOKUP([.$C292];[$Words.$A$2:.$A$250];[$Words.R$2:.R$250])">
            <text:p/>
          </table:table-cell>
          <table:table-cell table:style-name="ce17" table:formula="of:=LOOKUP([.$C292];[$Words.$A$2:.$A$250];[$Words.S$2:.S$250])">
            <text:p/>
          </table:table-cell>
          <table:table-cell table:style-name="ce17"/>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295]=1;[.E292];[.E297])">
            <text:p/>
          </table:table-cell>
          <table:table-cell table:formula="of:=IF([.F295]=1;[.F292];[.F297])" office:value-type="string" office:string-value="i" calcext:value-type="string">
            <text:p>i</text:p>
          </table:table-cell>
          <table:table-cell table:formula="of:=IF([.G295]=1;[.G292];[.G297])">
            <text:p/>
          </table:table-cell>
          <table:table-cell table:formula="of:=IF([.H295]=1;[.H292];[.H297])">
            <text:p/>
          </table:table-cell>
          <table:table-cell table:formula="of:=IF([.I295]=1;[.I292];[.I297])">
            <text:p/>
          </table:table-cell>
          <table:table-cell table:formula="of:=IF([.J295]=1;[.J292];[.J297])">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Grapheme</text:p>
          </table:table-cell>
          <table:table-cell table:style-name="ce17" table:formula="of:=LOOKUP([.$C300];[$Words.$A$2:.$A$250];[$Words.N$2:.N$250])" office:value-type="string" office:string-value="sat" calcext:value-type="string">
            <text:p>sat</text:p>
          </table:table-cell>
          <table:table-cell table:style-name="ce17" table:formula="of:=LOOKUP([.$C300];[$Words.$A$2:.$A$250];[$Words.O$2:.O$250])" office:value-type="string" office:string-value="s" calcext:value-type="string">
            <text:p>s</text:p>
          </table:table-cell>
          <table:table-cell table:style-name="ce17" table:formula="of:=LOOKUP([.$C300];[$Words.$A$2:.$A$250];[$Words.P$2:.P$250])" office:value-type="string" office:string-value="a" calcext:value-type="string">
            <text:p>a</text:p>
          </table:table-cell>
          <table:table-cell table:style-name="ce17" table:formula="of:=LOOKUP([.$C300];[$Words.$A$2:.$A$250];[$Words.Q$2:.Q$250])" office:value-type="string" office:string-value="t" calcext:value-type="string">
            <text:p>t</text:p>
          </table:table-cell>
          <table:table-cell table:style-name="ce17" table:formula="of:=LOOKUP([.$C300];[$Words.$A$2:.$A$250];[$Words.R$2:.R$250])">
            <text:p/>
          </table:table-cell>
          <table:table-cell table:style-name="ce17" table:formula="of:=LOOKUP([.$C300];[$Words.$A$2:.$A$250];[$Words.S$2:.S$250])">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303]=1;[.E300];[.E305])">
            <text:p/>
          </table:table-cell>
          <table:table-cell table:formula="of:=IF([.F303]=1;[.F300];[.F305])" office:value-type="string" office:string-value="s" calcext:value-type="string">
            <text:p>s</text:p>
          </table:table-cell>
          <table:table-cell table:formula="of:=IF([.G303]=1;[.G300];[.G305])" office:value-type="string" office:string-value="a" calcext:value-type="string">
            <text:p>a</text:p>
          </table:table-cell>
          <table:table-cell table:formula="of:=IF([.H303]=1;[.H300];[.H305])" office:value-type="string" office:string-value="t" calcext:value-type="string">
            <text:p>t</text:p>
          </table:table-cell>
          <table:table-cell table:formula="of:=IF([.I303]=1;[.I300];[.I305])">
            <text:p/>
          </table:table-cell>
          <table:table-cell table:formula="of:=IF([.J303]=1;[.J300];[.J305])">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office:value-type="string" calcext:value-type="string">
            <text:p>The</text:p>
          </table:table-cell>
          <table:table-cell office:value-type="string" calcext:value-type="string">
            <text:p>the</text:p>
          </table:table-cell>
          <table:table-cell office:value-type="string" calcext:value-type="string">
            <text:p>Grapheme</text:p>
          </table:table-cell>
          <table:table-cell table:style-name="ce17" table:formula="of:=LOOKUP([.$C311];[$Words.$A$2:.$A$250];[$Words.N$2:.N$250])" office:value-type="string" office:string-value="the" calcext:value-type="string">
            <text:p>the</text:p>
          </table:table-cell>
          <table:table-cell table:style-name="ce17" table:formula="of:=LOOKUP([.$C311];[$Words.$A$2:.$A$250];[$Words.O$2:.O$250])" office:value-type="string" office:string-value="th" calcext:value-type="string">
            <text:p>th</text:p>
          </table:table-cell>
          <table:table-cell table:style-name="ce17" table:formula="of:=LOOKUP([.$C311];[$Words.$A$2:.$A$250];[$Words.P$2:.P$250])" office:value-type="string" office:string-value="e" calcext:value-type="string">
            <text:p>e</text:p>
          </table:table-cell>
          <table:table-cell table:style-name="ce17" table:formula="of:=LOOKUP([.$C311];[$Words.$A$2:.$A$250];[$Words.Q$2:.Q$250])">
            <text:p/>
          </table:table-cell>
          <table:table-cell table:style-name="ce17" table:formula="of:=LOOKUP([.$C311];[$Words.$A$2:.$A$250];[$Words.R$2:.R$250])">
            <text:p/>
          </table:table-cell>
          <table:table-cell table:style-name="ce17" table:formula="of:=LOOKUP([.$C311];[$Words.$A$2:.$A$250];[$Words.S$2:.S$250])">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314]=1;[.E311];[.E316])">
            <text:p/>
          </table:table-cell>
          <table:table-cell table:formula="of:=IF([.F314]=1;[.F311];[.F316])" office:value-type="string" office:string-value="th" calcext:value-type="string">
            <text:p>th</text:p>
          </table:table-cell>
          <table:table-cell table:formula="of:=IF([.G314]=1;[.G311];[.G316])" office:value-type="string" office:string-value="e" calcext:value-type="string">
            <text:p>e</text:p>
          </table:table-cell>
          <table:table-cell table:formula="of:=IF([.H314]=1;[.H311];[.H316])">
            <text:p/>
          </table:table-cell>
          <table:table-cell table:formula="of:=IF([.I314]=1;[.I311];[.I316])">
            <text:p/>
          </table:table-cell>
          <table:table-cell table:formula="of:=IF([.J314]=1;[.J311];[.J316])">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Grapheme</text:p>
          </table:table-cell>
          <table:table-cell table:style-name="ce17" table:formula="of:=LOOKUP([.$C319];[$Words.$A$2:.$A$250];[$Words.N$2:.N$250])" office:value-type="string" office:string-value="mat" calcext:value-type="string">
            <text:p>mat</text:p>
          </table:table-cell>
          <table:table-cell table:style-name="ce17" table:formula="of:=LOOKUP([.$C319];[$Words.$A$2:.$A$250];[$Words.O$2:.O$250])" office:value-type="string" office:string-value="m" calcext:value-type="string">
            <text:p>m</text:p>
          </table:table-cell>
          <table:table-cell table:style-name="ce17" table:formula="of:=LOOKUP([.$C319];[$Words.$A$2:.$A$250];[$Words.P$2:.P$250])" office:value-type="string" office:string-value="a" calcext:value-type="string">
            <text:p>a</text:p>
          </table:table-cell>
          <table:table-cell table:style-name="ce17" table:formula="of:=LOOKUP([.$C319];[$Words.$A$2:.$A$250];[$Words.Q$2:.Q$250])" office:value-type="string" office:string-value="t" calcext:value-type="string">
            <text:p>t</text:p>
          </table:table-cell>
          <table:table-cell table:style-name="ce17" table:formula="of:=LOOKUP([.$C319];[$Words.$A$2:.$A$250];[$Words.R$2:.R$250])">
            <text:p/>
          </table:table-cell>
          <table:table-cell table:style-name="ce17" table:formula="of:=LOOKUP([.$C319];[$Words.$A$2:.$A$250];[$Words.S$2:.S$250])">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322]=1;[.E319];[.E324])">
            <text:p/>
          </table:table-cell>
          <table:table-cell table:formula="of:=IF([.F322]=1;[.F319];[.F324])" office:value-type="string" office:string-value="m" calcext:value-type="string">
            <text:p>m</text:p>
          </table:table-cell>
          <table:table-cell table:formula="of:=IF([.G322]=1;[.G319];[.G324])" office:value-type="string" office:string-value="a" calcext:value-type="string">
            <text:p>a</text:p>
          </table:table-cell>
          <table:table-cell table:formula="of:=IF([.H322]=1;[.H319];[.H324])" office:value-type="string" office:string-value="t" calcext:value-type="string">
            <text:p>t</text:p>
          </table:table-cell>
          <table:table-cell table:formula="of:=IF([.I322]=1;[.I319];[.I324])">
            <text:p/>
          </table:table-cell>
          <table:table-cell table:formula="of:=IF([.J322]=1;[.J319];[.J324])">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Decodable Text</text:p>
          </table:table-cell>
          <table:table-cell office:value-type="string" calcext:value-type="string">
            <text:p>Not implemented until Lesson 8 (I /ĭ/)</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Word Work Chains</text:p>
          </table:table-cell>
          <table:table-cell table:number-columns-repeated="111"/>
        </table:table-row>
        <table:table-row table:style-name="ro1">
          <table:table-cell table:number-columns-repeated="112"/>
        </table:table-row>
        <table:table-row table:style-name="ro1">
          <table:table-cell office:value-type="string" calcext:value-type="string">
            <text:p>Onset-Rime Level:</text:p>
          </table:table-cell>
          <table:table-cell table:formula="of:=TEXT(&quot;-at&quot;;&quot;@&quot;)" office:value-type="string" office:string-value="-at" calcext:value-type="string">
            <text:p>-at</text:p>
          </table:table-cell>
          <table:table-cell table:number-columns-repeated="110"/>
        </table:table-row>
        <table:table-row table:style-name="ro1">
          <table:table-cell table:number-columns-repeated="112"/>
        </table:table-row>
        <table:table-row table:style-name="ro1">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337];[$Words.$A$2:.$A$250];[$Words.O$2:.O$20])">
            <text:p/>
          </table:table-cell>
          <table:table-cell table:formula="of:=LOOKUP([.$C337];[$Words.$A$2:.$A$250];[$Words.P$2:.P$20])" office:value-type="string" office:string-value="a" calcext:value-type="string">
            <text:p>a</text:p>
          </table:table-cell>
          <table:table-cell table:formula="of:=LOOKUP([.$C337];[$Words.$A$2:.$A$250];[$Words.Q$2:.Q$20])" office:value-type="string" office:string-value="t" calcext:value-type="string">
            <text:p>t</text:p>
          </table:table-cell>
          <table:table-cell table:formula="of:=LOOKUP([.$C337];[$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40]=1;[.E337];[.E342])">
            <text:p/>
          </table:table-cell>
          <table:table-cell table:formula="of:=IF([.F340]=1;[.F337];[.F342])" office:value-type="string" office:string-value="a" calcext:value-type="string">
            <text:p>a</text:p>
          </table:table-cell>
          <table:table-cell table:formula="of:=IF([.G340]=1;[.G337];[.G342])" office:value-type="string" office:string-value="t" calcext:value-type="string">
            <text:p>t</text:p>
          </table:table-cell>
          <table:table-cell table:formula="of:=IF([.H340]=1;[.H337];[.H342])">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mat</text:p>
          </table:table-cell>
          <table:table-cell table:style-name="ce12" office:value-type="string" calcext:value-type="string">
            <text:p>mat</text:p>
          </table:table-cell>
          <table:table-cell/>
          <table:table-cell table:formula="of:=LOOKUP([.$C346];[$Words.$A$2:.$A$250];[$Words.O$2:.O$20])" office:value-type="string" office:string-value="m" calcext:value-type="string">
            <text:p>m</text:p>
          </table:table-cell>
          <table:table-cell table:formula="of:=LOOKUP([.$C346];[$Words.$A$2:.$A$250];[$Words.P$2:.P$20])" office:value-type="string" office:string-value="a" calcext:value-type="string">
            <text:p>a</text:p>
          </table:table-cell>
          <table:table-cell table:formula="of:=LOOKUP([.$C346];[$Words.$A$2:.$A$250];[$Words.Q$2:.Q$20])" office:value-type="string" office:string-value="t" calcext:value-type="string">
            <text:p>t</text:p>
          </table:table-cell>
          <table:table-cell table:formula="of:=LOOKUP([.$C346];[$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49]=1;[.E346];[.E351])" office:value-type="string" office:string-value="m" calcext:value-type="string">
            <text:p>m</text:p>
          </table:table-cell>
          <table:table-cell table:formula="of:=IF([.F349]=1;[.F346];[.F351])" office:value-type="string" office:string-value="a" calcext:value-type="string">
            <text:p>a</text:p>
          </table:table-cell>
          <table:table-cell table:formula="of:=IF([.G349]=1;[.G346];[.G351])" office:value-type="string" office:string-value="t" calcext:value-type="string">
            <text:p>t</text:p>
          </table:table-cell>
          <table:table-cell table:formula="of:=IF([.H349]=1;[.H346];[.H351])">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sat</text:p>
          </table:table-cell>
          <table:table-cell table:style-name="ce12" office:value-type="string" calcext:value-type="string">
            <text:p>sat</text:p>
          </table:table-cell>
          <table:table-cell/>
          <table:table-cell table:formula="of:=LOOKUP([.$C355];[$Words.$A$2:.$A$250];[$Words.O$2:.O$20])" office:value-type="string" office:string-value="s" calcext:value-type="string">
            <text:p>s</text:p>
          </table:table-cell>
          <table:table-cell table:formula="of:=LOOKUP([.$C355];[$Words.$A$2:.$A$250];[$Words.P$2:.P$20])" office:value-type="string" office:string-value="a" calcext:value-type="string">
            <text:p>a</text:p>
          </table:table-cell>
          <table:table-cell table:formula="of:=LOOKUP([.$C355];[$Words.$A$2:.$A$250];[$Words.Q$2:.Q$20])" office:value-type="string" office:string-value="t" calcext:value-type="string">
            <text:p>t</text:p>
          </table:table-cell>
          <table:table-cell table:formula="of:=LOOKUP([.$C355];[$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58]=1;[.E355];[.E360])" office:value-type="string" office:string-value="s" calcext:value-type="string">
            <text:p>s</text:p>
          </table:table-cell>
          <table:table-cell table:formula="of:=IF([.F358]=1;[.F355];[.F360])" office:value-type="string" office:string-value="a" calcext:value-type="string">
            <text:p>a</text:p>
          </table:table-cell>
          <table:table-cell table:formula="of:=IF([.G358]=1;[.G355];[.G360])" office:value-type="string" office:string-value="t" calcext:value-type="string">
            <text:p>t</text:p>
          </table:table-cell>
          <table:table-cell table:formula="of:=IF([.H358]=1;[.H355];[.H360])">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364];[$Words.$A$2:.$A$250];[$Words.O$2:.O$20])">
            <text:p/>
          </table:table-cell>
          <table:table-cell table:formula="of:=LOOKUP([.$C364];[$Words.$A$2:.$A$250];[$Words.P$2:.P$20])" office:value-type="string" office:string-value="a" calcext:value-type="string">
            <text:p>a</text:p>
          </table:table-cell>
          <table:table-cell table:formula="of:=LOOKUP([.$C364];[$Words.$A$2:.$A$250];[$Words.Q$2:.Q$20])" office:value-type="string" office:string-value="t" calcext:value-type="string">
            <text:p>t</text:p>
          </table:table-cell>
          <table:table-cell table:formula="of:=LOOKUP([.$C364];[$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67]=1;[.E364];[.E369])">
            <text:p/>
          </table:table-cell>
          <table:table-cell table:formula="of:=IF([.F367]=1;[.F364];[.F369])" office:value-type="string" office:string-value="a" calcext:value-type="string">
            <text:p>a</text:p>
          </table:table-cell>
          <table:table-cell table:formula="of:=IF([.G367]=1;[.G364];[.G369])" office:value-type="string" office:string-value="t" calcext:value-type="string">
            <text:p>t</text:p>
          </table:table-cell>
          <table:table-cell table:formula="of:=IF([.H367]=1;[.H364];[.H369])">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High Frequency Words Addressed</text:p>
          </table:table-cell>
          <table:table-cell table:number-columns-repeated="111"/>
        </table:table-row>
        <table:table-row table:style-name="ro1">
          <table:table-cell table:number-columns-repeated="112"/>
        </table:table-row>
        <table:table-row table:style-name="ro1">
          <table:table-cell office:value-type="string" calcext:value-type="string">
            <text:p>Dolch</text:p>
          </table:table-cell>
          <table:table-cell table:formula="of:=[$Words.A2]" office:value-type="string" office:string-value="and" calcext:value-type="string">
            <text:p>and</text:p>
          </table:table-cell>
          <table:table-cell table:number-columns-repeated="110"/>
        </table:table-row>
        <table:table-row table:style-name="ro1">
          <table:table-cell table:number-columns-repeated="112"/>
        </table:table-row>
        <table:table-row table:style-name="ro1">
          <table:table-cell office:value-type="string" calcext:value-type="string">
            <text:p>Fry</text:p>
          </table:table-cell>
          <table:table-cell table:formula="of:=[$Words.A2]" office:value-type="string" office:string-value="and" calcext:value-type="string">
            <text:p>and</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Word Lists</text:p>
          </table:table-cell>
          <table:table-cell table:number-columns-repeated="111"/>
        </table:table-row>
        <table:table-row table:style-name="ro1">
          <table:table-cell/>
          <table:table-cell table:style-name="Default"/>
          <table:table-cell table:number-columns-repeated="110"/>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complete list of options of word list types]</text:p>
          </table:table-cell>
          <table:table-cell table:style-name="Default" table:number-columns-repeated="2"/>
          <table:table-cell table:number-columns-repeated="109"/>
        </table:table-row>
        <table:table-row table:style-name="ro1" table:number-rows-repeated="2">
          <table:table-cell/>
          <table:table-cell table:style-name="Default" table:number-columns-repeated="2"/>
          <table:table-cell table:number-columns-repeated="109"/>
        </table:table-row>
        <table:table-row table:style-name="ro1">
          <table:table-cell office:value-type="string" calcext:value-type="string">
            <text:p>VC</text:p>
          </table:table-cell>
          <table:table-cell table:style-name="Default" table:formula="of:=[$Words.A3]" office:value-type="string" office:string-value="at" calcext:value-type="string">
            <text:p>at</text:p>
          </table:table-cell>
          <table:table-cell table:number-columns-repeated="110"/>
        </table:table-row>
        <table:table-row table:style-name="ro1">
          <table:table-cell table:number-columns-repeated="112"/>
        </table:table-row>
        <table:table-row table:style-name="ro1">
          <table:table-cell office:value-type="string" calcext:value-type="string">
            <text:p>CVC</text:p>
          </table:table-cell>
          <table:table-cell table:formula="of:=[$Words.A6]" office:value-type="string" office:string-value="if" calcext:value-type="string">
            <text:p>if</text:p>
          </table:table-cell>
          <table:table-cell table:number-columns-repeated="110"/>
        </table:table-row>
        <table:table-row table:style-name="ro1">
          <table:table-cell/>
          <table:table-cell table:formula="of:=[$Words.A9]" office:value-type="string" office:string-value="mat" calcext:value-type="string">
            <text:p>mat</text:p>
          </table:table-cell>
          <table:table-cell table:number-columns-repeated="110"/>
        </table:table-row>
        <table:table-row table:style-name="ro1" table:number-rows-repeated="1048187">
          <table:table-cell table:number-columns-repeated="112"/>
        </table:table-row>
        <table:table-row table:style-name="ro1">
          <table:table-cell table:number-columns-repeated="112"/>
        </table:table-row>
      </table:table>
      <table:table table:name="Lesson 8" table:style-name="ta1">
        <office:forms form:automatic-focus="false" form:apply-design-mode="false"/>
        <table:table-column table:style-name="co10" table:default-cell-style-name="Default"/>
        <table:table-column table:style-name="co6" table:default-cell-style-name="ce9"/>
        <table:table-column table:style-name="co7" table:default-cell-style-name="ce9"/>
        <table:table-column table:style-name="co7" table:default-cell-style-name="ce8"/>
        <table:table-column table:style-name="co1" table:number-columns-repeated="7" table:default-cell-style-name="ce15"/>
        <table:table-column table:style-name="co8" table:default-cell-style-name="ce15"/>
        <table:table-column table:style-name="co1" table:number-columns-repeated="99" table:default-cell-style-name="Default"/>
        <table:table-column table:style-name="co9" table:default-cell-style-name="Default"/>
        <table:table-row table:style-name="ro1">
          <table:table-cell office:value-type="string" calcext:value-type="string">
            <text:p>First Name</text:p>
          </table:table-cell>
          <table:table-cell table:number-columns-repeated="111"/>
        </table:table-row>
        <table:table-row table:style-name="ro1">
          <table:table-cell office:value-type="string" calcext:value-type="string">
            <text:p>Last Name</text:p>
          </table:table-cell>
          <table:table-cell table:number-columns-repeated="111"/>
        </table:table-row>
        <table:table-row table:style-name="ro1">
          <table:table-cell office:value-type="string" calcext:value-type="string">
            <text:p>ID</text:p>
          </table:table-cell>
          <table:table-cell table:number-columns-repeated="111"/>
        </table:table-row>
        <table:table-row table:style-name="ro1">
          <table:table-cell office:value-type="string" calcext:value-type="string">
            <text:p>School</text:p>
          </table:table-cell>
          <table:table-cell table:number-columns-repeated="111"/>
        </table:table-row>
        <table:table-row table:style-name="ro1">
          <table:table-cell office:value-type="string" calcext:value-type="string">
            <text:p>UFLI Lesson</text:p>
          </table:table-cell>
          <table:table-cell office:value-type="float" office:value="8" calcext:value-type="float">
            <text:p>8</text:p>
          </table:table-cell>
          <table:table-cell table:number-columns-repeated="110"/>
        </table:table-row>
        <table:table-row table:style-name="ro1">
          <table:table-cell office:value-type="string" calcext:value-type="string">
            <text:p>Lesson Title Bold</text:p>
          </table:table-cell>
          <table:table-cell table:formula="of:=TEXT(&quot;i /i/:&quot;; &quot;@&quot;)" office:value-type="string" office:string-value="i /i/:" calcext:value-type="string">
            <text:p>i /i/:</text:p>
          </table:table-cell>
          <table:table-cell table:number-columns-repeated="110"/>
        </table:table-row>
        <table:table-row table:style-name="ro1">
          <table:table-cell office:value-type="string" calcext:value-type="string">
            <text:p>Lesson Title Regular</text:p>
          </table:table-cell>
          <table:table-cell table:formula="of:=TEXT(&quot;The grapheme I spells /i/&quot;;&quot;@&quot;)" office:value-type="string" office:string-value="The grapheme I spells /i/" calcext:value-type="string">
            <text:p>The grapheme I spells /i/</text:p>
          </table:table-cell>
          <table:table-cell table:number-columns-repeated="110"/>
        </table:table-row>
        <table:table-row table:style-name="ro1">
          <table:table-cell office:value-type="string" calcext:value-type="string">
            <text:p>Lesson Corner Text Left Bold</text:p>
          </table:table-cell>
          <table:table-cell office:value-type="string" calcext:value-type="string">
            <text:p>Lesson 8</text:p>
          </table:table-cell>
          <table:table-cell table:number-columns-repeated="110"/>
        </table:table-row>
        <table:table-row table:style-name="ro1">
          <table:table-cell office:value-type="string" calcext:value-type="string">
            <text:p>Lesson Corner Text Left Regular</text:p>
          </table:table-cell>
          <table:table-cell table:formula="of:=TEXT(&quot;i /i/&quot;; &quot;@&quot;)" office:value-type="string" office:string-value="i /i/" calcext:value-type="string">
            <text:p>i /i/</text:p>
          </table:table-cell>
          <table:table-cell table:number-columns-repeated="110"/>
        </table:table-row>
        <table:table-row table:style-name="ro1">
          <table:table-cell office:value-type="string" calcext:value-type="string">
            <text:p>Lesson Corner Text Right Bold</text:p>
          </table:table-cell>
          <table:table-cell office:value-type="string" calcext:value-type="string">
            <text:p>Lesson 8</text:p>
          </table:table-cell>
          <table:table-cell table:number-columns-repeated="110"/>
        </table:table-row>
        <table:table-row table:style-name="ro1">
          <table:table-cell office:value-type="string" calcext:value-type="string">
            <text:p>Lesson Corner Text Right Regular</text:p>
          </table:table-cell>
          <table:table-cell table:formula="of:=TEXT(&quot;i /i/ (continued)&quot;; &quot;@&quot;)" office:value-type="string" office:string-value="i /i/ (continued)" calcext:value-type="string">
            <text:p>i /i/ (continued)</text:p>
          </table:table-cell>
          <table:table-cell table:number-columns-repeated="110"/>
        </table:table-row>
        <table:table-row table:style-name="ro1">
          <table:table-cell office:value-type="string" calcext:value-type="string">
            <text:p>Attempt</text:p>
          </table:table-cell>
          <table:table-cell table:number-columns-repeated="111"/>
        </table:table-row>
        <table:table-row table:style-name="ro1">
          <table:table-cell office:value-type="string" calcext:value-type="string">
            <text:p>Date</text:p>
          </table:table-cell>
          <table:table-cell table:number-columns-repeated="111"/>
        </table:table-row>
        <table:table-row table:style-name="ro1">
          <table:table-cell office:value-type="string" calcext:value-type="string">
            <text:p>Time</text:p>
          </table:table-cell>
          <table:table-cell table:number-columns-repeated="111"/>
        </table:table-row>
        <table:table-row table:style-name="ro1">
          <table:table-cell table:number-columns-repeated="112"/>
        </table:table-row>
        <table:table-row table:style-name="ro1">
          <table:table-cell table:number-columns-repeated="5"/>
          <table:table-cell office:value-type="string" calcext:value-type="string">
            <text:p>æ</text:p>
          </table:table-cell>
          <table:table-cell office:value-type="string" calcext:value-type="string">
            <text:p>t</text:p>
          </table:table-cell>
          <table:table-cell table:number-columns-repeated="105"/>
        </table:table-row>
        <table:table-row table:style-name="ro8">
          <table:table-cell table:style-name="ce7" office:value-type="string" calcext:value-type="string">
            <text:p>Instructional Notes</text:p>
          </table:table-cell>
          <table:table-cell table:style-name="ce10" office:value-type="string" calcext:value-type="string">
            <text:p>The manipulative letter tray can be used for extra practice with letter recognition, as needed. </text:p>
            <text:p/>
            <text:p>If having the full alphabet on the manipulative letter tray is overwhelming for students, reduce the number of letters displayed at one time.</text:p>
          </table:table-cell>
          <table:table-cell table:style-name="ce10"/>
          <table:table-cell table:style-name="ce19"/>
          <table:table-cell table:style-name="ce16"/>
          <table:table-cell table:number-columns-repeated="107"/>
        </table:table-row>
        <table:table-row table:style-name="ro1">
          <table:table-cell/>
          <table:table-cell table:style-name="ce10" table:number-columns-repeated="2"/>
          <table:table-cell table:style-name="ce19"/>
          <table:table-cell table:style-name="ce16"/>
          <table:table-cell table:number-columns-repeated="107"/>
        </table:table-row>
        <table:table-row table:style-name="ro1">
          <table:table-cell office:value-type="string" calcext:value-type="string">
            <text:p>1: Phonemic Awareness</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style-name="ce15" office:value-type="string" calcext:value-type="string">
            <text:p>Blend</text:p>
          </table:table-cell>
          <table:table-cell table:formula="of:=TEXT(&quot;/ă/ /t/ (at)&quot;; &quot;@&quot;)" office:value-type="string" office:string-value="/ă/ /t/ (at)" calcext:value-type="string">
            <text:p>/ă/ /t/ (at)</text:p>
          </table:table-cell>
          <table:table-cell office:value-type="string" calcext:value-type="string">
            <text:p>at</text:p>
          </table:table-cell>
          <table:table-cell office:value-type="string" calcext:value-type="string">
            <text:p>IPA3 Text</text:p>
          </table:table-cell>
          <table:table-cell/>
          <table:table-cell table:style-name="ce17" table:formula="of:=LOOKUP([.$C22];[$Words.$A$2:.$A$250];[$Words.V$2:.V$250])" office:value-type="string" office:string-value="æ" calcext:value-type="string">
            <text:p>æ</text:p>
          </table:table-cell>
          <table:table-cell table:style-name="ce17" table:formula="of:=LOOKUP([.$C22];[$Words.$A$2:.$A$250];[$Words.W$2:.W$250])" office:value-type="string" office:string-value="t" calcext:value-type="string">
            <text:p>t</text:p>
          </table:table-cell>
          <table:table-cell table:style-name="ce17" table:formula="of:=LOOKUP([.$C22];[$Words.$A$2:.$A$250];[$Words.X$2:.X$250])">
            <text:p/>
          </table:table-cell>
          <table:table-cell table:style-name="ce17" table:formula="of:=LOOKUP([.$C22];[$Words.$A$2:.$A$250];[$Words.Y$2:.Y$250])">
            <text:p/>
          </table:table-cell>
          <table:table-cell table:style-name="ce17" table:formula="of:=LOOKUP([.$C22];[$Words.$A$2:.$A$250];[$Words.Z$2:.Z$250])">
            <text:p/>
          </table:table-cell>
          <table:table-cell table:style-name="ce17" table:formula="of:=LOOKUP([.$C22];[$Words.$A$2:.$A$250];[$Words.AA$2:.AA$250])">
            <text:p/>
          </table:table-cell>
          <table:table-cell table:style-name="ce17" table:formula="of:=LOOKUP([.$C22];[$Words.$A$2:.$A$250];[$Words.U$2:.U$20])" office:value-type="string" office:string-value="æt" calcext:value-type="string">
            <text:p>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25]=1;[.E22];[.E27])">
            <text:p/>
          </table:table-cell>
          <table:table-cell table:formula="of:=IF([.F25]=1;[.F22];[.F27])" office:value-type="string" office:string-value="æ" calcext:value-type="string">
            <text:p>æ</text:p>
          </table:table-cell>
          <table:table-cell table:formula="of:=IF([.G25]=1;[.G22];[.G27])" office:value-type="string" office:string-value="t" calcext:value-type="string">
            <text:p>t</text:p>
          </table:table-cell>
          <table:table-cell table:formula="of:=IF([.H25]=1;[.H22];[.H27])">
            <text:p/>
          </table:table-cell>
          <table:table-cell table:formula="of:=IF([.I25]=1;[.I22];[.I27])">
            <text:p/>
          </table:table-cell>
          <table:table-cell table:formula="of:=IF([.J25]=1;[.J22];[.J27])">
            <text:p/>
          </table:table-cell>
          <table:table-cell table:formula="of:=IF([.K25]=1;[.K22];[.K27])">
            <text:p/>
          </table:table-cell>
          <table:table-cell table:style-name="ce17" table:formula="of:=IF([.L25]=1;[.L22];[.L27])" office:value-type="string" office:string-value="æt" calcext:value-type="string">
            <text:p>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m/ /ă/ /t/ (mat)&quot;; &quot;@&quot;)" office:value-type="string" office:string-value="/m/ /ă/ /t/ (mat)" calcext:value-type="string">
            <text:p>/m/ /ă/ /t/ (mat)</text:p>
          </table:table-cell>
          <table:table-cell office:value-type="string" calcext:value-type="string">
            <text:p>mat</text:p>
          </table:table-cell>
          <table:table-cell office:value-type="string" calcext:value-type="string">
            <text:p>IPA3 Text</text:p>
          </table:table-cell>
          <table:table-cell/>
          <table:table-cell table:style-name="ce17" table:formula="of:=LOOKUP([.$C29];[$Words.$A$2:.$A$250];[$Words.V$2:.V$250])" office:value-type="string" office:string-value="m" calcext:value-type="string">
            <text:p>m</text:p>
          </table:table-cell>
          <table:table-cell table:style-name="ce17" table:formula="of:=LOOKUP([.$C29];[$Words.$A$2:.$A$250];[$Words.W$2:.W$250])" office:value-type="string" office:string-value="æ" calcext:value-type="string">
            <text:p>æ</text:p>
          </table:table-cell>
          <table:table-cell table:style-name="ce17" table:formula="of:=LOOKUP([.$C29];[$Words.$A$2:.$A$250];[$Words.X$2:.X$250])" office:value-type="string" office:string-value="t" calcext:value-type="string">
            <text:p>t</text:p>
          </table:table-cell>
          <table:table-cell table:style-name="ce17" table:formula="of:=LOOKUP([.$C29];[$Words.$A$2:.$A$250];[$Words.Y$2:.Y$250])">
            <text:p/>
          </table:table-cell>
          <table:table-cell table:style-name="ce17" table:formula="of:=LOOKUP([.$C29];[$Words.$A$2:.$A$250];[$Words.Z$2:.Z$250])">
            <text:p/>
          </table:table-cell>
          <table:table-cell table:style-name="ce17" table:formula="of:=LOOKUP([.$C29];[$Words.$A$2:.$A$250];[$Words.AA$2:.AA$250])">
            <text:p/>
          </table:table-cell>
          <table:table-cell table:style-name="ce17" table:formula="of:=LOOKUP([.$C29];[$Words.$A$2:.$A$250];[$Words.U$2:.U$20])" office:value-type="string" office:string-value="mæt" calcext:value-type="string">
            <text:p>m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32]=1;[.E29];[.E34])">
            <text:p/>
          </table:table-cell>
          <table:table-cell table:formula="of:=IF([.F32]=1;[.F29];[.F34])" office:value-type="string" office:string-value="m" calcext:value-type="string">
            <text:p>m</text:p>
          </table:table-cell>
          <table:table-cell table:formula="of:=IF([.G32]=1;[.G29];[.G34])" office:value-type="string" office:string-value="æ" calcext:value-type="string">
            <text:p>æ</text:p>
          </table:table-cell>
          <table:table-cell table:formula="of:=IF([.H32]=1;[.H29];[.H34])" office:value-type="string" office:string-value="t" calcext:value-type="string">
            <text:p>t</text:p>
          </table:table-cell>
          <table:table-cell table:formula="of:=IF([.I32]=1;[.I29];[.I34])">
            <text:p/>
          </table:table-cell>
          <table:table-cell table:formula="of:=IF([.J32]=1;[.J29];[.J34])">
            <text:p/>
          </table:table-cell>
          <table:table-cell table:formula="of:=IF([.K32]=1;[.K29];[.K34])">
            <text:p/>
          </table:table-cell>
          <table:table-cell table:style-name="ce17" table:formula="of:=IF([.L32]=1;[.L29];[.L34])" office:value-type="string" office:string-value="mæt" calcext:value-type="string">
            <text:p>m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s/ /ă/ /p/ (sap)&quot;; &quot;@&quot;)" office:value-type="string" office:string-value="/s/ /ă/ /p/ (sap)" calcext:value-type="string">
            <text:p>/s/ /ă/ /p/ (sap)</text:p>
          </table:table-cell>
          <table:table-cell office:value-type="string" calcext:value-type="string">
            <text:p>sap</text:p>
          </table:table-cell>
          <table:table-cell office:value-type="string" calcext:value-type="string">
            <text:p>IPA3 Text</text:p>
          </table:table-cell>
          <table:table-cell/>
          <table:table-cell table:style-name="ce17" table:formula="of:=LOOKUP([.$C36];[$Words.$A$2:.$A$250];[$Words.V$2:.V$250])" office:value-type="string" office:string-value="s" calcext:value-type="string">
            <text:p>s</text:p>
          </table:table-cell>
          <table:table-cell table:style-name="ce17" table:formula="of:=LOOKUP([.$C36];[$Words.$A$2:.$A$250];[$Words.W$2:.W$250])" office:value-type="string" office:string-value="æ" calcext:value-type="string">
            <text:p>æ</text:p>
          </table:table-cell>
          <table:table-cell table:style-name="ce17" table:formula="of:=LOOKUP([.$C36];[$Words.$A$2:.$A$250];[$Words.X$2:.X$250])" office:value-type="string" office:string-value="p" calcext:value-type="string">
            <text:p>p</text:p>
          </table:table-cell>
          <table:table-cell table:style-name="ce17" table:formula="of:=LOOKUP([.$C36];[$Words.$A$2:.$A$250];[$Words.Y$2:.Y$250])">
            <text:p/>
          </table:table-cell>
          <table:table-cell table:style-name="ce17" table:formula="of:=LOOKUP([.$C36];[$Words.$A$2:.$A$250];[$Words.Z$2:.Z$250])">
            <text:p/>
          </table:table-cell>
          <table:table-cell table:style-name="ce17" table:formula="of:=LOOKUP([.$C36];[$Words.$A$2:.$A$250];[$Words.AA$2:.AA$250])">
            <text:p/>
          </table:table-cell>
          <table:table-cell table:style-name="ce17" table:formula="of:=LOOKUP([.$C36];[$Words.$A$2:.$A$250];[$Words.U$2:.U$20])" office:value-type="string" office:string-value="sæp" calcext:value-type="string">
            <text:p>sæp</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39]=1;[.E36];[.E41])">
            <text:p/>
          </table:table-cell>
          <table:table-cell table:formula="of:=IF([.F39]=1;[.F36];[.F41])" office:value-type="string" office:string-value="s" calcext:value-type="string">
            <text:p>s</text:p>
          </table:table-cell>
          <table:table-cell table:formula="of:=IF([.G39]=1;[.G36];[.G41])" office:value-type="string" office:string-value="æ" calcext:value-type="string">
            <text:p>æ</text:p>
          </table:table-cell>
          <table:table-cell table:formula="of:=IF([.H39]=1;[.H36];[.H41])" office:value-type="string" office:string-value="p" calcext:value-type="string">
            <text:p>p</text:p>
          </table:table-cell>
          <table:table-cell table:formula="of:=IF([.I39]=1;[.I36];[.I41])">
            <text:p/>
          </table:table-cell>
          <table:table-cell table:formula="of:=IF([.J39]=1;[.J36];[.J41])">
            <text:p/>
          </table:table-cell>
          <table:table-cell table:formula="of:=IF([.K39]=1;[.K36];[.K41])">
            <text:p/>
          </table:table-cell>
          <table:table-cell table:style-name="ce17" table:formula="of:=IF([.L39]=1;[.L36];[.L41])" office:value-type="string" office:string-value="sæp" calcext:value-type="string">
            <text:p>sæp</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number-rows-repeated="2">
          <table:table-cell table:style-name="ce15"/>
          <table:table-cell table:number-columns-repeated="111"/>
        </table:table-row>
        <table:table-row table:style-name="ro1">
          <table:table-cell table:style-name="ce15" office:value-type="string" calcext:value-type="string">
            <text:p>Segment</text:p>
          </table:table-cell>
          <table:table-cell table:formula="of:=TEXT(&quot;pat (/p/ /ă/ /t/)&quot;; &quot;@&quot;)" office:value-type="string" office:string-value="pat (/p/ /ă/ /t/)" calcext:value-type="string">
            <text:p>pat (/p/ /ă/ /t/)</text:p>
          </table:table-cell>
          <table:table-cell office:value-type="string" calcext:value-type="string">
            <text:p>pat</text:p>
          </table:table-cell>
          <table:table-cell office:value-type="string" calcext:value-type="string">
            <text:p>IPA3 Text</text:p>
          </table:table-cell>
          <table:table-cell table:formula="of:=LOOKUP([.$C44];[$Words.$A$2:.$A$250];[$Words.U$2:.U$20])" office:value-type="string" office:string-value="pæt" calcext:value-type="string">
            <text:p>pæt</text:p>
          </table:table-cell>
          <table:table-cell table:formula="of:=LOOKUP([.$C44];[$Words.$A$2:.$A$250];[$Words.V$2:.V$250])" office:value-type="string" office:string-value="p" calcext:value-type="string">
            <text:p>p</text:p>
          </table:table-cell>
          <table:table-cell table:formula="of:=LOOKUP([.$C44];[$Words.$A$2:.$A$250];[$Words.W$2:.W$250])" office:value-type="string" office:string-value="æ" calcext:value-type="string">
            <text:p>æ</text:p>
          </table:table-cell>
          <table:table-cell table:formula="of:=LOOKUP([.$C44];[$Words.$A$2:.$A$250];[$Words.X$2:.X$250])" office:value-type="string" office:string-value="t" calcext:value-type="string">
            <text:p>t</text:p>
          </table:table-cell>
          <table:table-cell table:formula="of:=LOOKUP([.$C44];[$Words.$A$2:.$A$250];[$Words.Y$2:.Y$250])">
            <text:p/>
          </table:table-cell>
          <table:table-cell table:formula="of:=LOOKUP([.$C44];[$Words.$A$2:.$A$250];[$Words.Z$2:.Z$250])">
            <text:p/>
          </table:table-cell>
          <table:table-cell table:formula="of:=LOOKUP([.$C44];[$Words.$A$2:.$A$250];[$Words.AA$2:.AA$250])">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47]=1;[.E44];[.E49])" office:value-type="string" office:string-value="pæt" calcext:value-type="string">
            <text:p>pæt</text:p>
          </table:table-cell>
          <table:table-cell table:formula="of:=IF([.F47]=1;[.F44];[.F49])" office:value-type="string" office:string-value="p" calcext:value-type="string">
            <text:p>p</text:p>
          </table:table-cell>
          <table:table-cell table:formula="of:=IF([.G47]=1;[.G44];[.G49])" office:value-type="string" office:string-value="æ" calcext:value-type="string">
            <text:p>æ</text:p>
          </table:table-cell>
          <table:table-cell table:formula="of:=IF([.H47]=1;[.H44];[.H49])" office:value-type="string" office:string-value="t" calcext:value-type="string">
            <text:p>t</text:p>
          </table:table-cell>
          <table:table-cell table:formula="of:=IF([.I47]=1;[.I44];[.I49])">
            <text:p/>
          </table:table-cell>
          <table:table-cell table:formula="of:=IF([.J47]=1;[.J44];[.J49])">
            <text:p/>
          </table:table-cell>
          <table:table-cell table:formula="of:=IF([.K47]=1;[.K44];[.K49])">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sat (/s/ /ă/ /t/)&quot;; &quot;@&quot;)" office:value-type="string" office:string-value="sat (/s/ /ă/ /t/)" calcext:value-type="string">
            <text:p>sat (/s/ /ă/ /t/)</text:p>
          </table:table-cell>
          <table:table-cell office:value-type="string" calcext:value-type="string">
            <text:p>sat</text:p>
          </table:table-cell>
          <table:table-cell office:value-type="string" calcext:value-type="string">
            <text:p>IPA3 Text</text:p>
          </table:table-cell>
          <table:table-cell table:formula="of:=LOOKUP([.$C51];[$Words.$A$2:.$A$250];[$Words.U$2:.U$20])" office:value-type="string" office:string-value="sæt" calcext:value-type="string">
            <text:p>sæt</text:p>
          </table:table-cell>
          <table:table-cell table:formula="of:=LOOKUP([.$C51];[$Words.$A$2:.$A$250];[$Words.V$2:.V$250])" office:value-type="string" office:string-value="s" calcext:value-type="string">
            <text:p>s</text:p>
          </table:table-cell>
          <table:table-cell table:formula="of:=LOOKUP([.$C51];[$Words.$A$2:.$A$250];[$Words.W$2:.W$250])" office:value-type="string" office:string-value="æ" calcext:value-type="string">
            <text:p>æ</text:p>
          </table:table-cell>
          <table:table-cell table:formula="of:=LOOKUP([.$C51];[$Words.$A$2:.$A$250];[$Words.X$2:.X$250])" office:value-type="string" office:string-value="t" calcext:value-type="string">
            <text:p>t</text:p>
          </table:table-cell>
          <table:table-cell table:formula="of:=LOOKUP([.$C51];[$Words.$A$2:.$A$250];[$Words.Y$2:.Y$250])">
            <text:p/>
          </table:table-cell>
          <table:table-cell table:formula="of:=LOOKUP([.$C51];[$Words.$A$2:.$A$250];[$Words.Z$2:.Z$250])">
            <text:p/>
          </table:table-cell>
          <table:table-cell table:formula="of:=LOOKUP([.$C51];[$Words.$A$2:.$A$250];[$Words.AA$2:.AA$250])">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54]=1;[.E51];[.E56])" office:value-type="string" office:string-value="sæt" calcext:value-type="string">
            <text:p>sæt</text:p>
          </table:table-cell>
          <table:table-cell table:formula="of:=IF([.F54]=1;[.F51];[.F56])" office:value-type="string" office:string-value="s" calcext:value-type="string">
            <text:p>s</text:p>
          </table:table-cell>
          <table:table-cell table:formula="of:=IF([.G54]=1;[.G51];[.G56])" office:value-type="string" office:string-value="æ" calcext:value-type="string">
            <text:p>æ</text:p>
          </table:table-cell>
          <table:table-cell table:formula="of:=IF([.H54]=1;[.H51];[.H56])" office:value-type="string" office:string-value="t" calcext:value-type="string">
            <text:p>t</text:p>
          </table:table-cell>
          <table:table-cell table:formula="of:=IF([.I54]=1;[.I51];[.I56])">
            <text:p/>
          </table:table-cell>
          <table:table-cell table:formula="of:=IF([.J54]=1;[.J51];[.J56])">
            <text:p/>
          </table:table-cell>
          <table:table-cell table:formula="of:=IF([.K54]=1;[.K51];[.K56])">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mat (/m/ /ă/ /t/)&quot;; &quot;@&quot;)" office:value-type="string" office:string-value="mat (/m/ /ă/ /t/)" calcext:value-type="string">
            <text:p>mat (/m/ /ă/ /t/)</text:p>
          </table:table-cell>
          <table:table-cell office:value-type="string" calcext:value-type="string">
            <text:p>mat</text:p>
          </table:table-cell>
          <table:table-cell office:value-type="string" calcext:value-type="string">
            <text:p>IPA3 Text</text:p>
          </table:table-cell>
          <table:table-cell table:formula="of:=LOOKUP([.$C58];[$Words.$A$2:.$A$250];[$Words.U$2:.U$20])" office:value-type="string" office:string-value="mæt" calcext:value-type="string">
            <text:p>mæt</text:p>
          </table:table-cell>
          <table:table-cell table:formula="of:=LOOKUP([.$C58];[$Words.$A$2:.$A$250];[$Words.V$2:.V$250])" office:value-type="string" office:string-value="m" calcext:value-type="string">
            <text:p>m</text:p>
          </table:table-cell>
          <table:table-cell table:formula="of:=LOOKUP([.$C58];[$Words.$A$2:.$A$250];[$Words.W$2:.W$250])" office:value-type="string" office:string-value="æ" calcext:value-type="string">
            <text:p>æ</text:p>
          </table:table-cell>
          <table:table-cell table:formula="of:=LOOKUP([.$C58];[$Words.$A$2:.$A$250];[$Words.X$2:.X$250])" office:value-type="string" office:string-value="t" calcext:value-type="string">
            <text:p>t</text:p>
          </table:table-cell>
          <table:table-cell table:style-name="Default" table:number-columns-repeated="4"/>
          <table:table-cell table:number-columns-repeated="100"/>
        </table:table-row>
        <table:table-row table:style-name="ro1">
          <table:table-cell table:style-name="ce15"/>
          <table:table-cell table:number-columns-repeated="7"/>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Student Response</text:p>
          </table:table-cell>
          <table:table-cell table:number-columns-repeated="4"/>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style-name="ce17" table:formula="of:=IF([.E61]=1;[.E58];[.E63])" office:value-type="string" office:string-value="mæt" calcext:value-type="string">
            <text:p>mæt</text:p>
          </table:table-cell>
          <table:table-cell table:formula="of:=IF([.F61]=1;[.F58];[.F63])" office:value-type="string" office:string-value="m" calcext:value-type="string">
            <text:p>m</text:p>
          </table:table-cell>
          <table:table-cell table:formula="of:=IF([.G61]=1;[.G58];[.G63])" office:value-type="string" office:string-value="æ" calcext:value-type="string">
            <text:p>æ</text:p>
          </table:table-cell>
          <table:table-cell table:formula="of:=IF([.H61]=1;[.H58];[.H63])" office:value-type="string" office:string-value="t" calcext:value-type="string">
            <text:p>t</text:p>
          </table:table-cell>
          <table:table-cell table:style-name="Default" table:number-columns-repeated="4"/>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Default" table:number-columns-repeated="4"/>
          <table:table-cell table:number-columns-repeated="100"/>
        </table:table-row>
        <table:table-row table:style-name="ro1" table:number-rows-repeated="2">
          <table:table-cell table:number-columns-repeated="4"/>
          <table:table-cell table:style-name="Default" table:number-columns-repeated="8"/>
          <table:table-cell table:number-columns-repeated="100"/>
        </table:table-row>
        <table:table-row table:style-name="ro1">
          <table:table-cell office:value-type="string" calcext:value-type="string">
            <text:p>2: Visual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Graphemes</text:p>
          </table:table-cell>
          <table:table-cell table:formula="of:=TEXT(&quot;t (/t/)&quot;; &quot;@&quot;)" office:value-type="string" office:string-value="t (/t/)" calcext:value-type="string">
            <text:p>t (/t/)</text:p>
          </table:table-cell>
          <table:table-cell table:formula="of:=[$Units.F16]" office:value-type="string" office:string-value="t" calcext:value-type="string">
            <text:p>t</text:p>
          </table:table-cell>
          <table:table-cell office:value-type="string" calcext:value-type="string">
            <text:p>IPA3 Text</text:p>
          </table:table-cell>
          <table:table-cell table:formula="of:=[$Units.C16]" office:value-type="string" office:string-value="t" calcext:value-type="string">
            <text:p>t</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71]=1;[.E68];[.E73])" office:value-type="string" office:string-value="t" calcext:value-type="string">
            <text:p>t</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s (/s/)&quot;; &quot;@&quot;)" office:value-type="string" office:string-value="s (/s/)" calcext:value-type="string">
            <text:p>s (/s/)</text:p>
          </table:table-cell>
          <table:table-cell table:formula="of:=[$Units.F15]" office:value-type="string" office:string-value="s" calcext:value-type="string">
            <text:p>s</text:p>
          </table:table-cell>
          <table:table-cell office:value-type="string" calcext:value-type="string">
            <text:p>IPA3 Text</text:p>
          </table:table-cell>
          <table:table-cell table:formula="of:=[$Units.C15]" office:value-type="string" office:string-value="s" calcext:value-type="string">
            <text:p>s</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78]=1;[.E75];[.E80])" office:value-type="string" office:string-value="s" calcext:value-type="string">
            <text:p>s</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m (/m/)&quot;; &quot;@&quot;)" office:value-type="string" office:string-value="m (/m/)" calcext:value-type="string">
            <text:p>m (/m/)</text:p>
          </table:table-cell>
          <table:table-cell table:formula="of:=[$Units.F11]" office:value-type="string" office:string-value="m" calcext:value-type="string">
            <text:p>m</text:p>
          </table:table-cell>
          <table:table-cell office:value-type="string" calcext:value-type="string">
            <text:p>IPA3 Text</text:p>
          </table:table-cell>
          <table:table-cell table:formula="of:=[$Units.C11]" office:value-type="string" office:string-value="m" calcext:value-type="string">
            <text:p>m</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85]=1;[.E82];[.E87])" office:value-type="string" office:string-value="m" calcext:value-type="string">
            <text:p>m</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a (/ă/)&quot;; &quot;@&quot;)" office:value-type="string" office:string-value="a (/ă/)" calcext:value-type="string">
            <text:p>a (/ă/)</text:p>
          </table:table-cell>
          <table:table-cell table:formula="of:=[$Units.F27]" office:value-type="string" office:string-value="a" calcext:value-type="string">
            <text:p>a</text:p>
          </table:table-cell>
          <table:table-cell office:value-type="string" calcext:value-type="string">
            <text:p>IPA3 Text</text:p>
          </table:table-cell>
          <table:table-cell table:formula="of:=[$Units.C27]" office:value-type="string" office:string-value="æ" calcext:value-type="string">
            <text:p>æ</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92]=1;[.E89];[.E94])" office:value-type="string" office:string-value="æ" calcext:value-type="string">
            <text:p>æ</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number-rows-repeated="2">
          <table:table-cell/>
          <table:table-cell table:style-name="Default"/>
          <table:table-cell table:number-columns-repeated="110"/>
        </table:table-row>
        <table:table-row table:style-name="ro1">
          <table:table-cell office:value-type="string" calcext:value-type="string">
            <text:p>3: Auditory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Phonemes</text:p>
          </table:table-cell>
          <table:table-cell table:style-name="ce18" table:formula="of:=TEXT(&quot;/t/ (t)&quot;;&quot;@&quot;)" office:value-type="string" office:string-value="/t/ (t)" calcext:value-type="string">
            <text:p>/t/ (t)</text:p>
          </table:table-cell>
          <table:table-cell table:formula="of:=[$Units.F16]" office:value-type="string" office:string-value="t" calcext:value-type="string">
            <text:p>t</text:p>
          </table:table-cell>
          <table:table-cell office:value-type="string" calcext:value-type="string">
            <text:p>Grapheme</text:p>
          </table:table-cell>
          <table:table-cell table:formula="of:=[.C99]" office:value-type="string" office:string-value="t" calcext:value-type="string">
            <text:p>t</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02]=1;[.E99];[.E104])" office:value-type="string" office:string-value="t" calcext:value-type="string">
            <text:p>t</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9">
          <table:table-cell/>
          <table:table-cell table:style-name="ce18" table:formula="of:=TEXT(&quot;/s/ (s)&quot;;&quot;@&quot;)" office:value-type="string" office:string-value="/s/ (s)" calcext:value-type="string">
            <text:p>/s/ (s)</text:p>
          </table:table-cell>
          <table:table-cell table:formula="of:=[$Units.F15]" office:value-type="string" office:string-value="s" calcext:value-type="string">
            <text:p>s</text:p>
          </table:table-cell>
          <table:table-cell office:value-type="string" calcext:value-type="string">
            <text:p>Grapheme</text:p>
          </table:table-cell>
          <table:table-cell table:formula="of:=[.C106]" office:value-type="string" office:string-value="s" calcext:value-type="string">
            <text:p>s</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09]=1;[.E106];[.E111])" office:value-type="string" office:string-value="s" calcext:value-type="string">
            <text:p>s</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m/ (m)&quot;;&quot;@&quot;)" office:value-type="string" office:string-value="/m/ (m)" calcext:value-type="string">
            <text:p>/m/ (m)</text:p>
          </table:table-cell>
          <table:table-cell table:formula="of:=[$Units.F11]" office:value-type="string" office:string-value="m" calcext:value-type="string">
            <text:p>m</text:p>
          </table:table-cell>
          <table:table-cell office:value-type="string" calcext:value-type="string">
            <text:p>Grapheme</text:p>
          </table:table-cell>
          <table:table-cell table:formula="of:=[.C113]" office:value-type="string" office:string-value="m" calcext:value-type="string">
            <text:p>m</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16]=1;[.E113];[.E118])" office:value-type="string" office:string-value="m" calcext:value-type="string">
            <text:p>m</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ă/ (a)&quot;;&quot;@&quot;)" office:value-type="string" office:string-value="/ă/ (a)" calcext:value-type="string">
            <text:p>/ă/ (a)</text:p>
          </table:table-cell>
          <table:table-cell table:formula="of:=[$Units.F27]" office:value-type="string" office:string-value="a" calcext:value-type="string">
            <text:p>a</text:p>
          </table:table-cell>
          <table:table-cell office:value-type="string" calcext:value-type="string">
            <text:p>Grapheme</text:p>
          </table:table-cell>
          <table:table-cell table:formula="of:=[.C120]" office:value-type="string" office:string-value="a" calcext:value-type="string">
            <text:p>a</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23]=1;[.E120];[.E125])" office:value-type="string" office:string-value="a" calcext:value-type="string">
            <text:p>a</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number-columns-repeated="2"/>
          <table:table-cell table:number-columns-repeated="109"/>
        </table:table-row>
        <table:table-row table:style-name="ro1">
          <table:table-cell table:number-columns-repeated="112"/>
        </table:table-row>
        <table:table-row table:style-name="ro1">
          <table:table-cell office:value-type="string" calcext:value-type="string">
            <text:p>4: Blending Drill</text:p>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31];[$Words.$A$2:.$A$250];[$Words.O$2:.O$20])" office:value-type="string" office:string-value="a" calcext:value-type="string">
            <text:p>a</text:p>
          </table:table-cell>
          <table:table-cell table:formula="of:=LOOKUP([.$C131];[$Words.$A$2:.$A$250];[$Words.P$2:.P$20])" office:value-type="string" office:string-value="n" calcext:value-type="string">
            <text:p>n</text:p>
          </table:table-cell>
          <table:table-cell table:formula="of:=LOOKUP([.$C131];[$Words.$A$2:.$A$250];[$Words.Q$2:.Q$20])" office:value-type="string" office:string-value="d" calcext:value-type="string">
            <text:p>d</text:p>
          </table:table-cell>
          <table:table-cell table:formula="of:=LOOKUP([.$C131];[$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34]=1;[.E131];[.E136])" office:value-type="string" office:string-value="a" calcext:value-type="string">
            <text:p>a</text:p>
          </table:table-cell>
          <table:table-cell table:formula="of:=IF([.F134]=1;[.F131];[.F136])" office:value-type="string" office:string-value="n" calcext:value-type="string">
            <text:p>n</text:p>
          </table:table-cell>
          <table:table-cell table:formula="of:=IF([.G134]=1;[.G131];[.G136])" office:value-type="string" office:string-value="d" calcext:value-type="string">
            <text:p>d</text:p>
          </table:table-cell>
          <table:table-cell table:formula="of:=IF([.H134]=1;[.H131];[.H136])">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5]" office:value-type="string" office:string-value="i" calcext:value-type="string">
            <text:p>i</text:p>
          </table:table-cell>
          <table:table-cell/>
          <table:table-cell table:formula="of:=LOOKUP([.$C140];[$Words.$A$2:.$A$250];[$Words.O$2:.O$20])" office:value-type="string" office:string-value="i" calcext:value-type="string">
            <text:p>i</text:p>
          </table:table-cell>
          <table:table-cell table:formula="of:=LOOKUP([.$C140];[$Words.$A$2:.$A$250];[$Words.P$2:.P$20])">
            <text:p/>
          </table:table-cell>
          <table:table-cell table:formula="of:=LOOKUP([.$C140];[$Words.$A$2:.$A$250];[$Words.Q$2:.Q$20])">
            <text:p/>
          </table:table-cell>
          <table:table-cell table:formula="of:=LOOKUP([.$C140];[$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43]=1;[.E140];[.E145])" office:value-type="string" office:string-value="i" calcext:value-type="string">
            <text:p>i</text:p>
          </table:table-cell>
          <table:table-cell table:formula="of:=IF([.F143]=1;[.F140];[.F145])">
            <text:p/>
          </table:table-cell>
          <table:table-cell table:formula="of:=IF([.G143]=1;[.G140];[.G145])">
            <text:p/>
          </table:table-cell>
          <table:table-cell table:formula="of:=IF([.H143]=1;[.H140];[.H145])">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8]" office:value-type="string" office:string-value="map" calcext:value-type="string">
            <text:p>map</text:p>
          </table:table-cell>
          <table:table-cell/>
          <table:table-cell table:formula="of:=LOOKUP([.$C149];[$Words.$A$2:.$A$250];[$Words.O$2:.O$20])" office:value-type="string" office:string-value="m" calcext:value-type="string">
            <text:p>m</text:p>
          </table:table-cell>
          <table:table-cell table:formula="of:=LOOKUP([.$C149];[$Words.$A$2:.$A$250];[$Words.P$2:.P$20])" office:value-type="string" office:string-value="a" calcext:value-type="string">
            <text:p>a</text:p>
          </table:table-cell>
          <table:table-cell table:formula="of:=LOOKUP([.$C149];[$Words.$A$2:.$A$250];[$Words.Q$2:.Q$20])" office:value-type="string" office:string-value="p" calcext:value-type="string">
            <text:p>p</text:p>
          </table:table-cell>
          <table:table-cell table:formula="of:=LOOKUP([.$C149];[$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52]=1;[.E149];[.E154])" office:value-type="string" office:string-value="m" calcext:value-type="string">
            <text:p>m</text:p>
          </table:table-cell>
          <table:table-cell table:formula="of:=IF([.F152]=1;[.F149];[.F154])" office:value-type="string" office:string-value="a" calcext:value-type="string">
            <text:p>a</text:p>
          </table:table-cell>
          <table:table-cell table:formula="of:=IF([.G152]=1;[.G149];[.G154])" office:value-type="string" office:string-value="p" calcext:value-type="string">
            <text:p>p</text:p>
          </table:table-cell>
          <table:table-cell table:formula="of:=IF([.H152]=1;[.H149];[.H154])">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58];[$Words.$A$2:.$A$250];[$Words.O$2:.O$20])" office:value-type="string" office:string-value="a" calcext:value-type="string">
            <text:p>a</text:p>
          </table:table-cell>
          <table:table-cell table:formula="of:=LOOKUP([.$C158];[$Words.$A$2:.$A$250];[$Words.P$2:.P$20])" office:value-type="string" office:string-value="n" calcext:value-type="string">
            <text:p>n</text:p>
          </table:table-cell>
          <table:table-cell table:formula="of:=LOOKUP([.$C158];[$Words.$A$2:.$A$250];[$Words.Q$2:.Q$20])" office:value-type="string" office:string-value="d" calcext:value-type="string">
            <text:p>d</text:p>
          </table:table-cell>
          <table:table-cell table:formula="of:=LOOKUP([.$C158];[$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61]=1;[.E158];[.E163])" office:value-type="string" office:string-value="a" calcext:value-type="string">
            <text:p>a</text:p>
          </table:table-cell>
          <table:table-cell table:formula="of:=IF([.F161]=1;[.F158];[.F163])" office:value-type="string" office:string-value="n" calcext:value-type="string">
            <text:p>n</text:p>
          </table:table-cell>
          <table:table-cell table:formula="of:=IF([.G161]=1;[.G158];[.G163])" office:value-type="string" office:string-value="d" calcext:value-type="string">
            <text:p>d</text:p>
          </table:table-cell>
          <table:table-cell table:formula="of:=IF([.H161]=1;[.H158];[.H163])">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5: New Concept</text:p>
          </table:table-cell>
          <table:table-cell table:number-columns-repeated="111"/>
        </table:table-row>
        <table:table-row table:style-name="ro1">
          <table:table-cell table:number-columns-repeated="112"/>
        </table:table-row>
        <table:table-row table:style-name="ro10">
          <table:table-cell table:style-name="ce7" office:value-type="string" calcext:value-type="string">
            <text:p>Introduction</text:p>
          </table:table-cell>
          <table:table-cell table:style-name="ce10" office:value-type="string" calcext:value-type="string">
            <text:p>[Insert lesson 5 new concept text]</text:p>
          </table:table-cell>
          <table:table-cell table:style-name="ce11"/>
          <table:table-cell table:number-columns-repeated="109"/>
        </table:table-row>
        <table:table-row table:style-name="ro1">
          <table:table-cell table:number-columns-repeated="112"/>
        </table:table-row>
        <table:table-row table:style-name="ro1">
          <table:table-cell table:style-name="ce7" office:value-type="string" calcext:value-type="string">
            <text:p>Articulatory Gesture</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office:value-type="string" calcext:value-type="string">
            <text:p>Sound Wall</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8" office:value-type="string" calcext:value-type="string">
            <text:p>Letter Formation</text:p>
          </table:table-cell>
          <table:table-cell table:number-columns-repeated="111"/>
        </table:table-row>
        <table:table-row table:style-name="ro1">
          <table:table-cell table:number-columns-repeated="112"/>
        </table:table-row>
        <table:table-row table:style-name="ro1">
          <table:table-cell table:style-name="ce7" office:value-type="string" calcext:value-type="string">
            <text:p>Review A:</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table:table-cell table:style-name="ce11" table:number-columns-repeated="2"/>
          <table:table-cell table:number-columns-repeated="109"/>
        </table:table-row>
        <table:table-row table:style-name="ro1">
          <table:table-cell table:number-columns-repeated="112"/>
        </table:table-row>
        <table:table-row table:style-name="ro1">
          <table:table-cell office:value-type="string" calcext:value-type="string">
            <text:p>Read</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t&quot;; &quot;@&quot;)" office:value-type="string" office:string-value="it" calcext:value-type="string">
            <text:p>it</text:p>
          </table:table-cell>
          <table:table-cell office:value-type="string" calcext:value-type="string">
            <text:p>it</text:p>
          </table:table-cell>
          <table:table-cell office:value-type="string" calcext:value-type="string">
            <text:p>IPA3 Text</text:p>
          </table:table-cell>
          <table:table-cell/>
          <table:table-cell table:style-name="ce17" table:formula="of:=LOOKUP([.$C183];[$Words.$A$2:.$A$250];[$Words.V$2:.V$250])" office:value-type="string" office:string-value="ɪ" calcext:value-type="string">
            <text:p>ɪ</text:p>
          </table:table-cell>
          <table:table-cell table:style-name="ce17" table:formula="of:=LOOKUP([.$C183];[$Words.$A$2:.$A$250];[$Words.W$2:.W$250])" office:value-type="string" office:string-value="t" calcext:value-type="string">
            <text:p>t</text:p>
          </table:table-cell>
          <table:table-cell table:style-name="ce17" table:formula="of:=LOOKUP([.$C183];[$Words.$A$2:.$A$250];[$Words.X$2:.X$250])">
            <text:p/>
          </table:table-cell>
          <table:table-cell table:style-name="ce17" table:formula="of:=LOOKUP([.$C183];[$Words.$A$2:.$A$250];[$Words.Y$2:.Y$250])">
            <text:p/>
          </table:table-cell>
          <table:table-cell table:style-name="ce17" table:formula="of:=LOOKUP([.$C183];[$Words.$A$2:.$A$250];[$Words.Z$2:.Z$250])">
            <text:p/>
          </table:table-cell>
          <table:table-cell table:style-name="ce17" table:formula="of:=LOOKUP([.$C183];[$Words.$A$2:.$A$250];[$Words.AA$2:.AA$250])">
            <text:p/>
          </table:table-cell>
          <table:table-cell table:style-name="ce17" table:formula="of:=LOOKUP([.$C183];[$Words.$A$2:.$A$250];[$Words.U$2:.U$20])" office:value-type="string" office:string-value="ɪt" calcext:value-type="string">
            <text:p>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186]=1;[.E183];[.E188])">
            <text:p/>
          </table:table-cell>
          <table:table-cell table:formula="of:=IF([.F186]=1;[.F183];[.F188])" office:value-type="string" office:string-value="ɪ" calcext:value-type="string">
            <text:p>ɪ</text:p>
          </table:table-cell>
          <table:table-cell table:formula="of:=IF([.G186]=1;[.G183];[.G188])" office:value-type="string" office:string-value="t" calcext:value-type="string">
            <text:p>t</text:p>
          </table:table-cell>
          <table:table-cell table:formula="of:=IF([.H186]=1;[.H183];[.H188])">
            <text:p/>
          </table:table-cell>
          <table:table-cell table:formula="of:=IF([.I186]=1;[.I183];[.I188])">
            <text:p/>
          </table:table-cell>
          <table:table-cell table:formula="of:=IF([.J186]=1;[.J183];[.J188])">
            <text:p/>
          </table:table-cell>
          <table:table-cell table:formula="of:=IF([.K186]=1;[.K183];[.K188])">
            <text:p/>
          </table:table-cell>
          <table:table-cell table:style-name="ce17" table:formula="of:=IF([.L186]=1;[.L183];[.L188])" office:value-type="string" office:string-value="ɪt" calcext:value-type="string">
            <text:p>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if</text:p>
          </table:table-cell>
          <table:table-cell office:value-type="string" calcext:value-type="string">
            <text:p>IPA3 Text</text:p>
          </table:table-cell>
          <table:table-cell/>
          <table:table-cell table:style-name="ce17" table:formula="of:=LOOKUP([.$C190];[$Words.$A$2:.$A$250];[$Words.V$2:.V$250])" office:value-type="string" office:string-value="ɪ" calcext:value-type="string">
            <text:p>ɪ</text:p>
          </table:table-cell>
          <table:table-cell table:style-name="ce17" table:formula="of:=LOOKUP([.$C190];[$Words.$A$2:.$A$250];[$Words.W$2:.W$250])" office:value-type="string" office:string-value="f" calcext:value-type="string">
            <text:p>f</text:p>
          </table:table-cell>
          <table:table-cell table:style-name="ce17" table:formula="of:=LOOKUP([.$C190];[$Words.$A$2:.$A$250];[$Words.X$2:.X$250])">
            <text:p/>
          </table:table-cell>
          <table:table-cell table:style-name="ce17" table:formula="of:=LOOKUP([.$C190];[$Words.$A$2:.$A$250];[$Words.Y$2:.Y$250])">
            <text:p/>
          </table:table-cell>
          <table:table-cell table:style-name="ce17" table:formula="of:=LOOKUP([.$C190];[$Words.$A$2:.$A$250];[$Words.Z$2:.Z$250])">
            <text:p/>
          </table:table-cell>
          <table:table-cell table:style-name="ce17" table:formula="of:=LOOKUP([.$C190];[$Words.$A$2:.$A$250];[$Words.AA$2:.AA$250])">
            <text:p/>
          </table:table-cell>
          <table:table-cell table:style-name="ce17" table:formula="of:=LOOKUP([.$C190];[$Words.$A$2:.$A$250];[$Words.U$2:.U$20])" office:value-type="string" office:string-value="ɪf" calcext:value-type="string">
            <text:p>ɪf</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193]=1;[.E190];[.E195])">
            <text:p/>
          </table:table-cell>
          <table:table-cell table:formula="of:=IF([.F193]=1;[.F190];[.F195])" office:value-type="string" office:string-value="ɪ" calcext:value-type="string">
            <text:p>ɪ</text:p>
          </table:table-cell>
          <table:table-cell table:formula="of:=IF([.G193]=1;[.G190];[.G195])" office:value-type="string" office:string-value="f" calcext:value-type="string">
            <text:p>f</text:p>
          </table:table-cell>
          <table:table-cell table:formula="of:=IF([.H193]=1;[.H190];[.H195])">
            <text:p/>
          </table:table-cell>
          <table:table-cell table:formula="of:=IF([.I193]=1;[.I190];[.I195])">
            <text:p/>
          </table:table-cell>
          <table:table-cell table:formula="of:=IF([.J193]=1;[.J190];[.J195])">
            <text:p/>
          </table:table-cell>
          <table:table-cell table:formula="of:=IF([.K193]=1;[.K190];[.K195])">
            <text:p/>
          </table:table-cell>
          <table:table-cell table:style-name="ce17" table:formula="of:=IF([.L193]=1;[.L190];[.L195])" office:value-type="string" office:string-value="ɪf" calcext:value-type="string">
            <text:p>ɪf</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sit</text:p>
          </table:table-cell>
          <table:table-cell office:value-type="string" calcext:value-type="string">
            <text:p>IPA3 Text</text:p>
          </table:table-cell>
          <table:table-cell/>
          <table:table-cell table:style-name="ce17" table:formula="of:=LOOKUP([.$C197];[$Words.$A$2:.$A$250];[$Words.V$2:.V$250])" office:value-type="string" office:string-value="s" calcext:value-type="string">
            <text:p>s</text:p>
          </table:table-cell>
          <table:table-cell table:style-name="ce17" table:formula="of:=LOOKUP([.$C197];[$Words.$A$2:.$A$250];[$Words.W$2:.W$250])" office:value-type="string" office:string-value="ɪ" calcext:value-type="string">
            <text:p>ɪ</text:p>
          </table:table-cell>
          <table:table-cell table:style-name="ce17" table:formula="of:=LOOKUP([.$C197];[$Words.$A$2:.$A$250];[$Words.X$2:.X$250])" office:value-type="string" office:string-value="t" calcext:value-type="string">
            <text:p>t</text:p>
          </table:table-cell>
          <table:table-cell table:style-name="ce17" table:formula="of:=LOOKUP([.$C197];[$Words.$A$2:.$A$250];[$Words.Y$2:.Y$250])">
            <text:p/>
          </table:table-cell>
          <table:table-cell table:style-name="ce17" table:formula="of:=LOOKUP([.$C197];[$Words.$A$2:.$A$250];[$Words.Z$2:.Z$250])">
            <text:p/>
          </table:table-cell>
          <table:table-cell table:style-name="ce17" table:formula="of:=LOOKUP([.$C197];[$Words.$A$2:.$A$250];[$Words.AA$2:.AA$250])">
            <text:p/>
          </table:table-cell>
          <table:table-cell table:style-name="ce17" table:formula="of:=LOOKUP([.$C197];[$Words.$A$2:.$A$250];[$Words.U$2:.U$20])" office:value-type="string" office:string-value="sɪt" calcext:value-type="string">
            <text:p>s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00]=1;[.E197];[.E202])">
            <text:p/>
          </table:table-cell>
          <table:table-cell table:formula="of:=IF([.F200]=1;[.F197];[.F202])" office:value-type="string" office:string-value="s" calcext:value-type="string">
            <text:p>s</text:p>
          </table:table-cell>
          <table:table-cell table:formula="of:=IF([.G200]=1;[.G197];[.G202])" office:value-type="string" office:string-value="ɪ" calcext:value-type="string">
            <text:p>ɪ</text:p>
          </table:table-cell>
          <table:table-cell table:formula="of:=IF([.H200]=1;[.H197];[.H202])" office:value-type="string" office:string-value="t" calcext:value-type="string">
            <text:p>t</text:p>
          </table:table-cell>
          <table:table-cell table:formula="of:=IF([.I200]=1;[.I197];[.I202])">
            <text:p/>
          </table:table-cell>
          <table:table-cell table:formula="of:=IF([.J200]=1;[.J197];[.J202])">
            <text:p/>
          </table:table-cell>
          <table:table-cell table:formula="of:=IF([.K200]=1;[.K197];[.K202])">
            <text:p/>
          </table:table-cell>
          <table:table-cell table:style-name="ce17" table:formula="of:=IF([.L200]=1;[.L197];[.L202])" office:value-type="string" office:string-value="sɪt" calcext:value-type="string">
            <text:p>s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number-columns-repeated="2" office:value-type="string" calcext:value-type="string">
            <text:p>sip</text:p>
          </table:table-cell>
          <table:table-cell office:value-type="string" calcext:value-type="string">
            <text:p>IPA3 Text</text:p>
          </table:table-cell>
          <table:table-cell/>
          <table:table-cell table:style-name="ce17" table:formula="of:=LOOKUP([.$C205];[$Words.$A$2:.$A$250];[$Words.V$2:.V$250])" office:value-type="string" office:string-value="s" calcext:value-type="string">
            <text:p>s</text:p>
          </table:table-cell>
          <table:table-cell table:style-name="ce17" table:formula="of:=LOOKUP([.$C205];[$Words.$A$2:.$A$250];[$Words.W$2:.W$250])" office:value-type="string" office:string-value="ɪ" calcext:value-type="string">
            <text:p>ɪ</text:p>
          </table:table-cell>
          <table:table-cell table:style-name="ce17" table:formula="of:=LOOKUP([.$C205];[$Words.$A$2:.$A$250];[$Words.X$2:.X$250])" office:value-type="string" office:string-value="p" calcext:value-type="string">
            <text:p>p</text:p>
          </table:table-cell>
          <table:table-cell table:style-name="ce17" table:formula="of:=LOOKUP([.$C205];[$Words.$A$2:.$A$250];[$Words.Y$2:.Y$250])">
            <text:p/>
          </table:table-cell>
          <table:table-cell table:style-name="ce17" table:formula="of:=LOOKUP([.$C205];[$Words.$A$2:.$A$250];[$Words.Z$2:.Z$250])">
            <text:p/>
          </table:table-cell>
          <table:table-cell table:style-name="ce17" table:formula="of:=LOOKUP([.$C205];[$Words.$A$2:.$A$250];[$Words.AA$2:.AA$250])">
            <text:p/>
          </table:table-cell>
          <table:table-cell table:style-name="ce17" table:formula="of:=LOOKUP([.$C205];[$Words.$A$2:.$A$250];[$Words.U$2:.U$20])" office:value-type="string" office:string-value="sɪp" calcext:value-type="string">
            <text:p>sɪp</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08]=1;[.E205];[.E210])">
            <text:p/>
          </table:table-cell>
          <table:table-cell table:formula="of:=IF([.F208]=1;[.F205];[.F210])" office:value-type="string" office:string-value="s" calcext:value-type="string">
            <text:p>s</text:p>
          </table:table-cell>
          <table:table-cell table:formula="of:=IF([.G208]=1;[.G205];[.G210])" office:value-type="string" office:string-value="ɪ" calcext:value-type="string">
            <text:p>ɪ</text:p>
          </table:table-cell>
          <table:table-cell table:formula="of:=IF([.H208]=1;[.H205];[.H210])">
            <text:p/>
          </table:table-cell>
          <table:table-cell table:formula="of:=IF([.I208]=1;[.I205];[.I210])">
            <text:p/>
          </table:table-cell>
          <table:table-cell table:formula="of:=IF([.J208]=1;[.J205];[.J210])">
            <text:p/>
          </table:table-cell>
          <table:table-cell table:formula="of:=IF([.K208]=1;[.K205];[.K210])">
            <text:p/>
          </table:table-cell>
          <table:table-cell table:style-name="ce17" table:formula="of:=IF([.L208]=1;[.L205];[.L210])" office:value-type="string" office:string-value="sɪp" calcext:value-type="string">
            <text:p>sɪp</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fit</text:p>
          </table:table-cell>
          <table:table-cell office:value-type="string" calcext:value-type="string">
            <text:p>IPA3 Text</text:p>
          </table:table-cell>
          <table:table-cell/>
          <table:table-cell table:style-name="ce17" table:formula="of:=LOOKUP([.$C212];[$Words.$A$2:.$A$250];[$Words.V$2:.V$250])" office:value-type="string" office:string-value="f" calcext:value-type="string">
            <text:p>f</text:p>
          </table:table-cell>
          <table:table-cell table:style-name="ce17" table:formula="of:=LOOKUP([.$C212];[$Words.$A$2:.$A$250];[$Words.W$2:.W$250])" office:value-type="string" office:string-value="ɪ" calcext:value-type="string">
            <text:p>ɪ</text:p>
          </table:table-cell>
          <table:table-cell table:style-name="ce17" table:formula="of:=LOOKUP([.$C212];[$Words.$A$2:.$A$250];[$Words.X$2:.X$250])" office:value-type="string" office:string-value="t" calcext:value-type="string">
            <text:p>t</text:p>
          </table:table-cell>
          <table:table-cell table:style-name="ce17" table:formula="of:=LOOKUP([.$C212];[$Words.$A$2:.$A$250];[$Words.Y$2:.Y$250])" office:value-type="float" office:value="0" calcext:value-type="float">
            <text:p/>
          </table:table-cell>
          <table:table-cell table:style-name="ce17" table:formula="of:=LOOKUP([.$C212];[$Words.$A$2:.$A$250];[$Words.Z$2:.Z$250])" office:value-type="float" office:value="0" calcext:value-type="float">
            <text:p/>
          </table:table-cell>
          <table:table-cell table:style-name="ce17" table:formula="of:=LOOKUP([.$C212];[$Words.$A$2:.$A$250];[$Words.AA$2:.AA$250])" office:value-type="float" office:value="0" calcext:value-type="float">
            <text:p/>
          </table:table-cell>
          <table:table-cell table:style-name="ce17" table:formula="of:=LOOKUP([.$C212];[$Words.$A$2:.$A$250];[$Words.U$2:.U$20])" office:value-type="string" office:string-value="fɪt" calcext:value-type="string">
            <text:p>f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15]=1;[.E212];[.E217])">
            <text:p/>
          </table:table-cell>
          <table:table-cell table:formula="of:=IF([.F215]=1;[.F212];[.F217])" office:value-type="string" office:string-value="f" calcext:value-type="string">
            <text:p>f</text:p>
          </table:table-cell>
          <table:table-cell table:formula="of:=IF([.G215]=1;[.G212];[.G217])" office:value-type="string" office:string-value="ɪ" calcext:value-type="string">
            <text:p>ɪ</text:p>
          </table:table-cell>
          <table:table-cell table:formula="of:=IF([.H215]=1;[.H212];[.H217])" office:value-type="string" office:string-value="t" calcext:value-type="string">
            <text:p>t</text:p>
          </table:table-cell>
          <table:table-cell table:formula="of:=IF([.I215]=1;[.I212];[.I217])">
            <text:p/>
          </table:table-cell>
          <table:table-cell table:formula="of:=IF([.J215]=1;[.J212];[.J217])">
            <text:p/>
          </table:table-cell>
          <table:table-cell table:formula="of:=IF([.K215]=1;[.K212];[.K217])">
            <text:p/>
          </table:table-cell>
          <table:table-cell table:style-name="ce17" table:formula="of:=IF([.L215]=1;[.L212];[.L217])" office:value-type="string" office:string-value="fɪt" calcext:value-type="string">
            <text:p>f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pit</text:p>
          </table:table-cell>
          <table:table-cell office:value-type="string" calcext:value-type="string">
            <text:p>IPA3 Text</text:p>
          </table:table-cell>
          <table:table-cell/>
          <table:table-cell table:style-name="ce17" table:formula="of:=LOOKUP([.$C219];[$Words.$A$2:.$A$250];[$Words.V$2:.V$250])" office:value-type="string" office:string-value="p" calcext:value-type="string">
            <text:p>p</text:p>
          </table:table-cell>
          <table:table-cell table:style-name="ce17" table:formula="of:=LOOKUP([.$C219];[$Words.$A$2:.$A$250];[$Words.W$2:.W$250])" office:value-type="string" office:string-value="ɪ" calcext:value-type="string">
            <text:p>ɪ</text:p>
          </table:table-cell>
          <table:table-cell table:style-name="ce17" table:formula="of:=LOOKUP([.$C219];[$Words.$A$2:.$A$250];[$Words.X$2:.X$250])" office:value-type="string" office:string-value="t" calcext:value-type="string">
            <text:p>t</text:p>
          </table:table-cell>
          <table:table-cell table:style-name="ce17" table:formula="of:=LOOKUP([.$C219];[$Words.$A$2:.$A$250];[$Words.Y$2:.Y$250])">
            <text:p/>
          </table:table-cell>
          <table:table-cell table:style-name="ce17" table:formula="of:=LOOKUP([.$C219];[$Words.$A$2:.$A$250];[$Words.Z$2:.Z$250])">
            <text:p/>
          </table:table-cell>
          <table:table-cell table:style-name="ce17" table:formula="of:=LOOKUP([.$C219];[$Words.$A$2:.$A$250];[$Words.AA$2:.AA$250])">
            <text:p/>
          </table:table-cell>
          <table:table-cell table:style-name="ce17" table:formula="of:=LOOKUP([.$C219];[$Words.$A$2:.$A$250];[$Words.U$2:.U$20])" office:value-type="string" office:string-value="pɪt" calcext:value-type="string">
            <text:p>p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22]=1;[.E219];[.E224])">
            <text:p/>
          </table:table-cell>
          <table:table-cell table:formula="of:=IF([.F222]=1;[.F219];[.F224])" office:value-type="string" office:string-value="p" calcext:value-type="string">
            <text:p>p</text:p>
          </table:table-cell>
          <table:table-cell table:formula="of:=IF([.G222]=1;[.G219];[.G224])" office:value-type="string" office:string-value="ɪ" calcext:value-type="string">
            <text:p>ɪ</text:p>
          </table:table-cell>
          <table:table-cell table:formula="of:=IF([.H222]=1;[.H219];[.H224])" office:value-type="string" office:string-value="t" calcext:value-type="string">
            <text:p>t</text:p>
          </table:table-cell>
          <table:table-cell table:formula="of:=IF([.I222]=1;[.I219];[.I224])">
            <text:p/>
          </table:table-cell>
          <table:table-cell table:formula="of:=IF([.J222]=1;[.J219];[.J224])">
            <text:p/>
          </table:table-cell>
          <table:table-cell table:formula="of:=IF([.K222]=1;[.K219];[.K224])">
            <text:p/>
          </table:table-cell>
          <table:table-cell table:style-name="ce17" table:formula="of:=IF([.L222]=1;[.L219];[.L224])" office:value-type="string" office:string-value="pɪt" calcext:value-type="string">
            <text:p>p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number-rows-repeated="2">
          <table:table-cell table:number-columns-repeated="112"/>
        </table:table-row>
        <table:table-row table:style-name="ro1">
          <table:table-cell office:value-type="string" calcext:value-type="string">
            <text:p>Spell</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office:value-type="string" calcext:value-type="string">
            <text:p>Letter 6</text:p>
          </table:table-cell>
          <table:table-cell office:value-type="string" calcext:value-type="string">
            <text:p>Letter 7</text:p>
          </table:table-cell>
          <table:table-cell office:value-type="string" calcext:value-type="string">
            <text:p>Letter 8</text:p>
          </table:table-cell>
          <table:table-cell table:number-columns-repeated="99"/>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number-columns-repeated="2" office:value-type="string" calcext:value-type="string">
            <text:p>sit</text:p>
          </table:table-cell>
          <table:table-cell office:value-type="string" calcext:value-type="string">
            <text:p>Letter</text:p>
          </table:table-cell>
          <table:table-cell table:style-name="ce17" table:formula="of:=LOOKUP([.$C230];[$Words.$A$2:.$A$250];[$Words.E$2:.E$20])" office:value-type="string" office:string-value="sit" calcext:value-type="string">
            <text:p>sit</text:p>
          </table:table-cell>
          <table:table-cell table:style-name="ce17" table:formula="of:=LOOKUP([.$C230];[$Words.$A$2:.$A$250];[$Words.F$2:.F$20])" office:value-type="string" office:string-value="s" calcext:value-type="string">
            <text:p>s</text:p>
          </table:table-cell>
          <table:table-cell table:style-name="ce17" table:formula="of:=LOOKUP([.$C230];[$Words.$A$2:.$A$250];[$Words.G$2:.G$20])" office:value-type="string" office:string-value="i" calcext:value-type="string">
            <text:p>i</text:p>
          </table:table-cell>
          <table:table-cell table:style-name="ce17" table:formula="of:=LOOKUP([.$C230];[$Words.$A$2:.$A$250];[$Words.H$2:.H$20])" office:value-type="string" office:string-value="t" calcext:value-type="string">
            <text:p>t</text:p>
          </table:table-cell>
          <table:table-cell table:style-name="ce17" table:formula="of:=LOOKUP([.$C230];[$Words.$A$2:.$A$250];[$Words.I$2:.I$20])">
            <text:p/>
          </table:table-cell>
          <table:table-cell table:style-name="ce17" table:formula="of:=LOOKUP([.$C230];[$Words.$A$2:.$A$250];[$Words.J$2:.J$20])">
            <text:p/>
          </table:table-cell>
          <table:table-cell table:style-name="ce17" table:formula="of:=LOOKUP([.$C230];[$Words.$A$2:.$A$250];[$Words.K$2:.K$20])">
            <text:p/>
          </table:table-cell>
          <table:table-cell table:style-name="ce17" table:formula="of:=LOOKUP([.$C230];[$Words.$A$2:.$A$250];[$Words.L$2:.L$20])">
            <text:p/>
          </table:table-cell>
          <table:table-cell table:style-name="ce17" table:formula="of:=LOOKUP([.$C230];[$Words.$A$2:.$A$250];[$Words.M$2:.M$20])">
            <text:p/>
          </table:table-cell>
          <table:table-cell table:number-columns-repeated="99"/>
        </table:table-row>
        <table:table-row table:style-name="ro1">
          <table:table-cell table:number-columns-repeated="11"/>
          <table:table-cell table:style-name="Default"/>
          <table:table-cell/>
          <table:table-cell table:style-name="ce14" office:value-type="string" calcext:value-type="string">
            <text:p>Should this be letters instead of graphemes?</text:p>
          </table:table-cell>
          <table:table-cell table:number-columns-repeated="98"/>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table-cell table:style-name="ce14" office:value-type="string" calcext:value-type="string">
            <text:p>Graphemes if word work with sheet</text:p>
          </table:table-cell>
          <table:table-cell table:number-columns-repeated="9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style-name="ce14" office:value-type="string" calcext:value-type="string">
            <text:p>Letters if hand writing</text:p>
          </table:table-cell>
          <table:table-cell table:number-columns-repeated="98"/>
        </table:table-row>
        <table:table-row table:style-name="ro1">
          <table:table-cell table:number-columns-repeated="3"/>
          <table:table-cell office:value-type="string" calcext:value-type="string">
            <text:p>Response</text:p>
          </table:table-cell>
          <table:table-cell table:formula="of:=IF([.E233]=1;[.E230];[.E235])">
            <text:p/>
          </table:table-cell>
          <table:table-cell table:formula="of:=IF([.F233]=1;[.F230];[.F235])" office:value-type="string" office:string-value="s" calcext:value-type="string">
            <text:p>s</text:p>
          </table:table-cell>
          <table:table-cell table:formula="of:=IF([.G233]=1;[.G230];[.G235])" office:value-type="string" office:string-value="i" calcext:value-type="string">
            <text:p>i</text:p>
          </table:table-cell>
          <table:table-cell table:formula="of:=IF([.H233]=1;[.H230];[.H235])" office:value-type="string" office:string-value="t" calcext:value-type="string">
            <text:p>t</text:p>
          </table:table-cell>
          <table:table-cell table:formula="of:=IF([.I233]=1;[.I230];[.I235])">
            <text:p/>
          </table:table-cell>
          <table:table-cell table:formula="of:=IF([.J233]=1;[.J230];[.J235])">
            <text:p/>
          </table:table-cell>
          <table:table-cell table:formula="of:=IF([.K233]=1;[.K230];[.K235])">
            <text:p/>
          </table:table-cell>
          <table:table-cell table:formula="of:=IF([.L233]=1;[.L230];[.L235])">
            <text:p/>
          </table:table-cell>
          <table:table-cell table:style-name="ce15" table:formula="of:=IF([.M233]=1;[.M230];[.M235])">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it</text:p>
          </table:table-cell>
          <table:table-cell office:value-type="string" calcext:value-type="string">
            <text:p>Letter</text:p>
          </table:table-cell>
          <table:table-cell table:style-name="ce17" table:formula="of:=LOOKUP([.$C238];[$Words.$A$2:.$A$250];[$Words.E$2:.E$20])" office:value-type="string" office:string-value="it" calcext:value-type="string">
            <text:p>it</text:p>
          </table:table-cell>
          <table:table-cell table:style-name="ce17" table:formula="of:=LOOKUP([.$C238];[$Words.$A$2:.$A$250];[$Words.F$2:.F$20])" office:value-type="string" office:string-value="i" calcext:value-type="string">
            <text:p>i</text:p>
          </table:table-cell>
          <table:table-cell table:style-name="ce17" table:formula="of:=LOOKUP([.$C238];[$Words.$A$2:.$A$250];[$Words.G$2:.G$20])" office:value-type="string" office:string-value="t" calcext:value-type="string">
            <text:p>t</text:p>
          </table:table-cell>
          <table:table-cell table:style-name="ce17" table:formula="of:=LOOKUP([.$C238];[$Words.$A$2:.$A$250];[$Words.H$2:.H$20])">
            <text:p/>
          </table:table-cell>
          <table:table-cell table:style-name="ce17" table:formula="of:=LOOKUP([.$C238];[$Words.$A$2:.$A$250];[$Words.I$2:.I$20])">
            <text:p/>
          </table:table-cell>
          <table:table-cell table:style-name="ce17" table:formula="of:=LOOKUP([.$C238];[$Words.$A$2:.$A$250];[$Words.J$2:.J$20])">
            <text:p/>
          </table:table-cell>
          <table:table-cell table:style-name="ce17" table:formula="of:=LOOKUP([.$C238];[$Words.$A$2:.$A$250];[$Words.K$2:.K$20])">
            <text:p/>
          </table:table-cell>
          <table:table-cell table:style-name="ce17" table:formula="of:=LOOKUP([.$C238];[$Words.$A$2:.$A$250];[$Words.L$2:.L$20])">
            <text:p/>
          </table:table-cell>
          <table:table-cell table:style-name="ce17" table:formula="of:=LOOKUP([.$C238];[$Words.$A$2:.$A$250];[$Words.M$2:.M$20])">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41]=1;[.E238];[.E243])">
            <text:p/>
          </table:table-cell>
          <table:table-cell table:formula="of:=IF([.F241]=1;[.F238];[.F243])" office:value-type="string" office:string-value="i" calcext:value-type="string">
            <text:p>i</text:p>
          </table:table-cell>
          <table:table-cell table:formula="of:=IF([.G241]=1;[.G238];[.G243])" office:value-type="string" office:string-value="t" calcext:value-type="string">
            <text:p>t</text:p>
          </table:table-cell>
          <table:table-cell table:formula="of:=IF([.H241]=1;[.H238];[.H243])">
            <text:p/>
          </table:table-cell>
          <table:table-cell table:formula="of:=IF([.I241]=1;[.I238];[.I243])">
            <text:p/>
          </table:table-cell>
          <table:table-cell table:formula="of:=IF([.J241]=1;[.J238];[.J243])">
            <text:p/>
          </table:table-cell>
          <table:table-cell table:formula="of:=IF([.K241]=1;[.K238];[.K243])">
            <text:p/>
          </table:table-cell>
          <table:table-cell table:formula="of:=IF([.L241]=1;[.L238];[.L243])">
            <text:p/>
          </table:table-cell>
          <table:table-cell table:style-name="ce15" table:formula="of:=IF([.M241]=1;[.M238];[.M243])">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if</text:p>
          </table:table-cell>
          <table:table-cell office:value-type="string" calcext:value-type="string">
            <text:p>Letter</text:p>
          </table:table-cell>
          <table:table-cell table:style-name="ce17" table:formula="of:=LOOKUP([.$C246];[$Words.$A$2:.$A$250];[$Words.E$2:.E$20])" office:value-type="string" office:string-value="if" calcext:value-type="string">
            <text:p>if</text:p>
          </table:table-cell>
          <table:table-cell table:style-name="ce17" table:formula="of:=LOOKUP([.$C246];[$Words.$A$2:.$A$250];[$Words.F$2:.F$20])" office:value-type="string" office:string-value="i" calcext:value-type="string">
            <text:p>i</text:p>
          </table:table-cell>
          <table:table-cell table:style-name="ce17" table:formula="of:=LOOKUP([.$C246];[$Words.$A$2:.$A$250];[$Words.G$2:.G$20])" office:value-type="string" office:string-value="f" calcext:value-type="string">
            <text:p>f</text:p>
          </table:table-cell>
          <table:table-cell table:style-name="ce17" table:formula="of:=LOOKUP([.$C246];[$Words.$A$2:.$A$250];[$Words.H$2:.H$20])" office:value-type="float" office:value="0" calcext:value-type="float">
            <text:p/>
          </table:table-cell>
          <table:table-cell table:style-name="ce17" table:formula="of:=LOOKUP([.$C246];[$Words.$A$2:.$A$250];[$Words.I$2:.I$20])" office:value-type="float" office:value="0" calcext:value-type="float">
            <text:p/>
          </table:table-cell>
          <table:table-cell table:style-name="ce17" table:formula="of:=LOOKUP([.$C246];[$Words.$A$2:.$A$250];[$Words.J$2:.J$20])" office:value-type="float" office:value="0" calcext:value-type="float">
            <text:p/>
          </table:table-cell>
          <table:table-cell table:style-name="ce17" table:formula="of:=LOOKUP([.$C246];[$Words.$A$2:.$A$250];[$Words.K$2:.K$20])" office:value-type="float" office:value="0" calcext:value-type="float">
            <text:p/>
          </table:table-cell>
          <table:table-cell table:style-name="ce17" table:formula="of:=LOOKUP([.$C246];[$Words.$A$2:.$A$250];[$Words.L$2:.L$20])" office:value-type="float" office:value="0" calcext:value-type="float">
            <text:p/>
          </table:table-cell>
          <table:table-cell table:style-name="ce17" table:formula="of:=LOOKUP([.$C246];[$Words.$A$2:.$A$250];[$Words.M$2:.M$20])" office:value-type="float" office:value="0" calcext:value-type="float">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49]=1;[.E246];[.E251])">
            <text:p/>
          </table:table-cell>
          <table:table-cell table:formula="of:=IF([.F249]=1;[.F246];[.F251])" office:value-type="string" office:string-value="i" calcext:value-type="string">
            <text:p>i</text:p>
          </table:table-cell>
          <table:table-cell table:formula="of:=IF([.G249]=1;[.G246];[.G251])" office:value-type="string" office:string-value="f" calcext:value-type="string">
            <text:p>f</text:p>
          </table:table-cell>
          <table:table-cell table:formula="of:=IF([.H249]=1;[.H246];[.H251])" office:value-type="float" office:value="0" calcext:value-type="float">
            <text:p>0</text:p>
          </table:table-cell>
          <table:table-cell table:formula="of:=IF([.I249]=1;[.I246];[.I251])" office:value-type="float" office:value="0" calcext:value-type="float">
            <text:p>0</text:p>
          </table:table-cell>
          <table:table-cell table:formula="of:=IF([.J249]=1;[.J246];[.J251])" office:value-type="float" office:value="0" calcext:value-type="float">
            <text:p>0</text:p>
          </table:table-cell>
          <table:table-cell table:formula="of:=IF([.K249]=1;[.K246];[.K251])" office:value-type="float" office:value="0" calcext:value-type="float">
            <text:p>0</text:p>
          </table:table-cell>
          <table:table-cell table:formula="of:=IF([.L249]=1;[.L246];[.L251])" office:value-type="float" office:value="0" calcext:value-type="float">
            <text:p>0</text:p>
          </table:table-cell>
          <table:table-cell table:style-name="ce15" table:formula="of:=IF([.M249]=1;[.M246];[.M251])" office:value-type="float" office:value="0" calcext:value-type="float">
            <text:p>0</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sip</text:p>
          </table:table-cell>
          <table:table-cell office:value-type="string" calcext:value-type="string">
            <text:p>Letter</text:p>
          </table:table-cell>
          <table:table-cell table:style-name="ce17" table:formula="of:=LOOKUP([.$C254];[$Words.$A$2:.$A$250];[$Words.E$2:.E$20])" office:value-type="string" office:string-value="sip" calcext:value-type="string">
            <text:p>sip</text:p>
          </table:table-cell>
          <table:table-cell table:style-name="ce17" table:formula="of:=LOOKUP([.$C254];[$Words.$A$2:.$A$250];[$Words.F$2:.F$20])" office:value-type="string" office:string-value="s" calcext:value-type="string">
            <text:p>s</text:p>
          </table:table-cell>
          <table:table-cell table:style-name="ce17" table:formula="of:=LOOKUP([.$C254];[$Words.$A$2:.$A$250];[$Words.G$2:.G$20])" office:value-type="string" office:string-value="i" calcext:value-type="string">
            <text:p>i</text:p>
          </table:table-cell>
          <table:table-cell table:style-name="ce17" table:formula="of:=LOOKUP([.$C254];[$Words.$A$2:.$A$250];[$Words.H$2:.H$20])" office:value-type="string" office:string-value="p" calcext:value-type="string">
            <text:p>p</text:p>
          </table:table-cell>
          <table:table-cell table:style-name="ce17" table:formula="of:=LOOKUP([.$C254];[$Words.$A$2:.$A$250];[$Words.I$2:.I$20])">
            <text:p/>
          </table:table-cell>
          <table:table-cell table:style-name="ce17" table:formula="of:=LOOKUP([.$C254];[$Words.$A$2:.$A$250];[$Words.J$2:.J$20])">
            <text:p/>
          </table:table-cell>
          <table:table-cell table:style-name="ce17" table:formula="of:=LOOKUP([.$C254];[$Words.$A$2:.$A$250];[$Words.K$2:.K$20])">
            <text:p/>
          </table:table-cell>
          <table:table-cell table:style-name="ce17" table:formula="of:=LOOKUP([.$C254];[$Words.$A$2:.$A$250];[$Words.L$2:.L$20])">
            <text:p/>
          </table:table-cell>
          <table:table-cell table:style-name="ce17" table:formula="of:=LOOKUP([.$C254];[$Words.$A$2:.$A$250];[$Words.M$2:.M$20])">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57]=1;[.E254];[.E259])">
            <text:p/>
          </table:table-cell>
          <table:table-cell table:formula="of:=IF([.F257]=1;[.F254];[.F259])" office:value-type="string" office:string-value="s" calcext:value-type="string">
            <text:p>s</text:p>
          </table:table-cell>
          <table:table-cell table:formula="of:=IF([.G257]=1;[.G254];[.G259])" office:value-type="string" office:string-value="i" calcext:value-type="string">
            <text:p>i</text:p>
          </table:table-cell>
          <table:table-cell table:formula="of:=IF([.H257]=1;[.H254];[.H259])" office:value-type="string" office:string-value="p" calcext:value-type="string">
            <text:p>p</text:p>
          </table:table-cell>
          <table:table-cell table:formula="of:=IF([.I257]=1;[.I254];[.I259])">
            <text:p/>
          </table:table-cell>
          <table:table-cell table:formula="of:=IF([.J257]=1;[.J254];[.J259])">
            <text:p/>
          </table:table-cell>
          <table:table-cell table:formula="of:=IF([.K257]=1;[.K254];[.K259])">
            <text:p/>
          </table:table-cell>
          <table:table-cell table:formula="of:=IF([.L257]=1;[.L254];[.L259])">
            <text:p/>
          </table:table-cell>
          <table:table-cell table:style-name="ce15" table:formula="of:=IF([.M257]=1;[.M254];[.M259])">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tip</text:p>
          </table:table-cell>
          <table:table-cell office:value-type="string" calcext:value-type="string">
            <text:p>Letter</text:p>
          </table:table-cell>
          <table:table-cell table:style-name="ce17" table:formula="of:=LOOKUP([.$C262];[$Words.$A$2:.$A$250];[$Words.E$2:.E$20])" office:value-type="string" office:string-value="tip" calcext:value-type="string">
            <text:p>tip</text:p>
          </table:table-cell>
          <table:table-cell table:style-name="ce17" table:formula="of:=LOOKUP([.$C262];[$Words.$A$2:.$A$250];[$Words.F$2:.F$20])" office:value-type="string" office:string-value="t" calcext:value-type="string">
            <text:p>t</text:p>
          </table:table-cell>
          <table:table-cell table:style-name="ce17" table:formula="of:=LOOKUP([.$C262];[$Words.$A$2:.$A$250];[$Words.G$2:.G$20])" office:value-type="string" office:string-value="i" calcext:value-type="string">
            <text:p>i</text:p>
          </table:table-cell>
          <table:table-cell table:style-name="ce17" table:formula="of:=LOOKUP([.$C262];[$Words.$A$2:.$A$250];[$Words.H$2:.H$20])" office:value-type="string" office:string-value="p" calcext:value-type="string">
            <text:p>p</text:p>
          </table:table-cell>
          <table:table-cell table:style-name="ce17" table:formula="of:=LOOKUP([.$C262];[$Words.$A$2:.$A$250];[$Words.I$2:.I$20])">
            <text:p/>
          </table:table-cell>
          <table:table-cell table:style-name="ce17" table:formula="of:=LOOKUP([.$C262];[$Words.$A$2:.$A$250];[$Words.J$2:.J$20])">
            <text:p/>
          </table:table-cell>
          <table:table-cell table:style-name="ce17" table:formula="of:=LOOKUP([.$C262];[$Words.$A$2:.$A$250];[$Words.K$2:.K$20])">
            <text:p/>
          </table:table-cell>
          <table:table-cell table:style-name="ce17" table:formula="of:=LOOKUP([.$C262];[$Words.$A$2:.$A$250];[$Words.L$2:.L$20])">
            <text:p/>
          </table:table-cell>
          <table:table-cell table:style-name="ce17" table:formula="of:=LOOKUP([.$C262];[$Words.$A$2:.$A$250];[$Words.M$2:.M$20])">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65]=1;[.E262];[.E267])">
            <text:p/>
          </table:table-cell>
          <table:table-cell table:formula="of:=IF([.F265]=1;[.F262];[.F267])" office:value-type="string" office:string-value="t" calcext:value-type="string">
            <text:p>t</text:p>
          </table:table-cell>
          <table:table-cell table:formula="of:=IF([.G265]=1;[.G262];[.G267])" office:value-type="string" office:string-value="i" calcext:value-type="string">
            <text:p>i</text:p>
          </table:table-cell>
          <table:table-cell table:formula="of:=IF([.H265]=1;[.H262];[.H267])" office:value-type="string" office:string-value="p" calcext:value-type="string">
            <text:p>p</text:p>
          </table:table-cell>
          <table:table-cell table:formula="of:=IF([.I265]=1;[.I262];[.I267])">
            <text:p/>
          </table:table-cell>
          <table:table-cell table:formula="of:=IF([.J265]=1;[.J262];[.J267])">
            <text:p/>
          </table:table-cell>
          <table:table-cell table:formula="of:=IF([.K265]=1;[.K262];[.K267])">
            <text:p/>
          </table:table-cell>
          <table:table-cell table:formula="of:=IF([.L265]=1;[.L262];[.L267])">
            <text:p/>
          </table:table-cell>
          <table:table-cell table:style-name="ce15" table:formula="of:=IF([.M265]=1;[.M262];[.M267])">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office:value-type="string" calcext:value-type="string">
            <text:p>6: Word Work</text:p>
          </table:table-cell>
          <table:table-cell table:number-columns-repeated="111"/>
        </table:table-row>
        <table:table-row table:style-name="ro1">
          <table:table-cell table:number-columns-repeated="112"/>
        </table:table-row>
        <table:table-row table:style-name="ro1">
          <table:table-cell office:value-type="string" calcext:value-type="string">
            <text:p>Intro. to Word Work</text:p>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Composite</text:p>
          </table:table-cell>
          <table:table-cell office:value-type="string" calcext:value-type="string">
            <text:p>Graph. 1</text:p>
          </table:table-cell>
          <table:table-cell office:value-type="string" calcext:value-type="string">
            <text:p>Graph. 2</text:p>
          </table:table-cell>
          <table:table-cell office:value-type="string" calcext:value-type="string">
            <text:p>Graph 3.</text:p>
          </table:table-cell>
          <table:table-cell office:value-type="string" calcext:value-type="string">
            <text:p>Graph. 4</text:p>
          </table:table-cell>
          <table:table-cell office:value-type="string" calcext:value-type="string">
            <text:p>Graph. 5</text:p>
          </table:table-cell>
          <table:table-cell office:value-type="string" calcext:value-type="string">
            <text:p>Graph. 6</text:p>
          </table:table-cell>
          <table:table-cell table:number-columns-repeated="101"/>
        </table:table-row>
        <table:table-row table:style-name="ro1">
          <table:table-cell/>
          <table:table-cell office:value-type="string" calcext:value-type="string">
            <text:p>fit</text:p>
          </table:table-cell>
          <table:table-cell table:style-name="ce12" office:value-type="string" calcext:value-type="string">
            <text:p>fit</text:p>
          </table:table-cell>
          <table:table-cell/>
          <table:table-cell table:formula="of:=LOOKUP([.$C275];[$Words.$A$2:.$A$250];[$Words.N$2:.N$20])" office:value-type="string" office:string-value="fit" calcext:value-type="string">
            <text:p>fit</text:p>
          </table:table-cell>
          <table:table-cell table:formula="of:=LOOKUP([.$C275];[$Words.$A$2:.$A$250];[$Words.O$2:.O$20])" office:value-type="string" office:string-value="f" calcext:value-type="string">
            <text:p>f</text:p>
          </table:table-cell>
          <table:table-cell table:formula="of:=LOOKUP([.$C275];[$Words.$A$2:.$A$250];[$Words.P$2:.P$20])" office:value-type="string" office:string-value="i" calcext:value-type="string">
            <text:p>i</text:p>
          </table:table-cell>
          <table:table-cell table:formula="of:=LOOKUP([.$C275];[$Words.$A$2:.$A$250];[$Words.Q$2:.Q$20])" office:value-type="string" office:string-value="t" calcext:value-type="string">
            <text:p>t</text:p>
          </table:table-cell>
          <table:table-cell table:formula="of:=LOOKUP([.$C275];[$Words.$A$2:.$A$250];[$Words.R$2:.R$20])">
            <text:p/>
          </table:table-cell>
          <table:table-cell table:formula="of:=LOOKUP([.$C275];[$Words.$A$2:.$A$250];[$Words.S$2:.S$20])">
            <text:p/>
          </table:table-cell>
          <table:table-cell table:formula="of:=LOOKUP([.$C275];[$Words.$A$2:.$A$250];[$Words.T$2:.T$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78]=1;[.E275];[.E280])" office:value-type="string" office:string-value="fit" calcext:value-type="string">
            <text:p>fit</text:p>
          </table:table-cell>
          <table:table-cell table:formula="of:=IF([.F278]=1;[.F275];[.F280])" office:value-type="string" office:string-value="f" calcext:value-type="string">
            <text:p>f</text:p>
          </table:table-cell>
          <table:table-cell table:formula="of:=IF([.G278]=1;[.G275];[.G280])" office:value-type="string" office:string-value="i" calcext:value-type="string">
            <text:p>i</text:p>
          </table:table-cell>
          <table:table-cell table:formula="of:=IF([.H278]=1;[.H275];[.H280])"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sit</text:p>
          </table:table-cell>
          <table:table-cell table:style-name="ce12" office:value-type="string" calcext:value-type="string">
            <text:p>sit</text:p>
          </table:table-cell>
          <table:table-cell/>
          <table:table-cell table:formula="of:=LOOKUP([.$C283];[$Words.$A$2:.$A$250];[$Words.N$2:.N$20])" office:value-type="string" office:string-value="sit" calcext:value-type="string">
            <text:p>sit</text:p>
          </table:table-cell>
          <table:table-cell table:formula="of:=LOOKUP([.$C283];[$Words.$A$2:.$A$250];[$Words.O$2:.O$20])" office:value-type="string" office:string-value="s" calcext:value-type="string">
            <text:p>s</text:p>
          </table:table-cell>
          <table:table-cell table:formula="of:=LOOKUP([.$C283];[$Words.$A$2:.$A$250];[$Words.P$2:.P$20])" office:value-type="string" office:string-value="i" calcext:value-type="string">
            <text:p>i</text:p>
          </table:table-cell>
          <table:table-cell table:formula="of:=LOOKUP([.$C283];[$Words.$A$2:.$A$250];[$Words.Q$2:.Q$20])" office:value-type="string" office:string-value="t" calcext:value-type="string">
            <text:p>t</text:p>
          </table:table-cell>
          <table:table-cell table:formula="of:=LOOKUP([.$C283];[$Words.$A$2:.$A$250];[$Words.R$2:.R$20])">
            <text:p/>
          </table:table-cell>
          <table:table-cell table:formula="of:=LOOKUP([.$C283];[$Words.$A$2:.$A$250];[$Words.S$2:.S$20])">
            <text:p/>
          </table:table-cell>
          <table:table-cell table:formula="of:=LOOKUP([.$C283];[$Words.$A$2:.$A$250];[$Words.T$2:.T$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86]=1;[.E283];[.E288])" office:value-type="string" office:string-value="sit" calcext:value-type="string">
            <text:p>sit</text:p>
          </table:table-cell>
          <table:table-cell table:formula="of:=IF([.F286]=1;[.F283];[.F288])" office:value-type="string" office:string-value="s" calcext:value-type="string">
            <text:p>s</text:p>
          </table:table-cell>
          <table:table-cell table:formula="of:=IF([.G286]=1;[.G283];[.G288])" office:value-type="string" office:string-value="i" calcext:value-type="string">
            <text:p>i</text:p>
          </table:table-cell>
          <table:table-cell table:formula="of:=IF([.H286]=1;[.H283];[.H288])"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sip</text:p>
          </table:table-cell>
          <table:table-cell table:style-name="ce12" office:value-type="string" calcext:value-type="string">
            <text:p>sip</text:p>
          </table:table-cell>
          <table:table-cell/>
          <table:table-cell table:formula="of:=LOOKUP([.$C291];[$Words.$A$2:.$A$250];[$Words.N$2:.N$20])" office:value-type="string" office:string-value="sip" calcext:value-type="string">
            <text:p>sip</text:p>
          </table:table-cell>
          <table:table-cell table:formula="of:=LOOKUP([.$C291];[$Words.$A$2:.$A$250];[$Words.O$2:.O$20])" office:value-type="string" office:string-value="s" calcext:value-type="string">
            <text:p>s</text:p>
          </table:table-cell>
          <table:table-cell table:formula="of:=LOOKUP([.$C291];[$Words.$A$2:.$A$250];[$Words.P$2:.P$20])" office:value-type="string" office:string-value="i" calcext:value-type="string">
            <text:p>i</text:p>
          </table:table-cell>
          <table:table-cell table:formula="of:=LOOKUP([.$C291];[$Words.$A$2:.$A$250];[$Words.Q$2:.Q$20])" office:value-type="string" office:string-value="p" calcext:value-type="string">
            <text:p>p</text:p>
          </table:table-cell>
          <table:table-cell table:formula="of:=LOOKUP([.$C291];[$Words.$A$2:.$A$250];[$Words.R$2:.R$20])">
            <text:p/>
          </table:table-cell>
          <table:table-cell table:formula="of:=LOOKUP([.$C291];[$Words.$A$2:.$A$250];[$Words.S$2:.S$20])">
            <text:p/>
          </table:table-cell>
          <table:table-cell table:formula="of:=LOOKUP([.$C291];[$Words.$A$2:.$A$250];[$Words.T$2:.T$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94]=1;[.E291];[.E296])" office:value-type="string" office:string-value="sip" calcext:value-type="string">
            <text:p>sip</text:p>
          </table:table-cell>
          <table:table-cell table:formula="of:=IF([.F294]=1;[.F291];[.F296])" office:value-type="string" office:string-value="s" calcext:value-type="string">
            <text:p>s</text:p>
          </table:table-cell>
          <table:table-cell table:formula="of:=IF([.G294]=1;[.G291];[.G296])" office:value-type="string" office:string-value="i" calcext:value-type="string">
            <text:p>i</text:p>
          </table:table-cell>
          <table:table-cell table:formula="of:=IF([.H294]=1;[.H291];[.H296])"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tip</text:p>
          </table:table-cell>
          <table:table-cell table:style-name="ce12" office:value-type="string" calcext:value-type="string">
            <text:p>tip</text:p>
          </table:table-cell>
          <table:table-cell/>
          <table:table-cell table:formula="of:=LOOKUP([.$C299];[$Words.$A$2:.$A$250];[$Words.N$2:.N$20])" office:value-type="string" office:string-value="tip" calcext:value-type="string">
            <text:p>tip</text:p>
          </table:table-cell>
          <table:table-cell table:formula="of:=LOOKUP([.$C299];[$Words.$A$2:.$A$250];[$Words.O$2:.O$20])" office:value-type="string" office:string-value="t" calcext:value-type="string">
            <text:p>t</text:p>
          </table:table-cell>
          <table:table-cell table:formula="of:=LOOKUP([.$C299];[$Words.$A$2:.$A$250];[$Words.P$2:.P$20])" office:value-type="string" office:string-value="i" calcext:value-type="string">
            <text:p>i</text:p>
          </table:table-cell>
          <table:table-cell table:formula="of:=LOOKUP([.$C299];[$Words.$A$2:.$A$250];[$Words.Q$2:.Q$20])" office:value-type="string" office:string-value="p" calcext:value-type="string">
            <text:p>p</text:p>
          </table:table-cell>
          <table:table-cell table:formula="of:=LOOKUP([.$C299];[$Words.$A$2:.$A$250];[$Words.R$2:.R$20])">
            <text:p/>
          </table:table-cell>
          <table:table-cell table:formula="of:=LOOKUP([.$C299];[$Words.$A$2:.$A$250];[$Words.S$2:.S$20])">
            <text:p/>
          </table:table-cell>
          <table:table-cell table:formula="of:=LOOKUP([.$C299];[$Words.$A$2:.$A$250];[$Words.T$2:.T$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02]=1;[.E299];[.E304])" office:value-type="string" office:string-value="tip" calcext:value-type="string">
            <text:p>tip</text:p>
          </table:table-cell>
          <table:table-cell table:formula="of:=IF([.F302]=1;[.F299];[.F304])" office:value-type="string" office:string-value="t" calcext:value-type="string">
            <text:p>t</text:p>
          </table:table-cell>
          <table:table-cell table:formula="of:=IF([.G302]=1;[.G299];[.G304])" office:value-type="string" office:string-value="i" calcext:value-type="string">
            <text:p>i</text:p>
          </table:table-cell>
          <table:table-cell table:formula="of:=IF([.H302]=1;[.H299];[.H304])"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Tim</text:p>
          </table:table-cell>
          <table:table-cell table:style-name="ce12" office:value-type="string" calcext:value-type="string">
            <text:p>Tim</text:p>
          </table:table-cell>
          <table:table-cell/>
          <table:table-cell table:formula="of:=LOOKUP([.$C307];[$Words.$A$2:.$A$250];[$Words.N$2:.N$20])" office:value-type="string" office:string-value="tim" calcext:value-type="string">
            <text:p>tim</text:p>
          </table:table-cell>
          <table:table-cell table:formula="of:=LOOKUP([.$C307];[$Words.$A$2:.$A$250];[$Words.O$2:.O$20])" office:value-type="string" office:string-value="t" calcext:value-type="string">
            <text:p>t</text:p>
          </table:table-cell>
          <table:table-cell table:formula="of:=LOOKUP([.$C307];[$Words.$A$2:.$A$250];[$Words.P$2:.P$20])" office:value-type="string" office:string-value="i" calcext:value-type="string">
            <text:p>i</text:p>
          </table:table-cell>
          <table:table-cell table:formula="of:=LOOKUP([.$C307];[$Words.$A$2:.$A$250];[$Words.Q$2:.Q$20])" office:value-type="string" office:string-value="m" calcext:value-type="string">
            <text:p>m</text:p>
          </table:table-cell>
          <table:table-cell table:formula="of:=LOOKUP([.$C307];[$Words.$A$2:.$A$250];[$Words.R$2:.R$20])">
            <text:p/>
          </table:table-cell>
          <table:table-cell table:formula="of:=LOOKUP([.$C307];[$Words.$A$2:.$A$250];[$Words.S$2:.S$20])">
            <text:p/>
          </table:table-cell>
          <table:table-cell table:formula="of:=LOOKUP([.$C307];[$Words.$A$2:.$A$250];[$Words.T$2:.T$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10]=1;[.E307];[.E312])" office:value-type="string" office:string-value="tim" calcext:value-type="string">
            <text:p>tim</text:p>
          </table:table-cell>
          <table:table-cell table:formula="of:=IF([.F310]=1;[.F307];[.F312])" office:value-type="string" office:string-value="t" calcext:value-type="string">
            <text:p>t</text:p>
          </table:table-cell>
          <table:table-cell table:formula="of:=IF([.G310]=1;[.G307];[.G312])" office:value-type="string" office:string-value="i" calcext:value-type="string">
            <text:p>i</text:p>
          </table:table-cell>
          <table:table-cell table:formula="of:=IF([.H310]=1;[.H307];[.H312])" office:value-type="string" office:string-value="m" calcext:value-type="string">
            <text:p>m</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pim</text:p>
          </table:table-cell>
          <table:table-cell table:style-name="ce12" office:value-type="string" calcext:value-type="string">
            <text:p>pim</text:p>
          </table:table-cell>
          <table:table-cell/>
          <table:table-cell table:formula="of:=LOOKUP([.$C315];[$Words.$A$2:.$A$250];[$Words.N$2:.N$20])" office:value-type="string" office:string-value="pim" calcext:value-type="string">
            <text:p>pim</text:p>
          </table:table-cell>
          <table:table-cell table:formula="of:=LOOKUP([.$C315];[$Words.$A$2:.$A$250];[$Words.O$2:.O$20])" office:value-type="string" office:string-value="p" calcext:value-type="string">
            <text:p>p</text:p>
          </table:table-cell>
          <table:table-cell table:formula="of:=LOOKUP([.$C315];[$Words.$A$2:.$A$250];[$Words.P$2:.P$20])" office:value-type="string" office:string-value="i" calcext:value-type="string">
            <text:p>i</text:p>
          </table:table-cell>
          <table:table-cell table:formula="of:=LOOKUP([.$C315];[$Words.$A$2:.$A$250];[$Words.Q$2:.Q$20])" office:value-type="string" office:string-value="m" calcext:value-type="string">
            <text:p>m</text:p>
          </table:table-cell>
          <table:table-cell table:formula="of:=LOOKUP([.$C315];[$Words.$A$2:.$A$250];[$Words.R$2:.R$20])">
            <text:p/>
          </table:table-cell>
          <table:table-cell table:formula="of:=LOOKUP([.$C315];[$Words.$A$2:.$A$250];[$Words.S$2:.S$20])">
            <text:p/>
          </table:table-cell>
          <table:table-cell table:formula="of:=LOOKUP([.$C315];[$Words.$A$2:.$A$250];[$Words.T$2:.T$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18]=1;[.E315];[.E320])" office:value-type="string" office:string-value="pim" calcext:value-type="string">
            <text:p>pim</text:p>
          </table:table-cell>
          <table:table-cell table:formula="of:=IF([.F318]=1;[.F315];[.F320])" office:value-type="string" office:string-value="p" calcext:value-type="string">
            <text:p>p</text:p>
          </table:table-cell>
          <table:table-cell table:formula="of:=IF([.G318]=1;[.G315];[.G320])" office:value-type="string" office:string-value="i" calcext:value-type="string">
            <text:p>i</text:p>
          </table:table-cell>
          <table:table-cell table:formula="of:=IF([.H318]=1;[.H315];[.H320])" office:value-type="string" office:string-value="m" calcext:value-type="string">
            <text:p>m</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pit</text:p>
          </table:table-cell>
          <table:table-cell table:style-name="ce12" office:value-type="string" calcext:value-type="string">
            <text:p>pit</text:p>
          </table:table-cell>
          <table:table-cell/>
          <table:table-cell table:formula="of:=LOOKUP([.$C323];[$Words.$A$2:.$A$250];[$Words.N$2:.N$20])" office:value-type="string" office:string-value="pit" calcext:value-type="string">
            <text:p>pit</text:p>
          </table:table-cell>
          <table:table-cell table:formula="of:=LOOKUP([.$C323];[$Words.$A$2:.$A$250];[$Words.O$2:.O$20])" office:value-type="string" office:string-value="p" calcext:value-type="string">
            <text:p>p</text:p>
          </table:table-cell>
          <table:table-cell table:formula="of:=LOOKUP([.$C323];[$Words.$A$2:.$A$250];[$Words.P$2:.P$20])" office:value-type="string" office:string-value="i" calcext:value-type="string">
            <text:p>i</text:p>
          </table:table-cell>
          <table:table-cell table:formula="of:=LOOKUP([.$C323];[$Words.$A$2:.$A$250];[$Words.Q$2:.Q$20])" office:value-type="string" office:string-value="t" calcext:value-type="string">
            <text:p>t</text:p>
          </table:table-cell>
          <table:table-cell table:formula="of:=LOOKUP([.$C323];[$Words.$A$2:.$A$250];[$Words.R$2:.R$20])">
            <text:p/>
          </table:table-cell>
          <table:table-cell table:formula="of:=LOOKUP([.$C323];[$Words.$A$2:.$A$250];[$Words.S$2:.S$20])">
            <text:p/>
          </table:table-cell>
          <table:table-cell table:formula="of:=LOOKUP([.$C323];[$Words.$A$2:.$A$250];[$Words.T$2:.T$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26]=1;[.E323];[.E328])" office:value-type="string" office:string-value="pit" calcext:value-type="string">
            <text:p>pit</text:p>
          </table:table-cell>
          <table:table-cell table:formula="of:=IF([.F326]=1;[.F323];[.F328])" office:value-type="string" office:string-value="p" calcext:value-type="string">
            <text:p>p</text:p>
          </table:table-cell>
          <table:table-cell table:formula="of:=IF([.G326]=1;[.G323];[.G328])" office:value-type="string" office:string-value="i" calcext:value-type="string">
            <text:p>i</text:p>
          </table:table-cell>
          <table:table-cell table:formula="of:=IF([.H326]=1;[.H323];[.H328])"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it</text:p>
          </table:table-cell>
          <table:table-cell table:style-name="ce12" office:value-type="string" calcext:value-type="string">
            <text:p>it</text:p>
          </table:table-cell>
          <table:table-cell/>
          <table:table-cell table:formula="of:=LOOKUP([.$C331];[$Words.$A$2:.$A$250];[$Words.N$2:.N$20])" office:value-type="string" office:string-value="it" calcext:value-type="string">
            <text:p>it</text:p>
          </table:table-cell>
          <table:table-cell table:formula="of:=LOOKUP([.$C331];[$Words.$A$2:.$A$250];[$Words.O$2:.O$20])">
            <text:p/>
          </table:table-cell>
          <table:table-cell table:formula="of:=LOOKUP([.$C331];[$Words.$A$2:.$A$250];[$Words.P$2:.P$20])" office:value-type="string" office:string-value="i" calcext:value-type="string">
            <text:p>i</text:p>
          </table:table-cell>
          <table:table-cell table:formula="of:=LOOKUP([.$C331];[$Words.$A$2:.$A$250];[$Words.Q$2:.Q$20])" office:value-type="string" office:string-value="t" calcext:value-type="string">
            <text:p>t</text:p>
          </table:table-cell>
          <table:table-cell table:formula="of:=LOOKUP([.$C331];[$Words.$A$2:.$A$250];[$Words.R$2:.R$20])">
            <text:p/>
          </table:table-cell>
          <table:table-cell table:formula="of:=LOOKUP([.$C331];[$Words.$A$2:.$A$250];[$Words.S$2:.S$20])">
            <text:p/>
          </table:table-cell>
          <table:table-cell table:formula="of:=LOOKUP([.$C331];[$Words.$A$2:.$A$250];[$Words.T$2:.T$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34]=1;[.E331];[.E336])" office:value-type="string" office:string-value="it" calcext:value-type="string">
            <text:p>it</text:p>
          </table:table-cell>
          <table:table-cell table:formula="of:=IF([.F334]=1;[.F331];[.F336])">
            <text:p/>
          </table:table-cell>
          <table:table-cell table:formula="of:=IF([.G334]=1;[.G331];[.G336])" office:value-type="string" office:string-value="i" calcext:value-type="string">
            <text:p>i</text:p>
          </table:table-cell>
          <table:table-cell table:formula="of:=IF([.H334]=1;[.H331];[.H336])"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if</text:p>
          </table:table-cell>
          <table:table-cell table:style-name="ce12" office:value-type="string" calcext:value-type="string">
            <text:p>if</text:p>
          </table:table-cell>
          <table:table-cell/>
          <table:table-cell table:formula="of:=LOOKUP([.$C339];[$Words.$A$2:.$A$250];[$Words.N$2:.N$20])" office:value-type="string" office:string-value="if" calcext:value-type="string">
            <text:p>if</text:p>
          </table:table-cell>
          <table:table-cell table:formula="of:=LOOKUP([.$C339];[$Words.$A$2:.$A$250];[$Words.O$2:.O$20])">
            <text:p/>
          </table:table-cell>
          <table:table-cell table:formula="of:=LOOKUP([.$C339];[$Words.$A$2:.$A$250];[$Words.P$2:.P$20])" office:value-type="string" office:string-value="i" calcext:value-type="string">
            <text:p>i</text:p>
          </table:table-cell>
          <table:table-cell table:formula="of:=LOOKUP([.$C339];[$Words.$A$2:.$A$250];[$Words.Q$2:.Q$20])" office:value-type="string" office:string-value="f" calcext:value-type="string">
            <text:p>f</text:p>
          </table:table-cell>
          <table:table-cell table:formula="of:=LOOKUP([.$C339];[$Words.$A$2:.$A$250];[$Words.R$2:.R$20])">
            <text:p/>
          </table:table-cell>
          <table:table-cell table:formula="of:=LOOKUP([.$C339];[$Words.$A$2:.$A$250];[$Words.S$2:.S$20])">
            <text:p/>
          </table:table-cell>
          <table:table-cell table:formula="of:=LOOKUP([.$C339];[$Words.$A$2:.$A$250];[$Words.T$2:.T$2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42]=1;[.E339];[.E344])" office:value-type="string" office:string-value="if" calcext:value-type="string">
            <text:p>if</text:p>
          </table:table-cell>
          <table:table-cell table:formula="of:=IF([.F342]=1;[.F339];[.F344])">
            <text:p/>
          </table:table-cell>
          <table:table-cell table:formula="of:=IF([.G342]=1;[.G339];[.G344])" office:value-type="string" office:string-value="i" calcext:value-type="string">
            <text:p>i</text:p>
          </table:table-cell>
          <table:table-cell table:formula="of:=IF([.H342]=1;[.H339];[.H344])" office:value-type="string" office:string-value="f" calcext:value-type="string">
            <text:p>f</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7: Irregular Words</text:p>
          </table:table-cell>
          <table:table-cell table:number-columns-repeated="111"/>
        </table:table-row>
        <table:table-row table:style-name="ro1">
          <table:table-cell table:number-columns-repeated="112"/>
        </table:table-row>
        <table:table-row table:style-name="ro1">
          <table:table-cell office:value-type="string" calcext:value-type="string">
            <text:p>Review</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352];[$Words.$A$2:.$A$250];[$Words.U$2:.U$250])" office:value-type="string" office:string-value="aɪ" calcext:value-type="string">
            <text:p>aɪ</text:p>
          </table:table-cell>
          <table:table-cell table:style-name="ce17" table:formula="of:=LOOKUP([.$C352];[$Words.$A$2:.$A$250];[$Words.V$2:.V$250])" office:value-type="string" office:string-value="aɪ" calcext:value-type="string">
            <text:p>aɪ</text:p>
          </table:table-cell>
          <table:table-cell table:style-name="ce17" table:formula="of:=LOOKUP([.$C352];[$Words.$A$2:.$A$250];[$Words.W$2:.W$250])">
            <text:p/>
          </table:table-cell>
          <table:table-cell table:style-name="ce17" table:formula="of:=LOOKUP([.$C352];[$Words.$A$2:.$A$250];[$Words.X$2:.X$250])">
            <text:p/>
          </table:table-cell>
          <table:table-cell table:style-name="ce17" table:formula="of:=LOOKUP([.$C352];[$Words.$A$2:.$A$250];[$Words.Y$2:.Y$250])">
            <text:p/>
          </table:table-cell>
          <table:table-cell table:style-name="ce17" table:formula="of:=LOOKUP([.$C352];[$Words.$A$2:.$A$250];[$Words.Z$2:.Z$250])">
            <text:p/>
          </table:table-cell>
          <table:table-cell table:style-name="ce17" table:formula="of:=LOOKUP([.$C352];[$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55]=1;[.E352];[.E357])">
            <text:p/>
          </table:table-cell>
          <table:table-cell table:formula="of:=IF([.F355]=1;[.F352];[.F357])" office:value-type="string" office:string-value="aɪ" calcext:value-type="string">
            <text:p>aɪ</text:p>
          </table:table-cell>
          <table:table-cell table:formula="of:=IF([.G355]=1;[.G352];[.G357])">
            <text:p/>
          </table:table-cell>
          <table:table-cell table:formula="of:=IF([.H355]=1;[.H352];[.H357])">
            <text:p/>
          </table:table-cell>
          <table:table-cell table:formula="of:=IF([.I355]=1;[.I352];[.I357])">
            <text:p/>
          </table:table-cell>
          <table:table-cell table:formula="of:=IF([.J355]=1;[.J352];[.J357])">
            <text:p/>
          </table:table-cell>
          <table:table-cell table:formula="of:=IF([.K355]=1;[.K352];[.K357])">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formula="of:=TEXT(&quot;the&quot;; &quot;@&quot;)" office:value-type="string" office:string-value="the" calcext:value-type="string">
            <text:p>the</text:p>
          </table:table-cell>
          <table:table-cell office:value-type="string" calcext:value-type="string">
            <text:p>the</text:p>
          </table:table-cell>
          <table:table-cell office:value-type="string" calcext:value-type="string">
            <text:p>IPA3 Text</text:p>
          </table:table-cell>
          <table:table-cell table:style-name="ce17" table:formula="of:=LOOKUP([.$C360];[$Words.$A$2:.$A$250];[$Words.U$2:.U$250])" office:value-type="string" office:string-value="ðə" calcext:value-type="string">
            <text:p>ðə</text:p>
          </table:table-cell>
          <table:table-cell table:style-name="ce17" table:formula="of:=LOOKUP([.$C360];[$Words.$A$2:.$A$250];[$Words.V$2:.V$250])" office:value-type="string" office:string-value="ð" calcext:value-type="string">
            <text:p>ð</text:p>
          </table:table-cell>
          <table:table-cell table:style-name="ce17" table:formula="of:=LOOKUP([.$C360];[$Words.$A$2:.$A$250];[$Words.W$2:.W$250])" office:value-type="string" office:string-value="ə" calcext:value-type="string">
            <text:p>ə</text:p>
          </table:table-cell>
          <table:table-cell table:style-name="ce17" table:formula="of:=LOOKUP([.$C360];[$Words.$A$2:.$A$250];[$Words.X$2:.X$250])">
            <text:p/>
          </table:table-cell>
          <table:table-cell table:style-name="ce17" table:formula="of:=LOOKUP([.$C360];[$Words.$A$2:.$A$250];[$Words.Y$2:.Y$250])">
            <text:p/>
          </table:table-cell>
          <table:table-cell table:style-name="ce17" table:formula="of:=LOOKUP([.$C360];[$Words.$A$2:.$A$250];[$Words.Z$2:.Z$250])">
            <text:p/>
          </table:table-cell>
          <table:table-cell table:style-name="ce17" table:formula="of:=LOOKUP([.$C360];[$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63]=1;[.E360];[.E365])" office:value-type="string" office:string-value="ðə" calcext:value-type="string">
            <text:p>ðə</text:p>
          </table:table-cell>
          <table:table-cell table:formula="of:=IF([.F363]=1;[.F360];[.F365])" office:value-type="string" office:string-value="ð" calcext:value-type="string">
            <text:p>ð</text:p>
          </table:table-cell>
          <table:table-cell table:formula="of:=IF([.G363]=1;[.G360];[.G365])" office:value-type="string" office:string-value="ə" calcext:value-type="string">
            <text:p>ə</text:p>
          </table:table-cell>
          <table:table-cell table:formula="of:=IF([.H363]=1;[.H360];[.H365])">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Teach</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and&quot;; &quot;@&quot;)" office:value-type="string" office:string-value="and" calcext:value-type="string">
            <text:p>and</text:p>
          </table:table-cell>
          <table:table-cell office:value-type="string" calcext:value-type="string">
            <text:p>and</text:p>
          </table:table-cell>
          <table:table-cell office:value-type="string" calcext:value-type="string">
            <text:p>IPA3 Text</text:p>
          </table:table-cell>
          <table:table-cell table:formula="of:=LOOKUP([.$C$371];[$Words.$A$2:.$A$250];[$Words.U$2:.U$20])" office:value-type="string" office:string-value="ænd" calcext:value-type="string">
            <text:p>ænd</text:p>
          </table:table-cell>
          <table:table-cell table:style-name="ce17" table:formula="of:=LOOKUP([.$C371];[$Words.$A$2:.$A$250];[$Words.V$2:.V$250])" office:value-type="string" office:string-value="æ" calcext:value-type="string">
            <text:p>æ</text:p>
          </table:table-cell>
          <table:table-cell table:style-name="ce17" table:formula="of:=LOOKUP([.$C$371];[$Words.$A$2:.$A$250];[$Words.W$2:.W$250])" office:value-type="string" office:string-value="n" calcext:value-type="string">
            <text:p>n</text:p>
          </table:table-cell>
          <table:table-cell table:style-name="ce17" table:formula="of:=LOOKUP([.$C$371];[$Words.$A$2:.$A$250];[$Words.X$2:.X$250])" office:value-type="string" office:string-value="d" calcext:value-type="string">
            <text:p>d</text:p>
          </table:table-cell>
          <table:table-cell table:style-name="ce17" table:formula="of:=LOOKUP([.$C$371];[$Words.$A$2:.$A$250];[$Words.Y$2:.Y$250])">
            <text:p/>
          </table:table-cell>
          <table:table-cell table:style-name="ce17" table:formula="of:=LOOKUP([.$C$371];[$Words.$A$2:.$A$250];[$Words.Z$2:.Z$250])">
            <text:p/>
          </table:table-cell>
          <table:table-cell table:style-name="ce17" table:formula="of:=LOOKUP([.$C$371];[$Words.$A$2:.$A$250];[$Words.AA$2:.AA$250])">
            <text:p/>
          </table:table-cell>
          <table:table-cell table:style-name="ce17"/>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3" office:value-type="float" office:value="1" calcext:value-type="float">
            <text:p>1</text:p>
          </table:table-cell>
          <table:table-cell table:number-columns-repeated="105"/>
        </table:table-row>
        <table:table-row table:style-name="ro1">
          <table:table-cell table:number-columns-repeated="3"/>
          <table:table-cell office:value-type="string" calcext:value-type="string">
            <text:p>Response</text:p>
          </table:table-cell>
          <table:table-cell table:formula="of:=IF([.E374]=1;[.E371];[.E376])" office:value-type="string" office:string-value="ænd" calcext:value-type="string">
            <text:p>ænd</text:p>
          </table:table-cell>
          <table:table-cell table:formula="of:=IF([.F374]=1;[.F371];[.F376])" office:value-type="string" office:string-value="æ" calcext:value-type="string">
            <text:p>æ</text:p>
          </table:table-cell>
          <table:table-cell table:formula="of:=IF([.G374]=1;[.G371];[.G376])" office:value-type="string" office:string-value="n" calcext:value-type="string">
            <text:p>n</text:p>
          </table:table-cell>
          <table:table-cell table:formula="of:=IF([.H374]=1;[.H371];[.H376])">
            <text:p/>
          </table:table-cell>
          <table:table-cell table:formula="of:=IF([.I374]=1;[.I371];[.I376])">
            <text:p/>
          </table:table-cell>
          <table:table-cell table:formula="of:=IF([.J374]=1;[.J371];[.J376])">
            <text:p/>
          </table:table-cell>
          <table:table-cell table:formula="of:=IF([.K374]=1;[.K371];[.K376])">
            <text:p/>
          </table:table-cell>
          <table:table-cell table:style-name="ce17"/>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8: Connected Text</text:p>
          </table:table-cell>
          <table:table-cell table:number-columns-repeated="111"/>
        </table:table-row>
        <table:table-row table:style-name="ro1">
          <table:table-cell table:number-columns-repeated="112"/>
        </table:table-row>
        <table:table-row table:style-name="ro1">
          <table:table-cell office:value-type="string" calcext:value-type="string">
            <text:p>Read</text:p>
          </table:table-cell>
          <table:table-cell table:style-name="Default" table:number-columns-repeated="10"/>
          <table:table-cell table:number-columns-repeated="101"/>
        </table:table-row>
        <table:table-row table:style-name="ro1">
          <table:table-cell/>
          <table:table-cell table:style-name="Default" table:number-columns-repeated="10"/>
          <table:table-cell table:number-columns-repeated="101"/>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386];[$Words.$A$2:.$A$250];[$Words.U$2:.U$250])" office:value-type="string" office:string-value="aɪ" calcext:value-type="string">
            <text:p>aɪ</text:p>
          </table:table-cell>
          <table:table-cell table:style-name="ce17" table:formula="of:=LOOKUP([.$C386];[$Words.$A$2:.$A$250];[$Words.V$2:.V$250])" office:value-type="string" office:string-value="aɪ" calcext:value-type="string">
            <text:p>aɪ</text:p>
          </table:table-cell>
          <table:table-cell table:style-name="ce17" table:formula="of:=LOOKUP([.$C386];[$Words.$A$2:.$A$250];[$Words.W$2:.W$250])">
            <text:p/>
          </table:table-cell>
          <table:table-cell table:style-name="ce17" table:formula="of:=LOOKUP([.$C386];[$Words.$A$2:.$A$250];[$Words.X$2:.X$250])">
            <text:p/>
          </table:table-cell>
          <table:table-cell table:style-name="ce17" table:formula="of:=LOOKUP([.$C386];[$Words.$A$2:.$A$250];[$Words.Y$2:.Y$250])">
            <text:p/>
          </table:table-cell>
          <table:table-cell table:style-name="ce17" table:formula="of:=LOOKUP([.$C386];[$Words.$A$2:.$A$250];[$Words.Z$2:.Z$250])">
            <text:p/>
          </table:table-cell>
          <table:table-cell table:style-name="ce17" table:formula="of:=LOOKUP([.$C386];[$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89]=1;[.E386];[.E391])">
            <text:p/>
          </table:table-cell>
          <table:table-cell table:formula="of:=IF([.F389]=1;[.F386];[.F391])" office:value-type="string" office:string-value="aɪ" calcext:value-type="string">
            <text:p>aɪ</text:p>
          </table:table-cell>
          <table:table-cell table:formula="of:=IF([.G389]=1;[.G386];[.G391])">
            <text:p/>
          </table:table-cell>
          <table:table-cell table:formula="of:=IF([.H389]=1;[.H386];[.H391])">
            <text:p/>
          </table:table-cell>
          <table:table-cell table:formula="of:=IF([.I389]=1;[.I386];[.I391])">
            <text:p/>
          </table:table-cell>
          <table:table-cell table:formula="of:=IF([.J389]=1;[.J386];[.J391])">
            <text:p/>
          </table:table-cell>
          <table:table-cell table:formula="of:=IF([.K389]=1;[.K386];[.K391])">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IPA3 Text</text:p>
          </table:table-cell>
          <table:table-cell table:style-name="ce17" table:formula="of:=LOOKUP([.$C394];[$Words.$A$2:.$A$250];[$Words.U$2:.U$250])" office:value-type="string" office:string-value="sæt" calcext:value-type="string">
            <text:p>sæt</text:p>
          </table:table-cell>
          <table:table-cell table:style-name="ce17" table:formula="of:=LOOKUP([.$C394];[$Words.$A$2:.$A$250];[$Words.V$2:.V$250])" office:value-type="string" office:string-value="s" calcext:value-type="string">
            <text:p>s</text:p>
          </table:table-cell>
          <table:table-cell table:style-name="ce17" table:formula="of:=LOOKUP([.$C394];[$Words.$A$2:.$A$250];[$Words.W$2:.W$250])" office:value-type="string" office:string-value="æ" calcext:value-type="string">
            <text:p>æ</text:p>
          </table:table-cell>
          <table:table-cell table:style-name="ce17" table:formula="of:=LOOKUP([.$C394];[$Words.$A$2:.$A$250];[$Words.X$2:.X$250])" office:value-type="string" office:string-value="t" calcext:value-type="string">
            <text:p>t</text:p>
          </table:table-cell>
          <table:table-cell table:style-name="ce17" table:formula="of:=LOOKUP([.$C394];[$Words.$A$2:.$A$250];[$Words.Y$2:.Y$250])">
            <text:p/>
          </table:table-cell>
          <table:table-cell table:style-name="ce17" table:formula="of:=LOOKUP([.$C394];[$Words.$A$2:.$A$250];[$Words.Z$2:.Z$250])">
            <text:p/>
          </table:table-cell>
          <table:table-cell table:style-name="ce17" table:formula="of:=LOOKUP([.$C394];[$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97]=1;[.E394];[.E399])" office:value-type="string" office:string-value="sæt" calcext:value-type="string">
            <text:p>sæt</text:p>
          </table:table-cell>
          <table:table-cell table:formula="of:=IF([.F397]=1;[.F394];[.F399])" office:value-type="string" office:string-value="s" calcext:value-type="string">
            <text:p>s</text:p>
          </table:table-cell>
          <table:table-cell table:formula="of:=IF([.G397]=1;[.G394];[.G399])" office:value-type="string" office:string-value="æ" calcext:value-type="string">
            <text:p>æ</text:p>
          </table:table-cell>
          <table:table-cell table:formula="of:=IF([.H397]=1;[.H394];[.H399])"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405];[$Words.$A$2:.$A$250];[$Words.U$2:.U$250])" office:value-type="string" office:string-value="aɪ" calcext:value-type="string">
            <text:p>aɪ</text:p>
          </table:table-cell>
          <table:table-cell table:style-name="ce17" table:formula="of:=LOOKUP([.$C405];[$Words.$A$2:.$A$250];[$Words.V$2:.V$250])" office:value-type="string" office:string-value="aɪ" calcext:value-type="string">
            <text:p>aɪ</text:p>
          </table:table-cell>
          <table:table-cell table:style-name="ce17" table:formula="of:=LOOKUP([.$C405];[$Words.$A$2:.$A$250];[$Words.W$2:.W$250])">
            <text:p/>
          </table:table-cell>
          <table:table-cell table:style-name="ce17" table:formula="of:=LOOKUP([.$C405];[$Words.$A$2:.$A$250];[$Words.X$2:.X$250])">
            <text:p/>
          </table:table-cell>
          <table:table-cell table:style-name="ce17" table:formula="of:=LOOKUP([.$C405];[$Words.$A$2:.$A$250];[$Words.Y$2:.Y$250])">
            <text:p/>
          </table:table-cell>
          <table:table-cell table:style-name="ce17" table:formula="of:=LOOKUP([.$C405];[$Words.$A$2:.$A$250];[$Words.Z$2:.Z$250])">
            <text:p/>
          </table:table-cell>
          <table:table-cell table:style-name="ce17" table:formula="of:=LOOKUP([.$C405];[$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08]=1;[.E405];[.E410])">
            <text:p/>
          </table:table-cell>
          <table:table-cell table:formula="of:=IF([.F408]=1;[.F405];[.F410])" office:value-type="string" office:string-value="aɪ" calcext:value-type="string">
            <text:p>aɪ</text:p>
          </table:table-cell>
          <table:table-cell table:formula="of:=IF([.G408]=1;[.G405];[.G410])">
            <text:p/>
          </table:table-cell>
          <table:table-cell table:formula="of:=IF([.H408]=1;[.H405];[.H410])">
            <text:p/>
          </table:table-cell>
          <table:table-cell table:formula="of:=IF([.I408]=1;[.I405];[.I410])">
            <text:p/>
          </table:table-cell>
          <table:table-cell table:formula="of:=IF([.J408]=1;[.J405];[.J410])">
            <text:p/>
          </table:table-cell>
          <table:table-cell table:formula="of:=IF([.K408]=1;[.K405];[.K410])">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number-columns-repeated="2" office:value-type="string" calcext:value-type="string">
            <text:p>sat</text:p>
          </table:table-cell>
          <table:table-cell office:value-type="string" calcext:value-type="string">
            <text:p>IPA3 Text</text:p>
          </table:table-cell>
          <table:table-cell table:style-name="ce17" table:formula="of:=LOOKUP([.$C413];[$Words.$A$2:.$A$250];[$Words.U$2:.U$250])" office:value-type="string" office:string-value="sæt" calcext:value-type="string">
            <text:p>sæt</text:p>
          </table:table-cell>
          <table:table-cell table:style-name="ce17" table:formula="of:=LOOKUP([.$C413];[$Words.$A$2:.$A$250];[$Words.V$2:.V$250])" office:value-type="string" office:string-value="s" calcext:value-type="string">
            <text:p>s</text:p>
          </table:table-cell>
          <table:table-cell table:style-name="ce17" table:formula="of:=LOOKUP([.$C413];[$Words.$A$2:.$A$250];[$Words.W$2:.W$250])" office:value-type="string" office:string-value="æ" calcext:value-type="string">
            <text:p>æ</text:p>
          </table:table-cell>
          <table:table-cell table:style-name="ce17" table:formula="of:=LOOKUP([.$C413];[$Words.$A$2:.$A$250];[$Words.X$2:.X$250])" office:value-type="string" office:string-value="t" calcext:value-type="string">
            <text:p>t</text:p>
          </table:table-cell>
          <table:table-cell table:style-name="ce17" table:formula="of:=LOOKUP([.$C413];[$Words.$A$2:.$A$250];[$Words.Y$2:.Y$250])">
            <text:p/>
          </table:table-cell>
          <table:table-cell table:style-name="ce17" table:formula="of:=LOOKUP([.$C413];[$Words.$A$2:.$A$250];[$Words.Z$2:.Z$250])">
            <text:p/>
          </table:table-cell>
          <table:table-cell table:style-name="ce17" table:formula="of:=LOOKUP([.$C413];[$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16]=1;[.E413];[.E418])" office:value-type="string" office:string-value="sæt" calcext:value-type="string">
            <text:p>sæt</text:p>
          </table:table-cell>
          <table:table-cell table:formula="of:=IF([.F416]=1;[.F413];[.F418])" office:value-type="string" office:string-value="s" calcext:value-type="string">
            <text:p>s</text:p>
          </table:table-cell>
          <table:table-cell table:formula="of:=IF([.G416]=1;[.G413];[.G418])" office:value-type="string" office:string-value="æ" calcext:value-type="string">
            <text:p>æ</text:p>
          </table:table-cell>
          <table:table-cell table:formula="of:=IF([.H416]=1;[.H413];[.H418])"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at</text:p>
          </table:table-cell>
          <table:table-cell office:value-type="string" calcext:value-type="string">
            <text:p>IPA3 Text</text:p>
          </table:table-cell>
          <table:table-cell table:style-name="ce17" table:formula="of:=LOOKUP([.$C421];[$Words.$A$2:.$A$250];[$Words.U$2:.U$250])" office:value-type="string" office:string-value="æt" calcext:value-type="string">
            <text:p>æt</text:p>
          </table:table-cell>
          <table:table-cell table:style-name="ce17" table:formula="of:=LOOKUP([.$C421];[$Words.$A$2:.$A$250];[$Words.V$2:.V$250])" office:value-type="string" office:string-value="æ" calcext:value-type="string">
            <text:p>æ</text:p>
          </table:table-cell>
          <table:table-cell table:style-name="ce17" table:formula="of:=LOOKUP([.$C421];[$Words.$A$2:.$A$250];[$Words.W$2:.W$250])" office:value-type="string" office:string-value="t" calcext:value-type="string">
            <text:p>t</text:p>
          </table:table-cell>
          <table:table-cell table:style-name="ce17" table:formula="of:=LOOKUP([.$C421];[$Words.$A$2:.$A$250];[$Words.X$2:.X$250])">
            <text:p/>
          </table:table-cell>
          <table:table-cell table:style-name="ce17" table:formula="of:=LOOKUP([.$C421];[$Words.$A$2:.$A$250];[$Words.Y$2:.Y$250])">
            <text:p/>
          </table:table-cell>
          <table:table-cell table:style-name="ce17" table:formula="of:=LOOKUP([.$C421];[$Words.$A$2:.$A$250];[$Words.Z$2:.Z$250])">
            <text:p/>
          </table:table-cell>
          <table:table-cell table:style-name="ce17" table:formula="of:=LOOKUP([.$C421];[$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24]=1;[.E421];[.E426])" office:value-type="string" office:string-value="æt" calcext:value-type="string">
            <text:p>æt</text:p>
          </table:table-cell>
          <table:table-cell table:formula="of:=IF([.F424]=1;[.F421];[.F426])" office:value-type="string" office:string-value="æ" calcext:value-type="string">
            <text:p>æ</text:p>
          </table:table-cell>
          <table:table-cell table:formula="of:=IF([.G424]=1;[.G421];[.G426])" office:value-type="string" office:string-value="t" calcext:value-type="string">
            <text:p>t</text:p>
          </table:table-cell>
          <table:table-cell table:formula="of:=IF([.H424]=1;[.H421];[.H426])">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the</text:p>
          </table:table-cell>
          <table:table-cell office:value-type="string" calcext:value-type="string">
            <text:p>IPA3 Text</text:p>
          </table:table-cell>
          <table:table-cell table:style-name="ce17" table:formula="of:=LOOKUP([.$C429];[$Words.$A$2:.$A$250];[$Words.U$2:.U$250])" office:value-type="string" office:string-value="ðə" calcext:value-type="string">
            <text:p>ðə</text:p>
          </table:table-cell>
          <table:table-cell table:style-name="ce17" table:formula="of:=LOOKUP([.$C429];[$Words.$A$2:.$A$250];[$Words.V$2:.V$250])" office:value-type="string" office:string-value="ð" calcext:value-type="string">
            <text:p>ð</text:p>
          </table:table-cell>
          <table:table-cell table:style-name="ce17" table:formula="of:=LOOKUP([.$C429];[$Words.$A$2:.$A$250];[$Words.W$2:.W$250])" office:value-type="string" office:string-value="ə" calcext:value-type="string">
            <text:p>ə</text:p>
          </table:table-cell>
          <table:table-cell table:style-name="ce17" table:formula="of:=LOOKUP([.$C429];[$Words.$A$2:.$A$250];[$Words.X$2:.X$250])">
            <text:p/>
          </table:table-cell>
          <table:table-cell table:style-name="ce17" table:formula="of:=LOOKUP([.$C429];[$Words.$A$2:.$A$250];[$Words.Y$2:.Y$250])">
            <text:p/>
          </table:table-cell>
          <table:table-cell table:style-name="ce17" table:formula="of:=LOOKUP([.$C429];[$Words.$A$2:.$A$250];[$Words.Z$2:.Z$250])">
            <text:p/>
          </table:table-cell>
          <table:table-cell table:style-name="ce17" table:formula="of:=LOOKUP([.$C429];[$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32]=1;[.E429];[.E434])" office:value-type="string" office:string-value="ðə" calcext:value-type="string">
            <text:p>ðə</text:p>
          </table:table-cell>
          <table:table-cell table:formula="of:=IF([.F432]=1;[.F429];[.F434])" office:value-type="string" office:string-value="ð" calcext:value-type="string">
            <text:p>ð</text:p>
          </table:table-cell>
          <table:table-cell table:formula="of:=IF([.G432]=1;[.G429];[.G434])" office:value-type="string" office:string-value="ə" calcext:value-type="string">
            <text:p>ə</text:p>
          </table:table-cell>
          <table:table-cell table:formula="of:=IF([.H432]=1;[.H429];[.H434])">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IPA3 Text</text:p>
          </table:table-cell>
          <table:table-cell table:style-name="ce17" table:formula="of:=LOOKUP([.$C437];[$Words.$A$2:.$A$250];[$Words.U$2:.U$250])" office:value-type="string" office:string-value="mæt" calcext:value-type="string">
            <text:p>mæt</text:p>
          </table:table-cell>
          <table:table-cell table:style-name="ce17" table:formula="of:=LOOKUP([.$C437];[$Words.$A$2:.$A$250];[$Words.V$2:.V$250])" office:value-type="string" office:string-value="m" calcext:value-type="string">
            <text:p>m</text:p>
          </table:table-cell>
          <table:table-cell table:style-name="ce17" table:formula="of:=LOOKUP([.$C437];[$Words.$A$2:.$A$250];[$Words.W$2:.W$250])" office:value-type="string" office:string-value="æ" calcext:value-type="string">
            <text:p>æ</text:p>
          </table:table-cell>
          <table:table-cell table:style-name="ce17" table:formula="of:=LOOKUP([.$C437];[$Words.$A$2:.$A$250];[$Words.X$2:.X$250])" office:value-type="string" office:string-value="t" calcext:value-type="string">
            <text:p>t</text:p>
          </table:table-cell>
          <table:table-cell table:style-name="ce17" table:formula="of:=LOOKUP([.$C437];[$Words.$A$2:.$A$250];[$Words.Y$2:.Y$250])">
            <text:p/>
          </table:table-cell>
          <table:table-cell table:style-name="ce17" table:formula="of:=LOOKUP([.$C437];[$Words.$A$2:.$A$250];[$Words.Z$2:.Z$250])">
            <text:p/>
          </table:table-cell>
          <table:table-cell table:style-name="ce17" table:formula="of:=LOOKUP([.$C437];[$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40]=1;[.E437];[.E442])" office:value-type="string" office:string-value="mæt" calcext:value-type="string">
            <text:p>mæt</text:p>
          </table:table-cell>
          <table:table-cell table:formula="of:=IF([.F440]=1;[.F437];[.F442])" office:value-type="string" office:string-value="m" calcext:value-type="string">
            <text:p>m</text:p>
          </table:table-cell>
          <table:table-cell table:formula="of:=IF([.G440]=1;[.G437];[.G442])" office:value-type="string" office:string-value="æ" calcext:value-type="string">
            <text:p>æ</text:p>
          </table:table-cell>
          <table:table-cell table:formula="of:=IF([.H440]=1;[.H437];[.H442])"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Spell</text:p>
          </table:table-cell>
          <table:table-cell table:number-columns-repeated="111"/>
        </table:table-row>
        <table:table-row table:style-name="ro1" table:number-rows-repeated="2">
          <table:table-cell table:number-columns-repeated="112"/>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Grapheme</text:p>
          </table:table-cell>
          <table:table-cell table:style-name="ce17" table:formula="of:=LOOKUP([.$C451];[$Words.$A$2:.$A$250];[$Words.N$2:.N$250])" office:value-type="string" office:string-value="i" calcext:value-type="string">
            <text:p>i</text:p>
          </table:table-cell>
          <table:table-cell table:style-name="ce17" table:formula="of:=LOOKUP([.$C451];[$Words.$A$2:.$A$250];[$Words.O$2:.O$250])" office:value-type="string" office:string-value="i" calcext:value-type="string">
            <text:p>i</text:p>
          </table:table-cell>
          <table:table-cell table:style-name="ce17" table:formula="of:=LOOKUP([.$C451];[$Words.$A$2:.$A$250];[$Words.P$2:.P$250])">
            <text:p/>
          </table:table-cell>
          <table:table-cell table:style-name="ce17" table:formula="of:=LOOKUP([.$C451];[$Words.$A$2:.$A$250];[$Words.Q$2:.Q$250])">
            <text:p/>
          </table:table-cell>
          <table:table-cell table:style-name="ce17" table:formula="of:=LOOKUP([.$C451];[$Words.$A$2:.$A$250];[$Words.R$2:.R$250])">
            <text:p/>
          </table:table-cell>
          <table:table-cell table:style-name="ce17" table:formula="of:=LOOKUP([.$C451];[$Words.$A$2:.$A$250];[$Words.S$2:.S$250])">
            <text:p/>
          </table:table-cell>
          <table:table-cell table:style-name="ce17"/>
          <table:table-cell table:number-columns-repeated="101"/>
        </table:table-row>
        <table:table-row table:style-name="ro1">
          <table:table-cell table:number-columns-repeated="11"/>
          <table:table-cell table:style-name="ce14" office:value-type="string" calcext:value-type="string">
            <text:p>Should this be letters instead of graphemes?</text:p>
          </table:table-cell>
          <table:table-cell table:number-columns-repeated="100"/>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54]=1;[.E451];[.E456])">
            <text:p/>
          </table:table-cell>
          <table:table-cell table:formula="of:=IF([.F454]=1;[.F451];[.F456])" office:value-type="string" office:string-value="i" calcext:value-type="string">
            <text:p>i</text:p>
          </table:table-cell>
          <table:table-cell table:formula="of:=IF([.G454]=1;[.G451];[.G456])">
            <text:p/>
          </table:table-cell>
          <table:table-cell table:formula="of:=IF([.H454]=1;[.H451];[.H456])">
            <text:p/>
          </table:table-cell>
          <table:table-cell table:formula="of:=IF([.I454]=1;[.I451];[.I456])">
            <text:p/>
          </table:table-cell>
          <table:table-cell table:formula="of:=IF([.J454]=1;[.J451];[.J456])">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Grapheme</text:p>
          </table:table-cell>
          <table:table-cell table:style-name="ce17" table:formula="of:=LOOKUP([.$C459];[$Words.$A$2:.$A$250];[$Words.N$2:.N$250])" office:value-type="string" office:string-value="sat" calcext:value-type="string">
            <text:p>sat</text:p>
          </table:table-cell>
          <table:table-cell table:style-name="ce17" table:formula="of:=LOOKUP([.$C459];[$Words.$A$2:.$A$250];[$Words.O$2:.O$250])" office:value-type="string" office:string-value="s" calcext:value-type="string">
            <text:p>s</text:p>
          </table:table-cell>
          <table:table-cell table:style-name="ce17" table:formula="of:=LOOKUP([.$C459];[$Words.$A$2:.$A$250];[$Words.P$2:.P$250])" office:value-type="string" office:string-value="a" calcext:value-type="string">
            <text:p>a</text:p>
          </table:table-cell>
          <table:table-cell table:style-name="ce17" table:formula="of:=LOOKUP([.$C459];[$Words.$A$2:.$A$250];[$Words.Q$2:.Q$250])" office:value-type="string" office:string-value="t" calcext:value-type="string">
            <text:p>t</text:p>
          </table:table-cell>
          <table:table-cell table:style-name="ce17" table:formula="of:=LOOKUP([.$C459];[$Words.$A$2:.$A$250];[$Words.R$2:.R$250])">
            <text:p/>
          </table:table-cell>
          <table:table-cell table:style-name="ce17" table:formula="of:=LOOKUP([.$C459];[$Words.$A$2:.$A$250];[$Words.S$2:.S$250])">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62]=1;[.E459];[.E464])">
            <text:p/>
          </table:table-cell>
          <table:table-cell table:formula="of:=IF([.F462]=1;[.F459];[.F464])" office:value-type="string" office:string-value="s" calcext:value-type="string">
            <text:p>s</text:p>
          </table:table-cell>
          <table:table-cell table:formula="of:=IF([.G462]=1;[.G459];[.G464])" office:value-type="string" office:string-value="a" calcext:value-type="string">
            <text:p>a</text:p>
          </table:table-cell>
          <table:table-cell table:formula="of:=IF([.H462]=1;[.H459];[.H464])" office:value-type="string" office:string-value="t" calcext:value-type="string">
            <text:p>t</text:p>
          </table:table-cell>
          <table:table-cell table:formula="of:=IF([.I462]=1;[.I459];[.I464])">
            <text:p/>
          </table:table-cell>
          <table:table-cell table:formula="of:=IF([.J462]=1;[.J459];[.J464])">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office:value-type="string" calcext:value-type="string">
            <text:p>The</text:p>
          </table:table-cell>
          <table:table-cell office:value-type="string" calcext:value-type="string">
            <text:p>the</text:p>
          </table:table-cell>
          <table:table-cell office:value-type="string" calcext:value-type="string">
            <text:p>Grapheme</text:p>
          </table:table-cell>
          <table:table-cell table:style-name="ce17" table:formula="of:=LOOKUP([.$C470];[$Words.$A$2:.$A$250];[$Words.N$2:.N$250])" office:value-type="string" office:string-value="the" calcext:value-type="string">
            <text:p>the</text:p>
          </table:table-cell>
          <table:table-cell table:style-name="ce17" table:formula="of:=LOOKUP([.$C470];[$Words.$A$2:.$A$250];[$Words.O$2:.O$250])" office:value-type="string" office:string-value="th" calcext:value-type="string">
            <text:p>th</text:p>
          </table:table-cell>
          <table:table-cell table:style-name="ce17" table:formula="of:=LOOKUP([.$C470];[$Words.$A$2:.$A$250];[$Words.P$2:.P$250])" office:value-type="string" office:string-value="e" calcext:value-type="string">
            <text:p>e</text:p>
          </table:table-cell>
          <table:table-cell table:style-name="ce17" table:formula="of:=LOOKUP([.$C470];[$Words.$A$2:.$A$250];[$Words.Q$2:.Q$250])">
            <text:p/>
          </table:table-cell>
          <table:table-cell table:style-name="ce17" table:formula="of:=LOOKUP([.$C470];[$Words.$A$2:.$A$250];[$Words.R$2:.R$250])">
            <text:p/>
          </table:table-cell>
          <table:table-cell table:style-name="ce17" table:formula="of:=LOOKUP([.$C470];[$Words.$A$2:.$A$250];[$Words.S$2:.S$250])">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73]=1;[.E470];[.E475])">
            <text:p/>
          </table:table-cell>
          <table:table-cell table:formula="of:=IF([.F473]=1;[.F470];[.F475])" office:value-type="string" office:string-value="th" calcext:value-type="string">
            <text:p>th</text:p>
          </table:table-cell>
          <table:table-cell table:formula="of:=IF([.G473]=1;[.G470];[.G475])" office:value-type="string" office:string-value="e" calcext:value-type="string">
            <text:p>e</text:p>
          </table:table-cell>
          <table:table-cell table:formula="of:=IF([.H473]=1;[.H470];[.H475])">
            <text:p/>
          </table:table-cell>
          <table:table-cell table:formula="of:=IF([.I473]=1;[.I470];[.I475])">
            <text:p/>
          </table:table-cell>
          <table:table-cell table:formula="of:=IF([.J473]=1;[.J470];[.J475])">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Grapheme</text:p>
          </table:table-cell>
          <table:table-cell table:style-name="ce17" table:formula="of:=LOOKUP([.$C478];[$Words.$A$2:.$A$250];[$Words.N$2:.N$250])" office:value-type="string" office:string-value="mat" calcext:value-type="string">
            <text:p>mat</text:p>
          </table:table-cell>
          <table:table-cell table:style-name="ce17" table:formula="of:=LOOKUP([.$C478];[$Words.$A$2:.$A$250];[$Words.O$2:.O$250])" office:value-type="string" office:string-value="m" calcext:value-type="string">
            <text:p>m</text:p>
          </table:table-cell>
          <table:table-cell table:style-name="ce17" table:formula="of:=LOOKUP([.$C478];[$Words.$A$2:.$A$250];[$Words.P$2:.P$250])" office:value-type="string" office:string-value="a" calcext:value-type="string">
            <text:p>a</text:p>
          </table:table-cell>
          <table:table-cell table:style-name="ce17" table:formula="of:=LOOKUP([.$C478];[$Words.$A$2:.$A$250];[$Words.Q$2:.Q$250])" office:value-type="string" office:string-value="t" calcext:value-type="string">
            <text:p>t</text:p>
          </table:table-cell>
          <table:table-cell table:style-name="ce17" table:formula="of:=LOOKUP([.$C478];[$Words.$A$2:.$A$250];[$Words.R$2:.R$250])">
            <text:p/>
          </table:table-cell>
          <table:table-cell table:style-name="ce17" table:formula="of:=LOOKUP([.$C478];[$Words.$A$2:.$A$250];[$Words.S$2:.S$250])">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81]=1;[.E478];[.E483])">
            <text:p/>
          </table:table-cell>
          <table:table-cell table:formula="of:=IF([.F481]=1;[.F478];[.F483])" office:value-type="string" office:string-value="m" calcext:value-type="string">
            <text:p>m</text:p>
          </table:table-cell>
          <table:table-cell table:formula="of:=IF([.G481]=1;[.G478];[.G483])" office:value-type="string" office:string-value="a" calcext:value-type="string">
            <text:p>a</text:p>
          </table:table-cell>
          <table:table-cell table:formula="of:=IF([.H481]=1;[.H478];[.H483])" office:value-type="string" office:string-value="t" calcext:value-type="string">
            <text:p>t</text:p>
          </table:table-cell>
          <table:table-cell table:formula="of:=IF([.I481]=1;[.I478];[.I483])">
            <text:p/>
          </table:table-cell>
          <table:table-cell table:formula="of:=IF([.J481]=1;[.J478];[.J483])">
            <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Decodable Text</text:p>
          </table:table-cell>
          <table:table-cell table:number-columns-repeated="111"/>
        </table:table-row>
        <table:table-row table:style-name="ro1">
          <table:table-cell table:number-columns-repeated="112"/>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491];[$Words.$A$2:.$A$250];[$Words.U$2:.U$250])" office:value-type="string" office:string-value="aɪ" calcext:value-type="string">
            <text:p>aɪ</text:p>
          </table:table-cell>
          <table:table-cell table:style-name="ce17" table:formula="of:=LOOKUP([.$C491];[$Words.$A$2:.$A$250];[$Words.V$2:.V$250])" office:value-type="string" office:string-value="aɪ" calcext:value-type="string">
            <text:p>aɪ</text:p>
          </table:table-cell>
          <table:table-cell table:style-name="ce17" table:formula="of:=LOOKUP([.$C491];[$Words.$A$2:.$A$250];[$Words.W$2:.W$250])">
            <text:p/>
          </table:table-cell>
          <table:table-cell table:style-name="ce17" table:formula="of:=LOOKUP([.$C491];[$Words.$A$2:.$A$250];[$Words.X$2:.X$250])">
            <text:p/>
          </table:table-cell>
          <table:table-cell table:style-name="ce17" table:formula="of:=LOOKUP([.$C491];[$Words.$A$2:.$A$250];[$Words.Y$2:.Y$250])">
            <text:p/>
          </table:table-cell>
          <table:table-cell table:style-name="ce17" table:formula="of:=LOOKUP([.$C491];[$Words.$A$2:.$A$250];[$Words.Z$2:.Z$250])">
            <text:p/>
          </table:table-cell>
          <table:table-cell table:style-name="ce17" table:formula="of:=LOOKUP([.$C491];[$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94]=1;[.E491];[.E496])">
            <text:p/>
          </table:table-cell>
          <table:table-cell table:formula="of:=IF([.F494]=1;[.F491];[.F496])" office:value-type="string" office:string-value="aɪ" calcext:value-type="string">
            <text:p>aɪ</text:p>
          </table:table-cell>
          <table:table-cell table:formula="of:=IF([.G494]=1;[.G491];[.G496])">
            <text:p/>
          </table:table-cell>
          <table:table-cell table:formula="of:=IF([.H494]=1;[.H491];[.H496])">
            <text:p/>
          </table:table-cell>
          <table:table-cell table:formula="of:=IF([.I494]=1;[.I491];[.I496])">
            <text:p/>
          </table:table-cell>
          <table:table-cell table:formula="of:=IF([.J494]=1;[.J491];[.J496])">
            <text:p/>
          </table:table-cell>
          <table:table-cell table:formula="of:=IF([.K494]=1;[.K491];[.K496])">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office:value-type="string" calcext:value-type="string">
            <text:p>sit.</text:p>
          </table:table-cell>
          <table:table-cell office:value-type="string" calcext:value-type="string">
            <text:p>sit</text:p>
          </table:table-cell>
          <table:table-cell office:value-type="string" calcext:value-type="string">
            <text:p>IPA3 Text</text:p>
          </table:table-cell>
          <table:table-cell table:style-name="ce17" table:formula="of:=LOOKUP([.$C499];[$Words.$A$2:.$A$250];[$Words.U$2:.U$250])" office:value-type="string" office:string-value="sɪt" calcext:value-type="string">
            <text:p>sɪt</text:p>
          </table:table-cell>
          <table:table-cell table:style-name="ce17" table:formula="of:=LOOKUP([.$C499];[$Words.$A$2:.$A$250];[$Words.V$2:.V$250])" office:value-type="string" office:string-value="s" calcext:value-type="string">
            <text:p>s</text:p>
          </table:table-cell>
          <table:table-cell table:style-name="ce17" table:formula="of:=LOOKUP([.$C499];[$Words.$A$2:.$A$250];[$Words.W$2:.W$250])" office:value-type="string" office:string-value="ɪ" calcext:value-type="string">
            <text:p>ɪ</text:p>
          </table:table-cell>
          <table:table-cell table:style-name="ce17" table:formula="of:=LOOKUP([.$C499];[$Words.$A$2:.$A$250];[$Words.X$2:.X$250])" office:value-type="string" office:string-value="t" calcext:value-type="string">
            <text:p>t</text:p>
          </table:table-cell>
          <table:table-cell table:style-name="ce17" table:formula="of:=LOOKUP([.$C499];[$Words.$A$2:.$A$250];[$Words.Y$2:.Y$250])">
            <text:p/>
          </table:table-cell>
          <table:table-cell table:style-name="ce17" table:formula="of:=LOOKUP([.$C499];[$Words.$A$2:.$A$250];[$Words.Z$2:.Z$250])">
            <text:p/>
          </table:table-cell>
          <table:table-cell table:style-name="ce17" table:formula="of:=LOOKUP([.$C499];[$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02]=1;[.E499];[.E504])" office:value-type="string" office:string-value="sɪt" calcext:value-type="string">
            <text:p>sɪt</text:p>
          </table:table-cell>
          <table:table-cell table:formula="of:=IF([.F502]=1;[.F499];[.F504])" office:value-type="string" office:string-value="s" calcext:value-type="string">
            <text:p>s</text:p>
          </table:table-cell>
          <table:table-cell table:formula="of:=IF([.G502]=1;[.G499];[.G504])" office:value-type="string" office:string-value="ɪ" calcext:value-type="string">
            <text:p>ɪ</text:p>
          </table:table-cell>
          <table:table-cell table:formula="of:=IF([.H502]=1;[.H499];[.H504])"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2</text:p>
          </table:table-cell>
          <table:table-cell table:number-columns-repeated="2" office:value-type="string" calcext:value-type="string">
            <text:p>I</text:p>
          </table:table-cell>
          <table:table-cell office:value-type="string" calcext:value-type="string">
            <text:p>IPA3 Text</text:p>
          </table:table-cell>
          <table:table-cell table:style-name="ce17" table:formula="of:=LOOKUP([.$C507];[$Words.$A$2:.$A$250];[$Words.U$2:.U$250])" office:value-type="string" office:string-value="aɪ" calcext:value-type="string">
            <text:p>aɪ</text:p>
          </table:table-cell>
          <table:table-cell table:style-name="ce17" table:formula="of:=LOOKUP([.$C507];[$Words.$A$2:.$A$250];[$Words.V$2:.V$250])" office:value-type="string" office:string-value="aɪ" calcext:value-type="string">
            <text:p>aɪ</text:p>
          </table:table-cell>
          <table:table-cell table:style-name="ce17" table:formula="of:=LOOKUP([.$C507];[$Words.$A$2:.$A$250];[$Words.W$2:.W$250])">
            <text:p/>
          </table:table-cell>
          <table:table-cell table:style-name="ce17" table:formula="of:=LOOKUP([.$C507];[$Words.$A$2:.$A$250];[$Words.X$2:.X$250])">
            <text:p/>
          </table:table-cell>
          <table:table-cell table:style-name="ce17" table:formula="of:=LOOKUP([.$C507];[$Words.$A$2:.$A$250];[$Words.Y$2:.Y$250])">
            <text:p/>
          </table:table-cell>
          <table:table-cell table:style-name="ce17" table:formula="of:=LOOKUP([.$C507];[$Words.$A$2:.$A$250];[$Words.Z$2:.Z$250])">
            <text:p/>
          </table:table-cell>
          <table:table-cell table:style-name="ce17" table:formula="of:=LOOKUP([.$C507];[$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10]=1;[.E507];[.E512])" office:value-type="string" office:string-value="aɪ" calcext:value-type="string">
            <text:p>aɪ</text:p>
          </table:table-cell>
          <table:table-cell table:formula="of:=IF([.F510]=1;[.F507];[.F512])" office:value-type="string" office:string-value="aɪ" calcext:value-type="string">
            <text:p>aɪ</text:p>
          </table:table-cell>
          <table:table-cell table:formula="of:=IF([.G510]=1;[.G507];[.G512])">
            <text:p/>
          </table:table-cell>
          <table:table-cell table:formula="of:=IF([.H510]=1;[.H507];[.H512])">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tap.</text:p>
          </table:table-cell>
          <table:table-cell office:value-type="string" calcext:value-type="string">
            <text:p>tap</text:p>
          </table:table-cell>
          <table:table-cell office:value-type="string" calcext:value-type="string">
            <text:p>IPA3 Text</text:p>
          </table:table-cell>
          <table:table-cell table:style-name="ce17" table:formula="of:=LOOKUP([.$C515];[$Words.$A$2:.$A$250];[$Words.U$2:.U$250])" office:value-type="string" office:string-value="tæp" calcext:value-type="string">
            <text:p>tæp</text:p>
          </table:table-cell>
          <table:table-cell table:style-name="ce17" table:formula="of:=LOOKUP([.$C515];[$Words.$A$2:.$A$250];[$Words.V$2:.V$250])" office:value-type="string" office:string-value="t" calcext:value-type="string">
            <text:p>t</text:p>
          </table:table-cell>
          <table:table-cell table:style-name="ce17" table:formula="of:=LOOKUP([.$C515];[$Words.$A$2:.$A$250];[$Words.W$2:.W$250])" office:value-type="string" office:string-value="æ" calcext:value-type="string">
            <text:p>æ</text:p>
          </table:table-cell>
          <table:table-cell table:style-name="ce17" table:formula="of:=LOOKUP([.$C515];[$Words.$A$2:.$A$250];[$Words.X$2:.X$250])" office:value-type="string" office:string-value="p" calcext:value-type="string">
            <text:p>p</text:p>
          </table:table-cell>
          <table:table-cell table:style-name="ce17" table:formula="of:=LOOKUP([.$C515];[$Words.$A$2:.$A$250];[$Words.Y$2:.Y$250])">
            <text:p/>
          </table:table-cell>
          <table:table-cell table:style-name="ce17" table:formula="of:=LOOKUP([.$C515];[$Words.$A$2:.$A$250];[$Words.Z$2:.Z$250])">
            <text:p/>
          </table:table-cell>
          <table:table-cell table:style-name="ce17" table:formula="of:=LOOKUP([.$C515];[$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18]=1;[.E515];[.E520])" office:value-type="string" office:string-value="tæp" calcext:value-type="string">
            <text:p>tæp</text:p>
          </table:table-cell>
          <table:table-cell table:formula="of:=IF([.F518]=1;[.F515];[.F520])" office:value-type="string" office:string-value="t" calcext:value-type="string">
            <text:p>t</text:p>
          </table:table-cell>
          <table:table-cell table:formula="of:=IF([.G518]=1;[.G515];[.G520])" office:value-type="string" office:string-value="æ" calcext:value-type="string">
            <text:p>æ</text:p>
          </table:table-cell>
          <table:table-cell table:formula="of:=IF([.H518]=1;[.H515];[.H520])"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3</text:p>
          </table:table-cell>
          <table:table-cell table:number-columns-repeated="2" office:value-type="string" calcext:value-type="string">
            <text:p>I</text:p>
          </table:table-cell>
          <table:table-cell office:value-type="string" calcext:value-type="string">
            <text:p>IPA3 Text</text:p>
          </table:table-cell>
          <table:table-cell table:style-name="ce17" table:formula="of:=LOOKUP([.$C523];[$Words.$A$2:.$A$250];[$Words.U$2:.U$250])" office:value-type="string" office:string-value="aɪ" calcext:value-type="string">
            <text:p>aɪ</text:p>
          </table:table-cell>
          <table:table-cell table:style-name="ce17" table:formula="of:=LOOKUP([.$C523];[$Words.$A$2:.$A$250];[$Words.V$2:.V$250])" office:value-type="string" office:string-value="aɪ" calcext:value-type="string">
            <text:p>aɪ</text:p>
          </table:table-cell>
          <table:table-cell table:style-name="ce17" table:formula="of:=LOOKUP([.$C523];[$Words.$A$2:.$A$250];[$Words.W$2:.W$250])">
            <text:p/>
          </table:table-cell>
          <table:table-cell table:style-name="ce17" table:formula="of:=LOOKUP([.$C523];[$Words.$A$2:.$A$250];[$Words.X$2:.X$250])">
            <text:p/>
          </table:table-cell>
          <table:table-cell table:style-name="ce17" table:formula="of:=LOOKUP([.$C523];[$Words.$A$2:.$A$250];[$Words.Y$2:.Y$250])">
            <text:p/>
          </table:table-cell>
          <table:table-cell table:style-name="ce17" table:formula="of:=LOOKUP([.$C523];[$Words.$A$2:.$A$250];[$Words.Z$2:.Z$250])">
            <text:p/>
          </table:table-cell>
          <table:table-cell table:style-name="ce17" table:formula="of:=LOOKUP([.$C523];[$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26]=1;[.E523];[.E528])" office:value-type="string" office:string-value="aɪ" calcext:value-type="string">
            <text:p>aɪ</text:p>
          </table:table-cell>
          <table:table-cell table:formula="of:=IF([.F526]=1;[.F523];[.F528])" office:value-type="string" office:string-value="aɪ" calcext:value-type="string">
            <text:p>aɪ</text:p>
          </table:table-cell>
          <table:table-cell table:formula="of:=IF([.G526]=1;[.G523];[.G528])">
            <text:p/>
          </table:table-cell>
          <table:table-cell table:formula="of:=IF([.H526]=1;[.H523];[.H528])">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number-columns-repeated="2" office:value-type="string" calcext:value-type="string">
            <text:p>sit</text:p>
          </table:table-cell>
          <table:table-cell office:value-type="string" calcext:value-type="string">
            <text:p>IPA3 Text</text:p>
          </table:table-cell>
          <table:table-cell table:style-name="ce17" table:formula="of:=LOOKUP([.$C531];[$Words.$A$2:.$A$250];[$Words.U$2:.U$250])" office:value-type="string" office:string-value="sɪt" calcext:value-type="string">
            <text:p>sɪt</text:p>
          </table:table-cell>
          <table:table-cell table:style-name="ce17" table:formula="of:=LOOKUP([.$C531];[$Words.$A$2:.$A$250];[$Words.V$2:.V$250])" office:value-type="string" office:string-value="s" calcext:value-type="string">
            <text:p>s</text:p>
          </table:table-cell>
          <table:table-cell table:style-name="ce17" table:formula="of:=LOOKUP([.$C531];[$Words.$A$2:.$A$250];[$Words.W$2:.W$250])" office:value-type="string" office:string-value="ɪ" calcext:value-type="string">
            <text:p>ɪ</text:p>
          </table:table-cell>
          <table:table-cell table:style-name="ce17" table:formula="of:=LOOKUP([.$C531];[$Words.$A$2:.$A$250];[$Words.X$2:.X$250])" office:value-type="string" office:string-value="t" calcext:value-type="string">
            <text:p>t</text:p>
          </table:table-cell>
          <table:table-cell table:style-name="ce17" table:formula="of:=LOOKUP([.$C531];[$Words.$A$2:.$A$250];[$Words.Y$2:.Y$250])">
            <text:p/>
          </table:table-cell>
          <table:table-cell table:style-name="ce17" table:formula="of:=LOOKUP([.$C531];[$Words.$A$2:.$A$250];[$Words.Z$2:.Z$250])">
            <text:p/>
          </table:table-cell>
          <table:table-cell table:style-name="ce17" table:formula="of:=LOOKUP([.$C531];[$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34]=1;[.E531];[.E536])" office:value-type="string" office:string-value="sɪt" calcext:value-type="string">
            <text:p>sɪt</text:p>
          </table:table-cell>
          <table:table-cell table:formula="of:=IF([.F534]=1;[.F531];[.F536])" office:value-type="string" office:string-value="s" calcext:value-type="string">
            <text:p>s</text:p>
          </table:table-cell>
          <table:table-cell table:formula="of:=IF([.G534]=1;[.G531];[.G536])" office:value-type="string" office:string-value="ɪ" calcext:value-type="string">
            <text:p>ɪ</text:p>
          </table:table-cell>
          <table:table-cell table:formula="of:=IF([.H534]=1;[.H531];[.H536])"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and</text:p>
          </table:table-cell>
          <table:table-cell office:value-type="string" calcext:value-type="string">
            <text:p>IPA3 Text</text:p>
          </table:table-cell>
          <table:table-cell table:style-name="ce17" table:formula="of:=LOOKUP([.$C539];[$Words.$A$2:.$A$250];[$Words.U$2:.U$250])" office:value-type="string" office:string-value="ænd" calcext:value-type="string">
            <text:p>ænd</text:p>
          </table:table-cell>
          <table:table-cell table:style-name="ce17" table:formula="of:=LOOKUP([.$C539];[$Words.$A$2:.$A$250];[$Words.V$2:.V$250])" office:value-type="string" office:string-value="æ" calcext:value-type="string">
            <text:p>æ</text:p>
          </table:table-cell>
          <table:table-cell table:style-name="ce17" table:formula="of:=LOOKUP([.$C539];[$Words.$A$2:.$A$250];[$Words.W$2:.W$250])" office:value-type="string" office:string-value="n" calcext:value-type="string">
            <text:p>n</text:p>
          </table:table-cell>
          <table:table-cell table:style-name="ce17" table:formula="of:=LOOKUP([.$C539];[$Words.$A$2:.$A$250];[$Words.X$2:.X$250])" office:value-type="string" office:string-value="d" calcext:value-type="string">
            <text:p>d</text:p>
          </table:table-cell>
          <table:table-cell table:style-name="ce17" table:formula="of:=LOOKUP([.$C539];[$Words.$A$2:.$A$250];[$Words.Y$2:.Y$250])">
            <text:p/>
          </table:table-cell>
          <table:table-cell table:style-name="ce17" table:formula="of:=LOOKUP([.$C539];[$Words.$A$2:.$A$250];[$Words.Z$2:.Z$250])">
            <text:p/>
          </table:table-cell>
          <table:table-cell table:style-name="ce17" table:formula="of:=LOOKUP([.$C539];[$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42]=1;[.E539];[.E544])" office:value-type="string" office:string-value="ænd" calcext:value-type="string">
            <text:p>ænd</text:p>
          </table:table-cell>
          <table:table-cell table:formula="of:=IF([.F542]=1;[.F539];[.F544])" office:value-type="string" office:string-value="æ" calcext:value-type="string">
            <text:p>æ</text:p>
          </table:table-cell>
          <table:table-cell table:formula="of:=IF([.G542]=1;[.G539];[.G544])" office:value-type="string" office:string-value="n" calcext:value-type="string">
            <text:p>n</text:p>
          </table:table-cell>
          <table:table-cell table:formula="of:=IF([.H542]=1;[.H539];[.H544])" office:value-type="string" office:string-value="d" calcext:value-type="string">
            <text:p>d</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I</text:p>
          </table:table-cell>
          <table:table-cell office:value-type="string" calcext:value-type="string">
            <text:p>IPA3 Text</text:p>
          </table:table-cell>
          <table:table-cell table:style-name="ce17" table:formula="of:=LOOKUP([.$C547];[$Words.$A$2:.$A$250];[$Words.U$2:.U$250])" office:value-type="string" office:string-value="aɪ" calcext:value-type="string">
            <text:p>aɪ</text:p>
          </table:table-cell>
          <table:table-cell table:style-name="ce17" table:formula="of:=LOOKUP([.$C547];[$Words.$A$2:.$A$250];[$Words.V$2:.V$250])" office:value-type="string" office:string-value="aɪ" calcext:value-type="string">
            <text:p>aɪ</text:p>
          </table:table-cell>
          <table:table-cell table:style-name="ce17" table:formula="of:=LOOKUP([.$C547];[$Words.$A$2:.$A$250];[$Words.W$2:.W$250])">
            <text:p/>
          </table:table-cell>
          <table:table-cell table:style-name="ce17" table:formula="of:=LOOKUP([.$C547];[$Words.$A$2:.$A$250];[$Words.X$2:.X$250])">
            <text:p/>
          </table:table-cell>
          <table:table-cell table:style-name="ce17" table:formula="of:=LOOKUP([.$C547];[$Words.$A$2:.$A$250];[$Words.Y$2:.Y$250])">
            <text:p/>
          </table:table-cell>
          <table:table-cell table:style-name="ce17" table:formula="of:=LOOKUP([.$C547];[$Words.$A$2:.$A$250];[$Words.Z$2:.Z$250])">
            <text:p/>
          </table:table-cell>
          <table:table-cell table:style-name="ce17" table:formula="of:=LOOKUP([.$C547];[$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50]=1;[.E547];[.E552])" office:value-type="string" office:string-value="aɪ" calcext:value-type="string">
            <text:p>aɪ</text:p>
          </table:table-cell>
          <table:table-cell table:formula="of:=IF([.F550]=1;[.F547];[.F552])" office:value-type="string" office:string-value="aɪ" calcext:value-type="string">
            <text:p>aɪ</text:p>
          </table:table-cell>
          <table:table-cell table:formula="of:=IF([.G550]=1;[.G547];[.G552])">
            <text:p/>
          </table:table-cell>
          <table:table-cell table:formula="of:=IF([.H550]=1;[.H547];[.H552])">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tap.</text:p>
          </table:table-cell>
          <table:table-cell office:value-type="string" calcext:value-type="string">
            <text:p>tap</text:p>
          </table:table-cell>
          <table:table-cell office:value-type="string" calcext:value-type="string">
            <text:p>IPA3 Text</text:p>
          </table:table-cell>
          <table:table-cell table:style-name="ce17" table:formula="of:=LOOKUP([.$C555];[$Words.$A$2:.$A$250];[$Words.U$2:.U$250])" office:value-type="string" office:string-value="tæp" calcext:value-type="string">
            <text:p>tæp</text:p>
          </table:table-cell>
          <table:table-cell table:style-name="ce17" table:formula="of:=LOOKUP([.$C555];[$Words.$A$2:.$A$250];[$Words.V$2:.V$250])" office:value-type="string" office:string-value="t" calcext:value-type="string">
            <text:p>t</text:p>
          </table:table-cell>
          <table:table-cell table:style-name="ce17" table:formula="of:=LOOKUP([.$C555];[$Words.$A$2:.$A$250];[$Words.W$2:.W$250])" office:value-type="string" office:string-value="æ" calcext:value-type="string">
            <text:p>æ</text:p>
          </table:table-cell>
          <table:table-cell table:style-name="ce17" table:formula="of:=LOOKUP([.$C555];[$Words.$A$2:.$A$250];[$Words.X$2:.X$250])" office:value-type="string" office:string-value="p" calcext:value-type="string">
            <text:p>p</text:p>
          </table:table-cell>
          <table:table-cell table:style-name="ce17" table:formula="of:=LOOKUP([.$C555];[$Words.$A$2:.$A$250];[$Words.Y$2:.Y$250])">
            <text:p/>
          </table:table-cell>
          <table:table-cell table:style-name="ce17" table:formula="of:=LOOKUP([.$C555];[$Words.$A$2:.$A$250];[$Words.Z$2:.Z$250])">
            <text:p/>
          </table:table-cell>
          <table:table-cell table:style-name="ce17" table:formula="of:=LOOKUP([.$C555];[$Words.$A$2:.$A$250];[$Words.AA$2:.AA$250])">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58]=1;[.E555];[.E560])" office:value-type="string" office:string-value="tæp" calcext:value-type="string">
            <text:p>tæp</text:p>
          </table:table-cell>
          <table:table-cell table:formula="of:=IF([.F558]=1;[.F555];[.F560])" office:value-type="string" office:string-value="t" calcext:value-type="string">
            <text:p>t</text:p>
          </table:table-cell>
          <table:table-cell table:formula="of:=IF([.G558]=1;[.G555];[.G560])" office:value-type="string" office:string-value="æ" calcext:value-type="string">
            <text:p>æ</text:p>
          </table:table-cell>
          <table:table-cell table:formula="of:=IF([.H558]=1;[.H555];[.H560])"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continues]</text:p>
          </table:table-cell>
          <table:table-cell table:number-columns-repeated="111"/>
        </table:table-row>
        <table:table-row table:style-name="ro1" table:number-rows-repeated="2">
          <table:table-cell table:number-columns-repeated="112"/>
        </table:table-row>
        <table:table-row table:style-name="ro1">
          <table:table-cell office:value-type="string" calcext:value-type="string">
            <text:p>Word Work Chains</text:p>
          </table:table-cell>
          <table:table-cell table:number-columns-repeated="111"/>
        </table:table-row>
        <table:table-row table:style-name="ro1">
          <table:table-cell table:number-columns-repeated="112"/>
        </table:table-row>
        <table:table-row table:style-name="ro1">
          <table:table-cell office:value-type="string" calcext:value-type="string">
            <text:p>Onset-Rime Level:</text:p>
          </table:table-cell>
          <table:table-cell table:formula="of:=TEXT(&quot;-at&quot;;&quot;@&quot;)" office:value-type="string" office:string-value="-at" calcext:value-type="string">
            <text:p>-at</text:p>
          </table:table-cell>
          <table:table-cell table:number-columns-repeated="4"/>
          <table:table-cell table:style-name="ce14" office:value-type="string" calcext:value-type="string">
            <text:p>[Graphemes can be up to 6 cells]</text:p>
          </table:table-cell>
          <table:table-cell table:number-columns-repeated="105"/>
        </table:table-row>
        <table:table-row table:style-name="ro1">
          <table:table-cell table:number-columns-repeated="112"/>
        </table:table-row>
        <table:table-row table:style-name="ro1">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573];[$Words.$A$2:.$A$250];[$Words.O$2:.O$20])">
            <text:p/>
          </table:table-cell>
          <table:table-cell table:formula="of:=LOOKUP([.$C573];[$Words.$A$2:.$A$250];[$Words.P$2:.P$20])" office:value-type="string" office:string-value="a" calcext:value-type="string">
            <text:p>a</text:p>
          </table:table-cell>
          <table:table-cell table:formula="of:=LOOKUP([.$C573];[$Words.$A$2:.$A$250];[$Words.Q$2:.Q$20])" office:value-type="string" office:string-value="t" calcext:value-type="string">
            <text:p>t</text:p>
          </table:table-cell>
          <table:table-cell table:formula="of:=LOOKUP([.$C573];[$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576]=1;[.E573];[.E578])">
            <text:p/>
          </table:table-cell>
          <table:table-cell table:formula="of:=IF([.F576]=1;[.F573];[.F578])" office:value-type="string" office:string-value="a" calcext:value-type="string">
            <text:p>a</text:p>
          </table:table-cell>
          <table:table-cell table:formula="of:=IF([.G576]=1;[.G573];[.G578])" office:value-type="string" office:string-value="t" calcext:value-type="string">
            <text:p>t</text:p>
          </table:table-cell>
          <table:table-cell table:formula="of:=IF([.H576]=1;[.H573];[.H578])">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mat.</text:p>
          </table:table-cell>
          <table:table-cell table:style-name="ce12" office:value-type="string" calcext:value-type="string">
            <text:p>mat</text:p>
          </table:table-cell>
          <table:table-cell/>
          <table:table-cell table:formula="of:=LOOKUP([.$C582];[$Words.$A$2:.$A$250];[$Words.O$2:.O$20])" office:value-type="string" office:string-value="m" calcext:value-type="string">
            <text:p>m</text:p>
          </table:table-cell>
          <table:table-cell table:formula="of:=LOOKUP([.$C582];[$Words.$A$2:.$A$250];[$Words.P$2:.P$20])" office:value-type="string" office:string-value="a" calcext:value-type="string">
            <text:p>a</text:p>
          </table:table-cell>
          <table:table-cell table:formula="of:=LOOKUP([.$C582];[$Words.$A$2:.$A$250];[$Words.Q$2:.Q$20])" office:value-type="string" office:string-value="t" calcext:value-type="string">
            <text:p>t</text:p>
          </table:table-cell>
          <table:table-cell table:formula="of:=LOOKUP([.$C582];[$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585]=1;[.E582];[.E587])" office:value-type="string" office:string-value="m" calcext:value-type="string">
            <text:p>m</text:p>
          </table:table-cell>
          <table:table-cell table:formula="of:=IF([.F585]=1;[.F582];[.F587])" office:value-type="string" office:string-value="a" calcext:value-type="string">
            <text:p>a</text:p>
          </table:table-cell>
          <table:table-cell table:formula="of:=IF([.G585]=1;[.G582];[.G587])" office:value-type="string" office:string-value="t" calcext:value-type="string">
            <text:p>t</text:p>
          </table:table-cell>
          <table:table-cell table:formula="of:=IF([.H585]=1;[.H582];[.H587])">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sat</text:p>
          </table:table-cell>
          <table:table-cell table:style-name="ce12" office:value-type="string" calcext:value-type="string">
            <text:p>sat</text:p>
          </table:table-cell>
          <table:table-cell/>
          <table:table-cell table:formula="of:=LOOKUP([.$C591];[$Words.$A$2:.$A$250];[$Words.O$2:.O$20])" office:value-type="string" office:string-value="s" calcext:value-type="string">
            <text:p>s</text:p>
          </table:table-cell>
          <table:table-cell table:formula="of:=LOOKUP([.$C591];[$Words.$A$2:.$A$250];[$Words.P$2:.P$20])" office:value-type="string" office:string-value="a" calcext:value-type="string">
            <text:p>a</text:p>
          </table:table-cell>
          <table:table-cell table:formula="of:=LOOKUP([.$C591];[$Words.$A$2:.$A$250];[$Words.Q$2:.Q$20])" office:value-type="string" office:string-value="t" calcext:value-type="string">
            <text:p>t</text:p>
          </table:table-cell>
          <table:table-cell table:formula="of:=LOOKUP([.$C591];[$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594]=1;[.E591];[.E596])" office:value-type="string" office:string-value="s" calcext:value-type="string">
            <text:p>s</text:p>
          </table:table-cell>
          <table:table-cell table:formula="of:=IF([.F594]=1;[.F591];[.F596])" office:value-type="string" office:string-value="a" calcext:value-type="string">
            <text:p>a</text:p>
          </table:table-cell>
          <table:table-cell table:formula="of:=IF([.G594]=1;[.G591];[.G596])" office:value-type="string" office:string-value="t" calcext:value-type="string">
            <text:p>t</text:p>
          </table:table-cell>
          <table:table-cell table:formula="of:=IF([.H594]=1;[.H591];[.H596])">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600];[$Words.$A$2:.$A$250];[$Words.O$2:.O$20])">
            <text:p/>
          </table:table-cell>
          <table:table-cell table:formula="of:=LOOKUP([.$C600];[$Words.$A$2:.$A$250];[$Words.P$2:.P$20])" office:value-type="string" office:string-value="a" calcext:value-type="string">
            <text:p>a</text:p>
          </table:table-cell>
          <table:table-cell table:formula="of:=LOOKUP([.$C600];[$Words.$A$2:.$A$250];[$Words.Q$2:.Q$20])" office:value-type="string" office:string-value="t" calcext:value-type="string">
            <text:p>t</text:p>
          </table:table-cell>
          <table:table-cell table:formula="of:=LOOKUP([.$C600];[$Words.$A$2:.$A$250];[$Words.R$2:.R$20])">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603]=1;[.E600];[.E605])">
            <text:p/>
          </table:table-cell>
          <table:table-cell table:formula="of:=IF([.F603]=1;[.F600];[.F605])" office:value-type="string" office:string-value="a" calcext:value-type="string">
            <text:p>a</text:p>
          </table:table-cell>
          <table:table-cell table:formula="of:=IF([.G603]=1;[.G600];[.G605])" office:value-type="string" office:string-value="t" calcext:value-type="string">
            <text:p>t</text:p>
          </table:table-cell>
          <table:table-cell table:formula="of:=IF([.H603]=1;[.H600];[.H605])">
            <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High Frequency Words Addressed</text:p>
          </table:table-cell>
          <table:table-cell table:number-columns-repeated="111"/>
        </table:table-row>
        <table:table-row table:style-name="ro1">
          <table:table-cell table:number-columns-repeated="112"/>
        </table:table-row>
        <table:table-row table:style-name="ro1">
          <table:table-cell office:value-type="string" calcext:value-type="string">
            <text:p>Dolch</text:p>
          </table:table-cell>
          <table:table-cell table:formula="of:=[$Words.A2]" office:value-type="string" office:string-value="and" calcext:value-type="string">
            <text:p>and</text:p>
          </table:table-cell>
          <table:table-cell table:number-columns-repeated="110"/>
        </table:table-row>
        <table:table-row table:style-name="ro1">
          <table:table-cell table:number-columns-repeated="112"/>
        </table:table-row>
        <table:table-row table:style-name="ro1">
          <table:table-cell office:value-type="string" calcext:value-type="string">
            <text:p>Fry</text:p>
          </table:table-cell>
          <table:table-cell table:formula="of:=[$Words.A2]" office:value-type="string" office:string-value="and" calcext:value-type="string">
            <text:p>and</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Word Lists</text:p>
          </table:table-cell>
          <table:table-cell table:number-columns-repeated="111"/>
        </table:table-row>
        <table:table-row table:style-name="ro1">
          <table:table-cell/>
          <table:table-cell table:style-name="Default"/>
          <table:table-cell table:number-columns-repeated="110"/>
        </table:table-row>
        <table:table-row table:style-name="ro1">
          <table:table-cell/>
          <table:table-cell table:style-name="Default" table:number-columns-repeated="2"/>
          <table:table-cell table:number-columns-repeated="109"/>
        </table:table-row>
        <table:table-row table:style-name="ro11">
          <table:table-cell table:style-name="ce20" office:value-type="string" calcext:value-type="string">
            <text:p>[complete list of options of word list types]</text:p>
          </table:table-cell>
          <table:table-cell table:style-name="Default" table:number-columns-repeated="2"/>
          <table:table-cell table:number-columns-repeated="109"/>
        </table:table-row>
        <table:table-row table:style-name="ro1" table:number-rows-repeated="2">
          <table:table-cell/>
          <table:table-cell table:style-name="Default" table:number-columns-repeated="2"/>
          <table:table-cell table:number-columns-repeated="109"/>
        </table:table-row>
        <table:table-row table:style-name="ro1">
          <table:table-cell office:value-type="string" calcext:value-type="string">
            <text:p>VC</text:p>
          </table:table-cell>
          <table:table-cell table:style-name="Default" table:formula="of:=[$Words.A3]" office:value-type="string" office:string-value="at" calcext:value-type="string">
            <text:p>at</text:p>
          </table:table-cell>
          <table:table-cell table:number-columns-repeated="110"/>
        </table:table-row>
        <table:table-row table:style-name="ro1">
          <table:table-cell table:number-columns-repeated="112"/>
        </table:table-row>
        <table:table-row table:style-name="ro1">
          <table:table-cell office:value-type="string" calcext:value-type="string">
            <text:p>CVC</text:p>
          </table:table-cell>
          <table:table-cell table:formula="of:=[$Words.A6]" office:value-type="string" office:string-value="if" calcext:value-type="string">
            <text:p>if</text:p>
          </table:table-cell>
          <table:table-cell table:number-columns-repeated="110"/>
        </table:table-row>
        <table:table-row table:style-name="ro1">
          <table:table-cell/>
          <table:table-cell table:formula="of:=[$Words.A9]" office:value-type="string" office:string-value="mat" calcext:value-type="string">
            <text:p>mat</text:p>
          </table:table-cell>
          <table:table-cell table:number-columns-repeated="110"/>
        </table:table-row>
        <table:table-row table:style-name="ro1" table:number-rows-repeated="1047951">
          <table:table-cell table:number-columns-repeated="112"/>
        </table:table-row>
        <table:table-row table:style-name="ro1">
          <table:table-cell table:number-columns-repeated="112"/>
        </table:table-row>
      </table:table>
      <table:named-expressions/>
      <table:database-ranges>
        <table:database-range table:name="__Anonymous_Sheet_DB__1" table:target-range-address="Words.A1:Words.AA250">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4">00/00/0000</text:date>, <text:time style:data-style-name="N2" text:time-value="14:39:11.1224746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2T08:28:38.062719137</meta:creation-date>
    <dc:date>2023-10-04T13:42:10.491316054</dc:date>
    <meta:editing-duration>P10DT52M12S</meta:editing-duration>
    <meta:editing-cycles>126</meta:editing-cycles>
    <meta:generator>LibreOffice/7.6.1.2$MacOSX_X86_64 LibreOffice_project/f5defcebd022c5bc36bbb79be232cb6926d8f674</meta:generator>
    <meta:document-statistic meta:table-count="5" meta:cell-count="4935" meta:object-count="0"/>
    <meta:user-defined meta:name=""/>
  </office:meta>
</office:document-meta>
</file>